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16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9.61mm"/>
    </style:style>
    <style:style style:name="co10" style:family="table-column">
      <style:table-column-properties fo:break-before="auto" style:column-width="30.3mm"/>
    </style:style>
    <style:style style:name="co11" style:family="table-column">
      <style:table-column-properties fo:break-before="auto" style:column-width="20.23mm"/>
    </style:style>
    <style:style style:name="co12" style:family="table-column">
      <style:table-column-properties fo:break-before="auto" style:column-width="18.04mm"/>
    </style:style>
    <style:style style:name="co13" style:family="table-column">
      <style:table-column-properties fo:break-before="auto" style:column-width="19.69mm"/>
    </style:style>
    <style:style style:name="co14" style:family="table-column">
      <style:table-column-properties fo:break-before="auto" style:column-width="20.5mm"/>
    </style:style>
    <style:style style:name="co15" style:family="table-column">
      <style:table-column-properties fo:break-before="auto" style:column-width="21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2.8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25.14mm"/>
    </style:style>
    <style:style style:name="co21" style:family="table-column">
      <style:table-column-properties fo:break-before="auto" style:column-width="27.85mm"/>
    </style:style>
    <style:style style:name="co22" style:family="table-column">
      <style:table-column-properties fo:break-before="auto" style:column-width="23.5mm"/>
    </style:style>
    <style:style style:name="co23" style:family="table-column">
      <style:table-column-properties fo:break-before="auto" style:column-width="32.49mm"/>
    </style:style>
    <style:style style:name="co24" style:family="table-column">
      <style:table-column-properties fo:break-before="auto" style:column-width="8.38mm"/>
    </style:style>
    <style:style style:name="co25" style:family="table-column">
      <style:table-column-properties fo:break-before="auto" style:column-width="12.29mm"/>
    </style:style>
    <style:style style:name="co26" style:family="table-column">
      <style:table-column-properties fo:break-before="auto" style:column-width="23.28mm"/>
    </style:style>
    <style:style style:name="co27" style:family="table-column">
      <style:table-column-properties fo:break-before="auto" style:column-width="5.5mm"/>
    </style:style>
    <style:style style:name="co28" style:family="table-column">
      <style:table-column-properties fo:break-before="auto" style:column-width="6.28mm"/>
    </style:style>
    <style:style style:name="co29" style:family="table-column">
      <style:table-column-properties fo:break-before="auto" style:column-width="7.07mm"/>
    </style:style>
    <style:style style:name="co30" style:family="table-column">
      <style:table-column-properties fo:break-before="auto" style:column-width="2.08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5.59mm"/>
    </style:style>
    <style:style style:name="co33" style:family="table-column">
      <style:table-column-properties fo:break-before="auto" style:column-width="5.33mm"/>
    </style:style>
    <style:style style:name="co34" style:family="table-column">
      <style:table-column-properties fo:break-before="auto" style:column-width="5.08mm"/>
    </style:style>
    <style:style style:name="co35" style:family="table-column">
      <style:table-column-properties fo:break-before="auto" style:column-width="7.39mm"/>
    </style:style>
    <style:style style:name="co36" style:family="table-column">
      <style:table-column-properties fo:break-before="auto" style:column-width="9.45mm"/>
    </style:style>
    <style:style style:name="co37" style:family="table-column">
      <style:table-column-properties fo:break-before="auto" style:column-width="12.33mm"/>
    </style:style>
    <style:style style:name="co38" style:family="table-column">
      <style:table-column-properties fo:break-before="auto" style:column-width="1.57mm"/>
    </style:style>
    <style:style style:name="co39" style:family="table-column">
      <style:table-column-properties fo:break-before="auto" style:column-width="2.36mm"/>
    </style:style>
    <style:style style:name="co40" style:family="table-column">
      <style:table-column-properties fo:break-before="auto" style:column-width="7.58mm"/>
    </style:style>
    <style:style style:name="co41" style:family="table-column">
      <style:table-column-properties fo:break-before="auto" style:column-width="29.49mm"/>
    </style:style>
    <style:style style:name="co42" style:family="table-column">
      <style:table-column-properties fo:break-before="auto" style:column-width="8.78mm"/>
    </style:style>
    <style:style style:name="co43" style:family="table-column">
      <style:table-column-properties fo:break-before="auto" style:column-width="6.01mm"/>
    </style:style>
    <style:style style:name="co44" style:family="table-column">
      <style:table-column-properties fo:break-before="auto" style:column-width="4.18mm"/>
    </style:style>
    <style:style style:name="co45" style:family="table-column">
      <style:table-column-properties fo:break-before="auto" style:column-width="14.66mm"/>
    </style:style>
    <style:style style:name="co46" style:family="table-column">
      <style:table-column-properties fo:break-before="auto" style:column-width="24.85mm"/>
    </style:style>
    <style:style style:name="co47" style:family="table-column">
      <style:table-column-properties fo:break-before="auto" style:column-width="9.1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63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9" style:family="table-cell" style:parent-style-name="Default">
      <style:table-cell-properties style:cell-protect="protected formula-hidden" style:print-content="true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cell-protect="protected formula-hidden" style:print-content="true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ffff00" style:cell-protect="none" style:print-content="true"/>
      <style:text-properties fo:font-size="11pt" style:font-size-asian="11pt" style:font-size-complex="11pt"/>
    </style:style>
    <style:style style:name="ce22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ext-properties fo:font-size="11pt" style:font-size-asian="11pt" style:font-size-complex="11pt"/>
    </style:style>
    <style:style style:name="ce25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63" style:base-cell-address="'Partite Gironi'.A1"/>
    </style:style>
    <style:style style:name="ce26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fo:border-bottom="0.74pt solid #000000" fo:background-color="#a9d18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>
      <style:text-properties style:font-name="Liberation Sans" fo:font-size="11pt" style:font-size-asian="11pt" style:font-size-complex="11pt"/>
    </style:style>
    <style:style style:name="ce30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73" style:base-cell-address="'Partite Gironi'.B1"/>
    </style:style>
    <style:style style:name="ce31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250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5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8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9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5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2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4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5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6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73" style:base-cell-address="'Partite Gironi'.B1"/>
    </style:style>
    <style:style style:name="ce357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8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9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60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207" style:base-cell-address="'Partite Gironi'.E1"/>
    </style:style>
    <style:style style:name="ce361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207" style:base-cell-address="'Partite Gironi'.E1"/>
    </style:style>
    <style:style style:name="ce362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6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64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65" style:family="table-cell" style:parent-style-name="Default">
      <style:table-cell-properties fo:border-bottom="0.74pt dotted #000000" fo:background-color="#fff2cc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'Partite Gironi'.G2"/>
    </style:style>
    <style:style style:name="ce366" style:family="table-cell" style:parent-style-name="Default">
      <style:table-cell-properties fo:border-bottom="0.74pt dotted #000000" fo:background-color="#fff2cc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'Partite Gironi'.G2"/>
    </style:style>
    <style:style style:name="ce367" style:family="table-cell" style:parent-style-name="Default">
      <style:table-cell-properties fo:border-bottom="0.74pt solid #000000" fo:background-color="#fff2cc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'Partite Gironi'.G2"/>
    </style:style>
    <style:style style:name="ce368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69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0" style:family="table-cell" style:parent-style-name="Excel_20_Built-in_20_Hyperlink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1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2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3" style:family="table-cell" style:parent-style-name="Excel_20_Built-in_20_Hyperlink" style:data-style-name="N125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4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5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6" style:family="table-cell" style:parent-style-name="Excel_20_Built-in_20_Hyperlink" style:data-style-name="N1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7" style:family="table-cell" style:parent-style-name="Excel_20_Built-in_20_Hyperlink" style:data-style-name="N125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8" style:family="table-cell" style:parent-style-name="Excel_20_Built-in_20_Hyperlink" style:data-style-name="N125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9" style:family="table-cell" style:parent-style-name="Excel_20_Built-in_20_Hyperlink" style:data-style-name="N125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80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94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163" style:base-cell-address="'Classifiche Gironi'.A1"/>
    </style:style>
    <style:style style:name="ce382" style:family="table-cell" style:parent-style-name="Excel_20_Built-in_20_Normal">
      <style:table-cell-properties fo:border-bottom="0.74pt dotted #000000" fo:background-color="#fff2cc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3" style:family="table-cell" style:parent-style-name="Excel_20_Built-in_20_Normal">
      <style:table-cell-properties fo:border-bottom="0.74pt dotte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4" style:family="table-cell" style:parent-style-name="Excel_20_Built-in_20_Normal">
      <style:table-cell-properties fo:border-bottom="0.74pt soli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5" style:family="table-cell" style:parent-style-name="Excel_20_Built-in_20_Hyperlink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387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173" style:base-cell-address="'Classifiche Gironi'.B1"/>
    </style:style>
    <style:style style:name="ce388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89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0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1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2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3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2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3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5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2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4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5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6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7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31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207" style:base-cell-address="'Classifiche Gironi'.E1"/>
    </style:style>
    <style:style style:name="ce132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33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34" style:family="table-cell" style:parent-style-name="Excel_20_Built-in_20_Hyperlink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35" style:family="table-cell" style:parent-style-name="Excel_20_Built-in_20_Normal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Excel_20_Built-in_20_Normal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Excel_20_Built-in_20_Normal" style:data-style-name="N126">
      <style:table-cell-properties fo:border-bottom="0.74pt soli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5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is-true-formula([.$Q$5]=&quot;Black and White&quot;)" style:apply-style-name="ConditionalStyle_5f_204" style:base-cell-address="'Calendario e Tabellone'.A1"/>
    </style:style>
    <style:style style:name="ce139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0" style:family="table-cell" style:parent-style-name="Excel_20_Built-in_20_Hyperlink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428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9" style:base-cell-address="'Calendario e Tabellone'.A4"/>
    </style:style>
    <style:style style:name="ce429" style:family="table-cell" style:parent-style-name="Excel_20_Built-in_20_Normal" style:data-style-name="N100">
      <style:table-cell-properties fo:border-bottom="0.06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0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3366ff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1" style:family="table-cell" style:parent-style-name="Excel_20_Built-in_20_Normal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0.06pt solid #3366ff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2" style:family="table-cell" style:parent-style-name="Excel_20_Built-in_20_Normal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3" style:family="table-cell" style:parent-style-name="Default" style:data-style-name="N118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4" style:family="table-cell" style:parent-style-name="Default" style:data-style-name="N118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5" style:family="table-cell" style:parent-style-name="Default" style:data-style-name="N114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6" style:family="table-cell" style:parent-style-name="Excel_20_Built-in_20_Hyperlink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437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8" style:family="table-cell" style:parent-style-name="Excel_20_Built-in_20_Normal">
      <style:table-cell-properties fo:border-bottom="0.06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9" style:family="table-cell" style:parent-style-name="Excel_20_Built-in_20_Normal" style:data-style-name="N116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0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9" style:base-cell-address="'Calendario e Tabellone'.A4"/>
    </style:style>
    <style:style style:name="ce441" style:family="table-cell" style:parent-style-name="Excel_20_Built-in_20_Normal" style:data-style-name="N100">
      <style:table-cell-properties fo:border-bottom="0.06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2" style:family="table-cell" style:parent-style-name="Excel_20_Built-in_20_Normal" style:data-style-name="N116">
      <style:table-cell-properties fo:border-bottom="0.06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3" style:family="table-cell" style:parent-style-name="Excel_20_Built-in_20_Normal" style:data-style-name="N116">
      <style:table-cell-properties fo:border-bottom="0.06pt solid #3366ff" fo:background-color="#c5e0b4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4" style:family="table-cell" style:parent-style-name="Excel_20_Built-in_20_Normal" style:data-style-name="N116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5" style:family="table-cell" style:parent-style-name="Default" style:data-style-name="N116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6" style:family="table-cell" style:parent-style-name="Default" style:data-style-name="N116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7" style:family="table-cell" style:parent-style-name="Default" style:data-style-name="N116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8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49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0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53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4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5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CONCATENATE([.$D4];&quot;_win&quot;);1;0))" style:apply-style-name="ConditionalStyle_5f_227" style:base-cell-address="'Calendario e Tabellone'.D5"/>
    </style:style>
    <style:style style:name="ce456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7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8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0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1.76pt solid #000000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3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4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5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6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7" style:family="table-cell" style:parent-style-name="Default">
      <style:table-cell-properties fo:border-bottom="0.06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8" style:family="table-cell" style:parent-style-name="Default">
      <style:table-cell-properties fo:border-bottom="none" fo:background-color="#fff2cc" style:cell-protect="none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9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2f559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0" style:family="table-cell" style:parent-style-name="Default">
      <style:table-cell-properties fo:border-bottom="0.06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1" style:family="table-cell" style:parent-style-name="Default">
      <style:table-cell-properties fo:background-color="#c5e0b4" style:cell-protect="none" style:print-content="true" style:diagonal-bl-tr="none" style:diagonal-tl-br="none" style:text-align-source="fix" style:repeat-content="false" fo:wrap-option="no-wrap" fo:border="0.06pt solid #2f559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2" style:family="table-cell" style:parent-style-name="Default">
      <style:table-cell-properties fo:border-bottom="0.74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3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4" style:family="table-cell" style:parent-style-name="Default">
      <style:table-cell-properties fo:border-bottom="none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5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6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7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8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9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0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3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CONCATENATE([.$I5];&quot;_win&quot;);1;0))" style:apply-style-name="ConditionalStyle_5f_226" style:base-cell-address="'Calendario e Tabellone'.D5"/>
    </style:style>
    <style:style style:name="ce484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23];&quot;_win&quot;);1;0))" style:apply-style-name="ConditionalStyle_5f_224" style:base-cell-address="'Calendario e Tabellone'.I23"/>
    </style:style>
    <style:style style:name="ce485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36];&quot;_win&quot;);1;0))" style:apply-style-name="ConditionalStyle_5f_186" style:base-cell-address="'Calendario e Tabellone'.I36"/>
    </style:style>
    <style:style style:name="ce486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7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8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9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74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3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4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6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8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00" style:family="table-cell" style:parent-style-name="Excel_20_Built-in_20_Normal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6" style:base-cell-address="'Calendario e Tabellone'.L4"/>
    </style:style>
    <style:style style:name="ce501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8" style:base-cell-address="'Calendario e Tabellone'.L5"/>
    </style:style>
    <style:style style:name="ce502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6" style:base-cell-address="'Calendario e Tabellone'.L6"/>
    </style:style>
    <style:style style:name="ce503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7" style:base-cell-address="'Calendario e Tabellone'.L7"/>
    </style:style>
    <style:style style:name="ce504" style:family="table-cell" style:parent-style-name="Excel_20_Built-in_20_Normal">
      <style:table-cell-properties fo:border-bottom="none" fo:background-color="#ff8c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05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1" style:base-cell-address="'Calendario e Tabellone'.L10"/>
    </style:style>
    <style:style style:name="ce506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9" style:base-cell-address="'Calendario e Tabellone'.L11"/>
    </style:style>
    <style:style style:name="ce507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0" style:base-cell-address="'Calendario e Tabellone'.L12"/>
    </style:style>
    <style:style style:name="ce508" style:family="table-cell" style:parent-style-name="Excel_20_Built-in_20_Normal">
      <style:table-cell-properties fo:border-bottom="none" fo:background-color="#ffff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09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4" style:base-cell-address="'Calendario e Tabellone'.L15"/>
    </style:style>
    <style:style style:name="ce510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2" style:base-cell-address="'Calendario e Tabellone'.L16"/>
    </style:style>
    <style:style style:name="ce511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3" style:base-cell-address="'Calendario e Tabellone'.L17"/>
    </style:style>
    <style:style style:name="ce512" style:family="table-cell" style:parent-style-name="Excel_20_Built-in_20_Normal">
      <style:table-cell-properties fo:border-bottom="none" fo:background-color="#008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13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7" style:base-cell-address="'Calendario e Tabellone'.L20"/>
    </style:style>
    <style:style style:name="ce514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5" style:base-cell-address="'Calendario e Tabellone'.L21"/>
    </style:style>
    <style:style style:name="ce515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6" style:base-cell-address="'Calendario e Tabellone'.L22"/>
    </style:style>
    <style:style style:name="ce516" style:family="table-cell" style:parent-style-name="Excel_20_Built-in_20_Normal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L24"/>
    </style:style>
    <style:style style:name="ce517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2" style:base-cell-address="'Calendario e Tabellone'.L25"/>
    </style:style>
    <style:style style:name="ce518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34" style:base-cell-address="'Calendario e Tabellone'.L26"/>
    </style:style>
    <style:style style:name="ce519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5" style:base-cell-address="'Calendario e Tabellone'.L27"/>
    </style:style>
    <style:style style:name="ce520" style:family="table-cell" style:parent-style-name="Excel_20_Built-in_20_Normal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1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80" style:base-cell-address="'Calendario e Tabellone'.L30"/>
    </style:style>
    <style:style style:name="ce522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9" style:base-cell-address="'Calendario e Tabellone'.L31"/>
    </style:style>
    <style:style style:name="ce523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8" style:base-cell-address="'Calendario e Tabellone'.L32"/>
    </style:style>
    <style:style style:name="ce524" style:family="table-cell" style:parent-style-name="Excel_20_Built-in_20_Normal">
      <style:table-cell-properties fo:border-bottom="none" fo:background-color="#ee82ee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1" style:base-cell-address="'Calendario e Tabellone'.L34"/>
    </style:style>
    <style:style style:name="ce525" style:family="table-cell" style:parent-style-name="Excel_20_Built-in_20_Normal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6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4" style:base-cell-address="'Calendario e Tabellone'.L42"/>
    </style:style>
    <style:style style:name="ce527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" style:base-cell-address="'Calendario e Tabellone'.L43"/>
    </style:style>
    <style:style style:name="ce52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30" style:family="table-cell" style:parent-style-name="Excel_20_Built-in_20_Normal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6" style:base-cell-address="'Calendario e Tabellone'.L4"/>
    </style:style>
    <style:style style:name="ce53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5" style:base-cell-address="'Calendario e Tabellone'.M5"/>
    </style:style>
    <style:style style:name="ce53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7" style:base-cell-address="'Calendario e Tabellone'.M6"/>
    </style:style>
    <style:style style:name="ce53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8" style:base-cell-address="'Calendario e Tabellone'.M7"/>
    </style:style>
    <style:style style:name="ce53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9" style:base-cell-address="'Calendario e Tabellone'.M8"/>
    </style:style>
    <style:style style:name="ce535" style:family="table-cell" style:parent-style-name="Excel_20_Built-in_20_Normal">
      <style:table-cell-properties fo:background-color="#ff8c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3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4" style:base-cell-address="'Calendario e Tabellone'.M10"/>
    </style:style>
    <style:style style:name="ce53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6" style:base-cell-address="'Calendario e Tabellone'.M11"/>
    </style:style>
    <style:style style:name="ce53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7" style:base-cell-address="'Calendario e Tabellone'.M12"/>
    </style:style>
    <style:style style:name="ce53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8" style:base-cell-address="'Calendario e Tabellone'.M13"/>
    </style:style>
    <style:style style:name="ce540" style:family="table-cell" style:parent-style-name="Excel_20_Built-in_20_Normal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4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3" style:base-cell-address="'Calendario e Tabellone'.M15"/>
    </style:style>
    <style:style style:name="ce54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5" style:base-cell-address="'Calendario e Tabellone'.M16"/>
    </style:style>
    <style:style style:name="ce54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6" style:base-cell-address="'Calendario e Tabellone'.M17"/>
    </style:style>
    <style:style style:name="ce54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7" style:base-cell-address="'Calendario e Tabellone'.M18"/>
    </style:style>
    <style:style style:name="ce545" style:family="table-cell" style:parent-style-name="Excel_20_Built-in_20_Normal">
      <style:table-cell-properties fo:background-color="#0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4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2" style:base-cell-address="'Calendario e Tabellone'.M20"/>
    </style:style>
    <style:style style:name="ce54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4" style:base-cell-address="'Calendario e Tabellone'.M21"/>
    </style:style>
    <style:style style:name="ce54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5" style:base-cell-address="'Calendario e Tabellone'.M22"/>
    </style:style>
    <style:style style:name="ce54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6" style:base-cell-address="'Calendario e Tabellone'.M23"/>
    </style:style>
    <style:style style:name="ce550" style:family="table-cell" style:parent-style-name="Excel_20_Built-in_20_Normal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2" style:base-cell-address="'Calendario e Tabellone'.L25"/>
    </style:style>
    <style:style style:name="ce55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5" style:base-cell-address="'Calendario e Tabellone'.M26"/>
    </style:style>
    <style:style style:name="ce55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4" style:base-cell-address="'Calendario e Tabellone'.M27"/>
    </style:style>
    <style:style style:name="ce55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5" style:base-cell-address="'Calendario e Tabellone'.M28"/>
    </style:style>
    <style:style style:name="ce555" style:family="table-cell" style:parent-style-name="Excel_20_Built-in_20_Normal">
      <style:table-cell-properties fo:background-color="#4b008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83" style:base-cell-address="'Calendario e Tabellone'.M30"/>
    </style:style>
    <style:style style:name="ce55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4" style:base-cell-address="'Calendario e Tabellone'.M31"/>
    </style:style>
    <style:style style:name="ce55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1" style:base-cell-address="'Calendario e Tabellone'.M32"/>
    </style:style>
    <style:style style:name="ce55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2" style:base-cell-address="'Calendario e Tabellone'.M33"/>
    </style:style>
    <style:style style:name="ce560" style:family="table-cell" style:parent-style-name="Excel_20_Built-in_20_Normal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0" style:base-cell-address="'Calendario e Tabellone'.M34"/>
    </style:style>
    <style:style style:name="ce561" style:family="table-cell" style:parent-style-name="Excel_20_Built-in_20_Normal">
      <style:table-cell-properties fo:background-color="#00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" style:base-cell-address="'Calendario e Tabellone'.M42"/>
    </style:style>
    <style:style style:name="ce563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" style:base-cell-address="'Calendario e Tabellone'.M43"/>
    </style:style>
    <style:style style:name="ce564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0" style:base-cell-address="'Calendario e Tabellone'.N6"/>
    </style:style>
    <style:style style:name="ce56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4" style:base-cell-address="'Calendario e Tabellone'.N7"/>
    </style:style>
    <style:style style:name="ce56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3" style:base-cell-address="'Calendario e Tabellone'.N8"/>
    </style:style>
    <style:style style:name="ce56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9" style:base-cell-address="'Calendario e Tabellone'.N11"/>
    </style:style>
    <style:style style:name="ce56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3" style:base-cell-address="'Calendario e Tabellone'.N12"/>
    </style:style>
    <style:style style:name="ce56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2" style:base-cell-address="'Calendario e Tabellone'.N13"/>
    </style:style>
    <style:style style:name="ce570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8" style:base-cell-address="'Calendario e Tabellone'.N16"/>
    </style:style>
    <style:style style:name="ce57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2" style:base-cell-address="'Calendario e Tabellone'.N17"/>
    </style:style>
    <style:style style:name="ce57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1" style:base-cell-address="'Calendario e Tabellone'.N18"/>
    </style:style>
    <style:style style:name="ce573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7" style:base-cell-address="'Calendario e Tabellone'.N21"/>
    </style:style>
    <style:style style:name="ce57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1" style:base-cell-address="'Calendario e Tabellone'.N22"/>
    </style:style>
    <style:style style:name="ce57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0" style:base-cell-address="'Calendario e Tabellone'.N23"/>
    </style:style>
    <style:style style:name="ce576" style:family="table-cell" style:parent-style-name="Excel_20_Built-in_20_Normal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L24"/>
    </style:style>
    <style:style style:name="ce57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29" style:base-cell-address="'Calendario e Tabellone'.N26"/>
    </style:style>
    <style:style style:name="ce57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3" style:base-cell-address="'Calendario e Tabellone'.N27"/>
    </style:style>
    <style:style style:name="ce57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2" style:base-cell-address="'Calendario e Tabellone'.N28"/>
    </style:style>
    <style:style style:name="ce580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3" style:base-cell-address="'Calendario e Tabellone'.N32"/>
    </style:style>
    <style:style style:name="ce581" style:family="table-cell" style:parent-style-name="Excel_20_Built-in_20_Normal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89" style:base-cell-address="'Calendario e Tabellone'.N34"/>
    </style:style>
    <style:style style:name="ce58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" style:base-cell-address="'Calendario e Tabellone'.N42"/>
    </style:style>
    <style:style style:name="ce583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" style:base-cell-address="'Calendario e Tabellone'.N43"/>
    </style:style>
    <style:style style:name="ce58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2" style:base-cell-address="'Calendario e Tabellone'.O7"/>
    </style:style>
    <style:style style:name="ce58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1" style:base-cell-address="'Calendario e Tabellone'.O12"/>
    </style:style>
    <style:style style:name="ce58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0" style:base-cell-address="'Calendario e Tabellone'.O17"/>
    </style:style>
    <style:style style:name="ce587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9" style:base-cell-address="'Calendario e Tabellone'.O22"/>
    </style:style>
    <style:style style:name="ce58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1" style:base-cell-address="'Calendario e Tabellone'.O27"/>
    </style:style>
    <style:style style:name="ce58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1" style:base-cell-address="'Calendario e Tabellone'.P7"/>
    </style:style>
    <style:style style:name="ce590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0" style:base-cell-address="'Calendario e Tabellone'.P12"/>
    </style:style>
    <style:style style:name="ce59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9" style:base-cell-address="'Calendario e Tabellone'.P17"/>
    </style:style>
    <style:style style:name="ce59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8" style:base-cell-address="'Calendario e Tabellone'.P22"/>
    </style:style>
    <style:style style:name="ce59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0" style:base-cell-address="'Calendario e Tabellone'.P27"/>
    </style:style>
    <style:style style:name="ce594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5" style:base-cell-address="'Calendario e Tabellone'.M5"/>
    </style:style>
    <style:style style:name="ce595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0" style:base-cell-address="'Calendario e Tabellone'.N6"/>
    </style:style>
    <style:style style:name="ce596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1" style:base-cell-address="'Calendario e Tabellone'.P7"/>
    </style:style>
    <style:style style:name="ce597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4" style:base-cell-address="'Calendario e Tabellone'.M10"/>
    </style:style>
    <style:style style:name="ce598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9" style:base-cell-address="'Calendario e Tabellone'.N11"/>
    </style:style>
    <style:style style:name="ce599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0" style:base-cell-address="'Calendario e Tabellone'.P12"/>
    </style:style>
    <style:style style:name="ce600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3" style:base-cell-address="'Calendario e Tabellone'.M15"/>
    </style:style>
    <style:style style:name="ce601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8" style:base-cell-address="'Calendario e Tabellone'.N16"/>
    </style:style>
    <style:style style:name="ce602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9" style:base-cell-address="'Calendario e Tabellone'.P17"/>
    </style:style>
    <style:style style:name="ce603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2" style:base-cell-address="'Calendario e Tabellone'.M20"/>
    </style:style>
    <style:style style:name="ce604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7" style:base-cell-address="'Calendario e Tabellone'.N21"/>
    </style:style>
    <style:style style:name="ce605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8" style:base-cell-address="'Calendario e Tabellone'.P22"/>
    </style:style>
    <style:style style:name="ce606" style:family="table-cell" style:parent-style-name="Excel_20_Built-in_20_Normal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L24"/>
    </style:style>
    <style:style style:name="ce607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2" style:base-cell-address="'Calendario e Tabellone'.L25"/>
    </style:style>
    <style:style style:name="ce608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29" style:base-cell-address="'Calendario e Tabellone'.N26"/>
    </style:style>
    <style:style style:name="ce609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0" style:base-cell-address="'Calendario e Tabellone'.P27"/>
    </style:style>
    <style:style style:name="ce610" style:family="table-cell" style:parent-style-name="Excel_20_Built-in_20_Normal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1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83" style:base-cell-address="'Calendario e Tabellone'.M30"/>
    </style:style>
    <style:style style:name="ce612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4" style:base-cell-address="'Calendario e Tabellone'.M31"/>
    </style:style>
    <style:style style:name="ce613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3" style:base-cell-address="'Calendario e Tabellone'.N32"/>
    </style:style>
    <style:style style:name="ce614" style:family="table-cell" style:parent-style-name="Excel_20_Built-in_20_Normal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7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" style:base-cell-address="'Calendario e Tabellone'.N42"/>
    </style:style>
    <style:style style:name="ce618" style:family="table-cell" style:parent-style-name="Excel_20_Built-in_20_Normal" style:data-style-name="N125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" style:base-cell-address="'Calendario e Tabellone'.N43"/>
    </style:style>
    <style:style style:name="ce61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620" style:family="table-cell" style:parent-style-name="Excel_20_Built-in_20_Hyperlink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1" style:family="table-cell" style:parent-style-name="Excel_20_Built-in_20_Hyperlink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2" style:family="table-cell" style:parent-style-name="Excel_20_Built-in_20_Hyperlink" style:data-style-name="N0">
      <style:table-cell-properties fo:border-bottom="1.76pt solid #000000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24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625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0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28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29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0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1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2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3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4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5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6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200" style:base-cell-address="'Calendario e Tabellone'.X7"/>
    </style:style>
    <style:style style:name="ce63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99" style:base-cell-address="'Calendario e Tabellone'.X8"/>
    </style:style>
    <style:style style:name="ce638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1]=#REF!;1;0))" style:apply-style-name="ConditionalStyle_5f_213" style:base-cell-address="'Calendario e Tabellone'.X11"/>
      <style:map style:condition="is-true-formula(IF([.$AX12]=#REF!;1;0))" style:apply-style-name="ConditionalStyle_5f_212" style:base-cell-address="'Calendario e Tabellone'.X11"/>
    </style:style>
    <style:style style:name="ce63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2]=#REF!;1;0))" style:apply-style-name="ConditionalStyle_5f_219" style:base-cell-address="'Calendario e Tabellone'.X12"/>
      <style:map style:condition="is-true-formula(IF([.$AX11]=#REF!;1;0))" style:apply-style-name="ConditionalStyle_5f_218" style:base-cell-address="'Calendario e Tabellone'.X12"/>
    </style:style>
    <style:style style:name="ce640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6]=#REF!;1;0))" style:apply-style-name="ConditionalStyle_5f_211" style:base-cell-address="'Calendario e Tabellone'.X16"/>
      <style:map style:condition="is-true-formula(IF([.$AX15]=#REF!;1;0))" style:apply-style-name="ConditionalStyle_5f_210" style:base-cell-address="'Calendario e Tabellone'.X16"/>
    </style:style>
    <style:style style:name="ce64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20]=#REF!;1;0))" style:apply-style-name="ConditionalStyle_5f_198" style:base-cell-address="'Calendario e Tabellone'.X20"/>
      <style:map style:condition="is-true-formula(IF([.$AX19]=#REF!;1;0))" style:apply-style-name="ConditionalStyle_5f_197" style:base-cell-address="'Calendario e Tabellone'.X20"/>
    </style:style>
    <style:style style:name="ce64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24]=#REF!;1;0))" style:apply-style-name="ConditionalStyle_5f_215" style:base-cell-address="'Calendario e Tabellone'.X24"/>
      <style:map style:condition="is-true-formula(IF([.$AX23]=#REF!;1;0))" style:apply-style-name="ConditionalStyle_5f_214" style:base-cell-address="'Calendario e Tabellone'.X24"/>
    </style:style>
    <style:style style:name="ce64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1]=#REF!;1;0))" style:apply-style-name="ConditionalStyle_5f_213" style:base-cell-address="'Calendario e Tabellone'.X11"/>
      <style:map style:condition="is-true-formula(IF([.$AX12]=#REF!;1;0))" style:apply-style-name="ConditionalStyle_5f_212" style:base-cell-address="'Calendario e Tabellone'.X11"/>
    </style:style>
    <style:style style:name="ce64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1]=#REF!;1;0))" style:apply-style-name="ConditionalStyle_5f_213" style:base-cell-address="'Calendario e Tabellone'.X11"/>
      <style:map style:condition="is-true-formula(IF([.$AX12]=#REF!;1;0))" style:apply-style-name="ConditionalStyle_5f_212" style:base-cell-address="'Calendario e Tabellone'.X11"/>
    </style:style>
    <style:style style:name="ce645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32]=#REF!;1;0))" style:apply-style-name="ConditionalStyle_5f_217" style:base-cell-address="'Calendario e Tabellone'.X32"/>
      <style:map style:condition="is-true-formula(IF([.$AX31]=#REF!;1;0))" style:apply-style-name="ConditionalStyle_5f_216" style:base-cell-address="'Calendario e Tabellone'.X32"/>
    </style:style>
    <style:style style:name="ce646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35]=#REF!;1;0))" style:apply-style-name="ConditionalStyle_5f_196" style:base-cell-address="'Calendario e Tabellone'.X35"/>
      <style:map style:condition="is-true-formula(IF([.$AX36]=#REF!;1;0))" style:apply-style-name="ConditionalStyle_5f_195" style:base-cell-address="'Calendario e Tabellone'.X35"/>
    </style:style>
    <style:style style:name="ce64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36]=#REF!;1;0))" style:apply-style-name="ConditionalStyle_5f_194" style:base-cell-address="'Calendario e Tabellone'.X36"/>
      <style:map style:condition="is-true-formula(IF([.$AX35]=#REF!;1;0))" style:apply-style-name="ConditionalStyle_5f_193" style:base-cell-address="'Calendario e Tabellone'.X36"/>
    </style:style>
    <style:style style:name="ce648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9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51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52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202" style:base-cell-address="'Calendario e Tabellone'.Y7"/>
    </style:style>
    <style:style style:name="ce65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201" style:base-cell-address="'Calendario e Tabellone'.Y8"/>
    </style:style>
    <style:style style:name="ce6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7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0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1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2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66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5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6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7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14" style:base-cell-address="'Calendario e Tabellone'.AC9"/>
    </style:style>
    <style:style style:name="ce668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13" style:base-cell-address="'Calendario e Tabellone'.AC10"/>
    </style:style>
    <style:style style:name="ce670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11" style:base-cell-address="'Calendario e Tabellone'.AC18"/>
    </style:style>
    <style:style style:name="ce671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9" style:base-cell-address="'Calendario e Tabellone'.AC26"/>
    </style:style>
    <style:style style:name="ce672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7" style:base-cell-address="'Calendario e Tabellone'.AC34"/>
    </style:style>
    <style:style style:name="ce67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8" style:base-cell-address="'Calendario e Tabellone'.AD9"/>
    </style:style>
    <style:style style:name="ce67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7" style:base-cell-address="'Calendario e Tabellone'.AD10"/>
    </style:style>
    <style:style style:name="ce67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6" style:base-cell-address="'Calendario e Tabellone'.AD17"/>
    </style:style>
    <style:style style:name="ce67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5" style:base-cell-address="'Calendario e Tabellone'.AD18"/>
    </style:style>
    <style:style style:name="ce67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4" style:base-cell-address="'Calendario e Tabellone'.AD25"/>
    </style:style>
    <style:style style:name="ce67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3" style:base-cell-address="'Calendario e Tabellone'.AD26"/>
    </style:style>
    <style:style style:name="ce67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2" style:base-cell-address="'Calendario e Tabellone'.AD33"/>
    </style:style>
    <style:style style:name="ce68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1" style:base-cell-address="'Calendario e Tabellone'.AD34"/>
    </style:style>
    <style:style style:name="ce68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2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684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5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8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8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5" style:base-cell-address="'Calendario e Tabellone'.AH14"/>
    </style:style>
    <style:style style:name="ce688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3" style:base-cell-address="'Calendario e Tabellone'.AH30"/>
    </style:style>
    <style:style style:name="ce68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0" style:base-cell-address="'Calendario e Tabellone'.AI13"/>
    </style:style>
    <style:style style:name="ce69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9" style:base-cell-address="'Calendario e Tabellone'.AI14"/>
    </style:style>
    <style:style style:name="ce69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8" style:base-cell-address="'Calendario e Tabellone'.AI29"/>
    </style:style>
    <style:style style:name="ce69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7" style:base-cell-address="'Calendario e Tabellone'.AI30"/>
    </style:style>
    <style:style style:name="ce69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5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6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1" style:base-cell-address="'Calendario e Tabellone'.AM21"/>
    </style:style>
    <style:style style:name="ce698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6" style:base-cell-address="'Calendario e Tabellone'.AN20"/>
    </style:style>
    <style:style style:name="ce699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5" style:base-cell-address="'Calendario e Tabellone'.AN21"/>
    </style:style>
    <style:style style:name="ce700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8" style:base-cell-address="'Calendario e Tabellone'.AO26"/>
    </style:style>
    <style:style style:name="ce701" style:family="table-cell" style:parent-style-name="Excel_20_Built-in_20_Normal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2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3" style:family="table-cell" style:parent-style-name="Excel_20_Built-in_20_Normal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4" style:family="table-cell" style:parent-style-name="Excel_20_Built-in_20_Normal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5" style:family="table-cell" style:parent-style-name="Excel_20_Built-in_20_Normal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1" style:base-cell-address="'Calendario e Tabellone'.CY19"/>
    </style:style>
    <style:style style:name="ce706" style:family="table-cell" style:parent-style-name="Excel_20_Built-in_20_Normal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0" style:base-cell-address="'Calendario e Tabellone'.CY24"/>
    </style:style>
    <style:style style:name="ce707" style:family="table-cell" style:parent-style-name="Excel_20_Built-in_20_Normal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8" style:family="table-cell" style:parent-style-name="Excel_20_Built-in_20_Normal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9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Y41"/>
    </style:style>
    <style:style style:name="ce711" style:family="table-cell" style:parent-style-name="Excel_20_Built-in_20_Normal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2" style:family="table-cell" style:parent-style-name="Excel_20_Built-in_20_Normal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3" style:family="table-cell" style:parent-style-name="Excel_20_Built-in_20_Normal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Y41"/>
    </style:style>
    <style:style style:name="ce715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quadre" table:style-name="ta1">
        <table:table-column table:style-name="co1" table:default-cell-style-name="ce18"/>
        <table:table-column table:style-name="co2" table:default-cell-style-name="ce20"/>
        <table:table-column table:style-name="co3" table:default-cell-style-name="ce18"/>
        <table:table-column table:style-name="co4" table:default-cell-style-name="ce18"/>
        <table:table-column table:style-name="co5" table:number-columns-repeated="60" table:default-cell-style-name="ce24"/>
        <table:table-row table:style-name="ro1">
          <table:table-cell table:style-name="ce17" office:value-type="string" calcext:value-type="string">
            <text:p>ID</text:p>
          </table:table-cell>
          <table:table-cell table:style-name="ce19" office:value-type="string" calcext:value-type="string">
            <text:p>Nome Squadra</text:p>
          </table:table-cell>
          <table:table-cell table:style-name="ce17" office:value-type="string" calcext:value-type="string">
            <text:p>Girone</text:p>
          </table:table-cell>
          <table:table-cell table:style-name="ce17" office:value-type="string" calcext:value-type="string">
            <text:p>IDG</text:p>
          </table:table-cell>
          <table:table-cell table:style-name="ce23"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Leon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Panter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Tigr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Ghepard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Giaguari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Puma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Linci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Serval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Elefanti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Giraffe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Ippopotami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Iguane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Coccodrill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Piton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Aquile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Falch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Bisont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Bufal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Cerv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Cinghial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Balen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Gabbian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Delfin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Fenicotter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1" office:value-type="string" calcext:value-type="string">
            <text:p>Istrici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1" office:value-type="string" calcext:value-type="string">
            <text:p>Gorilla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1" office:value-type="string" calcext:value-type="string">
            <text:p>Muli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1" office:value-type="string" calcext:value-type="string">
            <text:p>Orche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1" office:value-type="string" calcext:value-type="string">
            <text:p>Piranha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1" office:value-type="string" calcext:value-type="string">
            <text:p>Scorpioni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1" office:value-type="string" calcext:value-type="string">
            <text:p>Tonni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1" office:value-type="string" calcext:value-type="string">
            <text:p>Zebre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mpi" table:style-name="ta1">
        <table:table-column table:style-name="co6" table:default-cell-style-name="ce18"/>
        <table:table-column table:style-name="co7" table:default-cell-style-name="ce20"/>
        <table:table-column table:style-name="co5" table:number-columns-repeated="62" table:default-cell-style-name="ce24"/>
        <table:table-row table:style-name="ro1">
          <table:table-cell table:style-name="ce17" office:value-type="string" calcext:value-type="string">
            <text:p>ID</text:p>
          </table:table-cell>
          <table:table-cell table:style-name="ce19" office:value-type="string" calcext:value-type="string">
            <text:p>Nome</text:p>
          </table:table-cell>
          <table:table-cell table:style-name="ce23"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Campo Rosso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Campo Giallo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Cambo Blu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Campo Nero</text:p>
          </table:table-cell>
          <table:table-cell table:number-columns-repeated="62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rtite Gironi" table:style-name="ta1">
        <table:table-column table:style-name="co8" table:default-cell-style-name="ce29"/>
        <table:table-column table:style-name="co3" table:default-cell-style-name="ce29"/>
        <table:table-column table:style-name="co9" table:default-cell-style-name="ce29"/>
        <table:table-column table:style-name="co10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8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2" table:default-cell-style-name="ce29"/>
        <table:table-column table:style-name="co8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2" table:default-cell-style-name="ce29"/>
        <table:table-column table:style-name="co5" table:number-columns-repeated="45" table:default-cell-style-name="ce29"/>
        <table:table-row table:style-name="ro2">
          <table:table-cell table:style-name="ce25" office:value-type="string" calcext:value-type="string">
            <text:p>Gara n.</text:p>
          </table:table-cell>
          <table:table-cell table:style-name="ce30" office:value-type="string" calcext:value-type="string">
            <text:p>Girone</text:p>
          </table:table-cell>
          <table:table-cell table:style-name="ce30" office:value-type="string" calcext:value-type="string">
            <text:p>Def</text:p>
          </table:table-cell>
          <table:table-cell table:style-name="ce356" office:value-type="string" calcext:value-type="string">
            <text:p>Partita (A</text:p>
          </table:table-cell>
          <table:table-cell table:style-name="ce360" table:formula="of:=IF(AND([.D1]&lt;&gt;&quot;&quot;;[.F1]&lt;&gt;&quot;&quot;);&quot; vs &quot;;&quot;&quot;)" office:value-type="string" office:string-value=" vs " calcext:value-type="string">
            <text:p><text:s/>vs </text:p>
          </table:table-cell>
          <table:table-cell table:style-name="ce361" office:value-type="string" calcext:value-type="string">
            <text:p>B)</text:p>
          </table:table-cell>
          <table:table-cell table:style-name="ce360" office:value-type="string" calcext:value-type="string">
            <text:p>Risultato</text:p>
          </table:table-cell>
          <table:table-cell table:style-name="ce360" office:value-type="string" calcext:value-type="string">
            <text:p>Vinta A</text:p>
          </table:table-cell>
          <table:table-cell table:style-name="ce360" office:value-type="string" calcext:value-type="string">
            <text:p>Persa A</text:p>
          </table:table-cell>
          <table:table-cell table:style-name="ce360" office:value-type="string" calcext:value-type="string">
            <text:p>Forfait A</text:p>
          </table:table-cell>
          <table:table-cell table:style-name="ce360" office:value-type="string" calcext:value-type="string">
            <text:p>Punti F.A</text:p>
          </table:table-cell>
          <table:table-cell table:style-name="ce360" office:value-type="string" calcext:value-type="string">
            <text:p>Punti S.A</text:p>
          </table:table-cell>
          <table:table-cell table:style-name="ce25" office:value-type="string" calcext:value-type="string">
            <text:p>Diff.C.A</text:p>
          </table:table-cell>
          <table:table-cell table:style-name="ce25" office:value-type="string" calcext:value-type="string">
            <text:p>Vinta B</text:p>
          </table:table-cell>
          <table:table-cell table:style-name="ce30" office:value-type="string" calcext:value-type="string">
            <text:p>Persa B</text:p>
          </table:table-cell>
          <table:table-cell table:style-name="ce30" office:value-type="string" calcext:value-type="string">
            <text:p>Forfait B</text:p>
          </table:table-cell>
          <table:table-cell table:style-name="ce30" office:value-type="string" calcext:value-type="string">
            <text:p>Punti F.B</text:p>
          </table:table-cell>
          <table:table-cell table:style-name="ce360" office:value-type="string" calcext:value-type="string">
            <text:p>Punti S.B</text:p>
          </table:table-cell>
          <table:table-cell table:style-name="ce360" office:value-type="string" calcext:value-type="string">
            <text:p>Diff.C.B</text:p>
          </table:table-cell>
          <table:table-cell/>
          <table:table-cell table:style-name="ce380" table:number-columns-repeated="44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];&quot;ABCDEFGH&quot;;1)&gt;0;INDEX([$Squadre.A$3:$Squadre.D$34];MATCH(1;([$Squadre.C$3:$Squadre.C$34]=[.B2])*([$Squadre.D$3:$Squadre.D$34]=INT([.C2]/10));0);2)&amp;&quot; (&quot;&amp;INDEX([$Squadre.A$3:$Squadre.D$34];MATCH(1;([$Squadre.C$3:$Squadre.C$34]=[.B2])*([$Squadre.D$3:$Squadre.D$34]=INT([.C2]/10));0);1)&amp;&quot;)&quot;;&quot;DA SISTEMARE&quot;)" office:value-type="string" office:string-value="Leoni (1)" calcext:value-type="string">
            <text:p>Leoni (1)</text:p>
          </table:table-cell>
          <table:table-cell table:style-name="ce353" table:formula="of:=IF(AND([.D2]&lt;&gt;&quot;&quot;;[.F2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];&quot;ABCDEFGH&quot;;1)&gt;0;INDEX([$Squadre.A$3:$Squadre.D$34];MATCH(1;([$Squadre.C$3:$Squadre.C$34]=[.B2])*([$Squadre.D$3:$Squadre.D$34]=[.C2]-10*INT([.C2]/10));0);2)&amp;&quot; (&quot;&amp;INDEX([$Squadre.A$3:$Squadre.D$34];MATCH(1;([$Squadre.C$3:$Squadre.C$34]=[.B2])*([$Squadre.D$3:$Squadre.D$34]=[.C2]-10*INT([.C2]/10));0);1)&amp;&quot;)&quot;;&quot;DA SISTEMARE&quot;)" office:value-type="string" office:string-value="Pantere (2)" calcext:value-type="string">
            <text:p>Pantere (2)</text:p>
          </table:table-cell>
          <table:table-cell table:style-name="ce365" office:value-type="string" calcext:value-type="string">
            <text:p>72-49</text:p>
          </table:table-cell>
          <table:table-cell table:style-name="ce368" table:formula="of:=IF([.$G2]=&quot;&quot;;&quot;&quot;;IF(FIND(&quot;-&quot;;[.$G2])=0;&quot;&quot;;1*(NUMBERVALUE(MID([.$G2];1;FIND(&quot;-&quot;;[.$G2])-1))&gt;NUMBERVALUE(MID([.$G2];FIND(&quot;-&quot;;[.$G2])+1;LEN([.$G2])-FIND(&quot;-&quot;;[.$G2]))))))" office:value-type="float" office:value="1" calcext:value-type="float">
            <text:p>1</text:p>
          </table:table-cell>
          <table:table-cell table:style-name="ce368" table:formula="of:=IF([.$G2]=&quot;&quot;;&quot;&quot;;IF(FIND(&quot;-&quot;;[.$G2])=0;&quot;&quot;;1*NOT([.$G2]=&quot;0-20&quot;)*(NUMBERVALUE(MID([.$G2];1;FIND(&quot;-&quot;;[.$G2])-1))&lt;NUMBERVALUE(MID([.$G2];FIND(&quot;-&quot;;[.$G2])+1;LEN([.$G2])-FIND(&quot;-&quot;;[.$G2]))))))" office:value-type="float" office:value="0" calcext:value-type="float">
            <text:p>0</text:p>
          </table:table-cell>
          <table:table-cell table:style-name="ce368" table:formula="of:=IF([.$G2]=&quot;&quot;;&quot;&quot;;IF(FIND(&quot;-&quot;;[.$G2])=0;&quot;&quot;;1*([.$G2]=&quot;0-20&quot;)))" office:value-type="float" office:value="0" calcext:value-type="float">
            <text:p>0</text:p>
          </table:table-cell>
          <table:table-cell table:style-name="ce368" table:formula="of:=IF([.$G2]=&quot;&quot;;&quot;&quot;;IF(FIND(&quot;-&quot;;[.$G2])=0;&quot;&quot;;NUMBERVALUE(MID([.$G2];1;FIND(&quot;-&quot;;[.$G2])-1))))" office:value-type="float" office:value="72" calcext:value-type="float">
            <text:p>72</text:p>
          </table:table-cell>
          <table:table-cell table:style-name="ce368" table:formula="of:=IF([.$G2]=&quot;&quot;;&quot;&quot;;IF(FIND(&quot;-&quot;;[.$G2])=0;&quot;&quot;;NUMBERVALUE(MID([.$G2];FIND(&quot;-&quot;;[.$G2])+1;LEN([.$G2])-FIND(&quot;-&quot;;[.$G2])))))" office:value-type="float" office:value="49" calcext:value-type="float">
            <text:p>49</text:p>
          </table:table-cell>
          <table:table-cell table:style-name="ce371" table:formula="of:=IF([.$G2]=&quot;&quot;;&quot;&quot;;IF(FIND(&quot;-&quot;;[.$G2])=0;&quot;&quot;;NUMBERVALUE(MID([.$G2];1;FIND(&quot;-&quot;;[.$G2])-1))-NUMBERVALUE(MID([.$G2];FIND(&quot;-&quot;;[.$G2])+1;LEN([.$G2])-FIND(&quot;-&quot;;[.$G2])))))" office:value-type="float" office:value="23" calcext:value-type="float">
            <text:p>+23</text:p>
          </table:table-cell>
          <table:table-cell table:style-name="ce374" table:formula="of:=IF([.$G2]=&quot;&quot;;&quot;&quot;;IF(FIND(&quot;-&quot;;[.$G2])=0;&quot;&quot;;1*(NUMBERVALUE(MID([.$G2];1;FIND(&quot;-&quot;;[.$G2])-1))&lt;NUMBERVALUE(MID([.$G2];FIND(&quot;-&quot;;[.$G2])+1;LEN([.$G2])-FIND(&quot;-&quot;;[.$G2]))))))" office:value-type="float" office:value="0" calcext:value-type="float">
            <text:p>0</text:p>
          </table:table-cell>
          <table:table-cell table:style-name="ce374" table:formula="of:=IF([.$G2]=&quot;&quot;;&quot;&quot;;IF(FIND(&quot;-&quot;;[.$G2])=0;&quot;&quot;;1*NOT([.$G2]=&quot;20-0&quot;)*(NUMBERVALUE(MID([.$G2];1;FIND(&quot;-&quot;;[.$G2])-1))&gt;NUMBERVALUE(MID([.$G2];FIND(&quot;-&quot;;[.$G2])+1;LEN([.$G2])-FIND(&quot;-&quot;;[.$G2]))))))" office:value-type="float" office:value="1" calcext:value-type="float">
            <text:p>1</text:p>
          </table:table-cell>
          <table:table-cell table:style-name="ce374" table:formula="of:=IF([.$G2]=&quot;&quot;;&quot;&quot;;IF(FIND(&quot;-&quot;;[.$G2])=0;&quot;&quot;;1*([.$G2]=&quot;20-0&quot;)))" office:value-type="float" office:value="0" calcext:value-type="float">
            <text:p>0</text:p>
          </table:table-cell>
          <table:table-cell table:style-name="ce374" table:formula="of:=IF([.$G2]=&quot;&quot;;&quot;&quot;;IF(FIND(&quot;-&quot;;[.$G2])=0;&quot;&quot;;NUMBERVALUE(MID([.$G2];FIND(&quot;-&quot;;[.$G2])+1;LEN([.$G2])-FIND(&quot;-&quot;;[.$G2])))))" office:value-type="float" office:value="49" calcext:value-type="float">
            <text:p>49</text:p>
          </table:table-cell>
          <table:table-cell table:style-name="ce374" table:formula="of:=IF([.$G2]=&quot;&quot;;&quot;&quot;;IF(FIND(&quot;-&quot;;[.$G2])=0;&quot;&quot;;NUMBERVALUE(MID([.$G2];1;FIND(&quot;-&quot;;[.$G2])-1))))" office:value-type="float" office:value="72" calcext:value-type="float">
            <text:p>72</text:p>
          </table:table-cell>
          <table:table-cell table:style-name="ce377" table:formula="of:=IF([.$G2]=&quot;&quot;;&quot;&quot;;IF(FIND(&quot;-&quot;;[.$G2])=0;&quot;&quot;;-NUMBERVALUE(MID([.$G2];1;FIND(&quot;-&quot;;[.$G2])-1))+NUMBERVALUE(MID([.$G2];FIND(&quot;-&quot;;[.$G2])+1;LEN([.$G2])-FIND(&quot;-&quot;;[.$G2])))))" office:value-type="float" office:value="-23" calcext:value-type="float">
            <text:p>-23</text:p>
          </table:table-cell>
          <table:table-cell table:number-columns-repeated="45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];&quot;ABCDEFGH&quot;;1)&gt;0;INDEX([$Squadre.A$3:$Squadre.D$34];MATCH(1;([$Squadre.C$3:$Squadre.C$34]=[.B3])*([$Squadre.D$3:$Squadre.D$34]=INT([.C3]/10));0);2)&amp;&quot; (&quot;&amp;INDEX([$Squadre.A$3:$Squadre.D$34];MATCH(1;([$Squadre.C$3:$Squadre.C$34]=[.B3])*([$Squadre.D$3:$Squadre.D$34]=INT([.C3]/10));0);1)&amp;&quot;)&quot;;&quot;DA SISTEMARE&quot;)" office:value-type="string" office:string-value="Leoni (1)" calcext:value-type="string">
            <text:p>Leoni (1)</text:p>
          </table:table-cell>
          <table:table-cell table:style-name="ce354" table:formula="of:=IF(AND([.D3]&lt;&gt;&quot;&quot;;[.F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];&quot;ABCDEFGH&quot;;1)&gt;0;INDEX([$Squadre.A$3:$Squadre.D$34];MATCH(1;([$Squadre.C$3:$Squadre.C$34]=[.B3])*([$Squadre.D$3:$Squadre.D$34]=[.C3]-10*INT([.C3]/10));0);2)&amp;&quot; (&quot;&amp;INDEX([$Squadre.A$3:$Squadre.D$34];MATCH(1;([$Squadre.C$3:$Squadre.C$34]=[.B3])*([$Squadre.D$3:$Squadre.D$34]=[.C3]-10*INT([.C3]/10));0);1)&amp;&quot;)&quot;;&quot;DA SISTEMARE&quot;)" office:value-type="string" office:string-value="Tigri (3)" calcext:value-type="string">
            <text:p>Tigri (3)</text:p>
          </table:table-cell>
          <table:table-cell table:style-name="ce366" office:value-type="string" calcext:value-type="string">
            <text:p>90-22</text:p>
          </table:table-cell>
          <table:table-cell table:style-name="ce369" table:formula="of:=IF([.$G3]=&quot;&quot;;&quot;&quot;;IF(FIND(&quot;-&quot;;[.$G3])=0;&quot;&quot;;1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369" table:formula="of:=IF([.$G3]=&quot;&quot;;&quot;&quot;;IF(FIND(&quot;-&quot;;[.$G3])=0;&quot;&quot;;1*NOT([.$G3]=&quot;0-20&quot;)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369" table:formula="of:=IF([.$G3]=&quot;&quot;;&quot;&quot;;IF(FIND(&quot;-&quot;;[.$G3])=0;&quot;&quot;;1*([.$G3]=&quot;0-20&quot;)))" office:value-type="float" office:value="0" calcext:value-type="float">
            <text:p>0</text:p>
          </table:table-cell>
          <table:table-cell table:style-name="ce369" table:formula="of:=IF([.$G3]=&quot;&quot;;&quot;&quot;;IF(FIND(&quot;-&quot;;[.$G3])=0;&quot;&quot;;NUMBERVALUE(MID([.$G3];1;FIND(&quot;-&quot;;[.$G3])-1))))" office:value-type="float" office:value="90" calcext:value-type="float">
            <text:p>90</text:p>
          </table:table-cell>
          <table:table-cell table:style-name="ce369" table:formula="of:=IF([.$G3]=&quot;&quot;;&quot;&quot;;IF(FIND(&quot;-&quot;;[.$G3])=0;&quot;&quot;;NUMBERVALUE(MID([.$G3];FIND(&quot;-&quot;;[.$G3])+1;LEN([.$G3])-FIND(&quot;-&quot;;[.$G3])))))" office:value-type="float" office:value="22" calcext:value-type="float">
            <text:p>22</text:p>
          </table:table-cell>
          <table:table-cell table:style-name="ce372" table:formula="of:=IF([.$G3]=&quot;&quot;;&quot;&quot;;IF(FIND(&quot;-&quot;;[.$G3])=0;&quot;&quot;;NUMBERVALUE(MID([.$G3];1;FIND(&quot;-&quot;;[.$G3])-1))-NUMBERVALUE(MID([.$G3];FIND(&quot;-&quot;;[.$G3])+1;LEN([.$G3])-FIND(&quot;-&quot;;[.$G3])))))" office:value-type="float" office:value="68" calcext:value-type="float">
            <text:p>+68</text:p>
          </table:table-cell>
          <table:table-cell table:style-name="ce375" table:formula="of:=IF([.$G3]=&quot;&quot;;&quot;&quot;;IF(FIND(&quot;-&quot;;[.$G3])=0;&quot;&quot;;1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375" table:formula="of:=IF([.$G3]=&quot;&quot;;&quot;&quot;;IF(FIND(&quot;-&quot;;[.$G3])=0;&quot;&quot;;1*NOT([.$G3]=&quot;20-0&quot;)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375" table:formula="of:=IF([.$G3]=&quot;&quot;;&quot;&quot;;IF(FIND(&quot;-&quot;;[.$G3])=0;&quot;&quot;;1*([.$G3]=&quot;20-0&quot;)))" office:value-type="float" office:value="0" calcext:value-type="float">
            <text:p>0</text:p>
          </table:table-cell>
          <table:table-cell table:style-name="ce375" table:formula="of:=IF([.$G3]=&quot;&quot;;&quot;&quot;;IF(FIND(&quot;-&quot;;[.$G3])=0;&quot;&quot;;NUMBERVALUE(MID([.$G3];FIND(&quot;-&quot;;[.$G3])+1;LEN([.$G3])-FIND(&quot;-&quot;;[.$G3])))))" office:value-type="float" office:value="22" calcext:value-type="float">
            <text:p>22</text:p>
          </table:table-cell>
          <table:table-cell table:style-name="ce375" table:formula="of:=IF([.$G3]=&quot;&quot;;&quot;&quot;;IF(FIND(&quot;-&quot;;[.$G3])=0;&quot;&quot;;NUMBERVALUE(MID([.$G3];1;FIND(&quot;-&quot;;[.$G3])-1))))" office:value-type="float" office:value="90" calcext:value-type="float">
            <text:p>90</text:p>
          </table:table-cell>
          <table:table-cell table:style-name="ce378" table:formula="of:=IF([.$G3]=&quot;&quot;;&quot;&quot;;IF(FIND(&quot;-&quot;;[.$G3])=0;&quot;&quot;;-NUMBERVALUE(MID([.$G3];1;FIND(&quot;-&quot;;[.$G3])-1))+NUMBERVALUE(MID([.$G3];FIND(&quot;-&quot;;[.$G3])+1;LEN([.$G3])-FIND(&quot;-&quot;;[.$G3])))))" office:value-type="float" office:value="-68" calcext:value-type="float">
            <text:p>-68</text:p>
          </table:table-cell>
          <table:table-cell table:number-columns-repeated="45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];&quot;ABCDEFGH&quot;;1)&gt;0;INDEX([$Squadre.A$3:$Squadre.D$34];MATCH(1;([$Squadre.C$3:$Squadre.C$34]=[.B4])*([$Squadre.D$3:$Squadre.D$34]=INT([.C4]/10));0);2)&amp;&quot; (&quot;&amp;INDEX([$Squadre.A$3:$Squadre.D$34];MATCH(1;([$Squadre.C$3:$Squadre.C$34]=[.B4])*([$Squadre.D$3:$Squadre.D$34]=INT([.C4]/10));0);1)&amp;&quot;)&quot;;&quot;DA SISTEMARE&quot;)" office:value-type="string" office:string-value="Leoni (1)" calcext:value-type="string">
            <text:p>Leoni (1)</text:p>
          </table:table-cell>
          <table:table-cell table:style-name="ce354" table:formula="of:=IF(AND([.D4]&lt;&gt;&quot;&quot;;[.F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];&quot;ABCDEFGH&quot;;1)&gt;0;INDEX([$Squadre.A$3:$Squadre.D$34];MATCH(1;([$Squadre.C$3:$Squadre.C$34]=[.B4])*([$Squadre.D$3:$Squadre.D$34]=[.C4]-10*INT([.C4]/10));0);2)&amp;&quot; (&quot;&amp;INDEX([$Squadre.A$3:$Squadre.D$34];MATCH(1;([$Squadre.C$3:$Squadre.C$34]=[.B4])*([$Squadre.D$3:$Squadre.D$34]=[.C4]-10*INT([.C4]/10));0);1)&amp;&quot;)&quot;;&quot;DA SISTEMARE&quot;)" office:value-type="string" office:string-value="Ghepardi (4)" calcext:value-type="string">
            <text:p>Ghepardi (4)</text:p>
          </table:table-cell>
          <table:table-cell table:style-name="ce366" office:value-type="string" calcext:value-type="string">
            <text:p>25-82</text:p>
          </table:table-cell>
          <table:table-cell table:style-name="ce369" table:formula="of:=IF([.$G4]=&quot;&quot;;&quot;&quot;;IF(FIND(&quot;-&quot;;[.$G4])=0;&quot;&quot;;1*(NUMBERVALUE(MID([.$G4];1;FIND(&quot;-&quot;;[.$G4])-1))&gt;NUMBERVALUE(MID([.$G4];FIND(&quot;-&quot;;[.$G4])+1;LEN([.$G4])-FIND(&quot;-&quot;;[.$G4]))))))" office:value-type="float" office:value="0" calcext:value-type="float">
            <text:p>0</text:p>
          </table:table-cell>
          <table:table-cell table:style-name="ce369" table:formula="of:=IF([.$G4]=&quot;&quot;;&quot;&quot;;IF(FIND(&quot;-&quot;;[.$G4])=0;&quot;&quot;;1*NOT([.$G4]=&quot;0-20&quot;)*(NUMBERVALUE(MID([.$G4];1;FIND(&quot;-&quot;;[.$G4])-1))&lt;NUMBERVALUE(MID([.$G4];FIND(&quot;-&quot;;[.$G4])+1;LEN([.$G4])-FIND(&quot;-&quot;;[.$G4]))))))" office:value-type="float" office:value="1" calcext:value-type="float">
            <text:p>1</text:p>
          </table:table-cell>
          <table:table-cell table:style-name="ce369" table:formula="of:=IF([.$G4]=&quot;&quot;;&quot;&quot;;IF(FIND(&quot;-&quot;;[.$G4])=0;&quot;&quot;;1*([.$G4]=&quot;0-20&quot;)))" office:value-type="float" office:value="0" calcext:value-type="float">
            <text:p>0</text:p>
          </table:table-cell>
          <table:table-cell table:style-name="ce369" table:formula="of:=IF([.$G4]=&quot;&quot;;&quot;&quot;;IF(FIND(&quot;-&quot;;[.$G4])=0;&quot;&quot;;NUMBERVALUE(MID([.$G4];1;FIND(&quot;-&quot;;[.$G4])-1))))" office:value-type="float" office:value="25" calcext:value-type="float">
            <text:p>25</text:p>
          </table:table-cell>
          <table:table-cell table:style-name="ce369" table:formula="of:=IF([.$G4]=&quot;&quot;;&quot;&quot;;IF(FIND(&quot;-&quot;;[.$G4])=0;&quot;&quot;;NUMBERVALUE(MID([.$G4];FIND(&quot;-&quot;;[.$G4])+1;LEN([.$G4])-FIND(&quot;-&quot;;[.$G4])))))" office:value-type="float" office:value="82" calcext:value-type="float">
            <text:p>82</text:p>
          </table:table-cell>
          <table:table-cell table:style-name="ce372" table:formula="of:=IF([.$G4]=&quot;&quot;;&quot;&quot;;IF(FIND(&quot;-&quot;;[.$G4])=0;&quot;&quot;;NUMBERVALUE(MID([.$G4];1;FIND(&quot;-&quot;;[.$G4])-1))-NUMBERVALUE(MID([.$G4];FIND(&quot;-&quot;;[.$G4])+1;LEN([.$G4])-FIND(&quot;-&quot;;[.$G4])))))" office:value-type="float" office:value="-57" calcext:value-type="float">
            <text:p>-57</text:p>
          </table:table-cell>
          <table:table-cell table:style-name="ce375" table:formula="of:=IF([.$G4]=&quot;&quot;;&quot;&quot;;IF(FIND(&quot;-&quot;;[.$G4])=0;&quot;&quot;;1*(NUMBERVALUE(MID([.$G4];1;FIND(&quot;-&quot;;[.$G4])-1))&lt;NUMBERVALUE(MID([.$G4];FIND(&quot;-&quot;;[.$G4])+1;LEN([.$G4])-FIND(&quot;-&quot;;[.$G4]))))))" office:value-type="float" office:value="1" calcext:value-type="float">
            <text:p>1</text:p>
          </table:table-cell>
          <table:table-cell table:style-name="ce375" table:formula="of:=IF([.$G4]=&quot;&quot;;&quot;&quot;;IF(FIND(&quot;-&quot;;[.$G4])=0;&quot;&quot;;1*NOT([.$G4]=&quot;20-0&quot;)*(NUMBERVALUE(MID([.$G4];1;FIND(&quot;-&quot;;[.$G4])-1))&gt;NUMBERVALUE(MID([.$G4];FIND(&quot;-&quot;;[.$G4])+1;LEN([.$G4])-FIND(&quot;-&quot;;[.$G4]))))))" office:value-type="float" office:value="0" calcext:value-type="float">
            <text:p>0</text:p>
          </table:table-cell>
          <table:table-cell table:style-name="ce375" table:formula="of:=IF([.$G4]=&quot;&quot;;&quot;&quot;;IF(FIND(&quot;-&quot;;[.$G4])=0;&quot;&quot;;1*([.$G4]=&quot;20-0&quot;)))" office:value-type="float" office:value="0" calcext:value-type="float">
            <text:p>0</text:p>
          </table:table-cell>
          <table:table-cell table:style-name="ce375" table:formula="of:=IF([.$G4]=&quot;&quot;;&quot;&quot;;IF(FIND(&quot;-&quot;;[.$G4])=0;&quot;&quot;;NUMBERVALUE(MID([.$G4];FIND(&quot;-&quot;;[.$G4])+1;LEN([.$G4])-FIND(&quot;-&quot;;[.$G4])))))" office:value-type="float" office:value="82" calcext:value-type="float">
            <text:p>82</text:p>
          </table:table-cell>
          <table:table-cell table:style-name="ce375" table:formula="of:=IF([.$G4]=&quot;&quot;;&quot;&quot;;IF(FIND(&quot;-&quot;;[.$G4])=0;&quot;&quot;;NUMBERVALUE(MID([.$G4];1;FIND(&quot;-&quot;;[.$G4])-1))))" office:value-type="float" office:value="25" calcext:value-type="float">
            <text:p>25</text:p>
          </table:table-cell>
          <table:table-cell table:style-name="ce378" table:formula="of:=IF([.$G4]=&quot;&quot;;&quot;&quot;;IF(FIND(&quot;-&quot;;[.$G4])=0;&quot;&quot;;-NUMBERVALUE(MID([.$G4];1;FIND(&quot;-&quot;;[.$G4])-1))+NUMBERVALUE(MID([.$G4];FIND(&quot;-&quot;;[.$G4])+1;LEN([.$G4])-FIND(&quot;-&quot;;[.$G4])))))" office:value-type="float" office:value="57" calcext:value-type="float">
            <text:p>+57</text:p>
          </table:table-cell>
          <table:table-cell table:number-columns-repeated="45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5];&quot;ABCDEFGH&quot;;1)&gt;0;INDEX([$Squadre.A$3:$Squadre.D$34];MATCH(1;([$Squadre.C$3:$Squadre.C$34]=[.B5])*([$Squadre.D$3:$Squadre.D$34]=INT([.C5]/10));0);2)&amp;&quot; (&quot;&amp;INDEX([$Squadre.A$3:$Squadre.D$34];MATCH(1;([$Squadre.C$3:$Squadre.C$34]=[.B5])*([$Squadre.D$3:$Squadre.D$34]=INT([.C5]/10));0);1)&amp;&quot;)&quot;;&quot;DA SISTEMARE&quot;)" office:value-type="string" office:string-value="Pantere (2)" calcext:value-type="string">
            <text:p>Pantere (2)</text:p>
          </table:table-cell>
          <table:table-cell table:style-name="ce354" table:formula="of:=IF(AND([.D5]&lt;&gt;&quot;&quot;;[.F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5];&quot;ABCDEFGH&quot;;1)&gt;0;INDEX([$Squadre.A$3:$Squadre.D$34];MATCH(1;([$Squadre.C$3:$Squadre.C$34]=[.B5])*([$Squadre.D$3:$Squadre.D$34]=[.C5]-10*INT([.C5]/10));0);2)&amp;&quot; (&quot;&amp;INDEX([$Squadre.A$3:$Squadre.D$34];MATCH(1;([$Squadre.C$3:$Squadre.C$34]=[.B5])*([$Squadre.D$3:$Squadre.D$34]=[.C5]-10*INT([.C5]/10));0);1)&amp;&quot;)&quot;;&quot;DA SISTEMARE&quot;)" office:value-type="string" office:string-value="Tigri (3)" calcext:value-type="string">
            <text:p>Tigri (3)</text:p>
          </table:table-cell>
          <table:table-cell table:style-name="ce366" office:value-type="string" calcext:value-type="string">
            <text:p>93-30</text:p>
          </table:table-cell>
          <table:table-cell table:style-name="ce369" table:formula="of:=IF([.$G5]=&quot;&quot;;&quot;&quot;;IF(FIND(&quot;-&quot;;[.$G5])=0;&quot;&quot;;1*(NUMBERVALUE(MID([.$G5];1;FIND(&quot;-&quot;;[.$G5])-1))&gt;NUMBERVALUE(MID([.$G5];FIND(&quot;-&quot;;[.$G5])+1;LEN([.$G5])-FIND(&quot;-&quot;;[.$G5]))))))" office:value-type="float" office:value="1" calcext:value-type="float">
            <text:p>1</text:p>
          </table:table-cell>
          <table:table-cell table:style-name="ce369" table:formula="of:=IF([.$G5]=&quot;&quot;;&quot;&quot;;IF(FIND(&quot;-&quot;;[.$G5])=0;&quot;&quot;;1*NOT([.$G5]=&quot;0-20&quot;)*(NUMBERVALUE(MID([.$G5];1;FIND(&quot;-&quot;;[.$G5])-1))&lt;NUMBERVALUE(MID([.$G5];FIND(&quot;-&quot;;[.$G5])+1;LEN([.$G5])-FIND(&quot;-&quot;;[.$G5]))))))" office:value-type="float" office:value="0" calcext:value-type="float">
            <text:p>0</text:p>
          </table:table-cell>
          <table:table-cell table:style-name="ce369" table:formula="of:=IF([.$G5]=&quot;&quot;;&quot;&quot;;IF(FIND(&quot;-&quot;;[.$G5])=0;&quot;&quot;;1*([.$G5]=&quot;0-20&quot;)))" office:value-type="float" office:value="0" calcext:value-type="float">
            <text:p>0</text:p>
          </table:table-cell>
          <table:table-cell table:style-name="ce369" table:formula="of:=IF([.$G5]=&quot;&quot;;&quot;&quot;;IF(FIND(&quot;-&quot;;[.$G5])=0;&quot;&quot;;NUMBERVALUE(MID([.$G5];1;FIND(&quot;-&quot;;[.$G5])-1))))" office:value-type="float" office:value="93" calcext:value-type="float">
            <text:p>93</text:p>
          </table:table-cell>
          <table:table-cell table:style-name="ce369" table:formula="of:=IF([.$G5]=&quot;&quot;;&quot;&quot;;IF(FIND(&quot;-&quot;;[.$G5])=0;&quot;&quot;;NUMBERVALUE(MID([.$G5];FIND(&quot;-&quot;;[.$G5])+1;LEN([.$G5])-FIND(&quot;-&quot;;[.$G5])))))" office:value-type="float" office:value="30" calcext:value-type="float">
            <text:p>30</text:p>
          </table:table-cell>
          <table:table-cell table:style-name="ce372" table:formula="of:=IF([.$G5]=&quot;&quot;;&quot;&quot;;IF(FIND(&quot;-&quot;;[.$G5])=0;&quot;&quot;;NUMBERVALUE(MID([.$G5];1;FIND(&quot;-&quot;;[.$G5])-1))-NUMBERVALUE(MID([.$G5];FIND(&quot;-&quot;;[.$G5])+1;LEN([.$G5])-FIND(&quot;-&quot;;[.$G5])))))" office:value-type="float" office:value="63" calcext:value-type="float">
            <text:p>+63</text:p>
          </table:table-cell>
          <table:table-cell table:style-name="ce375" table:formula="of:=IF([.$G5]=&quot;&quot;;&quot;&quot;;IF(FIND(&quot;-&quot;;[.$G5])=0;&quot;&quot;;1*(NUMBERVALUE(MID([.$G5];1;FIND(&quot;-&quot;;[.$G5])-1))&lt;NUMBERVALUE(MID([.$G5];FIND(&quot;-&quot;;[.$G5])+1;LEN([.$G5])-FIND(&quot;-&quot;;[.$G5]))))))" office:value-type="float" office:value="0" calcext:value-type="float">
            <text:p>0</text:p>
          </table:table-cell>
          <table:table-cell table:style-name="ce375" table:formula="of:=IF([.$G5]=&quot;&quot;;&quot;&quot;;IF(FIND(&quot;-&quot;;[.$G5])=0;&quot;&quot;;1*NOT([.$G5]=&quot;20-0&quot;)*(NUMBERVALUE(MID([.$G5];1;FIND(&quot;-&quot;;[.$G5])-1))&gt;NUMBERVALUE(MID([.$G5];FIND(&quot;-&quot;;[.$G5])+1;LEN([.$G5])-FIND(&quot;-&quot;;[.$G5]))))))" office:value-type="float" office:value="1" calcext:value-type="float">
            <text:p>1</text:p>
          </table:table-cell>
          <table:table-cell table:style-name="ce375" table:formula="of:=IF([.$G5]=&quot;&quot;;&quot;&quot;;IF(FIND(&quot;-&quot;;[.$G5])=0;&quot;&quot;;1*([.$G5]=&quot;20-0&quot;)))" office:value-type="float" office:value="0" calcext:value-type="float">
            <text:p>0</text:p>
          </table:table-cell>
          <table:table-cell table:style-name="ce375" table:formula="of:=IF([.$G5]=&quot;&quot;;&quot;&quot;;IF(FIND(&quot;-&quot;;[.$G5])=0;&quot;&quot;;NUMBERVALUE(MID([.$G5];FIND(&quot;-&quot;;[.$G5])+1;LEN([.$G5])-FIND(&quot;-&quot;;[.$G5])))))" office:value-type="float" office:value="30" calcext:value-type="float">
            <text:p>30</text:p>
          </table:table-cell>
          <table:table-cell table:style-name="ce375" table:formula="of:=IF([.$G5]=&quot;&quot;;&quot;&quot;;IF(FIND(&quot;-&quot;;[.$G5])=0;&quot;&quot;;NUMBERVALUE(MID([.$G5];1;FIND(&quot;-&quot;;[.$G5])-1))))" office:value-type="float" office:value="93" calcext:value-type="float">
            <text:p>93</text:p>
          </table:table-cell>
          <table:table-cell table:style-name="ce378" table:formula="of:=IF([.$G5]=&quot;&quot;;&quot;&quot;;IF(FIND(&quot;-&quot;;[.$G5])=0;&quot;&quot;;-NUMBERVALUE(MID([.$G5];1;FIND(&quot;-&quot;;[.$G5])-1))+NUMBERVALUE(MID([.$G5];FIND(&quot;-&quot;;[.$G5])+1;LEN([.$G5])-FIND(&quot;-&quot;;[.$G5])))))" office:value-type="float" office:value="-63" calcext:value-type="float">
            <text:p>-63</text:p>
          </table:table-cell>
          <table:table-cell table:number-columns-repeated="45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6];&quot;ABCDEFGH&quot;;1)&gt;0;INDEX([$Squadre.A$3:$Squadre.D$34];MATCH(1;([$Squadre.C$3:$Squadre.C$34]=[.B6])*([$Squadre.D$3:$Squadre.D$34]=INT([.C6]/10));0);2)&amp;&quot; (&quot;&amp;INDEX([$Squadre.A$3:$Squadre.D$34];MATCH(1;([$Squadre.C$3:$Squadre.C$34]=[.B6])*([$Squadre.D$3:$Squadre.D$34]=INT([.C6]/10));0);1)&amp;&quot;)&quot;;&quot;DA SISTEMARE&quot;)" office:value-type="string" office:string-value="Pantere (2)" calcext:value-type="string">
            <text:p>Pantere (2)</text:p>
          </table:table-cell>
          <table:table-cell table:style-name="ce354" table:formula="of:=IF(AND([.D6]&lt;&gt;&quot;&quot;;[.F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6];&quot;ABCDEFGH&quot;;1)&gt;0;INDEX([$Squadre.A$3:$Squadre.D$34];MATCH(1;([$Squadre.C$3:$Squadre.C$34]=[.B6])*([$Squadre.D$3:$Squadre.D$34]=[.C6]-10*INT([.C6]/10));0);2)&amp;&quot; (&quot;&amp;INDEX([$Squadre.A$3:$Squadre.D$34];MATCH(1;([$Squadre.C$3:$Squadre.C$34]=[.B6])*([$Squadre.D$3:$Squadre.D$34]=[.C6]-10*INT([.C6]/10));0);1)&amp;&quot;)&quot;;&quot;DA SISTEMARE&quot;)" office:value-type="string" office:string-value="Ghepardi (4)" calcext:value-type="string">
            <text:p>Ghepardi (4)</text:p>
          </table:table-cell>
          <table:table-cell table:style-name="ce366" office:value-type="string" calcext:value-type="string">
            <text:p>57-21</text:p>
          </table:table-cell>
          <table:table-cell table:style-name="ce369" table:formula="of:=IF([.$G6]=&quot;&quot;;&quot;&quot;;IF(FIND(&quot;-&quot;;[.$G6])=0;&quot;&quot;;1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369" table:formula="of:=IF([.$G6]=&quot;&quot;;&quot;&quot;;IF(FIND(&quot;-&quot;;[.$G6])=0;&quot;&quot;;1*NOT([.$G6]=&quot;0-20&quot;)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369" table:formula="of:=IF([.$G6]=&quot;&quot;;&quot;&quot;;IF(FIND(&quot;-&quot;;[.$G6])=0;&quot;&quot;;1*([.$G6]=&quot;0-20&quot;)))" office:value-type="float" office:value="0" calcext:value-type="float">
            <text:p>0</text:p>
          </table:table-cell>
          <table:table-cell table:style-name="ce369" table:formula="of:=IF([.$G6]=&quot;&quot;;&quot;&quot;;IF(FIND(&quot;-&quot;;[.$G6])=0;&quot;&quot;;NUMBERVALUE(MID([.$G6];1;FIND(&quot;-&quot;;[.$G6])-1))))" office:value-type="float" office:value="57" calcext:value-type="float">
            <text:p>57</text:p>
          </table:table-cell>
          <table:table-cell table:style-name="ce369" table:formula="of:=IF([.$G6]=&quot;&quot;;&quot;&quot;;IF(FIND(&quot;-&quot;;[.$G6])=0;&quot;&quot;;NUMBERVALUE(MID([.$G6];FIND(&quot;-&quot;;[.$G6])+1;LEN([.$G6])-FIND(&quot;-&quot;;[.$G6])))))" office:value-type="float" office:value="21" calcext:value-type="float">
            <text:p>21</text:p>
          </table:table-cell>
          <table:table-cell table:style-name="ce372" table:formula="of:=IF([.$G6]=&quot;&quot;;&quot;&quot;;IF(FIND(&quot;-&quot;;[.$G6])=0;&quot;&quot;;NUMBERVALUE(MID([.$G6];1;FIND(&quot;-&quot;;[.$G6])-1))-NUMBERVALUE(MID([.$G6];FIND(&quot;-&quot;;[.$G6])+1;LEN([.$G6])-FIND(&quot;-&quot;;[.$G6])))))" office:value-type="float" office:value="36" calcext:value-type="float">
            <text:p>+36</text:p>
          </table:table-cell>
          <table:table-cell table:style-name="ce375" table:formula="of:=IF([.$G6]=&quot;&quot;;&quot;&quot;;IF(FIND(&quot;-&quot;;[.$G6])=0;&quot;&quot;;1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375" table:formula="of:=IF([.$G6]=&quot;&quot;;&quot;&quot;;IF(FIND(&quot;-&quot;;[.$G6])=0;&quot;&quot;;1*NOT([.$G6]=&quot;20-0&quot;)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375" table:formula="of:=IF([.$G6]=&quot;&quot;;&quot;&quot;;IF(FIND(&quot;-&quot;;[.$G6])=0;&quot;&quot;;1*([.$G6]=&quot;20-0&quot;)))" office:value-type="float" office:value="0" calcext:value-type="float">
            <text:p>0</text:p>
          </table:table-cell>
          <table:table-cell table:style-name="ce375" table:formula="of:=IF([.$G6]=&quot;&quot;;&quot;&quot;;IF(FIND(&quot;-&quot;;[.$G6])=0;&quot;&quot;;NUMBERVALUE(MID([.$G6];FIND(&quot;-&quot;;[.$G6])+1;LEN([.$G6])-FIND(&quot;-&quot;;[.$G6])))))" office:value-type="float" office:value="21" calcext:value-type="float">
            <text:p>21</text:p>
          </table:table-cell>
          <table:table-cell table:style-name="ce375" table:formula="of:=IF([.$G6]=&quot;&quot;;&quot;&quot;;IF(FIND(&quot;-&quot;;[.$G6])=0;&quot;&quot;;NUMBERVALUE(MID([.$G6];1;FIND(&quot;-&quot;;[.$G6])-1))))" office:value-type="float" office:value="57" calcext:value-type="float">
            <text:p>57</text:p>
          </table:table-cell>
          <table:table-cell table:style-name="ce378" table:formula="of:=IF([.$G6]=&quot;&quot;;&quot;&quot;;IF(FIND(&quot;-&quot;;[.$G6])=0;&quot;&quot;;-NUMBERVALUE(MID([.$G6];1;FIND(&quot;-&quot;;[.$G6])-1))+NUMBERVALUE(MID([.$G6];FIND(&quot;-&quot;;[.$G6])+1;LEN([.$G6])-FIND(&quot;-&quot;;[.$G6])))))" office:value-type="float" office:value="-36" calcext:value-type="float">
            <text:p>-36</text:p>
          </table:table-cell>
          <table:table-cell table:number-columns-repeated="45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A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7];&quot;ABCDEFGH&quot;;1)&gt;0;INDEX([$Squadre.A$3:$Squadre.D$34];MATCH(1;([$Squadre.C$3:$Squadre.C$34]=[.B7])*([$Squadre.D$3:$Squadre.D$34]=INT([.C7]/10));0);2)&amp;&quot; (&quot;&amp;INDEX([$Squadre.A$3:$Squadre.D$34];MATCH(1;([$Squadre.C$3:$Squadre.C$34]=[.B7])*([$Squadre.D$3:$Squadre.D$34]=INT([.C7]/10));0);1)&amp;&quot;)&quot;;&quot;DA SISTEMARE&quot;)" office:value-type="string" office:string-value="Tigri (3)" calcext:value-type="string">
            <text:p>Tigri (3)</text:p>
          </table:table-cell>
          <table:table-cell table:style-name="ce355" table:formula="of:=IF(AND([.D7]&lt;&gt;&quot;&quot;;[.F7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7];&quot;ABCDEFGH&quot;;1)&gt;0;INDEX([$Squadre.A$3:$Squadre.D$34];MATCH(1;([$Squadre.C$3:$Squadre.C$34]=[.B7])*([$Squadre.D$3:$Squadre.D$34]=[.C7]-10*INT([.C7]/10));0);2)&amp;&quot; (&quot;&amp;INDEX([$Squadre.A$3:$Squadre.D$34];MATCH(1;([$Squadre.C$3:$Squadre.C$34]=[.B7])*([$Squadre.D$3:$Squadre.D$34]=[.C7]-10*INT([.C7]/10));0);1)&amp;&quot;)&quot;;&quot;DA SISTEMARE&quot;)" office:value-type="string" office:string-value="Ghepardi (4)" calcext:value-type="string">
            <text:p>Ghepardi (4)</text:p>
          </table:table-cell>
          <table:table-cell table:style-name="ce367" office:value-type="string" calcext:value-type="string">
            <text:p>79-48</text:p>
          </table:table-cell>
          <table:table-cell table:style-name="ce370" table:formula="of:=IF([.$G7]=&quot;&quot;;&quot;&quot;;IF(FIND(&quot;-&quot;;[.$G7])=0;&quot;&quot;;1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370" table:formula="of:=IF([.$G7]=&quot;&quot;;&quot;&quot;;IF(FIND(&quot;-&quot;;[.$G7])=0;&quot;&quot;;1*NOT([.$G7]=&quot;0-20&quot;)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370" table:formula="of:=IF([.$G7]=&quot;&quot;;&quot;&quot;;IF(FIND(&quot;-&quot;;[.$G7])=0;&quot;&quot;;1*([.$G7]=&quot;0-20&quot;)))" office:value-type="float" office:value="0" calcext:value-type="float">
            <text:p>0</text:p>
          </table:table-cell>
          <table:table-cell table:style-name="ce370" table:formula="of:=IF([.$G7]=&quot;&quot;;&quot;&quot;;IF(FIND(&quot;-&quot;;[.$G7])=0;&quot;&quot;;NUMBERVALUE(MID([.$G7];1;FIND(&quot;-&quot;;[.$G7])-1))))" office:value-type="float" office:value="79" calcext:value-type="float">
            <text:p>79</text:p>
          </table:table-cell>
          <table:table-cell table:style-name="ce370" table:formula="of:=IF([.$G7]=&quot;&quot;;&quot;&quot;;IF(FIND(&quot;-&quot;;[.$G7])=0;&quot;&quot;;NUMBERVALUE(MID([.$G7];FIND(&quot;-&quot;;[.$G7])+1;LEN([.$G7])-FIND(&quot;-&quot;;[.$G7])))))" office:value-type="float" office:value="48" calcext:value-type="float">
            <text:p>48</text:p>
          </table:table-cell>
          <table:table-cell table:style-name="ce373" table:formula="of:=IF([.$G7]=&quot;&quot;;&quot;&quot;;IF(FIND(&quot;-&quot;;[.$G7])=0;&quot;&quot;;NUMBERVALUE(MID([.$G7];1;FIND(&quot;-&quot;;[.$G7])-1))-NUMBERVALUE(MID([.$G7];FIND(&quot;-&quot;;[.$G7])+1;LEN([.$G7])-FIND(&quot;-&quot;;[.$G7])))))" office:value-type="float" office:value="31" calcext:value-type="float">
            <text:p>+31</text:p>
          </table:table-cell>
          <table:table-cell table:style-name="ce376" table:formula="of:=IF([.$G7]=&quot;&quot;;&quot;&quot;;IF(FIND(&quot;-&quot;;[.$G7])=0;&quot;&quot;;1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376" table:formula="of:=IF([.$G7]=&quot;&quot;;&quot;&quot;;IF(FIND(&quot;-&quot;;[.$G7])=0;&quot;&quot;;1*NOT([.$G7]=&quot;20-0&quot;)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376" table:formula="of:=IF([.$G7]=&quot;&quot;;&quot;&quot;;IF(FIND(&quot;-&quot;;[.$G7])=0;&quot;&quot;;1*([.$G7]=&quot;20-0&quot;)))" office:value-type="float" office:value="0" calcext:value-type="float">
            <text:p>0</text:p>
          </table:table-cell>
          <table:table-cell table:style-name="ce376" table:formula="of:=IF([.$G7]=&quot;&quot;;&quot;&quot;;IF(FIND(&quot;-&quot;;[.$G7])=0;&quot;&quot;;NUMBERVALUE(MID([.$G7];FIND(&quot;-&quot;;[.$G7])+1;LEN([.$G7])-FIND(&quot;-&quot;;[.$G7])))))" office:value-type="float" office:value="48" calcext:value-type="float">
            <text:p>48</text:p>
          </table:table-cell>
          <table:table-cell table:style-name="ce376" table:formula="of:=IF([.$G7]=&quot;&quot;;&quot;&quot;;IF(FIND(&quot;-&quot;;[.$G7])=0;&quot;&quot;;NUMBERVALUE(MID([.$G7];1;FIND(&quot;-&quot;;[.$G7])-1))))" office:value-type="float" office:value="79" calcext:value-type="float">
            <text:p>79</text:p>
          </table:table-cell>
          <table:table-cell table:style-name="ce379" table:formula="of:=IF([.$G7]=&quot;&quot;;&quot;&quot;;IF(FIND(&quot;-&quot;;[.$G7])=0;&quot;&quot;;-NUMBERVALUE(MID([.$G7];1;FIND(&quot;-&quot;;[.$G7])-1))+NUMBERVALUE(MID([.$G7];FIND(&quot;-&quot;;[.$G7])+1;LEN([.$G7])-FIND(&quot;-&quot;;[.$G7])))))" office:value-type="float" office:value="-31" calcext:value-type="float">
            <text:p>-31</text:p>
          </table:table-cell>
          <table:table-cell table:number-columns-repeated="45"/>
        </table:table-row>
        <table:table-row table:style-name="ro2">
          <table:table-cell table:style-name="ce26" office:value-type="float" office:value="7" calcext:value-type="float">
            <text:p>7</text:p>
          </table:table-cell>
          <table:table-cell table:style-name="ce34" office:value-type="string" calcext:value-type="string">
            <text:p>B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8];&quot;ABCDEFGH&quot;;1)&gt;0;INDEX([$Squadre.A$3:$Squadre.D$34];MATCH(1;([$Squadre.C$3:$Squadre.C$34]=[.B8])*([$Squadre.D$3:$Squadre.D$34]=INT([.C8]/10));0);2)&amp;&quot; (&quot;&amp;INDEX([$Squadre.A$3:$Squadre.D$34];MATCH(1;([$Squadre.C$3:$Squadre.C$34]=[.B8])*([$Squadre.D$3:$Squadre.D$34]=INT([.C8]/10));0);1)&amp;&quot;)&quot;;&quot;DA SISTEMARE&quot;)" office:value-type="string" office:string-value="Giaguari (5)" calcext:value-type="string">
            <text:p>Giaguari (5)</text:p>
          </table:table-cell>
          <table:table-cell table:style-name="ce353" table:formula="of:=IF(AND([.D8]&lt;&gt;&quot;&quot;;[.F8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8];&quot;ABCDEFGH&quot;;1)&gt;0;INDEX([$Squadre.A$3:$Squadre.D$34];MATCH(1;([$Squadre.C$3:$Squadre.C$34]=[.B8])*([$Squadre.D$3:$Squadre.D$34]=[.C8]-10*INT([.C8]/10));0);2)&amp;&quot; (&quot;&amp;INDEX([$Squadre.A$3:$Squadre.D$34];MATCH(1;([$Squadre.C$3:$Squadre.C$34]=[.B8])*([$Squadre.D$3:$Squadre.D$34]=[.C8]-10*INT([.C8]/10));0);1)&amp;&quot;)&quot;;&quot;DA SISTEMARE&quot;)" office:value-type="string" office:string-value="Puma (6)" calcext:value-type="string">
            <text:p>Puma (6)</text:p>
          </table:table-cell>
          <table:table-cell table:style-name="ce365" office:value-type="string" calcext:value-type="string">
            <text:p>51-67</text:p>
          </table:table-cell>
          <table:table-cell table:style-name="ce368" table:formula="of:=IF([.$G8]=&quot;&quot;;&quot;&quot;;IF(FIND(&quot;-&quot;;[.$G8])=0;&quot;&quot;;1*(NUMBERVALUE(MID([.$G8];1;FIND(&quot;-&quot;;[.$G8])-1))&gt;NUMBERVALUE(MID([.$G8];FIND(&quot;-&quot;;[.$G8])+1;LEN([.$G8])-FIND(&quot;-&quot;;[.$G8]))))))" office:value-type="float" office:value="0" calcext:value-type="float">
            <text:p>0</text:p>
          </table:table-cell>
          <table:table-cell table:style-name="ce368" table:formula="of:=IF([.$G8]=&quot;&quot;;&quot;&quot;;IF(FIND(&quot;-&quot;;[.$G8])=0;&quot;&quot;;1*NOT([.$G8]=&quot;0-20&quot;)*(NUMBERVALUE(MID([.$G8];1;FIND(&quot;-&quot;;[.$G8])-1))&lt;NUMBERVALUE(MID([.$G8];FIND(&quot;-&quot;;[.$G8])+1;LEN([.$G8])-FIND(&quot;-&quot;;[.$G8]))))))" office:value-type="float" office:value="1" calcext:value-type="float">
            <text:p>1</text:p>
          </table:table-cell>
          <table:table-cell table:style-name="ce368" table:formula="of:=IF([.$G8]=&quot;&quot;;&quot;&quot;;IF(FIND(&quot;-&quot;;[.$G8])=0;&quot;&quot;;1*([.$G8]=&quot;0-20&quot;)))" office:value-type="float" office:value="0" calcext:value-type="float">
            <text:p>0</text:p>
          </table:table-cell>
          <table:table-cell table:style-name="ce368" table:formula="of:=IF([.$G8]=&quot;&quot;;&quot;&quot;;IF(FIND(&quot;-&quot;;[.$G8])=0;&quot;&quot;;NUMBERVALUE(MID([.$G8];1;FIND(&quot;-&quot;;[.$G8])-1))))" office:value-type="float" office:value="51" calcext:value-type="float">
            <text:p>51</text:p>
          </table:table-cell>
          <table:table-cell table:style-name="ce368" table:formula="of:=IF([.$G8]=&quot;&quot;;&quot;&quot;;IF(FIND(&quot;-&quot;;[.$G8])=0;&quot;&quot;;NUMBERVALUE(MID([.$G8];FIND(&quot;-&quot;;[.$G8])+1;LEN([.$G8])-FIND(&quot;-&quot;;[.$G8])))))" office:value-type="float" office:value="67" calcext:value-type="float">
            <text:p>67</text:p>
          </table:table-cell>
          <table:table-cell table:style-name="ce371" table:formula="of:=IF([.$G8]=&quot;&quot;;&quot;&quot;;IF(FIND(&quot;-&quot;;[.$G8])=0;&quot;&quot;;NUMBERVALUE(MID([.$G8];1;FIND(&quot;-&quot;;[.$G8])-1))-NUMBERVALUE(MID([.$G8];FIND(&quot;-&quot;;[.$G8])+1;LEN([.$G8])-FIND(&quot;-&quot;;[.$G8])))))" office:value-type="float" office:value="-16" calcext:value-type="float">
            <text:p>-16</text:p>
          </table:table-cell>
          <table:table-cell table:style-name="ce374" table:formula="of:=IF([.$G8]=&quot;&quot;;&quot;&quot;;IF(FIND(&quot;-&quot;;[.$G8])=0;&quot;&quot;;1*(NUMBERVALUE(MID([.$G8];1;FIND(&quot;-&quot;;[.$G8])-1))&lt;NUMBERVALUE(MID([.$G8];FIND(&quot;-&quot;;[.$G8])+1;LEN([.$G8])-FIND(&quot;-&quot;;[.$G8]))))))" office:value-type="float" office:value="1" calcext:value-type="float">
            <text:p>1</text:p>
          </table:table-cell>
          <table:table-cell table:style-name="ce374" table:formula="of:=IF([.$G8]=&quot;&quot;;&quot;&quot;;IF(FIND(&quot;-&quot;;[.$G8])=0;&quot;&quot;;1*NOT([.$G8]=&quot;20-0&quot;)*(NUMBERVALUE(MID([.$G8];1;FIND(&quot;-&quot;;[.$G8])-1))&gt;NUMBERVALUE(MID([.$G8];FIND(&quot;-&quot;;[.$G8])+1;LEN([.$G8])-FIND(&quot;-&quot;;[.$G8]))))))" office:value-type="float" office:value="0" calcext:value-type="float">
            <text:p>0</text:p>
          </table:table-cell>
          <table:table-cell table:style-name="ce374" table:formula="of:=IF([.$G8]=&quot;&quot;;&quot;&quot;;IF(FIND(&quot;-&quot;;[.$G8])=0;&quot;&quot;;1*([.$G8]=&quot;20-0&quot;)))" office:value-type="float" office:value="0" calcext:value-type="float">
            <text:p>0</text:p>
          </table:table-cell>
          <table:table-cell table:style-name="ce374" table:formula="of:=IF([.$G8]=&quot;&quot;;&quot;&quot;;IF(FIND(&quot;-&quot;;[.$G8])=0;&quot;&quot;;NUMBERVALUE(MID([.$G8];FIND(&quot;-&quot;;[.$G8])+1;LEN([.$G8])-FIND(&quot;-&quot;;[.$G8])))))" office:value-type="float" office:value="67" calcext:value-type="float">
            <text:p>67</text:p>
          </table:table-cell>
          <table:table-cell table:style-name="ce374" table:formula="of:=IF([.$G8]=&quot;&quot;;&quot;&quot;;IF(FIND(&quot;-&quot;;[.$G8])=0;&quot;&quot;;NUMBERVALUE(MID([.$G8];1;FIND(&quot;-&quot;;[.$G8])-1))))" office:value-type="float" office:value="51" calcext:value-type="float">
            <text:p>51</text:p>
          </table:table-cell>
          <table:table-cell table:style-name="ce377" table:formula="of:=IF([.$G8]=&quot;&quot;;&quot;&quot;;IF(FIND(&quot;-&quot;;[.$G8])=0;&quot;&quot;;-NUMBERVALUE(MID([.$G8];1;FIND(&quot;-&quot;;[.$G8])-1))+NUMBERVALUE(MID([.$G8];FIND(&quot;-&quot;;[.$G8])+1;LEN([.$G8])-FIND(&quot;-&quot;;[.$G8])))))" office:value-type="float" office:value="16" calcext:value-type="float">
            <text:p>+16</text:p>
          </table:table-cell>
          <table:table-cell table:number-columns-repeated="45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9];&quot;ABCDEFGH&quot;;1)&gt;0;INDEX([$Squadre.A$3:$Squadre.D$34];MATCH(1;([$Squadre.C$3:$Squadre.C$34]=[.B9])*([$Squadre.D$3:$Squadre.D$34]=INT([.C9]/10));0);2)&amp;&quot; (&quot;&amp;INDEX([$Squadre.A$3:$Squadre.D$34];MATCH(1;([$Squadre.C$3:$Squadre.C$34]=[.B9])*([$Squadre.D$3:$Squadre.D$34]=INT([.C9]/10));0);1)&amp;&quot;)&quot;;&quot;DA SISTEMARE&quot;)" office:value-type="string" office:string-value="Giaguari (5)" calcext:value-type="string">
            <text:p>Giaguari (5)</text:p>
          </table:table-cell>
          <table:table-cell table:style-name="ce354" table:formula="of:=IF(AND([.D9]&lt;&gt;&quot;&quot;;[.F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9];&quot;ABCDEFGH&quot;;1)&gt;0;INDEX([$Squadre.A$3:$Squadre.D$34];MATCH(1;([$Squadre.C$3:$Squadre.C$34]=[.B9])*([$Squadre.D$3:$Squadre.D$34]=[.C9]-10*INT([.C9]/10));0);2)&amp;&quot; (&quot;&amp;INDEX([$Squadre.A$3:$Squadre.D$34];MATCH(1;([$Squadre.C$3:$Squadre.C$34]=[.B9])*([$Squadre.D$3:$Squadre.D$34]=[.C9]-10*INT([.C9]/10));0);1)&amp;&quot;)&quot;;&quot;DA SISTEMARE&quot;)" office:value-type="string" office:string-value="Linci (7)" calcext:value-type="string">
            <text:p>Linci (7)</text:p>
          </table:table-cell>
          <table:table-cell table:style-name="ce366" office:value-type="string" calcext:value-type="string">
            <text:p>47-56</text:p>
          </table:table-cell>
          <table:table-cell table:style-name="ce369" table:formula="of:=IF([.$G9]=&quot;&quot;;&quot;&quot;;IF(FIND(&quot;-&quot;;[.$G9])=0;&quot;&quot;;1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369" table:formula="of:=IF([.$G9]=&quot;&quot;;&quot;&quot;;IF(FIND(&quot;-&quot;;[.$G9])=0;&quot;&quot;;1*NOT([.$G9]=&quot;0-20&quot;)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369" table:formula="of:=IF([.$G9]=&quot;&quot;;&quot;&quot;;IF(FIND(&quot;-&quot;;[.$G9])=0;&quot;&quot;;1*([.$G9]=&quot;0-20&quot;)))" office:value-type="float" office:value="0" calcext:value-type="float">
            <text:p>0</text:p>
          </table:table-cell>
          <table:table-cell table:style-name="ce369" table:formula="of:=IF([.$G9]=&quot;&quot;;&quot;&quot;;IF(FIND(&quot;-&quot;;[.$G9])=0;&quot;&quot;;NUMBERVALUE(MID([.$G9];1;FIND(&quot;-&quot;;[.$G9])-1))))" office:value-type="float" office:value="47" calcext:value-type="float">
            <text:p>47</text:p>
          </table:table-cell>
          <table:table-cell table:style-name="ce369" table:formula="of:=IF([.$G9]=&quot;&quot;;&quot;&quot;;IF(FIND(&quot;-&quot;;[.$G9])=0;&quot;&quot;;NUMBERVALUE(MID([.$G9];FIND(&quot;-&quot;;[.$G9])+1;LEN([.$G9])-FIND(&quot;-&quot;;[.$G9])))))" office:value-type="float" office:value="56" calcext:value-type="float">
            <text:p>56</text:p>
          </table:table-cell>
          <table:table-cell table:style-name="ce372" table:formula="of:=IF([.$G9]=&quot;&quot;;&quot;&quot;;IF(FIND(&quot;-&quot;;[.$G9])=0;&quot;&quot;;NUMBERVALUE(MID([.$G9];1;FIND(&quot;-&quot;;[.$G9])-1))-NUMBERVALUE(MID([.$G9];FIND(&quot;-&quot;;[.$G9])+1;LEN([.$G9])-FIND(&quot;-&quot;;[.$G9])))))" office:value-type="float" office:value="-9" calcext:value-type="float">
            <text:p>-9</text:p>
          </table:table-cell>
          <table:table-cell table:style-name="ce375" table:formula="of:=IF([.$G9]=&quot;&quot;;&quot;&quot;;IF(FIND(&quot;-&quot;;[.$G9])=0;&quot;&quot;;1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375" table:formula="of:=IF([.$G9]=&quot;&quot;;&quot;&quot;;IF(FIND(&quot;-&quot;;[.$G9])=0;&quot;&quot;;1*NOT([.$G9]=&quot;20-0&quot;)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375" table:formula="of:=IF([.$G9]=&quot;&quot;;&quot;&quot;;IF(FIND(&quot;-&quot;;[.$G9])=0;&quot;&quot;;1*([.$G9]=&quot;20-0&quot;)))" office:value-type="float" office:value="0" calcext:value-type="float">
            <text:p>0</text:p>
          </table:table-cell>
          <table:table-cell table:style-name="ce375" table:formula="of:=IF([.$G9]=&quot;&quot;;&quot;&quot;;IF(FIND(&quot;-&quot;;[.$G9])=0;&quot;&quot;;NUMBERVALUE(MID([.$G9];FIND(&quot;-&quot;;[.$G9])+1;LEN([.$G9])-FIND(&quot;-&quot;;[.$G9])))))" office:value-type="float" office:value="56" calcext:value-type="float">
            <text:p>56</text:p>
          </table:table-cell>
          <table:table-cell table:style-name="ce375" table:formula="of:=IF([.$G9]=&quot;&quot;;&quot;&quot;;IF(FIND(&quot;-&quot;;[.$G9])=0;&quot;&quot;;NUMBERVALUE(MID([.$G9];1;FIND(&quot;-&quot;;[.$G9])-1))))" office:value-type="float" office:value="47" calcext:value-type="float">
            <text:p>47</text:p>
          </table:table-cell>
          <table:table-cell table:style-name="ce378" table:formula="of:=IF([.$G9]=&quot;&quot;;&quot;&quot;;IF(FIND(&quot;-&quot;;[.$G9])=0;&quot;&quot;;-NUMBERVALUE(MID([.$G9];1;FIND(&quot;-&quot;;[.$G9])-1))+NUMBERVALUE(MID([.$G9];FIND(&quot;-&quot;;[.$G9])+1;LEN([.$G9])-FIND(&quot;-&quot;;[.$G9])))))" office:value-type="float" office:value="9" calcext:value-type="float">
            <text:p>+9</text:p>
          </table:table-cell>
          <table:table-cell table:number-columns-repeated="45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10];&quot;ABCDEFGH&quot;;1)&gt;0;INDEX([$Squadre.A$3:$Squadre.D$34];MATCH(1;([$Squadre.C$3:$Squadre.C$34]=[.B10])*([$Squadre.D$3:$Squadre.D$34]=INT([.C10]/10));0);2)&amp;&quot; (&quot;&amp;INDEX([$Squadre.A$3:$Squadre.D$34];MATCH(1;([$Squadre.C$3:$Squadre.C$34]=[.B10])*([$Squadre.D$3:$Squadre.D$34]=INT([.C10]/10));0);1)&amp;&quot;)&quot;;&quot;DA SISTEMARE&quot;)" office:value-type="string" office:string-value="Giaguari (5)" calcext:value-type="string">
            <text:p>Giaguari (5)</text:p>
          </table:table-cell>
          <table:table-cell table:style-name="ce354" table:formula="of:=IF(AND([.D10]&lt;&gt;&quot;&quot;;[.F1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0];&quot;ABCDEFGH&quot;;1)&gt;0;INDEX([$Squadre.A$3:$Squadre.D$34];MATCH(1;([$Squadre.C$3:$Squadre.C$34]=[.B10])*([$Squadre.D$3:$Squadre.D$34]=[.C10]-10*INT([.C10]/10));0);2)&amp;&quot; (&quot;&amp;INDEX([$Squadre.A$3:$Squadre.D$34];MATCH(1;([$Squadre.C$3:$Squadre.C$34]=[.B10])*([$Squadre.D$3:$Squadre.D$34]=[.C10]-10*INT([.C10]/10));0);1)&amp;&quot;)&quot;;&quot;DA SISTEMARE&quot;)" office:value-type="string" office:string-value="Serval (8)" calcext:value-type="string">
            <text:p>Serval (8)</text:p>
          </table:table-cell>
          <table:table-cell table:style-name="ce366" office:value-type="string" calcext:value-type="string">
            <text:p>76-94</text:p>
          </table:table-cell>
          <table:table-cell table:style-name="ce369" table:formula="of:=IF([.$G10]=&quot;&quot;;&quot;&quot;;IF(FIND(&quot;-&quot;;[.$G10])=0;&quot;&quot;;1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369" table:formula="of:=IF([.$G10]=&quot;&quot;;&quot;&quot;;IF(FIND(&quot;-&quot;;[.$G10])=0;&quot;&quot;;1*NOT([.$G10]=&quot;0-20&quot;)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369" table:formula="of:=IF([.$G10]=&quot;&quot;;&quot;&quot;;IF(FIND(&quot;-&quot;;[.$G10])=0;&quot;&quot;;1*([.$G10]=&quot;0-20&quot;)))" office:value-type="float" office:value="0" calcext:value-type="float">
            <text:p>0</text:p>
          </table:table-cell>
          <table:table-cell table:style-name="ce369" table:formula="of:=IF([.$G10]=&quot;&quot;;&quot;&quot;;IF(FIND(&quot;-&quot;;[.$G10])=0;&quot;&quot;;NUMBERVALUE(MID([.$G10];1;FIND(&quot;-&quot;;[.$G10])-1))))" office:value-type="float" office:value="76" calcext:value-type="float">
            <text:p>76</text:p>
          </table:table-cell>
          <table:table-cell table:style-name="ce369" table:formula="of:=IF([.$G10]=&quot;&quot;;&quot;&quot;;IF(FIND(&quot;-&quot;;[.$G10])=0;&quot;&quot;;NUMBERVALUE(MID([.$G10];FIND(&quot;-&quot;;[.$G10])+1;LEN([.$G10])-FIND(&quot;-&quot;;[.$G10])))))" office:value-type="float" office:value="94" calcext:value-type="float">
            <text:p>94</text:p>
          </table:table-cell>
          <table:table-cell table:style-name="ce372" table:formula="of:=IF([.$G10]=&quot;&quot;;&quot;&quot;;IF(FIND(&quot;-&quot;;[.$G10])=0;&quot;&quot;;NUMBERVALUE(MID([.$G10];1;FIND(&quot;-&quot;;[.$G10])-1))-NUMBERVALUE(MID([.$G10];FIND(&quot;-&quot;;[.$G10])+1;LEN([.$G10])-FIND(&quot;-&quot;;[.$G10])))))" office:value-type="float" office:value="-18" calcext:value-type="float">
            <text:p>-18</text:p>
          </table:table-cell>
          <table:table-cell table:style-name="ce375" table:formula="of:=IF([.$G10]=&quot;&quot;;&quot;&quot;;IF(FIND(&quot;-&quot;;[.$G10])=0;&quot;&quot;;1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375" table:formula="of:=IF([.$G10]=&quot;&quot;;&quot;&quot;;IF(FIND(&quot;-&quot;;[.$G10])=0;&quot;&quot;;1*NOT([.$G10]=&quot;20-0&quot;)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375" table:formula="of:=IF([.$G10]=&quot;&quot;;&quot;&quot;;IF(FIND(&quot;-&quot;;[.$G10])=0;&quot;&quot;;1*([.$G10]=&quot;20-0&quot;)))" office:value-type="float" office:value="0" calcext:value-type="float">
            <text:p>0</text:p>
          </table:table-cell>
          <table:table-cell table:style-name="ce375" table:formula="of:=IF([.$G10]=&quot;&quot;;&quot;&quot;;IF(FIND(&quot;-&quot;;[.$G10])=0;&quot;&quot;;NUMBERVALUE(MID([.$G10];FIND(&quot;-&quot;;[.$G10])+1;LEN([.$G10])-FIND(&quot;-&quot;;[.$G10])))))" office:value-type="float" office:value="94" calcext:value-type="float">
            <text:p>94</text:p>
          </table:table-cell>
          <table:table-cell table:style-name="ce375" table:formula="of:=IF([.$G10]=&quot;&quot;;&quot;&quot;;IF(FIND(&quot;-&quot;;[.$G10])=0;&quot;&quot;;NUMBERVALUE(MID([.$G10];1;FIND(&quot;-&quot;;[.$G10])-1))))" office:value-type="float" office:value="76" calcext:value-type="float">
            <text:p>76</text:p>
          </table:table-cell>
          <table:table-cell table:style-name="ce378" table:formula="of:=IF([.$G10]=&quot;&quot;;&quot;&quot;;IF(FIND(&quot;-&quot;;[.$G10])=0;&quot;&quot;;-NUMBERVALUE(MID([.$G10];1;FIND(&quot;-&quot;;[.$G10])-1))+NUMBERVALUE(MID([.$G10];FIND(&quot;-&quot;;[.$G10])+1;LEN([.$G10])-FIND(&quot;-&quot;;[.$G10])))))" office:value-type="float" office:value="18" calcext:value-type="float">
            <text:p>+18</text:p>
          </table:table-cell>
          <table:table-cell table:number-columns-repeated="45"/>
        </table:table-row>
        <table:table-row table:style-name="ro2">
          <table:table-cell table:style-name="ce27" office:value-type="float" office:value="10" calcext:value-type="float">
            <text:p>10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11];&quot;ABCDEFGH&quot;;1)&gt;0;INDEX([$Squadre.A$3:$Squadre.D$34];MATCH(1;([$Squadre.C$3:$Squadre.C$34]=[.B11])*([$Squadre.D$3:$Squadre.D$34]=INT([.C11]/10));0);2)&amp;&quot; (&quot;&amp;INDEX([$Squadre.A$3:$Squadre.D$34];MATCH(1;([$Squadre.C$3:$Squadre.C$34]=[.B11])*([$Squadre.D$3:$Squadre.D$34]=INT([.C11]/10));0);1)&amp;&quot;)&quot;;&quot;DA SISTEMARE&quot;)" office:value-type="string" office:string-value="Puma (6)" calcext:value-type="string">
            <text:p>Puma (6)</text:p>
          </table:table-cell>
          <table:table-cell table:style-name="ce354" table:formula="of:=IF(AND([.D11]&lt;&gt;&quot;&quot;;[.F1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1];&quot;ABCDEFGH&quot;;1)&gt;0;INDEX([$Squadre.A$3:$Squadre.D$34];MATCH(1;([$Squadre.C$3:$Squadre.C$34]=[.B11])*([$Squadre.D$3:$Squadre.D$34]=[.C11]-10*INT([.C11]/10));0);2)&amp;&quot; (&quot;&amp;INDEX([$Squadre.A$3:$Squadre.D$34];MATCH(1;([$Squadre.C$3:$Squadre.C$34]=[.B11])*([$Squadre.D$3:$Squadre.D$34]=[.C11]-10*INT([.C11]/10));0);1)&amp;&quot;)&quot;;&quot;DA SISTEMARE&quot;)" office:value-type="string" office:string-value="Linci (7)" calcext:value-type="string">
            <text:p>Linci (7)</text:p>
          </table:table-cell>
          <table:table-cell table:style-name="ce366" office:value-type="string" calcext:value-type="string">
            <text:p>72-97</text:p>
          </table:table-cell>
          <table:table-cell table:style-name="ce369" table:formula="of:=IF([.$G11]=&quot;&quot;;&quot;&quot;;IF(FIND(&quot;-&quot;;[.$G11])=0;&quot;&quot;;1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369" table:formula="of:=IF([.$G11]=&quot;&quot;;&quot;&quot;;IF(FIND(&quot;-&quot;;[.$G11])=0;&quot;&quot;;1*NOT([.$G11]=&quot;0-20&quot;)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369" table:formula="of:=IF([.$G11]=&quot;&quot;;&quot;&quot;;IF(FIND(&quot;-&quot;;[.$G11])=0;&quot;&quot;;1*([.$G11]=&quot;0-20&quot;)))" office:value-type="float" office:value="0" calcext:value-type="float">
            <text:p>0</text:p>
          </table:table-cell>
          <table:table-cell table:style-name="ce369" table:formula="of:=IF([.$G11]=&quot;&quot;;&quot;&quot;;IF(FIND(&quot;-&quot;;[.$G11])=0;&quot;&quot;;NUMBERVALUE(MID([.$G11];1;FIND(&quot;-&quot;;[.$G11])-1))))" office:value-type="float" office:value="72" calcext:value-type="float">
            <text:p>72</text:p>
          </table:table-cell>
          <table:table-cell table:style-name="ce369" table:formula="of:=IF([.$G11]=&quot;&quot;;&quot;&quot;;IF(FIND(&quot;-&quot;;[.$G11])=0;&quot;&quot;;NUMBERVALUE(MID([.$G11];FIND(&quot;-&quot;;[.$G11])+1;LEN([.$G11])-FIND(&quot;-&quot;;[.$G11])))))" office:value-type="float" office:value="97" calcext:value-type="float">
            <text:p>97</text:p>
          </table:table-cell>
          <table:table-cell table:style-name="ce372" table:formula="of:=IF([.$G11]=&quot;&quot;;&quot;&quot;;IF(FIND(&quot;-&quot;;[.$G11])=0;&quot;&quot;;NUMBERVALUE(MID([.$G11];1;FIND(&quot;-&quot;;[.$G11])-1))-NUMBERVALUE(MID([.$G11];FIND(&quot;-&quot;;[.$G11])+1;LEN([.$G11])-FIND(&quot;-&quot;;[.$G11])))))" office:value-type="float" office:value="-25" calcext:value-type="float">
            <text:p>-25</text:p>
          </table:table-cell>
          <table:table-cell table:style-name="ce375" table:formula="of:=IF([.$G11]=&quot;&quot;;&quot;&quot;;IF(FIND(&quot;-&quot;;[.$G11])=0;&quot;&quot;;1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375" table:formula="of:=IF([.$G11]=&quot;&quot;;&quot;&quot;;IF(FIND(&quot;-&quot;;[.$G11])=0;&quot;&quot;;1*NOT([.$G11]=&quot;20-0&quot;)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375" table:formula="of:=IF([.$G11]=&quot;&quot;;&quot;&quot;;IF(FIND(&quot;-&quot;;[.$G11])=0;&quot;&quot;;1*([.$G11]=&quot;20-0&quot;)))" office:value-type="float" office:value="0" calcext:value-type="float">
            <text:p>0</text:p>
          </table:table-cell>
          <table:table-cell table:style-name="ce375" table:formula="of:=IF([.$G11]=&quot;&quot;;&quot;&quot;;IF(FIND(&quot;-&quot;;[.$G11])=0;&quot;&quot;;NUMBERVALUE(MID([.$G11];FIND(&quot;-&quot;;[.$G11])+1;LEN([.$G11])-FIND(&quot;-&quot;;[.$G11])))))" office:value-type="float" office:value="97" calcext:value-type="float">
            <text:p>97</text:p>
          </table:table-cell>
          <table:table-cell table:style-name="ce375" table:formula="of:=IF([.$G11]=&quot;&quot;;&quot;&quot;;IF(FIND(&quot;-&quot;;[.$G11])=0;&quot;&quot;;NUMBERVALUE(MID([.$G11];1;FIND(&quot;-&quot;;[.$G11])-1))))" office:value-type="float" office:value="72" calcext:value-type="float">
            <text:p>72</text:p>
          </table:table-cell>
          <table:table-cell table:style-name="ce378" table:formula="of:=IF([.$G11]=&quot;&quot;;&quot;&quot;;IF(FIND(&quot;-&quot;;[.$G11])=0;&quot;&quot;;-NUMBERVALUE(MID([.$G11];1;FIND(&quot;-&quot;;[.$G11])-1))+NUMBERVALUE(MID([.$G11];FIND(&quot;-&quot;;[.$G11])+1;LEN([.$G11])-FIND(&quot;-&quot;;[.$G11])))))" office:value-type="float" office:value="25" calcext:value-type="float">
            <text:p>+25</text:p>
          </table:table-cell>
          <table:table-cell table:number-columns-repeated="45"/>
        </table:table-row>
        <table:table-row table:style-name="ro2">
          <table:table-cell table:style-name="ce27" office:value-type="float" office:value="11" calcext:value-type="float">
            <text:p>11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12];&quot;ABCDEFGH&quot;;1)&gt;0;INDEX([$Squadre.A$3:$Squadre.D$34];MATCH(1;([$Squadre.C$3:$Squadre.C$34]=[.B12])*([$Squadre.D$3:$Squadre.D$34]=INT([.C12]/10));0);2)&amp;&quot; (&quot;&amp;INDEX([$Squadre.A$3:$Squadre.D$34];MATCH(1;([$Squadre.C$3:$Squadre.C$34]=[.B12])*([$Squadre.D$3:$Squadre.D$34]=INT([.C12]/10));0);1)&amp;&quot;)&quot;;&quot;DA SISTEMARE&quot;)" office:value-type="string" office:string-value="Puma (6)" calcext:value-type="string">
            <text:p>Puma (6)</text:p>
          </table:table-cell>
          <table:table-cell table:style-name="ce354" table:formula="of:=IF(AND([.D12]&lt;&gt;&quot;&quot;;[.F1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2];&quot;ABCDEFGH&quot;;1)&gt;0;INDEX([$Squadre.A$3:$Squadre.D$34];MATCH(1;([$Squadre.C$3:$Squadre.C$34]=[.B12])*([$Squadre.D$3:$Squadre.D$34]=[.C12]-10*INT([.C12]/10));0);2)&amp;&quot; (&quot;&amp;INDEX([$Squadre.A$3:$Squadre.D$34];MATCH(1;([$Squadre.C$3:$Squadre.C$34]=[.B12])*([$Squadre.D$3:$Squadre.D$34]=[.C12]-10*INT([.C12]/10));0);1)&amp;&quot;)&quot;;&quot;DA SISTEMARE&quot;)" office:value-type="string" office:string-value="Serval (8)" calcext:value-type="string">
            <text:p>Serval (8)</text:p>
          </table:table-cell>
          <table:table-cell table:style-name="ce366" office:value-type="string" calcext:value-type="string">
            <text:p>45-68</text:p>
          </table:table-cell>
          <table:table-cell table:style-name="ce369" table:formula="of:=IF([.$G12]=&quot;&quot;;&quot;&quot;;IF(FIND(&quot;-&quot;;[.$G12])=0;&quot;&quot;;1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369" table:formula="of:=IF([.$G12]=&quot;&quot;;&quot;&quot;;IF(FIND(&quot;-&quot;;[.$G12])=0;&quot;&quot;;1*NOT([.$G12]=&quot;0-20&quot;)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369" table:formula="of:=IF([.$G12]=&quot;&quot;;&quot;&quot;;IF(FIND(&quot;-&quot;;[.$G12])=0;&quot;&quot;;1*([.$G12]=&quot;0-20&quot;)))" office:value-type="float" office:value="0" calcext:value-type="float">
            <text:p>0</text:p>
          </table:table-cell>
          <table:table-cell table:style-name="ce369" table:formula="of:=IF([.$G12]=&quot;&quot;;&quot;&quot;;IF(FIND(&quot;-&quot;;[.$G12])=0;&quot;&quot;;NUMBERVALUE(MID([.$G12];1;FIND(&quot;-&quot;;[.$G12])-1))))" office:value-type="float" office:value="45" calcext:value-type="float">
            <text:p>45</text:p>
          </table:table-cell>
          <table:table-cell table:style-name="ce369" table:formula="of:=IF([.$G12]=&quot;&quot;;&quot;&quot;;IF(FIND(&quot;-&quot;;[.$G12])=0;&quot;&quot;;NUMBERVALUE(MID([.$G12];FIND(&quot;-&quot;;[.$G12])+1;LEN([.$G12])-FIND(&quot;-&quot;;[.$G12])))))" office:value-type="float" office:value="68" calcext:value-type="float">
            <text:p>68</text:p>
          </table:table-cell>
          <table:table-cell table:style-name="ce372" table:formula="of:=IF([.$G12]=&quot;&quot;;&quot;&quot;;IF(FIND(&quot;-&quot;;[.$G12])=0;&quot;&quot;;NUMBERVALUE(MID([.$G12];1;FIND(&quot;-&quot;;[.$G12])-1))-NUMBERVALUE(MID([.$G12];FIND(&quot;-&quot;;[.$G12])+1;LEN([.$G12])-FIND(&quot;-&quot;;[.$G12])))))" office:value-type="float" office:value="-23" calcext:value-type="float">
            <text:p>-23</text:p>
          </table:table-cell>
          <table:table-cell table:style-name="ce375" table:formula="of:=IF([.$G12]=&quot;&quot;;&quot;&quot;;IF(FIND(&quot;-&quot;;[.$G12])=0;&quot;&quot;;1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375" table:formula="of:=IF([.$G12]=&quot;&quot;;&quot;&quot;;IF(FIND(&quot;-&quot;;[.$G12])=0;&quot;&quot;;1*NOT([.$G12]=&quot;20-0&quot;)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375" table:formula="of:=IF([.$G12]=&quot;&quot;;&quot;&quot;;IF(FIND(&quot;-&quot;;[.$G12])=0;&quot;&quot;;1*([.$G12]=&quot;20-0&quot;)))" office:value-type="float" office:value="0" calcext:value-type="float">
            <text:p>0</text:p>
          </table:table-cell>
          <table:table-cell table:style-name="ce375" table:formula="of:=IF([.$G12]=&quot;&quot;;&quot;&quot;;IF(FIND(&quot;-&quot;;[.$G12])=0;&quot;&quot;;NUMBERVALUE(MID([.$G12];FIND(&quot;-&quot;;[.$G12])+1;LEN([.$G12])-FIND(&quot;-&quot;;[.$G12])))))" office:value-type="float" office:value="68" calcext:value-type="float">
            <text:p>68</text:p>
          </table:table-cell>
          <table:table-cell table:style-name="ce375" table:formula="of:=IF([.$G12]=&quot;&quot;;&quot;&quot;;IF(FIND(&quot;-&quot;;[.$G12])=0;&quot;&quot;;NUMBERVALUE(MID([.$G12];1;FIND(&quot;-&quot;;[.$G12])-1))))" office:value-type="float" office:value="45" calcext:value-type="float">
            <text:p>45</text:p>
          </table:table-cell>
          <table:table-cell table:style-name="ce378" table:formula="of:=IF([.$G12]=&quot;&quot;;&quot;&quot;;IF(FIND(&quot;-&quot;;[.$G12])=0;&quot;&quot;;-NUMBERVALUE(MID([.$G12];1;FIND(&quot;-&quot;;[.$G12])-1))+NUMBERVALUE(MID([.$G12];FIND(&quot;-&quot;;[.$G12])+1;LEN([.$G12])-FIND(&quot;-&quot;;[.$G12])))))" office:value-type="float" office:value="23" calcext:value-type="float">
            <text:p>+23</text:p>
          </table:table-cell>
          <table:table-cell table:number-columns-repeated="45"/>
        </table:table-row>
        <table:table-row table:style-name="ro2">
          <table:table-cell table:style-name="ce28" office:value-type="float" office:value="12" calcext:value-type="float">
            <text:p>12</text:p>
          </table:table-cell>
          <table:table-cell table:style-name="ce36" office:value-type="string" calcext:value-type="string">
            <text:p>B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13];&quot;ABCDEFGH&quot;;1)&gt;0;INDEX([$Squadre.A$3:$Squadre.D$34];MATCH(1;([$Squadre.C$3:$Squadre.C$34]=[.B13])*([$Squadre.D$3:$Squadre.D$34]=INT([.C13]/10));0);2)&amp;&quot; (&quot;&amp;INDEX([$Squadre.A$3:$Squadre.D$34];MATCH(1;([$Squadre.C$3:$Squadre.C$34]=[.B13])*([$Squadre.D$3:$Squadre.D$34]=INT([.C13]/10));0);1)&amp;&quot;)&quot;;&quot;DA SISTEMARE&quot;)" office:value-type="string" office:string-value="Linci (7)" calcext:value-type="string">
            <text:p>Linci (7)</text:p>
          </table:table-cell>
          <table:table-cell table:style-name="ce355" table:formula="of:=IF(AND([.D13]&lt;&gt;&quot;&quot;;[.F13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13];&quot;ABCDEFGH&quot;;1)&gt;0;INDEX([$Squadre.A$3:$Squadre.D$34];MATCH(1;([$Squadre.C$3:$Squadre.C$34]=[.B13])*([$Squadre.D$3:$Squadre.D$34]=[.C13]-10*INT([.C13]/10));0);2)&amp;&quot; (&quot;&amp;INDEX([$Squadre.A$3:$Squadre.D$34];MATCH(1;([$Squadre.C$3:$Squadre.C$34]=[.B13])*([$Squadre.D$3:$Squadre.D$34]=[.C13]-10*INT([.C13]/10));0);1)&amp;&quot;)&quot;;&quot;DA SISTEMARE&quot;)" office:value-type="string" office:string-value="Serval (8)" calcext:value-type="string">
            <text:p>Serval (8)</text:p>
          </table:table-cell>
          <table:table-cell table:style-name="ce367" office:value-type="string" calcext:value-type="string">
            <text:p>88-62</text:p>
          </table:table-cell>
          <table:table-cell table:style-name="ce370" table:formula="of:=IF([.$G13]=&quot;&quot;;&quot;&quot;;IF(FIND(&quot;-&quot;;[.$G13])=0;&quot;&quot;;1*(NUMBERVALUE(MID([.$G13];1;FIND(&quot;-&quot;;[.$G13])-1))&g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370" table:formula="of:=IF([.$G13]=&quot;&quot;;&quot;&quot;;IF(FIND(&quot;-&quot;;[.$G13])=0;&quot;&quot;;1*NOT([.$G13]=&quot;0-20&quot;)*(NUMBERVALUE(MID([.$G13];1;FIND(&quot;-&quot;;[.$G13])-1))&l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370" table:formula="of:=IF([.$G13]=&quot;&quot;;&quot;&quot;;IF(FIND(&quot;-&quot;;[.$G13])=0;&quot;&quot;;1*([.$G13]=&quot;0-20&quot;)))" office:value-type="float" office:value="0" calcext:value-type="float">
            <text:p>0</text:p>
          </table:table-cell>
          <table:table-cell table:style-name="ce370" table:formula="of:=IF([.$G13]=&quot;&quot;;&quot;&quot;;IF(FIND(&quot;-&quot;;[.$G13])=0;&quot;&quot;;NUMBERVALUE(MID([.$G13];1;FIND(&quot;-&quot;;[.$G13])-1))))" office:value-type="float" office:value="88" calcext:value-type="float">
            <text:p>88</text:p>
          </table:table-cell>
          <table:table-cell table:style-name="ce370" table:formula="of:=IF([.$G13]=&quot;&quot;;&quot;&quot;;IF(FIND(&quot;-&quot;;[.$G13])=0;&quot;&quot;;NUMBERVALUE(MID([.$G13];FIND(&quot;-&quot;;[.$G13])+1;LEN([.$G13])-FIND(&quot;-&quot;;[.$G13])))))" office:value-type="float" office:value="62" calcext:value-type="float">
            <text:p>62</text:p>
          </table:table-cell>
          <table:table-cell table:style-name="ce373" table:formula="of:=IF([.$G13]=&quot;&quot;;&quot;&quot;;IF(FIND(&quot;-&quot;;[.$G13])=0;&quot;&quot;;NUMBERVALUE(MID([.$G13];1;FIND(&quot;-&quot;;[.$G13])-1))-NUMBERVALUE(MID([.$G13];FIND(&quot;-&quot;;[.$G13])+1;LEN([.$G13])-FIND(&quot;-&quot;;[.$G13])))))" office:value-type="float" office:value="26" calcext:value-type="float">
            <text:p>+26</text:p>
          </table:table-cell>
          <table:table-cell table:style-name="ce376" table:formula="of:=IF([.$G13]=&quot;&quot;;&quot;&quot;;IF(FIND(&quot;-&quot;;[.$G13])=0;&quot;&quot;;1*(NUMBERVALUE(MID([.$G13];1;FIND(&quot;-&quot;;[.$G13])-1))&l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376" table:formula="of:=IF([.$G13]=&quot;&quot;;&quot;&quot;;IF(FIND(&quot;-&quot;;[.$G13])=0;&quot;&quot;;1*NOT([.$G13]=&quot;20-0&quot;)*(NUMBERVALUE(MID([.$G13];1;FIND(&quot;-&quot;;[.$G13])-1))&g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376" table:formula="of:=IF([.$G13]=&quot;&quot;;&quot;&quot;;IF(FIND(&quot;-&quot;;[.$G13])=0;&quot;&quot;;1*([.$G13]=&quot;20-0&quot;)))" office:value-type="float" office:value="0" calcext:value-type="float">
            <text:p>0</text:p>
          </table:table-cell>
          <table:table-cell table:style-name="ce376" table:formula="of:=IF([.$G13]=&quot;&quot;;&quot;&quot;;IF(FIND(&quot;-&quot;;[.$G13])=0;&quot;&quot;;NUMBERVALUE(MID([.$G13];FIND(&quot;-&quot;;[.$G13])+1;LEN([.$G13])-FIND(&quot;-&quot;;[.$G13])))))" office:value-type="float" office:value="62" calcext:value-type="float">
            <text:p>62</text:p>
          </table:table-cell>
          <table:table-cell table:style-name="ce376" table:formula="of:=IF([.$G13]=&quot;&quot;;&quot;&quot;;IF(FIND(&quot;-&quot;;[.$G13])=0;&quot;&quot;;NUMBERVALUE(MID([.$G13];1;FIND(&quot;-&quot;;[.$G13])-1))))" office:value-type="float" office:value="88" calcext:value-type="float">
            <text:p>88</text:p>
          </table:table-cell>
          <table:table-cell table:style-name="ce379" table:formula="of:=IF([.$G13]=&quot;&quot;;&quot;&quot;;IF(FIND(&quot;-&quot;;[.$G13])=0;&quot;&quot;;-NUMBERVALUE(MID([.$G13];1;FIND(&quot;-&quot;;[.$G13])-1))+NUMBERVALUE(MID([.$G13];FIND(&quot;-&quot;;[.$G13])+1;LEN([.$G13])-FIND(&quot;-&quot;;[.$G13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7" office:value-type="string" calcext:value-type="string">
            <text:p>C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14];&quot;ABCDEFGH&quot;;1)&gt;0;INDEX([$Squadre.A$3:$Squadre.D$34];MATCH(1;([$Squadre.C$3:$Squadre.C$34]=[.B14])*([$Squadre.D$3:$Squadre.D$34]=INT([.C14]/10));0);2)&amp;&quot; (&quot;&amp;INDEX([$Squadre.A$3:$Squadre.D$34];MATCH(1;([$Squadre.C$3:$Squadre.C$34]=[.B14])*([$Squadre.D$3:$Squadre.D$34]=INT([.C14]/10));0);1)&amp;&quot;)&quot;;&quot;DA SISTEMARE&quot;)" office:value-type="string" office:string-value="Elefanti (9)" calcext:value-type="string">
            <text:p>Elefanti (9)</text:p>
          </table:table-cell>
          <table:table-cell table:style-name="ce353" table:formula="of:=IF(AND([.D14]&lt;&gt;&quot;&quot;;[.F14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14];&quot;ABCDEFGH&quot;;1)&gt;0;INDEX([$Squadre.A$3:$Squadre.D$34];MATCH(1;([$Squadre.C$3:$Squadre.C$34]=[.B14])*([$Squadre.D$3:$Squadre.D$34]=[.C14]-10*INT([.C14]/10));0);2)&amp;&quot; (&quot;&amp;INDEX([$Squadre.A$3:$Squadre.D$34];MATCH(1;([$Squadre.C$3:$Squadre.C$34]=[.B14])*([$Squadre.D$3:$Squadre.D$34]=[.C14]-10*INT([.C14]/10));0);1)&amp;&quot;)&quot;;&quot;DA SISTEMARE&quot;)" office:value-type="string" office:string-value="Giraffe (10)" calcext:value-type="string">
            <text:p>Giraffe (10)</text:p>
          </table:table-cell>
          <table:table-cell table:style-name="ce365" office:value-type="string" calcext:value-type="string">
            <text:p>31-100</text:p>
          </table:table-cell>
          <table:table-cell table:style-name="ce368" table:formula="of:=IF([.$G14]=&quot;&quot;;&quot;&quot;;IF(FIND(&quot;-&quot;;[.$G14])=0;&quot;&quot;;1*(NUMBERVALUE(MID([.$G14];1;FIND(&quot;-&quot;;[.$G14])-1))&g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368" table:formula="of:=IF([.$G14]=&quot;&quot;;&quot;&quot;;IF(FIND(&quot;-&quot;;[.$G14])=0;&quot;&quot;;1*NOT([.$G14]=&quot;0-20&quot;)*(NUMBERVALUE(MID([.$G14];1;FIND(&quot;-&quot;;[.$G14])-1))&l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368" table:formula="of:=IF([.$G14]=&quot;&quot;;&quot;&quot;;IF(FIND(&quot;-&quot;;[.$G14])=0;&quot;&quot;;1*([.$G14]=&quot;0-20&quot;)))" office:value-type="float" office:value="0" calcext:value-type="float">
            <text:p>0</text:p>
          </table:table-cell>
          <table:table-cell table:style-name="ce368" table:formula="of:=IF([.$G14]=&quot;&quot;;&quot;&quot;;IF(FIND(&quot;-&quot;;[.$G14])=0;&quot;&quot;;NUMBERVALUE(MID([.$G14];1;FIND(&quot;-&quot;;[.$G14])-1))))" office:value-type="float" office:value="31" calcext:value-type="float">
            <text:p>31</text:p>
          </table:table-cell>
          <table:table-cell table:style-name="ce368" table:formula="of:=IF([.$G14]=&quot;&quot;;&quot;&quot;;IF(FIND(&quot;-&quot;;[.$G14])=0;&quot;&quot;;NUMBERVALUE(MID([.$G14];FIND(&quot;-&quot;;[.$G14])+1;LEN([.$G14])-FIND(&quot;-&quot;;[.$G14])))))" office:value-type="float" office:value="100" calcext:value-type="float">
            <text:p>100</text:p>
          </table:table-cell>
          <table:table-cell table:style-name="ce371" table:formula="of:=IF([.$G14]=&quot;&quot;;&quot;&quot;;IF(FIND(&quot;-&quot;;[.$G14])=0;&quot;&quot;;NUMBERVALUE(MID([.$G14];1;FIND(&quot;-&quot;;[.$G14])-1))-NUMBERVALUE(MID([.$G14];FIND(&quot;-&quot;;[.$G14])+1;LEN([.$G14])-FIND(&quot;-&quot;;[.$G14])))))" office:value-type="float" office:value="-69" calcext:value-type="float">
            <text:p>-69</text:p>
          </table:table-cell>
          <table:table-cell table:style-name="ce374" table:formula="of:=IF([.$G14]=&quot;&quot;;&quot;&quot;;IF(FIND(&quot;-&quot;;[.$G14])=0;&quot;&quot;;1*(NUMBERVALUE(MID([.$G14];1;FIND(&quot;-&quot;;[.$G14])-1))&l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374" table:formula="of:=IF([.$G14]=&quot;&quot;;&quot;&quot;;IF(FIND(&quot;-&quot;;[.$G14])=0;&quot;&quot;;1*NOT([.$G14]=&quot;20-0&quot;)*(NUMBERVALUE(MID([.$G14];1;FIND(&quot;-&quot;;[.$G14])-1))&g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374" table:formula="of:=IF([.$G14]=&quot;&quot;;&quot;&quot;;IF(FIND(&quot;-&quot;;[.$G14])=0;&quot;&quot;;1*([.$G14]=&quot;20-0&quot;)))" office:value-type="float" office:value="0" calcext:value-type="float">
            <text:p>0</text:p>
          </table:table-cell>
          <table:table-cell table:style-name="ce374" table:formula="of:=IF([.$G14]=&quot;&quot;;&quot;&quot;;IF(FIND(&quot;-&quot;;[.$G14])=0;&quot;&quot;;NUMBERVALUE(MID([.$G14];FIND(&quot;-&quot;;[.$G14])+1;LEN([.$G14])-FIND(&quot;-&quot;;[.$G14])))))" office:value-type="float" office:value="100" calcext:value-type="float">
            <text:p>100</text:p>
          </table:table-cell>
          <table:table-cell table:style-name="ce374" table:formula="of:=IF([.$G14]=&quot;&quot;;&quot;&quot;;IF(FIND(&quot;-&quot;;[.$G14])=0;&quot;&quot;;NUMBERVALUE(MID([.$G14];1;FIND(&quot;-&quot;;[.$G14])-1))))" office:value-type="float" office:value="31" calcext:value-type="float">
            <text:p>31</text:p>
          </table:table-cell>
          <table:table-cell table:style-name="ce377" table:formula="of:=IF([.$G14]=&quot;&quot;;&quot;&quot;;IF(FIND(&quot;-&quot;;[.$G14])=0;&quot;&quot;;-NUMBERVALUE(MID([.$G14];1;FIND(&quot;-&quot;;[.$G14])-1))+NUMBERVALUE(MID([.$G14];FIND(&quot;-&quot;;[.$G14])+1;LEN([.$G14])-FIND(&quot;-&quot;;[.$G14])))))" office:value-type="float" office:value="69" calcext:value-type="float">
            <text:p>+69</text:p>
          </table:table-cell>
          <table:table-cell table:number-columns-repeated="45"/>
        </table:table-row>
        <table:table-row table:style-name="ro2">
          <table:table-cell table:style-name="ce27" office:value-type="float" office:value="14" calcext:value-type="float">
            <text:p>14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15];&quot;ABCDEFGH&quot;;1)&gt;0;INDEX([$Squadre.A$3:$Squadre.D$34];MATCH(1;([$Squadre.C$3:$Squadre.C$34]=[.B15])*([$Squadre.D$3:$Squadre.D$34]=INT([.C15]/10));0);2)&amp;&quot; (&quot;&amp;INDEX([$Squadre.A$3:$Squadre.D$34];MATCH(1;([$Squadre.C$3:$Squadre.C$34]=[.B15])*([$Squadre.D$3:$Squadre.D$34]=INT([.C15]/10));0);1)&amp;&quot;)&quot;;&quot;DA SISTEMARE&quot;)" office:value-type="string" office:string-value="Elefanti (9)" calcext:value-type="string">
            <text:p>Elefanti (9)</text:p>
          </table:table-cell>
          <table:table-cell table:style-name="ce354" table:formula="of:=IF(AND([.D15]&lt;&gt;&quot;&quot;;[.F1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5];&quot;ABCDEFGH&quot;;1)&gt;0;INDEX([$Squadre.A$3:$Squadre.D$34];MATCH(1;([$Squadre.C$3:$Squadre.C$34]=[.B15])*([$Squadre.D$3:$Squadre.D$34]=[.C15]-10*INT([.C15]/10));0);2)&amp;&quot; (&quot;&amp;INDEX([$Squadre.A$3:$Squadre.D$34];MATCH(1;([$Squadre.C$3:$Squadre.C$34]=[.B15])*([$Squadre.D$3:$Squadre.D$34]=[.C15]-10*INT([.C15]/10));0);1)&amp;&quot;)&quot;;&quot;DA SISTEMARE&quot;)" office:value-type="string" office:string-value="Ippopotami (11)" calcext:value-type="string">
            <text:p>Ippopotami (11)</text:p>
          </table:table-cell>
          <table:table-cell table:style-name="ce366" office:value-type="string" calcext:value-type="string">
            <text:p>66-95</text:p>
          </table:table-cell>
          <table:table-cell table:style-name="ce369" table:formula="of:=IF([.$G15]=&quot;&quot;;&quot;&quot;;IF(FIND(&quot;-&quot;;[.$G15])=0;&quot;&quot;;1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369" table:formula="of:=IF([.$G15]=&quot;&quot;;&quot;&quot;;IF(FIND(&quot;-&quot;;[.$G15])=0;&quot;&quot;;1*NOT([.$G15]=&quot;0-20&quot;)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369" table:formula="of:=IF([.$G15]=&quot;&quot;;&quot;&quot;;IF(FIND(&quot;-&quot;;[.$G15])=0;&quot;&quot;;1*([.$G15]=&quot;0-20&quot;)))" office:value-type="float" office:value="0" calcext:value-type="float">
            <text:p>0</text:p>
          </table:table-cell>
          <table:table-cell table:style-name="ce369" table:formula="of:=IF([.$G15]=&quot;&quot;;&quot;&quot;;IF(FIND(&quot;-&quot;;[.$G15])=0;&quot;&quot;;NUMBERVALUE(MID([.$G15];1;FIND(&quot;-&quot;;[.$G15])-1))))" office:value-type="float" office:value="66" calcext:value-type="float">
            <text:p>66</text:p>
          </table:table-cell>
          <table:table-cell table:style-name="ce369" table:formula="of:=IF([.$G15]=&quot;&quot;;&quot;&quot;;IF(FIND(&quot;-&quot;;[.$G15])=0;&quot;&quot;;NUMBERVALUE(MID([.$G15];FIND(&quot;-&quot;;[.$G15])+1;LEN([.$G15])-FIND(&quot;-&quot;;[.$G15])))))" office:value-type="float" office:value="95" calcext:value-type="float">
            <text:p>95</text:p>
          </table:table-cell>
          <table:table-cell table:style-name="ce372" table:formula="of:=IF([.$G15]=&quot;&quot;;&quot;&quot;;IF(FIND(&quot;-&quot;;[.$G15])=0;&quot;&quot;;NUMBERVALUE(MID([.$G15];1;FIND(&quot;-&quot;;[.$G15])-1))-NUMBERVALUE(MID([.$G15];FIND(&quot;-&quot;;[.$G15])+1;LEN([.$G15])-FIND(&quot;-&quot;;[.$G15])))))" office:value-type="float" office:value="-29" calcext:value-type="float">
            <text:p>-29</text:p>
          </table:table-cell>
          <table:table-cell table:style-name="ce375" table:formula="of:=IF([.$G15]=&quot;&quot;;&quot;&quot;;IF(FIND(&quot;-&quot;;[.$G15])=0;&quot;&quot;;1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375" table:formula="of:=IF([.$G15]=&quot;&quot;;&quot;&quot;;IF(FIND(&quot;-&quot;;[.$G15])=0;&quot;&quot;;1*NOT([.$G15]=&quot;20-0&quot;)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375" table:formula="of:=IF([.$G15]=&quot;&quot;;&quot;&quot;;IF(FIND(&quot;-&quot;;[.$G15])=0;&quot;&quot;;1*([.$G15]=&quot;20-0&quot;)))" office:value-type="float" office:value="0" calcext:value-type="float">
            <text:p>0</text:p>
          </table:table-cell>
          <table:table-cell table:style-name="ce375" table:formula="of:=IF([.$G15]=&quot;&quot;;&quot;&quot;;IF(FIND(&quot;-&quot;;[.$G15])=0;&quot;&quot;;NUMBERVALUE(MID([.$G15];FIND(&quot;-&quot;;[.$G15])+1;LEN([.$G15])-FIND(&quot;-&quot;;[.$G15])))))" office:value-type="float" office:value="95" calcext:value-type="float">
            <text:p>95</text:p>
          </table:table-cell>
          <table:table-cell table:style-name="ce375" table:formula="of:=IF([.$G15]=&quot;&quot;;&quot;&quot;;IF(FIND(&quot;-&quot;;[.$G15])=0;&quot;&quot;;NUMBERVALUE(MID([.$G15];1;FIND(&quot;-&quot;;[.$G15])-1))))" office:value-type="float" office:value="66" calcext:value-type="float">
            <text:p>66</text:p>
          </table:table-cell>
          <table:table-cell table:style-name="ce378" table:formula="of:=IF([.$G15]=&quot;&quot;;&quot;&quot;;IF(FIND(&quot;-&quot;;[.$G15])=0;&quot;&quot;;-NUMBERVALUE(MID([.$G15];1;FIND(&quot;-&quot;;[.$G15])-1))+NUMBERVALUE(MID([.$G15];FIND(&quot;-&quot;;[.$G15])+1;LEN([.$G15])-FIND(&quot;-&quot;;[.$G15])))))" office:value-type="float" office:value="29" calcext:value-type="float">
            <text:p>+29</text:p>
          </table:table-cell>
          <table:table-cell table:number-columns-repeated="45"/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16];&quot;ABCDEFGH&quot;;1)&gt;0;INDEX([$Squadre.A$3:$Squadre.D$34];MATCH(1;([$Squadre.C$3:$Squadre.C$34]=[.B16])*([$Squadre.D$3:$Squadre.D$34]=INT([.C16]/10));0);2)&amp;&quot; (&quot;&amp;INDEX([$Squadre.A$3:$Squadre.D$34];MATCH(1;([$Squadre.C$3:$Squadre.C$34]=[.B16])*([$Squadre.D$3:$Squadre.D$34]=INT([.C16]/10));0);1)&amp;&quot;)&quot;;&quot;DA SISTEMARE&quot;)" office:value-type="string" office:string-value="Elefanti (9)" calcext:value-type="string">
            <text:p>Elefanti (9)</text:p>
          </table:table-cell>
          <table:table-cell table:style-name="ce354" table:formula="of:=IF(AND([.D16]&lt;&gt;&quot;&quot;;[.F1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6];&quot;ABCDEFGH&quot;;1)&gt;0;INDEX([$Squadre.A$3:$Squadre.D$34];MATCH(1;([$Squadre.C$3:$Squadre.C$34]=[.B16])*([$Squadre.D$3:$Squadre.D$34]=[.C16]-10*INT([.C16]/10));0);2)&amp;&quot; (&quot;&amp;INDEX([$Squadre.A$3:$Squadre.D$34];MATCH(1;([$Squadre.C$3:$Squadre.C$34]=[.B16])*([$Squadre.D$3:$Squadre.D$34]=[.C16]-10*INT([.C16]/10));0);1)&amp;&quot;)&quot;;&quot;DA SISTEMARE&quot;)" office:value-type="string" office:string-value="Iguane (12)" calcext:value-type="string">
            <text:p>Iguane (12)</text:p>
          </table:table-cell>
          <table:table-cell table:style-name="ce366" office:value-type="string" calcext:value-type="string">
            <text:p>57-42</text:p>
          </table:table-cell>
          <table:table-cell table:style-name="ce369" table:formula="of:=IF([.$G16]=&quot;&quot;;&quot;&quot;;IF(FIND(&quot;-&quot;;[.$G16])=0;&quot;&quot;;1*(NUMBERVALUE(MID([.$G16];1;FIND(&quot;-&quot;;[.$G16])-1))&g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369" table:formula="of:=IF([.$G16]=&quot;&quot;;&quot;&quot;;IF(FIND(&quot;-&quot;;[.$G16])=0;&quot;&quot;;1*NOT([.$G16]=&quot;0-20&quot;)*(NUMBERVALUE(MID([.$G16];1;FIND(&quot;-&quot;;[.$G16])-1))&l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369" table:formula="of:=IF([.$G16]=&quot;&quot;;&quot;&quot;;IF(FIND(&quot;-&quot;;[.$G16])=0;&quot;&quot;;1*([.$G16]=&quot;0-20&quot;)))" office:value-type="float" office:value="0" calcext:value-type="float">
            <text:p>0</text:p>
          </table:table-cell>
          <table:table-cell table:style-name="ce369" table:formula="of:=IF([.$G16]=&quot;&quot;;&quot;&quot;;IF(FIND(&quot;-&quot;;[.$G16])=0;&quot;&quot;;NUMBERVALUE(MID([.$G16];1;FIND(&quot;-&quot;;[.$G16])-1))))" office:value-type="float" office:value="57" calcext:value-type="float">
            <text:p>57</text:p>
          </table:table-cell>
          <table:table-cell table:style-name="ce369" table:formula="of:=IF([.$G16]=&quot;&quot;;&quot;&quot;;IF(FIND(&quot;-&quot;;[.$G16])=0;&quot;&quot;;NUMBERVALUE(MID([.$G16];FIND(&quot;-&quot;;[.$G16])+1;LEN([.$G16])-FIND(&quot;-&quot;;[.$G16])))))" office:value-type="float" office:value="42" calcext:value-type="float">
            <text:p>42</text:p>
          </table:table-cell>
          <table:table-cell table:style-name="ce372" table:formula="of:=IF([.$G16]=&quot;&quot;;&quot;&quot;;IF(FIND(&quot;-&quot;;[.$G16])=0;&quot;&quot;;NUMBERVALUE(MID([.$G16];1;FIND(&quot;-&quot;;[.$G16])-1))-NUMBERVALUE(MID([.$G16];FIND(&quot;-&quot;;[.$G16])+1;LEN([.$G16])-FIND(&quot;-&quot;;[.$G16])))))" office:value-type="float" office:value="15" calcext:value-type="float">
            <text:p>+15</text:p>
          </table:table-cell>
          <table:table-cell table:style-name="ce375" table:formula="of:=IF([.$G16]=&quot;&quot;;&quot;&quot;;IF(FIND(&quot;-&quot;;[.$G16])=0;&quot;&quot;;1*(NUMBERVALUE(MID([.$G16];1;FIND(&quot;-&quot;;[.$G16])-1))&l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375" table:formula="of:=IF([.$G16]=&quot;&quot;;&quot;&quot;;IF(FIND(&quot;-&quot;;[.$G16])=0;&quot;&quot;;1*NOT([.$G16]=&quot;20-0&quot;)*(NUMBERVALUE(MID([.$G16];1;FIND(&quot;-&quot;;[.$G16])-1))&g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375" table:formula="of:=IF([.$G16]=&quot;&quot;;&quot;&quot;;IF(FIND(&quot;-&quot;;[.$G16])=0;&quot;&quot;;1*([.$G16]=&quot;20-0&quot;)))" office:value-type="float" office:value="0" calcext:value-type="float">
            <text:p>0</text:p>
          </table:table-cell>
          <table:table-cell table:style-name="ce375" table:formula="of:=IF([.$G16]=&quot;&quot;;&quot;&quot;;IF(FIND(&quot;-&quot;;[.$G16])=0;&quot;&quot;;NUMBERVALUE(MID([.$G16];FIND(&quot;-&quot;;[.$G16])+1;LEN([.$G16])-FIND(&quot;-&quot;;[.$G16])))))" office:value-type="float" office:value="42" calcext:value-type="float">
            <text:p>42</text:p>
          </table:table-cell>
          <table:table-cell table:style-name="ce375" table:formula="of:=IF([.$G16]=&quot;&quot;;&quot;&quot;;IF(FIND(&quot;-&quot;;[.$G16])=0;&quot;&quot;;NUMBERVALUE(MID([.$G16];1;FIND(&quot;-&quot;;[.$G16])-1))))" office:value-type="float" office:value="57" calcext:value-type="float">
            <text:p>57</text:p>
          </table:table-cell>
          <table:table-cell table:style-name="ce378" table:formula="of:=IF([.$G16]=&quot;&quot;;&quot;&quot;;IF(FIND(&quot;-&quot;;[.$G16])=0;&quot;&quot;;-NUMBERVALUE(MID([.$G16];1;FIND(&quot;-&quot;;[.$G16])-1))+NUMBERVALUE(MID([.$G16];FIND(&quot;-&quot;;[.$G16])+1;LEN([.$G16])-FIND(&quot;-&quot;;[.$G16])))))" office:value-type="float" office:value="-15" calcext:value-type="float">
            <text:p>-15</text:p>
          </table:table-cell>
          <table:table-cell table:number-columns-repeated="45"/>
        </table:table-row>
        <table:table-row table:style-name="ro2">
          <table:table-cell table:style-name="ce27" office:value-type="float" office:value="16" calcext:value-type="float">
            <text:p>16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17];&quot;ABCDEFGH&quot;;1)&gt;0;INDEX([$Squadre.A$3:$Squadre.D$34];MATCH(1;([$Squadre.C$3:$Squadre.C$34]=[.B17])*([$Squadre.D$3:$Squadre.D$34]=INT([.C17]/10));0);2)&amp;&quot; (&quot;&amp;INDEX([$Squadre.A$3:$Squadre.D$34];MATCH(1;([$Squadre.C$3:$Squadre.C$34]=[.B17])*([$Squadre.D$3:$Squadre.D$34]=INT([.C17]/10));0);1)&amp;&quot;)&quot;;&quot;DA SISTEMARE&quot;)" office:value-type="string" office:string-value="Giraffe (10)" calcext:value-type="string">
            <text:p>Giraffe (10)</text:p>
          </table:table-cell>
          <table:table-cell table:style-name="ce354" table:formula="of:=IF(AND([.D17]&lt;&gt;&quot;&quot;;[.F1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7];&quot;ABCDEFGH&quot;;1)&gt;0;INDEX([$Squadre.A$3:$Squadre.D$34];MATCH(1;([$Squadre.C$3:$Squadre.C$34]=[.B17])*([$Squadre.D$3:$Squadre.D$34]=[.C17]-10*INT([.C17]/10));0);2)&amp;&quot; (&quot;&amp;INDEX([$Squadre.A$3:$Squadre.D$34];MATCH(1;([$Squadre.C$3:$Squadre.C$34]=[.B17])*([$Squadre.D$3:$Squadre.D$34]=[.C17]-10*INT([.C17]/10));0);1)&amp;&quot;)&quot;;&quot;DA SISTEMARE&quot;)" office:value-type="string" office:string-value="Ippopotami (11)" calcext:value-type="string">
            <text:p>Ippopotami (11)</text:p>
          </table:table-cell>
          <table:table-cell table:style-name="ce366" office:value-type="string" calcext:value-type="string">
            <text:p>98-89</text:p>
          </table:table-cell>
          <table:table-cell table:style-name="ce369" table:formula="of:=IF([.$G17]=&quot;&quot;;&quot;&quot;;IF(FIND(&quot;-&quot;;[.$G17])=0;&quot;&quot;;1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369" table:formula="of:=IF([.$G17]=&quot;&quot;;&quot;&quot;;IF(FIND(&quot;-&quot;;[.$G17])=0;&quot;&quot;;1*NOT([.$G17]=&quot;0-20&quot;)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369" table:formula="of:=IF([.$G17]=&quot;&quot;;&quot;&quot;;IF(FIND(&quot;-&quot;;[.$G17])=0;&quot;&quot;;1*([.$G17]=&quot;0-20&quot;)))" office:value-type="float" office:value="0" calcext:value-type="float">
            <text:p>0</text:p>
          </table:table-cell>
          <table:table-cell table:style-name="ce369" table:formula="of:=IF([.$G17]=&quot;&quot;;&quot;&quot;;IF(FIND(&quot;-&quot;;[.$G17])=0;&quot;&quot;;NUMBERVALUE(MID([.$G17];1;FIND(&quot;-&quot;;[.$G17])-1))))" office:value-type="float" office:value="98" calcext:value-type="float">
            <text:p>98</text:p>
          </table:table-cell>
          <table:table-cell table:style-name="ce369" table:formula="of:=IF([.$G17]=&quot;&quot;;&quot;&quot;;IF(FIND(&quot;-&quot;;[.$G17])=0;&quot;&quot;;NUMBERVALUE(MID([.$G17];FIND(&quot;-&quot;;[.$G17])+1;LEN([.$G17])-FIND(&quot;-&quot;;[.$G17])))))" office:value-type="float" office:value="89" calcext:value-type="float">
            <text:p>89</text:p>
          </table:table-cell>
          <table:table-cell table:style-name="ce372" table:formula="of:=IF([.$G17]=&quot;&quot;;&quot;&quot;;IF(FIND(&quot;-&quot;;[.$G17])=0;&quot;&quot;;NUMBERVALUE(MID([.$G17];1;FIND(&quot;-&quot;;[.$G17])-1))-NUMBERVALUE(MID([.$G17];FIND(&quot;-&quot;;[.$G17])+1;LEN([.$G17])-FIND(&quot;-&quot;;[.$G17])))))" office:value-type="float" office:value="9" calcext:value-type="float">
            <text:p>+9</text:p>
          </table:table-cell>
          <table:table-cell table:style-name="ce375" table:formula="of:=IF([.$G17]=&quot;&quot;;&quot;&quot;;IF(FIND(&quot;-&quot;;[.$G17])=0;&quot;&quot;;1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375" table:formula="of:=IF([.$G17]=&quot;&quot;;&quot;&quot;;IF(FIND(&quot;-&quot;;[.$G17])=0;&quot;&quot;;1*NOT([.$G17]=&quot;20-0&quot;)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375" table:formula="of:=IF([.$G17]=&quot;&quot;;&quot;&quot;;IF(FIND(&quot;-&quot;;[.$G17])=0;&quot;&quot;;1*([.$G17]=&quot;20-0&quot;)))" office:value-type="float" office:value="0" calcext:value-type="float">
            <text:p>0</text:p>
          </table:table-cell>
          <table:table-cell table:style-name="ce375" table:formula="of:=IF([.$G17]=&quot;&quot;;&quot;&quot;;IF(FIND(&quot;-&quot;;[.$G17])=0;&quot;&quot;;NUMBERVALUE(MID([.$G17];FIND(&quot;-&quot;;[.$G17])+1;LEN([.$G17])-FIND(&quot;-&quot;;[.$G17])))))" office:value-type="float" office:value="89" calcext:value-type="float">
            <text:p>89</text:p>
          </table:table-cell>
          <table:table-cell table:style-name="ce375" table:formula="of:=IF([.$G17]=&quot;&quot;;&quot;&quot;;IF(FIND(&quot;-&quot;;[.$G17])=0;&quot;&quot;;NUMBERVALUE(MID([.$G17];1;FIND(&quot;-&quot;;[.$G17])-1))))" office:value-type="float" office:value="98" calcext:value-type="float">
            <text:p>98</text:p>
          </table:table-cell>
          <table:table-cell table:style-name="ce378" table:formula="of:=IF([.$G17]=&quot;&quot;;&quot;&quot;;IF(FIND(&quot;-&quot;;[.$G17])=0;&quot;&quot;;-NUMBERVALUE(MID([.$G17];1;FIND(&quot;-&quot;;[.$G17])-1))+NUMBERVALUE(MID([.$G17];FIND(&quot;-&quot;;[.$G17])+1;LEN([.$G17])-FIND(&quot;-&quot;;[.$G17])))))" office:value-type="float" office:value="-9" calcext:value-type="float">
            <text:p>-9</text:p>
          </table:table-cell>
          <table:table-cell table:number-columns-repeated="45"/>
        </table:table-row>
        <table:table-row table:style-name="ro2">
          <table:table-cell table:style-name="ce27" office:value-type="float" office:value="17" calcext:value-type="float">
            <text:p>17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18];&quot;ABCDEFGH&quot;;1)&gt;0;INDEX([$Squadre.A$3:$Squadre.D$34];MATCH(1;([$Squadre.C$3:$Squadre.C$34]=[.B18])*([$Squadre.D$3:$Squadre.D$34]=INT([.C18]/10));0);2)&amp;&quot; (&quot;&amp;INDEX([$Squadre.A$3:$Squadre.D$34];MATCH(1;([$Squadre.C$3:$Squadre.C$34]=[.B18])*([$Squadre.D$3:$Squadre.D$34]=INT([.C18]/10));0);1)&amp;&quot;)&quot;;&quot;DA SISTEMARE&quot;)" office:value-type="string" office:string-value="Giraffe (10)" calcext:value-type="string">
            <text:p>Giraffe (10)</text:p>
          </table:table-cell>
          <table:table-cell table:style-name="ce354" table:formula="of:=IF(AND([.D18]&lt;&gt;&quot;&quot;;[.F1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8];&quot;ABCDEFGH&quot;;1)&gt;0;INDEX([$Squadre.A$3:$Squadre.D$34];MATCH(1;([$Squadre.C$3:$Squadre.C$34]=[.B18])*([$Squadre.D$3:$Squadre.D$34]=[.C18]-10*INT([.C18]/10));0);2)&amp;&quot; (&quot;&amp;INDEX([$Squadre.A$3:$Squadre.D$34];MATCH(1;([$Squadre.C$3:$Squadre.C$34]=[.B18])*([$Squadre.D$3:$Squadre.D$34]=[.C18]-10*INT([.C18]/10));0);1)&amp;&quot;)&quot;;&quot;DA SISTEMARE&quot;)" office:value-type="string" office:string-value="Iguane (12)" calcext:value-type="string">
            <text:p>Iguane (12)</text:p>
          </table:table-cell>
          <table:table-cell table:style-name="ce366" office:value-type="string" calcext:value-type="string">
            <text:p>60-34</text:p>
          </table:table-cell>
          <table:table-cell table:style-name="ce369" table:formula="of:=IF([.$G18]=&quot;&quot;;&quot;&quot;;IF(FIND(&quot;-&quot;;[.$G18])=0;&quot;&quot;;1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369" table:formula="of:=IF([.$G18]=&quot;&quot;;&quot;&quot;;IF(FIND(&quot;-&quot;;[.$G18])=0;&quot;&quot;;1*NOT([.$G18]=&quot;0-20&quot;)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369" table:formula="of:=IF([.$G18]=&quot;&quot;;&quot;&quot;;IF(FIND(&quot;-&quot;;[.$G18])=0;&quot;&quot;;1*([.$G18]=&quot;0-20&quot;)))" office:value-type="float" office:value="0" calcext:value-type="float">
            <text:p>0</text:p>
          </table:table-cell>
          <table:table-cell table:style-name="ce369" table:formula="of:=IF([.$G18]=&quot;&quot;;&quot;&quot;;IF(FIND(&quot;-&quot;;[.$G18])=0;&quot;&quot;;NUMBERVALUE(MID([.$G18];1;FIND(&quot;-&quot;;[.$G18])-1))))" office:value-type="float" office:value="60" calcext:value-type="float">
            <text:p>60</text:p>
          </table:table-cell>
          <table:table-cell table:style-name="ce369" table:formula="of:=IF([.$G18]=&quot;&quot;;&quot;&quot;;IF(FIND(&quot;-&quot;;[.$G18])=0;&quot;&quot;;NUMBERVALUE(MID([.$G18];FIND(&quot;-&quot;;[.$G18])+1;LEN([.$G18])-FIND(&quot;-&quot;;[.$G18])))))" office:value-type="float" office:value="34" calcext:value-type="float">
            <text:p>34</text:p>
          </table:table-cell>
          <table:table-cell table:style-name="ce372" table:formula="of:=IF([.$G18]=&quot;&quot;;&quot;&quot;;IF(FIND(&quot;-&quot;;[.$G18])=0;&quot;&quot;;NUMBERVALUE(MID([.$G18];1;FIND(&quot;-&quot;;[.$G18])-1))-NUMBERVALUE(MID([.$G18];FIND(&quot;-&quot;;[.$G18])+1;LEN([.$G18])-FIND(&quot;-&quot;;[.$G18])))))" office:value-type="float" office:value="26" calcext:value-type="float">
            <text:p>+26</text:p>
          </table:table-cell>
          <table:table-cell table:style-name="ce375" table:formula="of:=IF([.$G18]=&quot;&quot;;&quot;&quot;;IF(FIND(&quot;-&quot;;[.$G18])=0;&quot;&quot;;1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375" table:formula="of:=IF([.$G18]=&quot;&quot;;&quot;&quot;;IF(FIND(&quot;-&quot;;[.$G18])=0;&quot;&quot;;1*NOT([.$G18]=&quot;20-0&quot;)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375" table:formula="of:=IF([.$G18]=&quot;&quot;;&quot;&quot;;IF(FIND(&quot;-&quot;;[.$G18])=0;&quot;&quot;;1*([.$G18]=&quot;20-0&quot;)))" office:value-type="float" office:value="0" calcext:value-type="float">
            <text:p>0</text:p>
          </table:table-cell>
          <table:table-cell table:style-name="ce375" table:formula="of:=IF([.$G18]=&quot;&quot;;&quot;&quot;;IF(FIND(&quot;-&quot;;[.$G18])=0;&quot;&quot;;NUMBERVALUE(MID([.$G18];FIND(&quot;-&quot;;[.$G18])+1;LEN([.$G18])-FIND(&quot;-&quot;;[.$G18])))))" office:value-type="float" office:value="34" calcext:value-type="float">
            <text:p>34</text:p>
          </table:table-cell>
          <table:table-cell table:style-name="ce375" table:formula="of:=IF([.$G18]=&quot;&quot;;&quot;&quot;;IF(FIND(&quot;-&quot;;[.$G18])=0;&quot;&quot;;NUMBERVALUE(MID([.$G18];1;FIND(&quot;-&quot;;[.$G18])-1))))" office:value-type="float" office:value="60" calcext:value-type="float">
            <text:p>60</text:p>
          </table:table-cell>
          <table:table-cell table:style-name="ce378" table:formula="of:=IF([.$G18]=&quot;&quot;;&quot;&quot;;IF(FIND(&quot;-&quot;;[.$G18])=0;&quot;&quot;;-NUMBERVALUE(MID([.$G18];1;FIND(&quot;-&quot;;[.$G18])-1))+NUMBERVALUE(MID([.$G18];FIND(&quot;-&quot;;[.$G18])+1;LEN([.$G18])-FIND(&quot;-&quot;;[.$G18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8" office:value-type="float" office:value="18" calcext:value-type="float">
            <text:p>18</text:p>
          </table:table-cell>
          <table:table-cell table:style-name="ce39" office:value-type="string" calcext:value-type="string">
            <text:p>C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19];&quot;ABCDEFGH&quot;;1)&gt;0;INDEX([$Squadre.A$3:$Squadre.D$34];MATCH(1;([$Squadre.C$3:$Squadre.C$34]=[.B19])*([$Squadre.D$3:$Squadre.D$34]=INT([.C19]/10));0);2)&amp;&quot; (&quot;&amp;INDEX([$Squadre.A$3:$Squadre.D$34];MATCH(1;([$Squadre.C$3:$Squadre.C$34]=[.B19])*([$Squadre.D$3:$Squadre.D$34]=INT([.C19]/10));0);1)&amp;&quot;)&quot;;&quot;DA SISTEMARE&quot;)" office:value-type="string" office:string-value="Ippopotami (11)" calcext:value-type="string">
            <text:p>Ippopotami (11)</text:p>
          </table:table-cell>
          <table:table-cell table:style-name="ce355" table:formula="of:=IF(AND([.D19]&lt;&gt;&quot;&quot;;[.F19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19];&quot;ABCDEFGH&quot;;1)&gt;0;INDEX([$Squadre.A$3:$Squadre.D$34];MATCH(1;([$Squadre.C$3:$Squadre.C$34]=[.B19])*([$Squadre.D$3:$Squadre.D$34]=[.C19]-10*INT([.C19]/10));0);2)&amp;&quot; (&quot;&amp;INDEX([$Squadre.A$3:$Squadre.D$34];MATCH(1;([$Squadre.C$3:$Squadre.C$34]=[.B19])*([$Squadre.D$3:$Squadre.D$34]=[.C19]-10*INT([.C19]/10));0);1)&amp;&quot;)&quot;;&quot;DA SISTEMARE&quot;)" office:value-type="string" office:string-value="Iguane (12)" calcext:value-type="string">
            <text:p>Iguane (12)</text:p>
          </table:table-cell>
          <table:table-cell table:style-name="ce367" office:value-type="string" calcext:value-type="string">
            <text:p>96-25</text:p>
          </table:table-cell>
          <table:table-cell table:style-name="ce370" table:formula="of:=IF([.$G19]=&quot;&quot;;&quot;&quot;;IF(FIND(&quot;-&quot;;[.$G19])=0;&quot;&quot;;1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370" table:formula="of:=IF([.$G19]=&quot;&quot;;&quot;&quot;;IF(FIND(&quot;-&quot;;[.$G19])=0;&quot;&quot;;1*NOT([.$G19]=&quot;0-20&quot;)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370" table:formula="of:=IF([.$G19]=&quot;&quot;;&quot;&quot;;IF(FIND(&quot;-&quot;;[.$G19])=0;&quot;&quot;;1*([.$G19]=&quot;0-20&quot;)))" office:value-type="float" office:value="0" calcext:value-type="float">
            <text:p>0</text:p>
          </table:table-cell>
          <table:table-cell table:style-name="ce370" table:formula="of:=IF([.$G19]=&quot;&quot;;&quot;&quot;;IF(FIND(&quot;-&quot;;[.$G19])=0;&quot;&quot;;NUMBERVALUE(MID([.$G19];1;FIND(&quot;-&quot;;[.$G19])-1))))" office:value-type="float" office:value="96" calcext:value-type="float">
            <text:p>96</text:p>
          </table:table-cell>
          <table:table-cell table:style-name="ce370" table:formula="of:=IF([.$G19]=&quot;&quot;;&quot;&quot;;IF(FIND(&quot;-&quot;;[.$G19])=0;&quot;&quot;;NUMBERVALUE(MID([.$G19];FIND(&quot;-&quot;;[.$G19])+1;LEN([.$G19])-FIND(&quot;-&quot;;[.$G19])))))" office:value-type="float" office:value="25" calcext:value-type="float">
            <text:p>25</text:p>
          </table:table-cell>
          <table:table-cell table:style-name="ce373" table:formula="of:=IF([.$G19]=&quot;&quot;;&quot;&quot;;IF(FIND(&quot;-&quot;;[.$G19])=0;&quot;&quot;;NUMBERVALUE(MID([.$G19];1;FIND(&quot;-&quot;;[.$G19])-1))-NUMBERVALUE(MID([.$G19];FIND(&quot;-&quot;;[.$G19])+1;LEN([.$G19])-FIND(&quot;-&quot;;[.$G19])))))" office:value-type="float" office:value="71" calcext:value-type="float">
            <text:p>+71</text:p>
          </table:table-cell>
          <table:table-cell table:style-name="ce376" table:formula="of:=IF([.$G19]=&quot;&quot;;&quot;&quot;;IF(FIND(&quot;-&quot;;[.$G19])=0;&quot;&quot;;1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376" table:formula="of:=IF([.$G19]=&quot;&quot;;&quot;&quot;;IF(FIND(&quot;-&quot;;[.$G19])=0;&quot;&quot;;1*NOT([.$G19]=&quot;20-0&quot;)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376" table:formula="of:=IF([.$G19]=&quot;&quot;;&quot;&quot;;IF(FIND(&quot;-&quot;;[.$G19])=0;&quot;&quot;;1*([.$G19]=&quot;20-0&quot;)))" office:value-type="float" office:value="0" calcext:value-type="float">
            <text:p>0</text:p>
          </table:table-cell>
          <table:table-cell table:style-name="ce376" table:formula="of:=IF([.$G19]=&quot;&quot;;&quot;&quot;;IF(FIND(&quot;-&quot;;[.$G19])=0;&quot;&quot;;NUMBERVALUE(MID([.$G19];FIND(&quot;-&quot;;[.$G19])+1;LEN([.$G19])-FIND(&quot;-&quot;;[.$G19])))))" office:value-type="float" office:value="25" calcext:value-type="float">
            <text:p>25</text:p>
          </table:table-cell>
          <table:table-cell table:style-name="ce376" table:formula="of:=IF([.$G19]=&quot;&quot;;&quot;&quot;;IF(FIND(&quot;-&quot;;[.$G19])=0;&quot;&quot;;NUMBERVALUE(MID([.$G19];1;FIND(&quot;-&quot;;[.$G19])-1))))" office:value-type="float" office:value="96" calcext:value-type="float">
            <text:p>96</text:p>
          </table:table-cell>
          <table:table-cell table:style-name="ce379" table:formula="of:=IF([.$G19]=&quot;&quot;;&quot;&quot;;IF(FIND(&quot;-&quot;;[.$G19])=0;&quot;&quot;;-NUMBERVALUE(MID([.$G19];1;FIND(&quot;-&quot;;[.$G19])-1))+NUMBERVALUE(MID([.$G19];FIND(&quot;-&quot;;[.$G19])+1;LEN([.$G19])-FIND(&quot;-&quot;;[.$G19])))))" office:value-type="float" office:value="-71" calcext:value-type="float">
            <text:p>-71</text:p>
          </table:table-cell>
          <table:table-cell table:number-columns-repeated="45"/>
        </table:table-row>
        <table:table-row table:style-name="ro2">
          <table:table-cell table:style-name="ce26" office:value-type="float" office:value="19" calcext:value-type="float">
            <text:p>19</text:p>
          </table:table-cell>
          <table:table-cell table:style-name="ce40" office:value-type="string" calcext:value-type="string">
            <text:p>D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0];&quot;ABCDEFGH&quot;;1)&gt;0;INDEX([$Squadre.A$3:$Squadre.D$34];MATCH(1;([$Squadre.C$3:$Squadre.C$34]=[.B20])*([$Squadre.D$3:$Squadre.D$34]=INT([.C20]/10));0);2)&amp;&quot; (&quot;&amp;INDEX([$Squadre.A$3:$Squadre.D$34];MATCH(1;([$Squadre.C$3:$Squadre.C$34]=[.B20])*([$Squadre.D$3:$Squadre.D$34]=INT([.C20]/10));0);1)&amp;&quot;)&quot;;&quot;DA SISTEMARE&quot;)" office:value-type="string" office:string-value="Coccodrilli (13)" calcext:value-type="string">
            <text:p>Coccodrilli (13)</text:p>
          </table:table-cell>
          <table:table-cell table:style-name="ce353" table:formula="of:=IF(AND([.D20]&lt;&gt;&quot;&quot;;[.F20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0];&quot;ABCDEFGH&quot;;1)&gt;0;INDEX([$Squadre.A$3:$Squadre.D$34];MATCH(1;([$Squadre.C$3:$Squadre.C$34]=[.B20])*([$Squadre.D$3:$Squadre.D$34]=[.C20]-10*INT([.C20]/10));0);2)&amp;&quot; (&quot;&amp;INDEX([$Squadre.A$3:$Squadre.D$34];MATCH(1;([$Squadre.C$3:$Squadre.C$34]=[.B20])*([$Squadre.D$3:$Squadre.D$34]=[.C20]-10*INT([.C20]/10));0);1)&amp;&quot;)&quot;;&quot;DA SISTEMARE&quot;)" office:value-type="string" office:string-value="Pitoni (14)" calcext:value-type="string">
            <text:p>Pitoni (14)</text:p>
          </table:table-cell>
          <table:table-cell table:style-name="ce365" office:value-type="string" calcext:value-type="string">
            <text:p>96-68</text:p>
          </table:table-cell>
          <table:table-cell table:style-name="ce368" table:formula="of:=IF([.$G20]=&quot;&quot;;&quot;&quot;;IF(FIND(&quot;-&quot;;[.$G20])=0;&quot;&quot;;1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368" table:formula="of:=IF([.$G20]=&quot;&quot;;&quot;&quot;;IF(FIND(&quot;-&quot;;[.$G20])=0;&quot;&quot;;1*NOT([.$G20]=&quot;0-20&quot;)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368" table:formula="of:=IF([.$G20]=&quot;&quot;;&quot;&quot;;IF(FIND(&quot;-&quot;;[.$G20])=0;&quot;&quot;;1*([.$G20]=&quot;0-20&quot;)))" office:value-type="float" office:value="0" calcext:value-type="float">
            <text:p>0</text:p>
          </table:table-cell>
          <table:table-cell table:style-name="ce368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368" table:formula="of:=IF([.$G20]=&quot;&quot;;&quot;&quot;;IF(FIND(&quot;-&quot;;[.$G20])=0;&quot;&quot;;NUMBERVALUE(MID([.$G20];FIND(&quot;-&quot;;[.$G20])+1;LEN([.$G20])-FIND(&quot;-&quot;;[.$G20])))))" office:value-type="float" office:value="68" calcext:value-type="float">
            <text:p>68</text:p>
          </table:table-cell>
          <table:table-cell table:style-name="ce371" table:formula="of:=IF([.$G20]=&quot;&quot;;&quot;&quot;;IF(FIND(&quot;-&quot;;[.$G20])=0;&quot;&quot;;NUMBERVALUE(MID([.$G20];1;FIND(&quot;-&quot;;[.$G20])-1))-NUMBERVALUE(MID([.$G20];FIND(&quot;-&quot;;[.$G20])+1;LEN([.$G20])-FIND(&quot;-&quot;;[.$G20])))))" office:value-type="float" office:value="28" calcext:value-type="float">
            <text:p>+28</text:p>
          </table:table-cell>
          <table:table-cell table:style-name="ce374" table:formula="of:=IF([.$G20]=&quot;&quot;;&quot;&quot;;IF(FIND(&quot;-&quot;;[.$G20])=0;&quot;&quot;;1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374" table:formula="of:=IF([.$G20]=&quot;&quot;;&quot;&quot;;IF(FIND(&quot;-&quot;;[.$G20])=0;&quot;&quot;;1*NOT([.$G20]=&quot;20-0&quot;)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374" table:formula="of:=IF([.$G20]=&quot;&quot;;&quot;&quot;;IF(FIND(&quot;-&quot;;[.$G20])=0;&quot;&quot;;1*([.$G20]=&quot;20-0&quot;)))" office:value-type="float" office:value="0" calcext:value-type="float">
            <text:p>0</text:p>
          </table:table-cell>
          <table:table-cell table:style-name="ce374" table:formula="of:=IF([.$G20]=&quot;&quot;;&quot;&quot;;IF(FIND(&quot;-&quot;;[.$G20])=0;&quot;&quot;;NUMBERVALUE(MID([.$G20];FIND(&quot;-&quot;;[.$G20])+1;LEN([.$G20])-FIND(&quot;-&quot;;[.$G20])))))" office:value-type="float" office:value="68" calcext:value-type="float">
            <text:p>68</text:p>
          </table:table-cell>
          <table:table-cell table:style-name="ce374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377" table:formula="of:=IF([.$G20]=&quot;&quot;;&quot;&quot;;IF(FIND(&quot;-&quot;;[.$G20])=0;&quot;&quot;;-NUMBERVALUE(MID([.$G20];1;FIND(&quot;-&quot;;[.$G20])-1))+NUMBERVALUE(MID([.$G20];FIND(&quot;-&quot;;[.$G20])+1;LEN([.$G20])-FIND(&quot;-&quot;;[.$G20])))))" office:value-type="float" office:value="-28" calcext:value-type="float">
            <text:p>-28</text:p>
          </table:table-cell>
          <table:table-cell table:number-columns-repeated="45"/>
        </table:table-row>
        <table:table-row table:style-name="ro2">
          <table:table-cell table:style-name="ce27" office:value-type="float" office:value="20" calcext:value-type="float">
            <text:p>20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21];&quot;ABCDEFGH&quot;;1)&gt;0;INDEX([$Squadre.A$3:$Squadre.D$34];MATCH(1;([$Squadre.C$3:$Squadre.C$34]=[.B21])*([$Squadre.D$3:$Squadre.D$34]=INT([.C21]/10));0);2)&amp;&quot; (&quot;&amp;INDEX([$Squadre.A$3:$Squadre.D$34];MATCH(1;([$Squadre.C$3:$Squadre.C$34]=[.B21])*([$Squadre.D$3:$Squadre.D$34]=INT([.C21]/10));0);1)&amp;&quot;)&quot;;&quot;DA SISTEMARE&quot;)" office:value-type="string" office:string-value="Coccodrilli (13)" calcext:value-type="string">
            <text:p>Coccodrilli (13)</text:p>
          </table:table-cell>
          <table:table-cell table:style-name="ce354" table:formula="of:=IF(AND([.D21]&lt;&gt;&quot;&quot;;[.F2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1];&quot;ABCDEFGH&quot;;1)&gt;0;INDEX([$Squadre.A$3:$Squadre.D$34];MATCH(1;([$Squadre.C$3:$Squadre.C$34]=[.B21])*([$Squadre.D$3:$Squadre.D$34]=[.C21]-10*INT([.C21]/10));0);2)&amp;&quot; (&quot;&amp;INDEX([$Squadre.A$3:$Squadre.D$34];MATCH(1;([$Squadre.C$3:$Squadre.C$34]=[.B21])*([$Squadre.D$3:$Squadre.D$34]=[.C21]-10*INT([.C21]/10));0);1)&amp;&quot;)&quot;;&quot;DA SISTEMARE&quot;)" office:value-type="string" office:string-value="Aquile (15)" calcext:value-type="string">
            <text:p>Aquile (15)</text:p>
          </table:table-cell>
          <table:table-cell table:style-name="ce366" office:value-type="string" calcext:value-type="string">
            <text:p>21-29</text:p>
          </table:table-cell>
          <table:table-cell table:style-name="ce369" table:formula="of:=IF([.$G21]=&quot;&quot;;&quot;&quot;;IF(FIND(&quot;-&quot;;[.$G21])=0;&quot;&quot;;1*(NUMBERVALUE(MID([.$G21];1;FIND(&quot;-&quot;;[.$G21])-1))&g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369" table:formula="of:=IF([.$G21]=&quot;&quot;;&quot;&quot;;IF(FIND(&quot;-&quot;;[.$G21])=0;&quot;&quot;;1*NOT([.$G21]=&quot;0-20&quot;)*(NUMBERVALUE(MID([.$G21];1;FIND(&quot;-&quot;;[.$G21])-1))&l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369" table:formula="of:=IF([.$G21]=&quot;&quot;;&quot;&quot;;IF(FIND(&quot;-&quot;;[.$G21])=0;&quot;&quot;;1*([.$G21]=&quot;0-20&quot;)))" office:value-type="float" office:value="0" calcext:value-type="float">
            <text:p>0</text:p>
          </table:table-cell>
          <table:table-cell table:style-name="ce369" table:formula="of:=IF([.$G21]=&quot;&quot;;&quot;&quot;;IF(FIND(&quot;-&quot;;[.$G21])=0;&quot;&quot;;NUMBERVALUE(MID([.$G21];1;FIND(&quot;-&quot;;[.$G21])-1))))" office:value-type="float" office:value="21" calcext:value-type="float">
            <text:p>21</text:p>
          </table:table-cell>
          <table:table-cell table:style-name="ce369" table:formula="of:=IF([.$G21]=&quot;&quot;;&quot;&quot;;IF(FIND(&quot;-&quot;;[.$G21])=0;&quot;&quot;;NUMBERVALUE(MID([.$G21];FIND(&quot;-&quot;;[.$G21])+1;LEN([.$G21])-FIND(&quot;-&quot;;[.$G21])))))" office:value-type="float" office:value="29" calcext:value-type="float">
            <text:p>29</text:p>
          </table:table-cell>
          <table:table-cell table:style-name="ce372" table:formula="of:=IF([.$G21]=&quot;&quot;;&quot;&quot;;IF(FIND(&quot;-&quot;;[.$G21])=0;&quot;&quot;;NUMBERVALUE(MID([.$G21];1;FIND(&quot;-&quot;;[.$G21])-1))-NUMBERVALUE(MID([.$G21];FIND(&quot;-&quot;;[.$G21])+1;LEN([.$G21])-FIND(&quot;-&quot;;[.$G21])))))" office:value-type="float" office:value="-8" calcext:value-type="float">
            <text:p>-8</text:p>
          </table:table-cell>
          <table:table-cell table:style-name="ce375" table:formula="of:=IF([.$G21]=&quot;&quot;;&quot;&quot;;IF(FIND(&quot;-&quot;;[.$G21])=0;&quot;&quot;;1*(NUMBERVALUE(MID([.$G21];1;FIND(&quot;-&quot;;[.$G21])-1))&l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375" table:formula="of:=IF([.$G21]=&quot;&quot;;&quot;&quot;;IF(FIND(&quot;-&quot;;[.$G21])=0;&quot;&quot;;1*NOT([.$G21]=&quot;20-0&quot;)*(NUMBERVALUE(MID([.$G21];1;FIND(&quot;-&quot;;[.$G21])-1))&g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375" table:formula="of:=IF([.$G21]=&quot;&quot;;&quot;&quot;;IF(FIND(&quot;-&quot;;[.$G21])=0;&quot;&quot;;1*([.$G21]=&quot;20-0&quot;)))" office:value-type="float" office:value="0" calcext:value-type="float">
            <text:p>0</text:p>
          </table:table-cell>
          <table:table-cell table:style-name="ce375" table:formula="of:=IF([.$G21]=&quot;&quot;;&quot;&quot;;IF(FIND(&quot;-&quot;;[.$G21])=0;&quot;&quot;;NUMBERVALUE(MID([.$G21];FIND(&quot;-&quot;;[.$G21])+1;LEN([.$G21])-FIND(&quot;-&quot;;[.$G21])))))" office:value-type="float" office:value="29" calcext:value-type="float">
            <text:p>29</text:p>
          </table:table-cell>
          <table:table-cell table:style-name="ce375" table:formula="of:=IF([.$G21]=&quot;&quot;;&quot;&quot;;IF(FIND(&quot;-&quot;;[.$G21])=0;&quot;&quot;;NUMBERVALUE(MID([.$G21];1;FIND(&quot;-&quot;;[.$G21])-1))))" office:value-type="float" office:value="21" calcext:value-type="float">
            <text:p>21</text:p>
          </table:table-cell>
          <table:table-cell table:style-name="ce378" table:formula="of:=IF([.$G21]=&quot;&quot;;&quot;&quot;;IF(FIND(&quot;-&quot;;[.$G21])=0;&quot;&quot;;-NUMBERVALUE(MID([.$G21];1;FIND(&quot;-&quot;;[.$G21])-1))+NUMBERVALUE(MID([.$G21];FIND(&quot;-&quot;;[.$G21])+1;LEN([.$G21])-FIND(&quot;-&quot;;[.$G21])))))" office:value-type="float" office:value="8" calcext:value-type="float">
            <text:p>+8</text:p>
          </table:table-cell>
          <table:table-cell table:number-columns-repeated="45"/>
        </table:table-row>
        <table:table-row table:style-name="ro2">
          <table:table-cell table:style-name="ce27" office:value-type="float" office:value="21" calcext:value-type="float">
            <text:p>21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22];&quot;ABCDEFGH&quot;;1)&gt;0;INDEX([$Squadre.A$3:$Squadre.D$34];MATCH(1;([$Squadre.C$3:$Squadre.C$34]=[.B22])*([$Squadre.D$3:$Squadre.D$34]=INT([.C22]/10));0);2)&amp;&quot; (&quot;&amp;INDEX([$Squadre.A$3:$Squadre.D$34];MATCH(1;([$Squadre.C$3:$Squadre.C$34]=[.B22])*([$Squadre.D$3:$Squadre.D$34]=INT([.C22]/10));0);1)&amp;&quot;)&quot;;&quot;DA SISTEMARE&quot;)" office:value-type="string" office:string-value="Coccodrilli (13)" calcext:value-type="string">
            <text:p>Coccodrilli (13)</text:p>
          </table:table-cell>
          <table:table-cell table:style-name="ce354" table:formula="of:=IF(AND([.D22]&lt;&gt;&quot;&quot;;[.F2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2];&quot;ABCDEFGH&quot;;1)&gt;0;INDEX([$Squadre.A$3:$Squadre.D$34];MATCH(1;([$Squadre.C$3:$Squadre.C$34]=[.B22])*([$Squadre.D$3:$Squadre.D$34]=[.C22]-10*INT([.C22]/10));0);2)&amp;&quot; (&quot;&amp;INDEX([$Squadre.A$3:$Squadre.D$34];MATCH(1;([$Squadre.C$3:$Squadre.C$34]=[.B22])*([$Squadre.D$3:$Squadre.D$34]=[.C22]-10*INT([.C22]/10));0);1)&amp;&quot;)&quot;;&quot;DA SISTEMARE&quot;)" office:value-type="string" office:string-value="Falchi (16)" calcext:value-type="string">
            <text:p>Falchi (16)</text:p>
          </table:table-cell>
          <table:table-cell table:style-name="ce366" office:value-type="string" calcext:value-type="string">
            <text:p>54-64</text:p>
          </table:table-cell>
          <table:table-cell table:style-name="ce369" table:formula="of:=IF([.$G22]=&quot;&quot;;&quot;&quot;;IF(FIND(&quot;-&quot;;[.$G22])=0;&quot;&quot;;1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369" table:formula="of:=IF([.$G22]=&quot;&quot;;&quot;&quot;;IF(FIND(&quot;-&quot;;[.$G22])=0;&quot;&quot;;1*NOT([.$G22]=&quot;0-20&quot;)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369" table:formula="of:=IF([.$G22]=&quot;&quot;;&quot;&quot;;IF(FIND(&quot;-&quot;;[.$G22])=0;&quot;&quot;;1*([.$G22]=&quot;0-20&quot;)))" office:value-type="float" office:value="0" calcext:value-type="float">
            <text:p>0</text:p>
          </table:table-cell>
          <table:table-cell table:style-name="ce369" table:formula="of:=IF([.$G22]=&quot;&quot;;&quot;&quot;;IF(FIND(&quot;-&quot;;[.$G22])=0;&quot;&quot;;NUMBERVALUE(MID([.$G22];1;FIND(&quot;-&quot;;[.$G22])-1))))" office:value-type="float" office:value="54" calcext:value-type="float">
            <text:p>54</text:p>
          </table:table-cell>
          <table:table-cell table:style-name="ce369" table:formula="of:=IF([.$G22]=&quot;&quot;;&quot;&quot;;IF(FIND(&quot;-&quot;;[.$G22])=0;&quot;&quot;;NUMBERVALUE(MID([.$G22];FIND(&quot;-&quot;;[.$G22])+1;LEN([.$G22])-FIND(&quot;-&quot;;[.$G22])))))" office:value-type="float" office:value="64" calcext:value-type="float">
            <text:p>64</text:p>
          </table:table-cell>
          <table:table-cell table:style-name="ce372" table:formula="of:=IF([.$G22]=&quot;&quot;;&quot;&quot;;IF(FIND(&quot;-&quot;;[.$G22])=0;&quot;&quot;;NUMBERVALUE(MID([.$G22];1;FIND(&quot;-&quot;;[.$G22])-1))-NUMBERVALUE(MID([.$G22];FIND(&quot;-&quot;;[.$G22])+1;LEN([.$G22])-FIND(&quot;-&quot;;[.$G22])))))" office:value-type="float" office:value="-10" calcext:value-type="float">
            <text:p>-10</text:p>
          </table:table-cell>
          <table:table-cell table:style-name="ce375" table:formula="of:=IF([.$G22]=&quot;&quot;;&quot;&quot;;IF(FIND(&quot;-&quot;;[.$G22])=0;&quot;&quot;;1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375" table:formula="of:=IF([.$G22]=&quot;&quot;;&quot;&quot;;IF(FIND(&quot;-&quot;;[.$G22])=0;&quot;&quot;;1*NOT([.$G22]=&quot;20-0&quot;)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375" table:formula="of:=IF([.$G22]=&quot;&quot;;&quot;&quot;;IF(FIND(&quot;-&quot;;[.$G22])=0;&quot;&quot;;1*([.$G22]=&quot;20-0&quot;)))" office:value-type="float" office:value="0" calcext:value-type="float">
            <text:p>0</text:p>
          </table:table-cell>
          <table:table-cell table:style-name="ce375" table:formula="of:=IF([.$G22]=&quot;&quot;;&quot;&quot;;IF(FIND(&quot;-&quot;;[.$G22])=0;&quot;&quot;;NUMBERVALUE(MID([.$G22];FIND(&quot;-&quot;;[.$G22])+1;LEN([.$G22])-FIND(&quot;-&quot;;[.$G22])))))" office:value-type="float" office:value="64" calcext:value-type="float">
            <text:p>64</text:p>
          </table:table-cell>
          <table:table-cell table:style-name="ce375" table:formula="of:=IF([.$G22]=&quot;&quot;;&quot;&quot;;IF(FIND(&quot;-&quot;;[.$G22])=0;&quot;&quot;;NUMBERVALUE(MID([.$G22];1;FIND(&quot;-&quot;;[.$G22])-1))))" office:value-type="float" office:value="54" calcext:value-type="float">
            <text:p>54</text:p>
          </table:table-cell>
          <table:table-cell table:style-name="ce378" table:formula="of:=IF([.$G22]=&quot;&quot;;&quot;&quot;;IF(FIND(&quot;-&quot;;[.$G22])=0;&quot;&quot;;-NUMBERVALUE(MID([.$G22];1;FIND(&quot;-&quot;;[.$G22])-1))+NUMBERVALUE(MID([.$G22];FIND(&quot;-&quot;;[.$G22])+1;LEN([.$G22])-FIND(&quot;-&quot;;[.$G22])))))" office:value-type="float" office:value="10" calcext:value-type="float">
            <text:p>+10</text:p>
          </table:table-cell>
          <table:table-cell table:number-columns-repeated="45"/>
        </table:table-row>
        <table:table-row table:style-name="ro2">
          <table:table-cell table:style-name="ce27" office:value-type="float" office:value="22" calcext:value-type="float">
            <text:p>22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23];&quot;ABCDEFGH&quot;;1)&gt;0;INDEX([$Squadre.A$3:$Squadre.D$34];MATCH(1;([$Squadre.C$3:$Squadre.C$34]=[.B23])*([$Squadre.D$3:$Squadre.D$34]=INT([.C23]/10));0);2)&amp;&quot; (&quot;&amp;INDEX([$Squadre.A$3:$Squadre.D$34];MATCH(1;([$Squadre.C$3:$Squadre.C$34]=[.B23])*([$Squadre.D$3:$Squadre.D$34]=INT([.C23]/10));0);1)&amp;&quot;)&quot;;&quot;DA SISTEMARE&quot;)" office:value-type="string" office:string-value="Pitoni (14)" calcext:value-type="string">
            <text:p>Pitoni (14)</text:p>
          </table:table-cell>
          <table:table-cell table:style-name="ce354" table:formula="of:=IF(AND([.D23]&lt;&gt;&quot;&quot;;[.F2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3];&quot;ABCDEFGH&quot;;1)&gt;0;INDEX([$Squadre.A$3:$Squadre.D$34];MATCH(1;([$Squadre.C$3:$Squadre.C$34]=[.B23])*([$Squadre.D$3:$Squadre.D$34]=[.C23]-10*INT([.C23]/10));0);2)&amp;&quot; (&quot;&amp;INDEX([$Squadre.A$3:$Squadre.D$34];MATCH(1;([$Squadre.C$3:$Squadre.C$34]=[.B23])*([$Squadre.D$3:$Squadre.D$34]=[.C23]-10*INT([.C23]/10));0);1)&amp;&quot;)&quot;;&quot;DA SISTEMARE&quot;)" office:value-type="string" office:string-value="Aquile (15)" calcext:value-type="string">
            <text:p>Aquile (15)</text:p>
          </table:table-cell>
          <table:table-cell table:style-name="ce366" office:value-type="string" calcext:value-type="string">
            <text:p>67-53</text:p>
          </table:table-cell>
          <table:table-cell table:style-name="ce369" table:formula="of:=IF([.$G23]=&quot;&quot;;&quot;&quot;;IF(FIND(&quot;-&quot;;[.$G23])=0;&quot;&quot;;1*(NUMBERVALUE(MID([.$G23];1;FIND(&quot;-&quot;;[.$G23])-1))&g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369" table:formula="of:=IF([.$G23]=&quot;&quot;;&quot;&quot;;IF(FIND(&quot;-&quot;;[.$G23])=0;&quot;&quot;;1*NOT([.$G23]=&quot;0-20&quot;)*(NUMBERVALUE(MID([.$G23];1;FIND(&quot;-&quot;;[.$G23])-1))&l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369" table:formula="of:=IF([.$G23]=&quot;&quot;;&quot;&quot;;IF(FIND(&quot;-&quot;;[.$G23])=0;&quot;&quot;;1*([.$G23]=&quot;0-20&quot;)))" office:value-type="float" office:value="0" calcext:value-type="float">
            <text:p>0</text:p>
          </table:table-cell>
          <table:table-cell table:style-name="ce369" table:formula="of:=IF([.$G23]=&quot;&quot;;&quot;&quot;;IF(FIND(&quot;-&quot;;[.$G23])=0;&quot;&quot;;NUMBERVALUE(MID([.$G23];1;FIND(&quot;-&quot;;[.$G23])-1))))" office:value-type="float" office:value="67" calcext:value-type="float">
            <text:p>67</text:p>
          </table:table-cell>
          <table:table-cell table:style-name="ce369" table:formula="of:=IF([.$G23]=&quot;&quot;;&quot;&quot;;IF(FIND(&quot;-&quot;;[.$G23])=0;&quot;&quot;;NUMBERVALUE(MID([.$G23];FIND(&quot;-&quot;;[.$G23])+1;LEN([.$G23])-FIND(&quot;-&quot;;[.$G23])))))" office:value-type="float" office:value="53" calcext:value-type="float">
            <text:p>53</text:p>
          </table:table-cell>
          <table:table-cell table:style-name="ce372" table:formula="of:=IF([.$G23]=&quot;&quot;;&quot;&quot;;IF(FIND(&quot;-&quot;;[.$G23])=0;&quot;&quot;;NUMBERVALUE(MID([.$G23];1;FIND(&quot;-&quot;;[.$G23])-1))-NUMBERVALUE(MID([.$G23];FIND(&quot;-&quot;;[.$G23])+1;LEN([.$G23])-FIND(&quot;-&quot;;[.$G23])))))" office:value-type="float" office:value="14" calcext:value-type="float">
            <text:p>+14</text:p>
          </table:table-cell>
          <table:table-cell table:style-name="ce375" table:formula="of:=IF([.$G23]=&quot;&quot;;&quot;&quot;;IF(FIND(&quot;-&quot;;[.$G23])=0;&quot;&quot;;1*(NUMBERVALUE(MID([.$G23];1;FIND(&quot;-&quot;;[.$G23])-1))&l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375" table:formula="of:=IF([.$G23]=&quot;&quot;;&quot;&quot;;IF(FIND(&quot;-&quot;;[.$G23])=0;&quot;&quot;;1*NOT([.$G23]=&quot;20-0&quot;)*(NUMBERVALUE(MID([.$G23];1;FIND(&quot;-&quot;;[.$G23])-1))&g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375" table:formula="of:=IF([.$G23]=&quot;&quot;;&quot;&quot;;IF(FIND(&quot;-&quot;;[.$G23])=0;&quot;&quot;;1*([.$G23]=&quot;20-0&quot;)))" office:value-type="float" office:value="0" calcext:value-type="float">
            <text:p>0</text:p>
          </table:table-cell>
          <table:table-cell table:style-name="ce375" table:formula="of:=IF([.$G23]=&quot;&quot;;&quot;&quot;;IF(FIND(&quot;-&quot;;[.$G23])=0;&quot;&quot;;NUMBERVALUE(MID([.$G23];FIND(&quot;-&quot;;[.$G23])+1;LEN([.$G23])-FIND(&quot;-&quot;;[.$G23])))))" office:value-type="float" office:value="53" calcext:value-type="float">
            <text:p>53</text:p>
          </table:table-cell>
          <table:table-cell table:style-name="ce375" table:formula="of:=IF([.$G23]=&quot;&quot;;&quot;&quot;;IF(FIND(&quot;-&quot;;[.$G23])=0;&quot;&quot;;NUMBERVALUE(MID([.$G23];1;FIND(&quot;-&quot;;[.$G23])-1))))" office:value-type="float" office:value="67" calcext:value-type="float">
            <text:p>67</text:p>
          </table:table-cell>
          <table:table-cell table:style-name="ce378" table:formula="of:=IF([.$G23]=&quot;&quot;;&quot;&quot;;IF(FIND(&quot;-&quot;;[.$G23])=0;&quot;&quot;;-NUMBERVALUE(MID([.$G23];1;FIND(&quot;-&quot;;[.$G23])-1))+NUMBERVALUE(MID([.$G23];FIND(&quot;-&quot;;[.$G23])+1;LEN([.$G23])-FIND(&quot;-&quot;;[.$G23])))))" office:value-type="float" office:value="-14" calcext:value-type="float">
            <text:p>-14</text:p>
          </table:table-cell>
          <table:table-cell table:number-columns-repeated="45"/>
        </table:table-row>
        <table:table-row table:style-name="ro2">
          <table:table-cell table:style-name="ce27" office:value-type="float" office:value="23" calcext:value-type="float">
            <text:p>23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24];&quot;ABCDEFGH&quot;;1)&gt;0;INDEX([$Squadre.A$3:$Squadre.D$34];MATCH(1;([$Squadre.C$3:$Squadre.C$34]=[.B24])*([$Squadre.D$3:$Squadre.D$34]=INT([.C24]/10));0);2)&amp;&quot; (&quot;&amp;INDEX([$Squadre.A$3:$Squadre.D$34];MATCH(1;([$Squadre.C$3:$Squadre.C$34]=[.B24])*([$Squadre.D$3:$Squadre.D$34]=INT([.C24]/10));0);1)&amp;&quot;)&quot;;&quot;DA SISTEMARE&quot;)" office:value-type="string" office:string-value="Pitoni (14)" calcext:value-type="string">
            <text:p>Pitoni (14)</text:p>
          </table:table-cell>
          <table:table-cell table:style-name="ce354" table:formula="of:=IF(AND([.D24]&lt;&gt;&quot;&quot;;[.F2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4];&quot;ABCDEFGH&quot;;1)&gt;0;INDEX([$Squadre.A$3:$Squadre.D$34];MATCH(1;([$Squadre.C$3:$Squadre.C$34]=[.B24])*([$Squadre.D$3:$Squadre.D$34]=[.C24]-10*INT([.C24]/10));0);2)&amp;&quot; (&quot;&amp;INDEX([$Squadre.A$3:$Squadre.D$34];MATCH(1;([$Squadre.C$3:$Squadre.C$34]=[.B24])*([$Squadre.D$3:$Squadre.D$34]=[.C24]-10*INT([.C24]/10));0);1)&amp;&quot;)&quot;;&quot;DA SISTEMARE&quot;)" office:value-type="string" office:string-value="Falchi (16)" calcext:value-type="string">
            <text:p>Falchi (16)</text:p>
          </table:table-cell>
          <table:table-cell table:style-name="ce366" office:value-type="string" calcext:value-type="string">
            <text:p>83-57</text:p>
          </table:table-cell>
          <table:table-cell table:style-name="ce369" table:formula="of:=IF([.$G24]=&quot;&quot;;&quot;&quot;;IF(FIND(&quot;-&quot;;[.$G24])=0;&quot;&quot;;1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369" table:formula="of:=IF([.$G24]=&quot;&quot;;&quot;&quot;;IF(FIND(&quot;-&quot;;[.$G24])=0;&quot;&quot;;1*NOT([.$G24]=&quot;0-20&quot;)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369" table:formula="of:=IF([.$G24]=&quot;&quot;;&quot;&quot;;IF(FIND(&quot;-&quot;;[.$G24])=0;&quot;&quot;;1*([.$G24]=&quot;0-20&quot;)))" office:value-type="float" office:value="0" calcext:value-type="float">
            <text:p>0</text:p>
          </table:table-cell>
          <table:table-cell table:style-name="ce369" table:formula="of:=IF([.$G24]=&quot;&quot;;&quot;&quot;;IF(FIND(&quot;-&quot;;[.$G24])=0;&quot;&quot;;NUMBERVALUE(MID([.$G24];1;FIND(&quot;-&quot;;[.$G24])-1))))" office:value-type="float" office:value="83" calcext:value-type="float">
            <text:p>83</text:p>
          </table:table-cell>
          <table:table-cell table:style-name="ce369" table:formula="of:=IF([.$G24]=&quot;&quot;;&quot;&quot;;IF(FIND(&quot;-&quot;;[.$G24])=0;&quot;&quot;;NUMBERVALUE(MID([.$G24];FIND(&quot;-&quot;;[.$G24])+1;LEN([.$G24])-FIND(&quot;-&quot;;[.$G24])))))" office:value-type="float" office:value="57" calcext:value-type="float">
            <text:p>57</text:p>
          </table:table-cell>
          <table:table-cell table:style-name="ce372" table:formula="of:=IF([.$G24]=&quot;&quot;;&quot;&quot;;IF(FIND(&quot;-&quot;;[.$G24])=0;&quot;&quot;;NUMBERVALUE(MID([.$G24];1;FIND(&quot;-&quot;;[.$G24])-1))-NUMBERVALUE(MID([.$G24];FIND(&quot;-&quot;;[.$G24])+1;LEN([.$G24])-FIND(&quot;-&quot;;[.$G24])))))" office:value-type="float" office:value="26" calcext:value-type="float">
            <text:p>+26</text:p>
          </table:table-cell>
          <table:table-cell table:style-name="ce375" table:formula="of:=IF([.$G24]=&quot;&quot;;&quot;&quot;;IF(FIND(&quot;-&quot;;[.$G24])=0;&quot;&quot;;1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375" table:formula="of:=IF([.$G24]=&quot;&quot;;&quot;&quot;;IF(FIND(&quot;-&quot;;[.$G24])=0;&quot;&quot;;1*NOT([.$G24]=&quot;20-0&quot;)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375" table:formula="of:=IF([.$G24]=&quot;&quot;;&quot;&quot;;IF(FIND(&quot;-&quot;;[.$G24])=0;&quot;&quot;;1*([.$G24]=&quot;20-0&quot;)))" office:value-type="float" office:value="0" calcext:value-type="float">
            <text:p>0</text:p>
          </table:table-cell>
          <table:table-cell table:style-name="ce375" table:formula="of:=IF([.$G24]=&quot;&quot;;&quot;&quot;;IF(FIND(&quot;-&quot;;[.$G24])=0;&quot;&quot;;NUMBERVALUE(MID([.$G24];FIND(&quot;-&quot;;[.$G24])+1;LEN([.$G24])-FIND(&quot;-&quot;;[.$G24])))))" office:value-type="float" office:value="57" calcext:value-type="float">
            <text:p>57</text:p>
          </table:table-cell>
          <table:table-cell table:style-name="ce375" table:formula="of:=IF([.$G24]=&quot;&quot;;&quot;&quot;;IF(FIND(&quot;-&quot;;[.$G24])=0;&quot;&quot;;NUMBERVALUE(MID([.$G24];1;FIND(&quot;-&quot;;[.$G24])-1))))" office:value-type="float" office:value="83" calcext:value-type="float">
            <text:p>83</text:p>
          </table:table-cell>
          <table:table-cell table:style-name="ce378" table:formula="of:=IF([.$G24]=&quot;&quot;;&quot;&quot;;IF(FIND(&quot;-&quot;;[.$G24])=0;&quot;&quot;;-NUMBERVALUE(MID([.$G24];1;FIND(&quot;-&quot;;[.$G24])-1))+NUMBERVALUE(MID([.$G24];FIND(&quot;-&quot;;[.$G24])+1;LEN([.$G24])-FIND(&quot;-&quot;;[.$G24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8" office:value-type="float" office:value="24" calcext:value-type="float">
            <text:p>24</text:p>
          </table:table-cell>
          <table:table-cell table:style-name="ce53" office:value-type="string" calcext:value-type="string">
            <text:p>D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25];&quot;ABCDEFGH&quot;;1)&gt;0;INDEX([$Squadre.A$3:$Squadre.D$34];MATCH(1;([$Squadre.C$3:$Squadre.C$34]=[.B25])*([$Squadre.D$3:$Squadre.D$34]=INT([.C25]/10));0);2)&amp;&quot; (&quot;&amp;INDEX([$Squadre.A$3:$Squadre.D$34];MATCH(1;([$Squadre.C$3:$Squadre.C$34]=[.B25])*([$Squadre.D$3:$Squadre.D$34]=INT([.C25]/10));0);1)&amp;&quot;)&quot;;&quot;DA SISTEMARE&quot;)" office:value-type="string" office:string-value="Aquile (15)" calcext:value-type="string">
            <text:p>Aquile (15)</text:p>
          </table:table-cell>
          <table:table-cell table:style-name="ce355" table:formula="of:=IF(AND([.D25]&lt;&gt;&quot;&quot;;[.F25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25];&quot;ABCDEFGH&quot;;1)&gt;0;INDEX([$Squadre.A$3:$Squadre.D$34];MATCH(1;([$Squadre.C$3:$Squadre.C$34]=[.B25])*([$Squadre.D$3:$Squadre.D$34]=[.C25]-10*INT([.C25]/10));0);2)&amp;&quot; (&quot;&amp;INDEX([$Squadre.A$3:$Squadre.D$34];MATCH(1;([$Squadre.C$3:$Squadre.C$34]=[.B25])*([$Squadre.D$3:$Squadre.D$34]=[.C25]-10*INT([.C25]/10));0);1)&amp;&quot;)&quot;;&quot;DA SISTEMARE&quot;)" office:value-type="string" office:string-value="Falchi (16)" calcext:value-type="string">
            <text:p>Falchi (16)</text:p>
          </table:table-cell>
          <table:table-cell table:style-name="ce367" office:value-type="string" calcext:value-type="string">
            <text:p>72-52</text:p>
          </table:table-cell>
          <table:table-cell table:style-name="ce370" table:formula="of:=IF([.$G25]=&quot;&quot;;&quot;&quot;;IF(FIND(&quot;-&quot;;[.$G25])=0;&quot;&quot;;1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370" table:formula="of:=IF([.$G25]=&quot;&quot;;&quot;&quot;;IF(FIND(&quot;-&quot;;[.$G25])=0;&quot;&quot;;1*NOT([.$G25]=&quot;0-20&quot;)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370" table:formula="of:=IF([.$G25]=&quot;&quot;;&quot;&quot;;IF(FIND(&quot;-&quot;;[.$G25])=0;&quot;&quot;;1*([.$G25]=&quot;0-20&quot;)))" office:value-type="float" office:value="0" calcext:value-type="float">
            <text:p>0</text:p>
          </table:table-cell>
          <table:table-cell table:style-name="ce370" table:formula="of:=IF([.$G25]=&quot;&quot;;&quot;&quot;;IF(FIND(&quot;-&quot;;[.$G25])=0;&quot;&quot;;NUMBERVALUE(MID([.$G25];1;FIND(&quot;-&quot;;[.$G25])-1))))" office:value-type="float" office:value="72" calcext:value-type="float">
            <text:p>72</text:p>
          </table:table-cell>
          <table:table-cell table:style-name="ce370" table:formula="of:=IF([.$G25]=&quot;&quot;;&quot;&quot;;IF(FIND(&quot;-&quot;;[.$G25])=0;&quot;&quot;;NUMBERVALUE(MID([.$G25];FIND(&quot;-&quot;;[.$G25])+1;LEN([.$G25])-FIND(&quot;-&quot;;[.$G25])))))" office:value-type="float" office:value="52" calcext:value-type="float">
            <text:p>52</text:p>
          </table:table-cell>
          <table:table-cell table:style-name="ce373" table:formula="of:=IF([.$G25]=&quot;&quot;;&quot;&quot;;IF(FIND(&quot;-&quot;;[.$G25])=0;&quot;&quot;;NUMBERVALUE(MID([.$G25];1;FIND(&quot;-&quot;;[.$G25])-1))-NUMBERVALUE(MID([.$G25];FIND(&quot;-&quot;;[.$G25])+1;LEN([.$G25])-FIND(&quot;-&quot;;[.$G25])))))" office:value-type="float" office:value="20" calcext:value-type="float">
            <text:p>+20</text:p>
          </table:table-cell>
          <table:table-cell table:style-name="ce376" table:formula="of:=IF([.$G25]=&quot;&quot;;&quot;&quot;;IF(FIND(&quot;-&quot;;[.$G25])=0;&quot;&quot;;1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376" table:formula="of:=IF([.$G25]=&quot;&quot;;&quot;&quot;;IF(FIND(&quot;-&quot;;[.$G25])=0;&quot;&quot;;1*NOT([.$G25]=&quot;20-0&quot;)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376" table:formula="of:=IF([.$G25]=&quot;&quot;;&quot;&quot;;IF(FIND(&quot;-&quot;;[.$G25])=0;&quot;&quot;;1*([.$G25]=&quot;20-0&quot;)))" office:value-type="float" office:value="0" calcext:value-type="float">
            <text:p>0</text:p>
          </table:table-cell>
          <table:table-cell table:style-name="ce376" table:formula="of:=IF([.$G25]=&quot;&quot;;&quot;&quot;;IF(FIND(&quot;-&quot;;[.$G25])=0;&quot;&quot;;NUMBERVALUE(MID([.$G25];FIND(&quot;-&quot;;[.$G25])+1;LEN([.$G25])-FIND(&quot;-&quot;;[.$G25])))))" office:value-type="float" office:value="52" calcext:value-type="float">
            <text:p>52</text:p>
          </table:table-cell>
          <table:table-cell table:style-name="ce376" table:formula="of:=IF([.$G25]=&quot;&quot;;&quot;&quot;;IF(FIND(&quot;-&quot;;[.$G25])=0;&quot;&quot;;NUMBERVALUE(MID([.$G25];1;FIND(&quot;-&quot;;[.$G25])-1))))" office:value-type="float" office:value="72" calcext:value-type="float">
            <text:p>72</text:p>
          </table:table-cell>
          <table:table-cell table:style-name="ce379" table:formula="of:=IF([.$G25]=&quot;&quot;;&quot;&quot;;IF(FIND(&quot;-&quot;;[.$G25])=0;&quot;&quot;;-NUMBERVALUE(MID([.$G25];1;FIND(&quot;-&quot;;[.$G25])-1))+NUMBERVALUE(MID([.$G25];FIND(&quot;-&quot;;[.$G25])+1;LEN([.$G25])-FIND(&quot;-&quot;;[.$G25])))))" office:value-type="float" office:value="-20" calcext:value-type="float">
            <text:p>-20</text:p>
          </table:table-cell>
          <table:table-cell table:number-columns-repeated="45"/>
        </table:table-row>
        <table:table-row table:style-name="ro2">
          <table:table-cell table:style-name="ce26" office:value-type="float" office:value="25" calcext:value-type="float">
            <text:p>25</text:p>
          </table:table-cell>
          <table:table-cell table:style-name="ce54" office:value-type="string" calcext:value-type="string">
            <text:p>E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6];&quot;ABCDEFGH&quot;;1)&gt;0;INDEX([$Squadre.A$3:$Squadre.D$34];MATCH(1;([$Squadre.C$3:$Squadre.C$34]=[.B26])*([$Squadre.D$3:$Squadre.D$34]=INT([.C26]/10));0);2)&amp;&quot; (&quot;&amp;INDEX([$Squadre.A$3:$Squadre.D$34];MATCH(1;([$Squadre.C$3:$Squadre.C$34]=[.B26])*([$Squadre.D$3:$Squadre.D$34]=INT([.C26]/10));0);1)&amp;&quot;)&quot;;&quot;DA SISTEMARE&quot;)" office:value-type="string" office:string-value="Bisonti (17)" calcext:value-type="string">
            <text:p>Bisonti (17)</text:p>
          </table:table-cell>
          <table:table-cell table:style-name="ce353" table:formula="of:=IF(AND([.D26]&lt;&gt;&quot;&quot;;[.F26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6];&quot;ABCDEFGH&quot;;1)&gt;0;INDEX([$Squadre.A$3:$Squadre.D$34];MATCH(1;([$Squadre.C$3:$Squadre.C$34]=[.B26])*([$Squadre.D$3:$Squadre.D$34]=[.C26]-10*INT([.C26]/10));0);2)&amp;&quot; (&quot;&amp;INDEX([$Squadre.A$3:$Squadre.D$34];MATCH(1;([$Squadre.C$3:$Squadre.C$34]=[.B26])*([$Squadre.D$3:$Squadre.D$34]=[.C26]-10*INT([.C26]/10));0);1)&amp;&quot;)&quot;;&quot;DA SISTEMARE&quot;)" office:value-type="string" office:string-value="Bufali (18)" calcext:value-type="string">
            <text:p>Bufali (18)</text:p>
          </table:table-cell>
          <table:table-cell table:style-name="ce365" office:value-type="string" calcext:value-type="string">
            <text:p>86-97</text:p>
          </table:table-cell>
          <table:table-cell table:style-name="ce368" table:formula="of:=IF([.$G26]=&quot;&quot;;&quot;&quot;;IF(FIND(&quot;-&quot;;[.$G26])=0;&quot;&quot;;1*(NUMBERVALUE(MID([.$G26];1;FIND(&quot;-&quot;;[.$G26])-1))&g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368" table:formula="of:=IF([.$G26]=&quot;&quot;;&quot;&quot;;IF(FIND(&quot;-&quot;;[.$G26])=0;&quot;&quot;;1*NOT([.$G26]=&quot;0-20&quot;)*(NUMBERVALUE(MID([.$G26];1;FIND(&quot;-&quot;;[.$G26])-1))&l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368" table:formula="of:=IF([.$G26]=&quot;&quot;;&quot;&quot;;IF(FIND(&quot;-&quot;;[.$G26])=0;&quot;&quot;;1*([.$G26]=&quot;0-20&quot;)))" office:value-type="float" office:value="0" calcext:value-type="float">
            <text:p>0</text:p>
          </table:table-cell>
          <table:table-cell table:style-name="ce368" table:formula="of:=IF([.$G26]=&quot;&quot;;&quot;&quot;;IF(FIND(&quot;-&quot;;[.$G26])=0;&quot;&quot;;NUMBERVALUE(MID([.$G26];1;FIND(&quot;-&quot;;[.$G26])-1))))" office:value-type="float" office:value="86" calcext:value-type="float">
            <text:p>86</text:p>
          </table:table-cell>
          <table:table-cell table:style-name="ce368" table:formula="of:=IF([.$G26]=&quot;&quot;;&quot;&quot;;IF(FIND(&quot;-&quot;;[.$G26])=0;&quot;&quot;;NUMBERVALUE(MID([.$G26];FIND(&quot;-&quot;;[.$G26])+1;LEN([.$G26])-FIND(&quot;-&quot;;[.$G26])))))" office:value-type="float" office:value="97" calcext:value-type="float">
            <text:p>97</text:p>
          </table:table-cell>
          <table:table-cell table:style-name="ce371" table:formula="of:=IF([.$G26]=&quot;&quot;;&quot;&quot;;IF(FIND(&quot;-&quot;;[.$G26])=0;&quot;&quot;;NUMBERVALUE(MID([.$G26];1;FIND(&quot;-&quot;;[.$G26])-1))-NUMBERVALUE(MID([.$G26];FIND(&quot;-&quot;;[.$G26])+1;LEN([.$G26])-FIND(&quot;-&quot;;[.$G26])))))" office:value-type="float" office:value="-11" calcext:value-type="float">
            <text:p>-11</text:p>
          </table:table-cell>
          <table:table-cell table:style-name="ce374" table:formula="of:=IF([.$G26]=&quot;&quot;;&quot;&quot;;IF(FIND(&quot;-&quot;;[.$G26])=0;&quot;&quot;;1*(NUMBERVALUE(MID([.$G26];1;FIND(&quot;-&quot;;[.$G26])-1))&l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374" table:formula="of:=IF([.$G26]=&quot;&quot;;&quot;&quot;;IF(FIND(&quot;-&quot;;[.$G26])=0;&quot;&quot;;1*NOT([.$G26]=&quot;20-0&quot;)*(NUMBERVALUE(MID([.$G26];1;FIND(&quot;-&quot;;[.$G26])-1))&g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374" table:formula="of:=IF([.$G26]=&quot;&quot;;&quot;&quot;;IF(FIND(&quot;-&quot;;[.$G26])=0;&quot;&quot;;1*([.$G26]=&quot;20-0&quot;)))" office:value-type="float" office:value="0" calcext:value-type="float">
            <text:p>0</text:p>
          </table:table-cell>
          <table:table-cell table:style-name="ce374" table:formula="of:=IF([.$G26]=&quot;&quot;;&quot;&quot;;IF(FIND(&quot;-&quot;;[.$G26])=0;&quot;&quot;;NUMBERVALUE(MID([.$G26];FIND(&quot;-&quot;;[.$G26])+1;LEN([.$G26])-FIND(&quot;-&quot;;[.$G26])))))" office:value-type="float" office:value="97" calcext:value-type="float">
            <text:p>97</text:p>
          </table:table-cell>
          <table:table-cell table:style-name="ce374" table:formula="of:=IF([.$G26]=&quot;&quot;;&quot;&quot;;IF(FIND(&quot;-&quot;;[.$G26])=0;&quot;&quot;;NUMBERVALUE(MID([.$G26];1;FIND(&quot;-&quot;;[.$G26])-1))))" office:value-type="float" office:value="86" calcext:value-type="float">
            <text:p>86</text:p>
          </table:table-cell>
          <table:table-cell table:style-name="ce377" table:formula="of:=IF([.$G26]=&quot;&quot;;&quot;&quot;;IF(FIND(&quot;-&quot;;[.$G26])=0;&quot;&quot;;-NUMBERVALUE(MID([.$G26];1;FIND(&quot;-&quot;;[.$G26])-1))+NUMBERVALUE(MID([.$G26];FIND(&quot;-&quot;;[.$G26])+1;LEN([.$G26])-FIND(&quot;-&quot;;[.$G26])))))" office:value-type="float" office:value="11" calcext:value-type="float">
            <text:p>+11</text:p>
          </table:table-cell>
          <table:table-cell table:number-columns-repeated="45"/>
        </table:table-row>
        <table:table-row table:style-name="ro2">
          <table:table-cell table:style-name="ce27" office:value-type="float" office:value="26" calcext:value-type="float">
            <text:p>26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27];&quot;ABCDEFGH&quot;;1)&gt;0;INDEX([$Squadre.A$3:$Squadre.D$34];MATCH(1;([$Squadre.C$3:$Squadre.C$34]=[.B27])*([$Squadre.D$3:$Squadre.D$34]=INT([.C27]/10));0);2)&amp;&quot; (&quot;&amp;INDEX([$Squadre.A$3:$Squadre.D$34];MATCH(1;([$Squadre.C$3:$Squadre.C$34]=[.B27])*([$Squadre.D$3:$Squadre.D$34]=INT([.C27]/10));0);1)&amp;&quot;)&quot;;&quot;DA SISTEMARE&quot;)" office:value-type="string" office:string-value="Bisonti (17)" calcext:value-type="string">
            <text:p>Bisonti (17)</text:p>
          </table:table-cell>
          <table:table-cell table:style-name="ce354" table:formula="of:=IF(AND([.D27]&lt;&gt;&quot;&quot;;[.F2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7];&quot;ABCDEFGH&quot;;1)&gt;0;INDEX([$Squadre.A$3:$Squadre.D$34];MATCH(1;([$Squadre.C$3:$Squadre.C$34]=[.B27])*([$Squadre.D$3:$Squadre.D$34]=[.C27]-10*INT([.C27]/10));0);2)&amp;&quot; (&quot;&amp;INDEX([$Squadre.A$3:$Squadre.D$34];MATCH(1;([$Squadre.C$3:$Squadre.C$34]=[.B27])*([$Squadre.D$3:$Squadre.D$34]=[.C27]-10*INT([.C27]/10));0);1)&amp;&quot;)&quot;;&quot;DA SISTEMARE&quot;)" office:value-type="string" office:string-value="Cervi (19)" calcext:value-type="string">
            <text:p>Cervi (19)</text:p>
          </table:table-cell>
          <table:table-cell table:style-name="ce366" office:value-type="string" calcext:value-type="string">
            <text:p>20-0</text:p>
          </table:table-cell>
          <table:table-cell table:style-name="ce369" table:formula="of:=IF([.$G27]=&quot;&quot;;&quot;&quot;;IF(FIND(&quot;-&quot;;[.$G27])=0;&quot;&quot;;1*(NUMBERVALUE(MID([.$G27];1;FIND(&quot;-&quot;;[.$G27])-1))&gt;NUMBERVALUE(MID([.$G27];FIND(&quot;-&quot;;[.$G27])+1;LEN([.$G27])-FIND(&quot;-&quot;;[.$G27]))))))" office:value-type="float" office:value="1" calcext:value-type="float">
            <text:p>1</text:p>
          </table:table-cell>
          <table:table-cell table:style-name="ce369" table:formula="of:=IF([.$G27]=&quot;&quot;;&quot;&quot;;IF(FIND(&quot;-&quot;;[.$G27])=0;&quot;&quot;;1*NOT([.$G27]=&quot;0-20&quot;)*(NUMBERVALUE(MID([.$G27];1;FIND(&quot;-&quot;;[.$G27])-1))&l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69" table:formula="of:=IF([.$G27]=&quot;&quot;;&quot;&quot;;IF(FIND(&quot;-&quot;;[.$G27])=0;&quot;&quot;;1*([.$G27]=&quot;0-20&quot;)))" office:value-type="float" office:value="0" calcext:value-type="float">
            <text:p>0</text:p>
          </table:table-cell>
          <table:table-cell table:style-name="ce369" table:formula="of:=IF([.$G27]=&quot;&quot;;&quot;&quot;;IF(FIND(&quot;-&quot;;[.$G27])=0;&quot;&quot;;NUMBERVALUE(MID([.$G27];1;FIND(&quot;-&quot;;[.$G27])-1))))" office:value-type="float" office:value="20" calcext:value-type="float">
            <text:p>20</text:p>
          </table:table-cell>
          <table:table-cell table:style-name="ce369" table:formula="of:=IF([.$G27]=&quot;&quot;;&quot;&quot;;IF(FIND(&quot;-&quot;;[.$G27])=0;&quot;&quot;;NUMBERVALUE(MID([.$G27];FIND(&quot;-&quot;;[.$G27])+1;LEN([.$G27])-FIND(&quot;-&quot;;[.$G27])))))" office:value-type="float" office:value="0" calcext:value-type="float">
            <text:p>0</text:p>
          </table:table-cell>
          <table:table-cell table:style-name="ce372" table:formula="of:=IF([.$G27]=&quot;&quot;;&quot;&quot;;IF(FIND(&quot;-&quot;;[.$G27])=0;&quot;&quot;;NUMBERVALUE(MID([.$G27];1;FIND(&quot;-&quot;;[.$G27])-1))-NUMBERVALUE(MID([.$G27];FIND(&quot;-&quot;;[.$G27])+1;LEN([.$G27])-FIND(&quot;-&quot;;[.$G27])))))" office:value-type="float" office:value="20" calcext:value-type="float">
            <text:p>+20</text:p>
          </table:table-cell>
          <table:table-cell table:style-name="ce375" table:formula="of:=IF([.$G27]=&quot;&quot;;&quot;&quot;;IF(FIND(&quot;-&quot;;[.$G27])=0;&quot;&quot;;1*(NUMBERVALUE(MID([.$G27];1;FIND(&quot;-&quot;;[.$G27])-1))&l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1*NOT([.$G27]=&quot;20-0&quot;)*(NUMBERVALUE(MID([.$G27];1;FIND(&quot;-&quot;;[.$G27])-1))&g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1*([.$G27]=&quot;20-0&quot;)))" office:value-type="float" office:value="1" calcext:value-type="float">
            <text:p>1</text:p>
          </table:table-cell>
          <table:table-cell table:style-name="ce375" table:formula="of:=IF([.$G27]=&quot;&quot;;&quot;&quot;;IF(FIND(&quot;-&quot;;[.$G27])=0;&quot;&quot;;NUMBERVALUE(MID([.$G27];FIND(&quot;-&quot;;[.$G27])+1;LEN([.$G27])-FIND(&quot;-&quot;;[.$G27]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NUMBERVALUE(MID([.$G27];1;FIND(&quot;-&quot;;[.$G27])-1))))" office:value-type="float" office:value="20" calcext:value-type="float">
            <text:p>20</text:p>
          </table:table-cell>
          <table:table-cell table:style-name="ce378" table:formula="of:=IF([.$G27]=&quot;&quot;;&quot;&quot;;IF(FIND(&quot;-&quot;;[.$G27])=0;&quot;&quot;;-NUMBERVALUE(MID([.$G27];1;FIND(&quot;-&quot;;[.$G27])-1))+NUMBERVALUE(MID([.$G27];FIND(&quot;-&quot;;[.$G27])+1;LEN([.$G27])-FIND(&quot;-&quot;;[.$G27])))))" office:value-type="float" office:value="-20" calcext:value-type="float">
            <text:p>-20</text:p>
          </table:table-cell>
          <table:table-cell table:number-columns-repeated="45"/>
        </table:table-row>
        <table:table-row table:style-name="ro2">
          <table:table-cell table:style-name="ce27" office:value-type="float" office:value="27" calcext:value-type="float">
            <text:p>27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28];&quot;ABCDEFGH&quot;;1)&gt;0;INDEX([$Squadre.A$3:$Squadre.D$34];MATCH(1;([$Squadre.C$3:$Squadre.C$34]=[.B28])*([$Squadre.D$3:$Squadre.D$34]=INT([.C28]/10));0);2)&amp;&quot; (&quot;&amp;INDEX([$Squadre.A$3:$Squadre.D$34];MATCH(1;([$Squadre.C$3:$Squadre.C$34]=[.B28])*([$Squadre.D$3:$Squadre.D$34]=INT([.C28]/10));0);1)&amp;&quot;)&quot;;&quot;DA SISTEMARE&quot;)" office:value-type="string" office:string-value="Bisonti (17)" calcext:value-type="string">
            <text:p>Bisonti (17)</text:p>
          </table:table-cell>
          <table:table-cell table:style-name="ce354" table:formula="of:=IF(AND([.D28]&lt;&gt;&quot;&quot;;[.F2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8];&quot;ABCDEFGH&quot;;1)&gt;0;INDEX([$Squadre.A$3:$Squadre.D$34];MATCH(1;([$Squadre.C$3:$Squadre.C$34]=[.B28])*([$Squadre.D$3:$Squadre.D$34]=[.C28]-10*INT([.C28]/10));0);2)&amp;&quot; (&quot;&amp;INDEX([$Squadre.A$3:$Squadre.D$34];MATCH(1;([$Squadre.C$3:$Squadre.C$34]=[.B28])*([$Squadre.D$3:$Squadre.D$34]=[.C28]-10*INT([.C28]/10));0);1)&amp;&quot;)&quot;;&quot;DA SISTEMARE&quot;)" office:value-type="string" office:string-value="Cinghiali (20)" calcext:value-type="string">
            <text:p>Cinghiali (20)</text:p>
          </table:table-cell>
          <table:table-cell table:style-name="ce366" office:value-type="string" calcext:value-type="string">
            <text:p>42-82</text:p>
          </table:table-cell>
          <table:table-cell table:style-name="ce369" table:formula="of:=IF([.$G28]=&quot;&quot;;&quot;&quot;;IF(FIND(&quot;-&quot;;[.$G28])=0;&quot;&quot;;1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369" table:formula="of:=IF([.$G28]=&quot;&quot;;&quot;&quot;;IF(FIND(&quot;-&quot;;[.$G28])=0;&quot;&quot;;1*NOT([.$G28]=&quot;0-20&quot;)*(NUMBERVALUE(MID([.$G28];1;FIND(&quot;-&quot;;[.$G28])-1))&l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369" table:formula="of:=IF([.$G28]=&quot;&quot;;&quot;&quot;;IF(FIND(&quot;-&quot;;[.$G28])=0;&quot;&quot;;1*([.$G28]=&quot;0-20&quot;)))" office:value-type="float" office:value="0" calcext:value-type="float">
            <text:p>0</text:p>
          </table:table-cell>
          <table:table-cell table:style-name="ce369" table:formula="of:=IF([.$G28]=&quot;&quot;;&quot;&quot;;IF(FIND(&quot;-&quot;;[.$G28])=0;&quot;&quot;;NUMBERVALUE(MID([.$G28];1;FIND(&quot;-&quot;;[.$G28])-1))))" office:value-type="float" office:value="42" calcext:value-type="float">
            <text:p>42</text:p>
          </table:table-cell>
          <table:table-cell table:style-name="ce369" table:formula="of:=IF([.$G28]=&quot;&quot;;&quot;&quot;;IF(FIND(&quot;-&quot;;[.$G28])=0;&quot;&quot;;NUMBERVALUE(MID([.$G28];FIND(&quot;-&quot;;[.$G28])+1;LEN([.$G28])-FIND(&quot;-&quot;;[.$G28])))))" office:value-type="float" office:value="82" calcext:value-type="float">
            <text:p>82</text:p>
          </table:table-cell>
          <table:table-cell table:style-name="ce372" table:formula="of:=IF([.$G28]=&quot;&quot;;&quot;&quot;;IF(FIND(&quot;-&quot;;[.$G28])=0;&quot;&quot;;NUMBERVALUE(MID([.$G28];1;FIND(&quot;-&quot;;[.$G28])-1))-NUMBERVALUE(MID([.$G28];FIND(&quot;-&quot;;[.$G28])+1;LEN([.$G28])-FIND(&quot;-&quot;;[.$G28])))))" office:value-type="float" office:value="-40" calcext:value-type="float">
            <text:p>-40</text:p>
          </table:table-cell>
          <table:table-cell table:style-name="ce375" table:formula="of:=IF([.$G28]=&quot;&quot;;&quot;&quot;;IF(FIND(&quot;-&quot;;[.$G28])=0;&quot;&quot;;1*(NUMBERVALUE(MID([.$G28];1;FIND(&quot;-&quot;;[.$G28])-1))&l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375" table:formula="of:=IF([.$G28]=&quot;&quot;;&quot;&quot;;IF(FIND(&quot;-&quot;;[.$G28])=0;&quot;&quot;;1*NOT([.$G28]=&quot;20-0&quot;)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375" table:formula="of:=IF([.$G28]=&quot;&quot;;&quot;&quot;;IF(FIND(&quot;-&quot;;[.$G28])=0;&quot;&quot;;1*([.$G28]=&quot;20-0&quot;)))" office:value-type="float" office:value="0" calcext:value-type="float">
            <text:p>0</text:p>
          </table:table-cell>
          <table:table-cell table:style-name="ce375" table:formula="of:=IF([.$G28]=&quot;&quot;;&quot;&quot;;IF(FIND(&quot;-&quot;;[.$G28])=0;&quot;&quot;;NUMBERVALUE(MID([.$G28];FIND(&quot;-&quot;;[.$G28])+1;LEN([.$G28])-FIND(&quot;-&quot;;[.$G28])))))" office:value-type="float" office:value="82" calcext:value-type="float">
            <text:p>82</text:p>
          </table:table-cell>
          <table:table-cell table:style-name="ce375" table:formula="of:=IF([.$G28]=&quot;&quot;;&quot;&quot;;IF(FIND(&quot;-&quot;;[.$G28])=0;&quot;&quot;;NUMBERVALUE(MID([.$G28];1;FIND(&quot;-&quot;;[.$G28])-1))))" office:value-type="float" office:value="42" calcext:value-type="float">
            <text:p>42</text:p>
          </table:table-cell>
          <table:table-cell table:style-name="ce378" table:formula="of:=IF([.$G28]=&quot;&quot;;&quot;&quot;;IF(FIND(&quot;-&quot;;[.$G28])=0;&quot;&quot;;-NUMBERVALUE(MID([.$G28];1;FIND(&quot;-&quot;;[.$G28])-1))+NUMBERVALUE(MID([.$G28];FIND(&quot;-&quot;;[.$G28])+1;LEN([.$G28])-FIND(&quot;-&quot;;[.$G28])))))" office:value-type="float" office:value="40" calcext:value-type="float">
            <text:p>+40</text:p>
          </table:table-cell>
          <table:table-cell table:number-columns-repeated="45"/>
        </table:table-row>
        <table:table-row table:style-name="ro2">
          <table:table-cell table:style-name="ce27" office:value-type="float" office:value="28" calcext:value-type="float">
            <text:p>28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29];&quot;ABCDEFGH&quot;;1)&gt;0;INDEX([$Squadre.A$3:$Squadre.D$34];MATCH(1;([$Squadre.C$3:$Squadre.C$34]=[.B29])*([$Squadre.D$3:$Squadre.D$34]=INT([.C29]/10));0);2)&amp;&quot; (&quot;&amp;INDEX([$Squadre.A$3:$Squadre.D$34];MATCH(1;([$Squadre.C$3:$Squadre.C$34]=[.B29])*([$Squadre.D$3:$Squadre.D$34]=INT([.C29]/10));0);1)&amp;&quot;)&quot;;&quot;DA SISTEMARE&quot;)" office:value-type="string" office:string-value="Bufali (18)" calcext:value-type="string">
            <text:p>Bufali (18)</text:p>
          </table:table-cell>
          <table:table-cell table:style-name="ce354" table:formula="of:=IF(AND([.D29]&lt;&gt;&quot;&quot;;[.F2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9];&quot;ABCDEFGH&quot;;1)&gt;0;INDEX([$Squadre.A$3:$Squadre.D$34];MATCH(1;([$Squadre.C$3:$Squadre.C$34]=[.B29])*([$Squadre.D$3:$Squadre.D$34]=[.C29]-10*INT([.C29]/10));0);2)&amp;&quot; (&quot;&amp;INDEX([$Squadre.A$3:$Squadre.D$34];MATCH(1;([$Squadre.C$3:$Squadre.C$34]=[.B29])*([$Squadre.D$3:$Squadre.D$34]=[.C29]-10*INT([.C29]/10));0);1)&amp;&quot;)&quot;;&quot;DA SISTEMARE&quot;)" office:value-type="string" office:string-value="Cervi (19)" calcext:value-type="string">
            <text:p>Cervi (19)</text:p>
          </table:table-cell>
          <table:table-cell table:style-name="ce366" office:value-type="string" calcext:value-type="string">
            <text:p>66-49</text:p>
          </table:table-cell>
          <table:table-cell table:style-name="ce369" table:formula="of:=IF([.$G29]=&quot;&quot;;&quot;&quot;;IF(FIND(&quot;-&quot;;[.$G29])=0;&quot;&quot;;1*(NUMBERVALUE(MID([.$G29];1;FIND(&quot;-&quot;;[.$G29])-1))&g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369" table:formula="of:=IF([.$G29]=&quot;&quot;;&quot;&quot;;IF(FIND(&quot;-&quot;;[.$G29])=0;&quot;&quot;;1*NOT([.$G29]=&quot;0-20&quot;)*(NUMBERVALUE(MID([.$G29];1;FIND(&quot;-&quot;;[.$G29])-1))&l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369" table:formula="of:=IF([.$G29]=&quot;&quot;;&quot;&quot;;IF(FIND(&quot;-&quot;;[.$G29])=0;&quot;&quot;;1*([.$G29]=&quot;0-20&quot;)))" office:value-type="float" office:value="0" calcext:value-type="float">
            <text:p>0</text:p>
          </table:table-cell>
          <table:table-cell table:style-name="ce369" table:formula="of:=IF([.$G29]=&quot;&quot;;&quot;&quot;;IF(FIND(&quot;-&quot;;[.$G29])=0;&quot;&quot;;NUMBERVALUE(MID([.$G29];1;FIND(&quot;-&quot;;[.$G29])-1))))" office:value-type="float" office:value="66" calcext:value-type="float">
            <text:p>66</text:p>
          </table:table-cell>
          <table:table-cell table:style-name="ce369" table:formula="of:=IF([.$G29]=&quot;&quot;;&quot;&quot;;IF(FIND(&quot;-&quot;;[.$G29])=0;&quot;&quot;;NUMBERVALUE(MID([.$G29];FIND(&quot;-&quot;;[.$G29])+1;LEN([.$G29])-FIND(&quot;-&quot;;[.$G29])))))" office:value-type="float" office:value="49" calcext:value-type="float">
            <text:p>49</text:p>
          </table:table-cell>
          <table:table-cell table:style-name="ce372" table:formula="of:=IF([.$G29]=&quot;&quot;;&quot;&quot;;IF(FIND(&quot;-&quot;;[.$G29])=0;&quot;&quot;;NUMBERVALUE(MID([.$G29];1;FIND(&quot;-&quot;;[.$G29])-1))-NUMBERVALUE(MID([.$G29];FIND(&quot;-&quot;;[.$G29])+1;LEN([.$G29])-FIND(&quot;-&quot;;[.$G29])))))" office:value-type="float" office:value="17" calcext:value-type="float">
            <text:p>+17</text:p>
          </table:table-cell>
          <table:table-cell table:style-name="ce375" table:formula="of:=IF([.$G29]=&quot;&quot;;&quot;&quot;;IF(FIND(&quot;-&quot;;[.$G29])=0;&quot;&quot;;1*(NUMBERVALUE(MID([.$G29];1;FIND(&quot;-&quot;;[.$G29])-1))&l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375" table:formula="of:=IF([.$G29]=&quot;&quot;;&quot;&quot;;IF(FIND(&quot;-&quot;;[.$G29])=0;&quot;&quot;;1*NOT([.$G29]=&quot;20-0&quot;)*(NUMBERVALUE(MID([.$G29];1;FIND(&quot;-&quot;;[.$G29])-1))&g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375" table:formula="of:=IF([.$G29]=&quot;&quot;;&quot;&quot;;IF(FIND(&quot;-&quot;;[.$G29])=0;&quot;&quot;;1*([.$G29]=&quot;20-0&quot;)))" office:value-type="float" office:value="0" calcext:value-type="float">
            <text:p>0</text:p>
          </table:table-cell>
          <table:table-cell table:style-name="ce375" table:formula="of:=IF([.$G29]=&quot;&quot;;&quot;&quot;;IF(FIND(&quot;-&quot;;[.$G29])=0;&quot;&quot;;NUMBERVALUE(MID([.$G29];FIND(&quot;-&quot;;[.$G29])+1;LEN([.$G29])-FIND(&quot;-&quot;;[.$G29])))))" office:value-type="float" office:value="49" calcext:value-type="float">
            <text:p>49</text:p>
          </table:table-cell>
          <table:table-cell table:style-name="ce375" table:formula="of:=IF([.$G29]=&quot;&quot;;&quot;&quot;;IF(FIND(&quot;-&quot;;[.$G29])=0;&quot;&quot;;NUMBERVALUE(MID([.$G29];1;FIND(&quot;-&quot;;[.$G29])-1))))" office:value-type="float" office:value="66" calcext:value-type="float">
            <text:p>66</text:p>
          </table:table-cell>
          <table:table-cell table:style-name="ce378" table:formula="of:=IF([.$G29]=&quot;&quot;;&quot;&quot;;IF(FIND(&quot;-&quot;;[.$G29])=0;&quot;&quot;;-NUMBERVALUE(MID([.$G29];1;FIND(&quot;-&quot;;[.$G29])-1))+NUMBERVALUE(MID([.$G29];FIND(&quot;-&quot;;[.$G29])+1;LEN([.$G29])-FIND(&quot;-&quot;;[.$G29])))))" office:value-type="float" office:value="-17" calcext:value-type="float">
            <text:p>-17</text:p>
          </table:table-cell>
          <table:table-cell table:number-columns-repeated="45"/>
        </table:table-row>
        <table:table-row table:style-name="ro2">
          <table:table-cell table:style-name="ce27" office:value-type="float" office:value="29" calcext:value-type="float">
            <text:p>29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30];&quot;ABCDEFGH&quot;;1)&gt;0;INDEX([$Squadre.A$3:$Squadre.D$34];MATCH(1;([$Squadre.C$3:$Squadre.C$34]=[.B30])*([$Squadre.D$3:$Squadre.D$34]=INT([.C30]/10));0);2)&amp;&quot; (&quot;&amp;INDEX([$Squadre.A$3:$Squadre.D$34];MATCH(1;([$Squadre.C$3:$Squadre.C$34]=[.B30])*([$Squadre.D$3:$Squadre.D$34]=INT([.C30]/10));0);1)&amp;&quot;)&quot;;&quot;DA SISTEMARE&quot;)" office:value-type="string" office:string-value="Bufali (18)" calcext:value-type="string">
            <text:p>Bufali (18)</text:p>
          </table:table-cell>
          <table:table-cell table:style-name="ce354" table:formula="of:=IF(AND([.D30]&lt;&gt;&quot;&quot;;[.F3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0];&quot;ABCDEFGH&quot;;1)&gt;0;INDEX([$Squadre.A$3:$Squadre.D$34];MATCH(1;([$Squadre.C$3:$Squadre.C$34]=[.B30])*([$Squadre.D$3:$Squadre.D$34]=[.C30]-10*INT([.C30]/10));0);2)&amp;&quot; (&quot;&amp;INDEX([$Squadre.A$3:$Squadre.D$34];MATCH(1;([$Squadre.C$3:$Squadre.C$34]=[.B30])*([$Squadre.D$3:$Squadre.D$34]=[.C30]-10*INT([.C30]/10));0);1)&amp;&quot;)&quot;;&quot;DA SISTEMARE&quot;)" office:value-type="string" office:string-value="Cinghiali (20)" calcext:value-type="string">
            <text:p>Cinghiali (20)</text:p>
          </table:table-cell>
          <table:table-cell table:style-name="ce366" office:value-type="string" calcext:value-type="string">
            <text:p>0-20</text:p>
          </table:table-cell>
          <table:table-cell table:style-name="ce369" table:formula="of:=IF([.$G30]=&quot;&quot;;&quot;&quot;;IF(FIND(&quot;-&quot;;[.$G30])=0;&quot;&quot;;1*(NUMBERVALUE(MID([.$G30];1;FIND(&quot;-&quot;;[.$G30])-1))&g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1*NOT([.$G30]=&quot;0-20&quot;)*(NUMBERVALUE(MID([.$G30];1;FIND(&quot;-&quot;;[.$G30])-1))&l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1*([.$G30]=&quot;0-20&quot;)))" office:value-type="float" office:value="1" calcext:value-type="float">
            <text:p>1</text:p>
          </table:table-cell>
          <table:table-cell table:style-name="ce369" table:formula="of:=IF([.$G30]=&quot;&quot;;&quot;&quot;;IF(FIND(&quot;-&quot;;[.$G30])=0;&quot;&quot;;NUMBERVALUE(MID([.$G30];1;FIND(&quot;-&quot;;[.$G30])-1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NUMBERVALUE(MID([.$G30];FIND(&quot;-&quot;;[.$G30])+1;LEN([.$G30])-FIND(&quot;-&quot;;[.$G30])))))" office:value-type="float" office:value="20" calcext:value-type="float">
            <text:p>20</text:p>
          </table:table-cell>
          <table:table-cell table:style-name="ce372" table:formula="of:=IF([.$G30]=&quot;&quot;;&quot;&quot;;IF(FIND(&quot;-&quot;;[.$G30])=0;&quot;&quot;;NUMBERVALUE(MID([.$G30];1;FIND(&quot;-&quot;;[.$G30])-1))-NUMBERVALUE(MID([.$G30];FIND(&quot;-&quot;;[.$G30])+1;LEN([.$G30])-FIND(&quot;-&quot;;[.$G30])))))" office:value-type="float" office:value="-20" calcext:value-type="float">
            <text:p>-20</text:p>
          </table:table-cell>
          <table:table-cell table:style-name="ce375" table:formula="of:=IF([.$G30]=&quot;&quot;;&quot;&quot;;IF(FIND(&quot;-&quot;;[.$G30])=0;&quot;&quot;;1*(NUMBERVALUE(MID([.$G30];1;FIND(&quot;-&quot;;[.$G30])-1))&lt;NUMBERVALUE(MID([.$G30];FIND(&quot;-&quot;;[.$G30])+1;LEN([.$G30])-FIND(&quot;-&quot;;[.$G30]))))))" office:value-type="float" office:value="1" calcext:value-type="float">
            <text:p>1</text:p>
          </table:table-cell>
          <table:table-cell table:style-name="ce375" table:formula="of:=IF([.$G30]=&quot;&quot;;&quot;&quot;;IF(FIND(&quot;-&quot;;[.$G30])=0;&quot;&quot;;1*NOT([.$G30]=&quot;20-0&quot;)*(NUMBERVALUE(MID([.$G30];1;FIND(&quot;-&quot;;[.$G30])-1))&g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75" table:formula="of:=IF([.$G30]=&quot;&quot;;&quot;&quot;;IF(FIND(&quot;-&quot;;[.$G30])=0;&quot;&quot;;1*([.$G30]=&quot;20-0&quot;)))" office:value-type="float" office:value="0" calcext:value-type="float">
            <text:p>0</text:p>
          </table:table-cell>
          <table:table-cell table:style-name="ce375" table:formula="of:=IF([.$G30]=&quot;&quot;;&quot;&quot;;IF(FIND(&quot;-&quot;;[.$G30])=0;&quot;&quot;;NUMBERVALUE(MID([.$G30];FIND(&quot;-&quot;;[.$G30])+1;LEN([.$G30])-FIND(&quot;-&quot;;[.$G30])))))" office:value-type="float" office:value="20" calcext:value-type="float">
            <text:p>20</text:p>
          </table:table-cell>
          <table:table-cell table:style-name="ce375" table:formula="of:=IF([.$G30]=&quot;&quot;;&quot;&quot;;IF(FIND(&quot;-&quot;;[.$G30])=0;&quot;&quot;;NUMBERVALUE(MID([.$G30];1;FIND(&quot;-&quot;;[.$G30])-1))))" office:value-type="float" office:value="0" calcext:value-type="float">
            <text:p>0</text:p>
          </table:table-cell>
          <table:table-cell table:style-name="ce378" table:formula="of:=IF([.$G30]=&quot;&quot;;&quot;&quot;;IF(FIND(&quot;-&quot;;[.$G30])=0;&quot;&quot;;-NUMBERVALUE(MID([.$G30];1;FIND(&quot;-&quot;;[.$G30])-1))+NUMBERVALUE(MID([.$G30];FIND(&quot;-&quot;;[.$G30])+1;LEN([.$G30])-FIND(&quot;-&quot;;[.$G30])))))" office:value-type="float" office:value="20" calcext:value-type="float">
            <text:p>+20</text:p>
          </table:table-cell>
          <table:table-cell table:number-columns-repeated="45"/>
        </table:table-row>
        <table:table-row table:style-name="ro2">
          <table:table-cell table:style-name="ce28" office:value-type="float" office:value="30" calcext:value-type="float">
            <text:p>30</text:p>
          </table:table-cell>
          <table:table-cell table:style-name="ce311" office:value-type="string" calcext:value-type="string">
            <text:p>E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31];&quot;ABCDEFGH&quot;;1)&gt;0;INDEX([$Squadre.A$3:$Squadre.D$34];MATCH(1;([$Squadre.C$3:$Squadre.C$34]=[.B31])*([$Squadre.D$3:$Squadre.D$34]=INT([.C31]/10));0);2)&amp;&quot; (&quot;&amp;INDEX([$Squadre.A$3:$Squadre.D$34];MATCH(1;([$Squadre.C$3:$Squadre.C$34]=[.B31])*([$Squadre.D$3:$Squadre.D$34]=INT([.C31]/10));0);1)&amp;&quot;)&quot;;&quot;DA SISTEMARE&quot;)" office:value-type="string" office:string-value="Cervi (19)" calcext:value-type="string">
            <text:p>Cervi (19)</text:p>
          </table:table-cell>
          <table:table-cell table:style-name="ce355" table:formula="of:=IF(AND([.D31]&lt;&gt;&quot;&quot;;[.F31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31];&quot;ABCDEFGH&quot;;1)&gt;0;INDEX([$Squadre.A$3:$Squadre.D$34];MATCH(1;([$Squadre.C$3:$Squadre.C$34]=[.B31])*([$Squadre.D$3:$Squadre.D$34]=[.C31]-10*INT([.C31]/10));0);2)&amp;&quot; (&quot;&amp;INDEX([$Squadre.A$3:$Squadre.D$34];MATCH(1;([$Squadre.C$3:$Squadre.C$34]=[.B31])*([$Squadre.D$3:$Squadre.D$34]=[.C31]-10*INT([.C31]/10));0);1)&amp;&quot;)&quot;;&quot;DA SISTEMARE&quot;)" office:value-type="string" office:string-value="Cinghiali (20)" calcext:value-type="string">
            <text:p>Cinghiali (20)</text:p>
          </table:table-cell>
          <table:table-cell table:style-name="ce367" office:value-type="string" calcext:value-type="string">
            <text:p>0-20</text:p>
          </table:table-cell>
          <table:table-cell table:style-name="ce370" table:formula="of:=IF([.$G31]=&quot;&quot;;&quot;&quot;;IF(FIND(&quot;-&quot;;[.$G31])=0;&quot;&quot;;1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1*NOT([.$G31]=&quot;0-20&quot;)*(NUMBERVALUE(MID([.$G31];1;FIND(&quot;-&quot;;[.$G31])-1))&l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1*([.$G31]=&quot;0-20&quot;)))" office:value-type="float" office:value="1" calcext:value-type="float">
            <text:p>1</text:p>
          </table:table-cell>
          <table:table-cell table:style-name="ce370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373" table:formula="of:=IF([.$G31]=&quot;&quot;;&quot;&quot;;IF(FIND(&quot;-&quot;;[.$G31])=0;&quot;&quot;;NUMBERVALUE(MID([.$G31];1;FIND(&quot;-&quot;;[.$G31])-1))-NUMBERVALUE(MID([.$G31];FIND(&quot;-&quot;;[.$G31])+1;LEN([.$G31])-FIND(&quot;-&quot;;[.$G31])))))" office:value-type="float" office:value="-20" calcext:value-type="float">
            <text:p>-20</text:p>
          </table:table-cell>
          <table:table-cell table:style-name="ce376" table:formula="of:=IF([.$G31]=&quot;&quot;;&quot;&quot;;IF(FIND(&quot;-&quot;;[.$G31])=0;&quot;&quot;;1*(NUMBERVALUE(MID([.$G31];1;FIND(&quot;-&quot;;[.$G31])-1))&lt;NUMBERVALUE(MID([.$G31];FIND(&quot;-&quot;;[.$G31])+1;LEN([.$G31])-FIND(&quot;-&quot;;[.$G31]))))))" office:value-type="float" office:value="1" calcext:value-type="float">
            <text:p>1</text:p>
          </table:table-cell>
          <table:table-cell table:style-name="ce376" table:formula="of:=IF([.$G31]=&quot;&quot;;&quot;&quot;;IF(FIND(&quot;-&quot;;[.$G31])=0;&quot;&quot;;1*NOT([.$G31]=&quot;20-0&quot;)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6" table:formula="of:=IF([.$G31]=&quot;&quot;;&quot;&quot;;IF(FIND(&quot;-&quot;;[.$G31])=0;&quot;&quot;;1*([.$G31]=&quot;20-0&quot;)))" office:value-type="float" office:value="0" calcext:value-type="float">
            <text:p>0</text:p>
          </table:table-cell>
          <table:table-cell table:style-name="ce376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376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379" table:formula="of:=IF([.$G31]=&quot;&quot;;&quot;&quot;;IF(FIND(&quot;-&quot;;[.$G31])=0;&quot;&quot;;-NUMBERVALUE(MID([.$G31];1;FIND(&quot;-&quot;;[.$G31])-1))+NUMBERVALUE(MID([.$G31];FIND(&quot;-&quot;;[.$G31])+1;LEN([.$G31])-FIND(&quot;-&quot;;[.$G31])))))" office:value-type="float" office:value="20" calcext:value-type="float">
            <text:p>+20</text:p>
          </table:table-cell>
          <table:table-cell table:number-columns-repeated="45"/>
        </table:table-row>
        <table:table-row table:style-name="ro2">
          <table:table-cell table:style-name="ce26" office:value-type="float" office:value="31" calcext:value-type="float">
            <text:p>31</text:p>
          </table:table-cell>
          <table:table-cell table:style-name="ce344" office:value-type="string" calcext:value-type="string">
            <text:p>F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32];&quot;ABCDEFGH&quot;;1)&gt;0;INDEX([$Squadre.A$3:$Squadre.D$34];MATCH(1;([$Squadre.C$3:$Squadre.C$34]=[.B32])*([$Squadre.D$3:$Squadre.D$34]=INT([.C32]/10));0);2)&amp;&quot; (&quot;&amp;INDEX([$Squadre.A$3:$Squadre.D$34];MATCH(1;([$Squadre.C$3:$Squadre.C$34]=[.B32])*([$Squadre.D$3:$Squadre.D$34]=INT([.C32]/10));0);1)&amp;&quot;)&quot;;&quot;DA SISTEMARE&quot;)" office:value-type="string" office:string-value="Balene (21)" calcext:value-type="string">
            <text:p>Balene (21)</text:p>
          </table:table-cell>
          <table:table-cell table:style-name="ce353" table:formula="of:=IF(AND([.D32]&lt;&gt;&quot;&quot;;[.F32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32];&quot;ABCDEFGH&quot;;1)&gt;0;INDEX([$Squadre.A$3:$Squadre.D$34];MATCH(1;([$Squadre.C$3:$Squadre.C$34]=[.B32])*([$Squadre.D$3:$Squadre.D$34]=[.C32]-10*INT([.C32]/10));0);2)&amp;&quot; (&quot;&amp;INDEX([$Squadre.A$3:$Squadre.D$34];MATCH(1;([$Squadre.C$3:$Squadre.C$34]=[.B32])*([$Squadre.D$3:$Squadre.D$34]=[.C32]-10*INT([.C32]/10));0);1)&amp;&quot;)&quot;;&quot;DA SISTEMARE&quot;)" office:value-type="string" office:string-value="Gabbiani (22)" calcext:value-type="string">
            <text:p>Gabbiani (22)</text:p>
          </table:table-cell>
          <table:table-cell table:style-name="ce365" office:value-type="string" calcext:value-type="string">
            <text:p>61-41</text:p>
          </table:table-cell>
          <table:table-cell table:style-name="ce368" table:formula="of:=IF([.$G32]=&quot;&quot;;&quot;&quot;;IF(FIND(&quot;-&quot;;[.$G32])=0;&quot;&quot;;1*(NUMBERVALUE(MID([.$G32];1;FIND(&quot;-&quot;;[.$G32])-1))&g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368" table:formula="of:=IF([.$G32]=&quot;&quot;;&quot;&quot;;IF(FIND(&quot;-&quot;;[.$G32])=0;&quot;&quot;;1*NOT([.$G32]=&quot;0-20&quot;)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368" table:formula="of:=IF([.$G32]=&quot;&quot;;&quot;&quot;;IF(FIND(&quot;-&quot;;[.$G32])=0;&quot;&quot;;1*([.$G32]=&quot;0-20&quot;)))" office:value-type="float" office:value="0" calcext:value-type="float">
            <text:p>0</text:p>
          </table:table-cell>
          <table:table-cell table:style-name="ce368" table:formula="of:=IF([.$G32]=&quot;&quot;;&quot;&quot;;IF(FIND(&quot;-&quot;;[.$G32])=0;&quot;&quot;;NUMBERVALUE(MID([.$G32];1;FIND(&quot;-&quot;;[.$G32])-1))))" office:value-type="float" office:value="61" calcext:value-type="float">
            <text:p>61</text:p>
          </table:table-cell>
          <table:table-cell table:style-name="ce368" table:formula="of:=IF([.$G32]=&quot;&quot;;&quot;&quot;;IF(FIND(&quot;-&quot;;[.$G32])=0;&quot;&quot;;NUMBERVALUE(MID([.$G32];FIND(&quot;-&quot;;[.$G32])+1;LEN([.$G32])-FIND(&quot;-&quot;;[.$G32])))))" office:value-type="float" office:value="41" calcext:value-type="float">
            <text:p>41</text:p>
          </table:table-cell>
          <table:table-cell table:style-name="ce371" table:formula="of:=IF([.$G32]=&quot;&quot;;&quot;&quot;;IF(FIND(&quot;-&quot;;[.$G32])=0;&quot;&quot;;NUMBERVALUE(MID([.$G32];1;FIND(&quot;-&quot;;[.$G32])-1))-NUMBERVALUE(MID([.$G32];FIND(&quot;-&quot;;[.$G32])+1;LEN([.$G32])-FIND(&quot;-&quot;;[.$G32])))))" office:value-type="float" office:value="20" calcext:value-type="float">
            <text:p>+20</text:p>
          </table:table-cell>
          <table:table-cell table:style-name="ce374" table:formula="of:=IF([.$G32]=&quot;&quot;;&quot;&quot;;IF(FIND(&quot;-&quot;;[.$G32])=0;&quot;&quot;;1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374" table:formula="of:=IF([.$G32]=&quot;&quot;;&quot;&quot;;IF(FIND(&quot;-&quot;;[.$G32])=0;&quot;&quot;;1*NOT([.$G32]=&quot;20-0&quot;)*(NUMBERVALUE(MID([.$G32];1;FIND(&quot;-&quot;;[.$G32])-1))&g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374" table:formula="of:=IF([.$G32]=&quot;&quot;;&quot;&quot;;IF(FIND(&quot;-&quot;;[.$G32])=0;&quot;&quot;;1*([.$G32]=&quot;20-0&quot;)))" office:value-type="float" office:value="0" calcext:value-type="float">
            <text:p>0</text:p>
          </table:table-cell>
          <table:table-cell table:style-name="ce374" table:formula="of:=IF([.$G32]=&quot;&quot;;&quot;&quot;;IF(FIND(&quot;-&quot;;[.$G32])=0;&quot;&quot;;NUMBERVALUE(MID([.$G32];FIND(&quot;-&quot;;[.$G32])+1;LEN([.$G32])-FIND(&quot;-&quot;;[.$G32])))))" office:value-type="float" office:value="41" calcext:value-type="float">
            <text:p>41</text:p>
          </table:table-cell>
          <table:table-cell table:style-name="ce374" table:formula="of:=IF([.$G32]=&quot;&quot;;&quot;&quot;;IF(FIND(&quot;-&quot;;[.$G32])=0;&quot;&quot;;NUMBERVALUE(MID([.$G32];1;FIND(&quot;-&quot;;[.$G32])-1))))" office:value-type="float" office:value="61" calcext:value-type="float">
            <text:p>61</text:p>
          </table:table-cell>
          <table:table-cell table:style-name="ce377" table:formula="of:=IF([.$G32]=&quot;&quot;;&quot;&quot;;IF(FIND(&quot;-&quot;;[.$G32])=0;&quot;&quot;;-NUMBERVALUE(MID([.$G32];1;FIND(&quot;-&quot;;[.$G32])-1))+NUMBERVALUE(MID([.$G32];FIND(&quot;-&quot;;[.$G32])+1;LEN([.$G32])-FIND(&quot;-&quot;;[.$G32])))))" office:value-type="float" office:value="-20" calcext:value-type="float">
            <text:p>-20</text:p>
          </table:table-cell>
          <table:table-cell table:number-columns-repeated="45"/>
        </table:table-row>
        <table:table-row table:style-name="ro2">
          <table:table-cell table:style-name="ce27" office:value-type="float" office:value="32" calcext:value-type="float">
            <text:p>32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3];&quot;ABCDEFGH&quot;;1)&gt;0;INDEX([$Squadre.A$3:$Squadre.D$34];MATCH(1;([$Squadre.C$3:$Squadre.C$34]=[.B33])*([$Squadre.D$3:$Squadre.D$34]=INT([.C33]/10));0);2)&amp;&quot; (&quot;&amp;INDEX([$Squadre.A$3:$Squadre.D$34];MATCH(1;([$Squadre.C$3:$Squadre.C$34]=[.B33])*([$Squadre.D$3:$Squadre.D$34]=INT([.C33]/10));0);1)&amp;&quot;)&quot;;&quot;DA SISTEMARE&quot;)" office:value-type="string" office:string-value="Balene (21)" calcext:value-type="string">
            <text:p>Balene (21)</text:p>
          </table:table-cell>
          <table:table-cell table:style-name="ce354" table:formula="of:=IF(AND([.D33]&lt;&gt;&quot;&quot;;[.F3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3];&quot;ABCDEFGH&quot;;1)&gt;0;INDEX([$Squadre.A$3:$Squadre.D$34];MATCH(1;([$Squadre.C$3:$Squadre.C$34]=[.B33])*([$Squadre.D$3:$Squadre.D$34]=[.C33]-10*INT([.C33]/10));0);2)&amp;&quot; (&quot;&amp;INDEX([$Squadre.A$3:$Squadre.D$34];MATCH(1;([$Squadre.C$3:$Squadre.C$34]=[.B33])*([$Squadre.D$3:$Squadre.D$34]=[.C33]-10*INT([.C33]/10));0);1)&amp;&quot;)&quot;;&quot;DA SISTEMARE&quot;)" office:value-type="string" office:string-value="Delfini (23)" calcext:value-type="string">
            <text:p>Delfini (23)</text:p>
          </table:table-cell>
          <table:table-cell table:style-name="ce366" office:value-type="string" calcext:value-type="string">
            <text:p>64-24</text:p>
          </table:table-cell>
          <table:table-cell table:style-name="ce369" table:formula="of:=IF([.$G33]=&quot;&quot;;&quot;&quot;;IF(FIND(&quot;-&quot;;[.$G33])=0;&quot;&quot;;1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369" table:formula="of:=IF([.$G33]=&quot;&quot;;&quot;&quot;;IF(FIND(&quot;-&quot;;[.$G33])=0;&quot;&quot;;1*NOT([.$G33]=&quot;0-20&quot;)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369" table:formula="of:=IF([.$G33]=&quot;&quot;;&quot;&quot;;IF(FIND(&quot;-&quot;;[.$G33])=0;&quot;&quot;;1*([.$G33]=&quot;0-20&quot;)))" office:value-type="float" office:value="0" calcext:value-type="float">
            <text:p>0</text:p>
          </table:table-cell>
          <table:table-cell table:style-name="ce369" table:formula="of:=IF([.$G33]=&quot;&quot;;&quot;&quot;;IF(FIND(&quot;-&quot;;[.$G33])=0;&quot;&quot;;NUMBERVALUE(MID([.$G33];1;FIND(&quot;-&quot;;[.$G33])-1))))" office:value-type="float" office:value="64" calcext:value-type="float">
            <text:p>64</text:p>
          </table:table-cell>
          <table:table-cell table:style-name="ce369" table:formula="of:=IF([.$G33]=&quot;&quot;;&quot;&quot;;IF(FIND(&quot;-&quot;;[.$G33])=0;&quot;&quot;;NUMBERVALUE(MID([.$G33];FIND(&quot;-&quot;;[.$G33])+1;LEN([.$G33])-FIND(&quot;-&quot;;[.$G33])))))" office:value-type="float" office:value="24" calcext:value-type="float">
            <text:p>24</text:p>
          </table:table-cell>
          <table:table-cell table:style-name="ce372" table:formula="of:=IF([.$G33]=&quot;&quot;;&quot;&quot;;IF(FIND(&quot;-&quot;;[.$G33])=0;&quot;&quot;;NUMBERVALUE(MID([.$G33];1;FIND(&quot;-&quot;;[.$G33])-1))-NUMBERVALUE(MID([.$G33];FIND(&quot;-&quot;;[.$G33])+1;LEN([.$G33])-FIND(&quot;-&quot;;[.$G33])))))" office:value-type="float" office:value="40" calcext:value-type="float">
            <text:p>+40</text:p>
          </table:table-cell>
          <table:table-cell table:style-name="ce375" table:formula="of:=IF([.$G33]=&quot;&quot;;&quot;&quot;;IF(FIND(&quot;-&quot;;[.$G33])=0;&quot;&quot;;1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375" table:formula="of:=IF([.$G33]=&quot;&quot;;&quot;&quot;;IF(FIND(&quot;-&quot;;[.$G33])=0;&quot;&quot;;1*NOT([.$G33]=&quot;20-0&quot;)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375" table:formula="of:=IF([.$G33]=&quot;&quot;;&quot;&quot;;IF(FIND(&quot;-&quot;;[.$G33])=0;&quot;&quot;;1*([.$G33]=&quot;20-0&quot;)))" office:value-type="float" office:value="0" calcext:value-type="float">
            <text:p>0</text:p>
          </table:table-cell>
          <table:table-cell table:style-name="ce375" table:formula="of:=IF([.$G33]=&quot;&quot;;&quot;&quot;;IF(FIND(&quot;-&quot;;[.$G33])=0;&quot;&quot;;NUMBERVALUE(MID([.$G33];FIND(&quot;-&quot;;[.$G33])+1;LEN([.$G33])-FIND(&quot;-&quot;;[.$G33])))))" office:value-type="float" office:value="24" calcext:value-type="float">
            <text:p>24</text:p>
          </table:table-cell>
          <table:table-cell table:style-name="ce375" table:formula="of:=IF([.$G33]=&quot;&quot;;&quot;&quot;;IF(FIND(&quot;-&quot;;[.$G33])=0;&quot;&quot;;NUMBERVALUE(MID([.$G33];1;FIND(&quot;-&quot;;[.$G33])-1))))" office:value-type="float" office:value="64" calcext:value-type="float">
            <text:p>64</text:p>
          </table:table-cell>
          <table:table-cell table:style-name="ce378" table:formula="of:=IF([.$G33]=&quot;&quot;;&quot;&quot;;IF(FIND(&quot;-&quot;;[.$G33])=0;&quot;&quot;;-NUMBERVALUE(MID([.$G33];1;FIND(&quot;-&quot;;[.$G33])-1))+NUMBERVALUE(MID([.$G33];FIND(&quot;-&quot;;[.$G33])+1;LEN([.$G33])-FIND(&quot;-&quot;;[.$G33])))))" office:value-type="float" office:value="-40" calcext:value-type="float">
            <text:p>-40</text:p>
          </table:table-cell>
          <table:table-cell table:number-columns-repeated="45"/>
        </table:table-row>
        <table:table-row table:style-name="ro2">
          <table:table-cell table:style-name="ce27" office:value-type="float" office:value="33" calcext:value-type="float">
            <text:p>33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34];&quot;ABCDEFGH&quot;;1)&gt;0;INDEX([$Squadre.A$3:$Squadre.D$34];MATCH(1;([$Squadre.C$3:$Squadre.C$34]=[.B34])*([$Squadre.D$3:$Squadre.D$34]=INT([.C34]/10));0);2)&amp;&quot; (&quot;&amp;INDEX([$Squadre.A$3:$Squadre.D$34];MATCH(1;([$Squadre.C$3:$Squadre.C$34]=[.B34])*([$Squadre.D$3:$Squadre.D$34]=INT([.C34]/10));0);1)&amp;&quot;)&quot;;&quot;DA SISTEMARE&quot;)" office:value-type="string" office:string-value="Balene (21)" calcext:value-type="string">
            <text:p>Balene (21)</text:p>
          </table:table-cell>
          <table:table-cell table:style-name="ce354" table:formula="of:=IF(AND([.D34]&lt;&gt;&quot;&quot;;[.F3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4];&quot;ABCDEFGH&quot;;1)&gt;0;INDEX([$Squadre.A$3:$Squadre.D$34];MATCH(1;([$Squadre.C$3:$Squadre.C$34]=[.B34])*([$Squadre.D$3:$Squadre.D$34]=[.C34]-10*INT([.C34]/10));0);2)&amp;&quot; (&quot;&amp;INDEX([$Squadre.A$3:$Squadre.D$34];MATCH(1;([$Squadre.C$3:$Squadre.C$34]=[.B34])*([$Squadre.D$3:$Squadre.D$34]=[.C34]-10*INT([.C34]/10));0);1)&amp;&quot;)&quot;;&quot;DA SISTEMARE&quot;)" office:value-type="string" office:string-value="Fenicotteri (24)" calcext:value-type="string">
            <text:p>Fenicotteri (24)</text:p>
          </table:table-cell>
          <table:table-cell table:style-name="ce366" office:value-type="string" calcext:value-type="string">
            <text:p>24-23</text:p>
          </table:table-cell>
          <table:table-cell table:style-name="ce369" table:formula="of:=IF([.$G34]=&quot;&quot;;&quot;&quot;;IF(FIND(&quot;-&quot;;[.$G34])=0;&quot;&quot;;1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369" table:formula="of:=IF([.$G34]=&quot;&quot;;&quot;&quot;;IF(FIND(&quot;-&quot;;[.$G34])=0;&quot;&quot;;1*NOT([.$G34]=&quot;0-20&quot;)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369" table:formula="of:=IF([.$G34]=&quot;&quot;;&quot;&quot;;IF(FIND(&quot;-&quot;;[.$G34])=0;&quot;&quot;;1*([.$G34]=&quot;0-20&quot;)))" office:value-type="float" office:value="0" calcext:value-type="float">
            <text:p>0</text:p>
          </table:table-cell>
          <table:table-cell table:style-name="ce369" table:formula="of:=IF([.$G34]=&quot;&quot;;&quot;&quot;;IF(FIND(&quot;-&quot;;[.$G34])=0;&quot;&quot;;NUMBERVALUE(MID([.$G34];1;FIND(&quot;-&quot;;[.$G34])-1))))" office:value-type="float" office:value="24" calcext:value-type="float">
            <text:p>24</text:p>
          </table:table-cell>
          <table:table-cell table:style-name="ce369" table:formula="of:=IF([.$G34]=&quot;&quot;;&quot;&quot;;IF(FIND(&quot;-&quot;;[.$G34])=0;&quot;&quot;;NUMBERVALUE(MID([.$G34];FIND(&quot;-&quot;;[.$G34])+1;LEN([.$G34])-FIND(&quot;-&quot;;[.$G34])))))" office:value-type="float" office:value="23" calcext:value-type="float">
            <text:p>23</text:p>
          </table:table-cell>
          <table:table-cell table:style-name="ce372" table:formula="of:=IF([.$G34]=&quot;&quot;;&quot;&quot;;IF(FIND(&quot;-&quot;;[.$G34])=0;&quot;&quot;;NUMBERVALUE(MID([.$G34];1;FIND(&quot;-&quot;;[.$G34])-1))-NUMBERVALUE(MID([.$G34];FIND(&quot;-&quot;;[.$G34])+1;LEN([.$G34])-FIND(&quot;-&quot;;[.$G34])))))" office:value-type="float" office:value="1" calcext:value-type="float">
            <text:p>+1</text:p>
          </table:table-cell>
          <table:table-cell table:style-name="ce375" table:formula="of:=IF([.$G34]=&quot;&quot;;&quot;&quot;;IF(FIND(&quot;-&quot;;[.$G34])=0;&quot;&quot;;1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375" table:formula="of:=IF([.$G34]=&quot;&quot;;&quot;&quot;;IF(FIND(&quot;-&quot;;[.$G34])=0;&quot;&quot;;1*NOT([.$G34]=&quot;20-0&quot;)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375" table:formula="of:=IF([.$G34]=&quot;&quot;;&quot;&quot;;IF(FIND(&quot;-&quot;;[.$G34])=0;&quot;&quot;;1*([.$G34]=&quot;20-0&quot;)))" office:value-type="float" office:value="0" calcext:value-type="float">
            <text:p>0</text:p>
          </table:table-cell>
          <table:table-cell table:style-name="ce375" table:formula="of:=IF([.$G34]=&quot;&quot;;&quot;&quot;;IF(FIND(&quot;-&quot;;[.$G34])=0;&quot;&quot;;NUMBERVALUE(MID([.$G34];FIND(&quot;-&quot;;[.$G34])+1;LEN([.$G34])-FIND(&quot;-&quot;;[.$G34])))))" office:value-type="float" office:value="23" calcext:value-type="float">
            <text:p>23</text:p>
          </table:table-cell>
          <table:table-cell table:style-name="ce375" table:formula="of:=IF([.$G34]=&quot;&quot;;&quot;&quot;;IF(FIND(&quot;-&quot;;[.$G34])=0;&quot;&quot;;NUMBERVALUE(MID([.$G34];1;FIND(&quot;-&quot;;[.$G34])-1))))" office:value-type="float" office:value="24" calcext:value-type="float">
            <text:p>24</text:p>
          </table:table-cell>
          <table:table-cell table:style-name="ce378" table:formula="of:=IF([.$G34]=&quot;&quot;;&quot;&quot;;IF(FIND(&quot;-&quot;;[.$G34])=0;&quot;&quot;;-NUMBERVALUE(MID([.$G34];1;FIND(&quot;-&quot;;[.$G34])-1))+NUMBERVALUE(MID([.$G34];FIND(&quot;-&quot;;[.$G34])+1;LEN([.$G34])-FIND(&quot;-&quot;;[.$G34])))))" office:value-type="float" office:value="-1" calcext:value-type="float">
            <text:p>-1</text:p>
          </table:table-cell>
          <table:table-cell table:number-columns-repeated="45"/>
        </table:table-row>
        <table:table-row table:style-name="ro2">
          <table:table-cell table:style-name="ce27" office:value-type="float" office:value="34" calcext:value-type="float">
            <text:p>34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35];&quot;ABCDEFGH&quot;;1)&gt;0;INDEX([$Squadre.A$3:$Squadre.D$34];MATCH(1;([$Squadre.C$3:$Squadre.C$34]=[.B35])*([$Squadre.D$3:$Squadre.D$34]=INT([.C35]/10));0);2)&amp;&quot; (&quot;&amp;INDEX([$Squadre.A$3:$Squadre.D$34];MATCH(1;([$Squadre.C$3:$Squadre.C$34]=[.B35])*([$Squadre.D$3:$Squadre.D$34]=INT([.C35]/10));0);1)&amp;&quot;)&quot;;&quot;DA SISTEMARE&quot;)" office:value-type="string" office:string-value="Gabbiani (22)" calcext:value-type="string">
            <text:p>Gabbiani (22)</text:p>
          </table:table-cell>
          <table:table-cell table:style-name="ce354" table:formula="of:=IF(AND([.D35]&lt;&gt;&quot;&quot;;[.F3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5];&quot;ABCDEFGH&quot;;1)&gt;0;INDEX([$Squadre.A$3:$Squadre.D$34];MATCH(1;([$Squadre.C$3:$Squadre.C$34]=[.B35])*([$Squadre.D$3:$Squadre.D$34]=[.C35]-10*INT([.C35]/10));0);2)&amp;&quot; (&quot;&amp;INDEX([$Squadre.A$3:$Squadre.D$34];MATCH(1;([$Squadre.C$3:$Squadre.C$34]=[.B35])*([$Squadre.D$3:$Squadre.D$34]=[.C35]-10*INT([.C35]/10));0);1)&amp;&quot;)&quot;;&quot;DA SISTEMARE&quot;)" office:value-type="string" office:string-value="Delfini (23)" calcext:value-type="string">
            <text:p>Delfini (23)</text:p>
          </table:table-cell>
          <table:table-cell table:style-name="ce366" office:value-type="string" calcext:value-type="string">
            <text:p>94-38</text:p>
          </table:table-cell>
          <table:table-cell table:style-name="ce369" table:formula="of:=IF([.$G35]=&quot;&quot;;&quot;&quot;;IF(FIND(&quot;-&quot;;[.$G35])=0;&quot;&quot;;1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369" table:formula="of:=IF([.$G35]=&quot;&quot;;&quot;&quot;;IF(FIND(&quot;-&quot;;[.$G35])=0;&quot;&quot;;1*NOT([.$G35]=&quot;0-20&quot;)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369" table:formula="of:=IF([.$G35]=&quot;&quot;;&quot;&quot;;IF(FIND(&quot;-&quot;;[.$G35])=0;&quot;&quot;;1*([.$G35]=&quot;0-20&quot;)))" office:value-type="float" office:value="0" calcext:value-type="float">
            <text:p>0</text:p>
          </table:table-cell>
          <table:table-cell table:style-name="ce369" table:formula="of:=IF([.$G35]=&quot;&quot;;&quot;&quot;;IF(FIND(&quot;-&quot;;[.$G35])=0;&quot;&quot;;NUMBERVALUE(MID([.$G35];1;FIND(&quot;-&quot;;[.$G35])-1))))" office:value-type="float" office:value="94" calcext:value-type="float">
            <text:p>94</text:p>
          </table:table-cell>
          <table:table-cell table:style-name="ce369" table:formula="of:=IF([.$G35]=&quot;&quot;;&quot;&quot;;IF(FIND(&quot;-&quot;;[.$G35])=0;&quot;&quot;;NUMBERVALUE(MID([.$G35];FIND(&quot;-&quot;;[.$G35])+1;LEN([.$G35])-FIND(&quot;-&quot;;[.$G35])))))" office:value-type="float" office:value="38" calcext:value-type="float">
            <text:p>38</text:p>
          </table:table-cell>
          <table:table-cell table:style-name="ce372" table:formula="of:=IF([.$G35]=&quot;&quot;;&quot;&quot;;IF(FIND(&quot;-&quot;;[.$G35])=0;&quot;&quot;;NUMBERVALUE(MID([.$G35];1;FIND(&quot;-&quot;;[.$G35])-1))-NUMBERVALUE(MID([.$G35];FIND(&quot;-&quot;;[.$G35])+1;LEN([.$G35])-FIND(&quot;-&quot;;[.$G35])))))" office:value-type="float" office:value="56" calcext:value-type="float">
            <text:p>+56</text:p>
          </table:table-cell>
          <table:table-cell table:style-name="ce375" table:formula="of:=IF([.$G35]=&quot;&quot;;&quot;&quot;;IF(FIND(&quot;-&quot;;[.$G35])=0;&quot;&quot;;1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375" table:formula="of:=IF([.$G35]=&quot;&quot;;&quot;&quot;;IF(FIND(&quot;-&quot;;[.$G35])=0;&quot;&quot;;1*NOT([.$G35]=&quot;20-0&quot;)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375" table:formula="of:=IF([.$G35]=&quot;&quot;;&quot;&quot;;IF(FIND(&quot;-&quot;;[.$G35])=0;&quot;&quot;;1*([.$G35]=&quot;20-0&quot;)))" office:value-type="float" office:value="0" calcext:value-type="float">
            <text:p>0</text:p>
          </table:table-cell>
          <table:table-cell table:style-name="ce375" table:formula="of:=IF([.$G35]=&quot;&quot;;&quot;&quot;;IF(FIND(&quot;-&quot;;[.$G35])=0;&quot;&quot;;NUMBERVALUE(MID([.$G35];FIND(&quot;-&quot;;[.$G35])+1;LEN([.$G35])-FIND(&quot;-&quot;;[.$G35])))))" office:value-type="float" office:value="38" calcext:value-type="float">
            <text:p>38</text:p>
          </table:table-cell>
          <table:table-cell table:style-name="ce375" table:formula="of:=IF([.$G35]=&quot;&quot;;&quot;&quot;;IF(FIND(&quot;-&quot;;[.$G35])=0;&quot;&quot;;NUMBERVALUE(MID([.$G35];1;FIND(&quot;-&quot;;[.$G35])-1))))" office:value-type="float" office:value="94" calcext:value-type="float">
            <text:p>94</text:p>
          </table:table-cell>
          <table:table-cell table:style-name="ce378" table:formula="of:=IF([.$G35]=&quot;&quot;;&quot;&quot;;IF(FIND(&quot;-&quot;;[.$G35])=0;&quot;&quot;;-NUMBERVALUE(MID([.$G35];1;FIND(&quot;-&quot;;[.$G35])-1))+NUMBERVALUE(MID([.$G35];FIND(&quot;-&quot;;[.$G35])+1;LEN([.$G35])-FIND(&quot;-&quot;;[.$G35])))))" office:value-type="float" office:value="-56" calcext:value-type="float">
            <text:p>-56</text:p>
          </table:table-cell>
          <table:table-cell table:number-columns-repeated="45"/>
        </table:table-row>
        <table:table-row table:style-name="ro2">
          <table:table-cell table:style-name="ce27" office:value-type="float" office:value="35" calcext:value-type="float">
            <text:p>35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36];&quot;ABCDEFGH&quot;;1)&gt;0;INDEX([$Squadre.A$3:$Squadre.D$34];MATCH(1;([$Squadre.C$3:$Squadre.C$34]=[.B36])*([$Squadre.D$3:$Squadre.D$34]=INT([.C36]/10));0);2)&amp;&quot; (&quot;&amp;INDEX([$Squadre.A$3:$Squadre.D$34];MATCH(1;([$Squadre.C$3:$Squadre.C$34]=[.B36])*([$Squadre.D$3:$Squadre.D$34]=INT([.C36]/10));0);1)&amp;&quot;)&quot;;&quot;DA SISTEMARE&quot;)" office:value-type="string" office:string-value="Gabbiani (22)" calcext:value-type="string">
            <text:p>Gabbiani (22)</text:p>
          </table:table-cell>
          <table:table-cell table:style-name="ce354" table:formula="of:=IF(AND([.D36]&lt;&gt;&quot;&quot;;[.F3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6];&quot;ABCDEFGH&quot;;1)&gt;0;INDEX([$Squadre.A$3:$Squadre.D$34];MATCH(1;([$Squadre.C$3:$Squadre.C$34]=[.B36])*([$Squadre.D$3:$Squadre.D$34]=[.C36]-10*INT([.C36]/10));0);2)&amp;&quot; (&quot;&amp;INDEX([$Squadre.A$3:$Squadre.D$34];MATCH(1;([$Squadre.C$3:$Squadre.C$34]=[.B36])*([$Squadre.D$3:$Squadre.D$34]=[.C36]-10*INT([.C36]/10));0);1)&amp;&quot;)&quot;;&quot;DA SISTEMARE&quot;)" office:value-type="string" office:string-value="Fenicotteri (24)" calcext:value-type="string">
            <text:p>Fenicotteri (24)</text:p>
          </table:table-cell>
          <table:table-cell table:style-name="ce366" office:value-type="string" calcext:value-type="string">
            <text:p>41-35</text:p>
          </table:table-cell>
          <table:table-cell table:style-name="ce369" table:formula="of:=IF([.$G36]=&quot;&quot;;&quot;&quot;;IF(FIND(&quot;-&quot;;[.$G36])=0;&quot;&quot;;1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369" table:formula="of:=IF([.$G36]=&quot;&quot;;&quot;&quot;;IF(FIND(&quot;-&quot;;[.$G36])=0;&quot;&quot;;1*NOT([.$G36]=&quot;0-20&quot;)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369" table:formula="of:=IF([.$G36]=&quot;&quot;;&quot;&quot;;IF(FIND(&quot;-&quot;;[.$G36])=0;&quot;&quot;;1*([.$G36]=&quot;0-20&quot;)))" office:value-type="float" office:value="0" calcext:value-type="float">
            <text:p>0</text:p>
          </table:table-cell>
          <table:table-cell table:style-name="ce369" table:formula="of:=IF([.$G36]=&quot;&quot;;&quot;&quot;;IF(FIND(&quot;-&quot;;[.$G36])=0;&quot;&quot;;NUMBERVALUE(MID([.$G36];1;FIND(&quot;-&quot;;[.$G36])-1))))" office:value-type="float" office:value="41" calcext:value-type="float">
            <text:p>41</text:p>
          </table:table-cell>
          <table:table-cell table:style-name="ce369" table:formula="of:=IF([.$G36]=&quot;&quot;;&quot;&quot;;IF(FIND(&quot;-&quot;;[.$G36])=0;&quot;&quot;;NUMBERVALUE(MID([.$G36];FIND(&quot;-&quot;;[.$G36])+1;LEN([.$G36])-FIND(&quot;-&quot;;[.$G36])))))" office:value-type="float" office:value="35" calcext:value-type="float">
            <text:p>35</text:p>
          </table:table-cell>
          <table:table-cell table:style-name="ce372" table:formula="of:=IF([.$G36]=&quot;&quot;;&quot;&quot;;IF(FIND(&quot;-&quot;;[.$G36])=0;&quot;&quot;;NUMBERVALUE(MID([.$G36];1;FIND(&quot;-&quot;;[.$G36])-1))-NUMBERVALUE(MID([.$G36];FIND(&quot;-&quot;;[.$G36])+1;LEN([.$G36])-FIND(&quot;-&quot;;[.$G36])))))" office:value-type="float" office:value="6" calcext:value-type="float">
            <text:p>+6</text:p>
          </table:table-cell>
          <table:table-cell table:style-name="ce375" table:formula="of:=IF([.$G36]=&quot;&quot;;&quot;&quot;;IF(FIND(&quot;-&quot;;[.$G36])=0;&quot;&quot;;1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375" table:formula="of:=IF([.$G36]=&quot;&quot;;&quot;&quot;;IF(FIND(&quot;-&quot;;[.$G36])=0;&quot;&quot;;1*NOT([.$G36]=&quot;20-0&quot;)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375" table:formula="of:=IF([.$G36]=&quot;&quot;;&quot;&quot;;IF(FIND(&quot;-&quot;;[.$G36])=0;&quot;&quot;;1*([.$G36]=&quot;20-0&quot;)))" office:value-type="float" office:value="0" calcext:value-type="float">
            <text:p>0</text:p>
          </table:table-cell>
          <table:table-cell table:style-name="ce375" table:formula="of:=IF([.$G36]=&quot;&quot;;&quot;&quot;;IF(FIND(&quot;-&quot;;[.$G36])=0;&quot;&quot;;NUMBERVALUE(MID([.$G36];FIND(&quot;-&quot;;[.$G36])+1;LEN([.$G36])-FIND(&quot;-&quot;;[.$G36])))))" office:value-type="float" office:value="35" calcext:value-type="float">
            <text:p>35</text:p>
          </table:table-cell>
          <table:table-cell table:style-name="ce375" table:formula="of:=IF([.$G36]=&quot;&quot;;&quot;&quot;;IF(FIND(&quot;-&quot;;[.$G36])=0;&quot;&quot;;NUMBERVALUE(MID([.$G36];1;FIND(&quot;-&quot;;[.$G36])-1))))" office:value-type="float" office:value="41" calcext:value-type="float">
            <text:p>41</text:p>
          </table:table-cell>
          <table:table-cell table:style-name="ce378" table:formula="of:=IF([.$G36]=&quot;&quot;;&quot;&quot;;IF(FIND(&quot;-&quot;;[.$G36])=0;&quot;&quot;;-NUMBERVALUE(MID([.$G36];1;FIND(&quot;-&quot;;[.$G36])-1))+NUMBERVALUE(MID([.$G36];FIND(&quot;-&quot;;[.$G36])+1;LEN([.$G36])-FIND(&quot;-&quot;;[.$G36])))))" office:value-type="float" office:value="-6" calcext:value-type="float">
            <text:p>-6</text:p>
          </table:table-cell>
          <table:table-cell table:number-columns-repeated="45"/>
        </table:table-row>
        <table:table-row table:style-name="ro2">
          <table:table-cell table:style-name="ce28" office:value-type="float" office:value="36" calcext:value-type="float">
            <text:p>36</text:p>
          </table:table-cell>
          <table:table-cell table:style-name="ce346" office:value-type="string" calcext:value-type="string">
            <text:p>F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37];&quot;ABCDEFGH&quot;;1)&gt;0;INDEX([$Squadre.A$3:$Squadre.D$34];MATCH(1;([$Squadre.C$3:$Squadre.C$34]=[.B37])*([$Squadre.D$3:$Squadre.D$34]=INT([.C37]/10));0);2)&amp;&quot; (&quot;&amp;INDEX([$Squadre.A$3:$Squadre.D$34];MATCH(1;([$Squadre.C$3:$Squadre.C$34]=[.B37])*([$Squadre.D$3:$Squadre.D$34]=INT([.C37]/10));0);1)&amp;&quot;)&quot;;&quot;DA SISTEMARE&quot;)" office:value-type="string" office:string-value="Delfini (23)" calcext:value-type="string">
            <text:p>Delfini (23)</text:p>
          </table:table-cell>
          <table:table-cell table:style-name="ce355" table:formula="of:=IF(AND([.D37]&lt;&gt;&quot;&quot;;[.F37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37];&quot;ABCDEFGH&quot;;1)&gt;0;INDEX([$Squadre.A$3:$Squadre.D$34];MATCH(1;([$Squadre.C$3:$Squadre.C$34]=[.B37])*([$Squadre.D$3:$Squadre.D$34]=[.C37]-10*INT([.C37]/10));0);2)&amp;&quot; (&quot;&amp;INDEX([$Squadre.A$3:$Squadre.D$34];MATCH(1;([$Squadre.C$3:$Squadre.C$34]=[.B37])*([$Squadre.D$3:$Squadre.D$34]=[.C37]-10*INT([.C37]/10));0);1)&amp;&quot;)&quot;;&quot;DA SISTEMARE&quot;)" office:value-type="string" office:string-value="Fenicotteri (24)" calcext:value-type="string">
            <text:p>Fenicotteri (24)</text:p>
          </table:table-cell>
          <table:table-cell table:style-name="ce367" office:value-type="string" calcext:value-type="string">
            <text:p>72-46</text:p>
          </table:table-cell>
          <table:table-cell table:style-name="ce370" table:formula="of:=IF([.$G37]=&quot;&quot;;&quot;&quot;;IF(FIND(&quot;-&quot;;[.$G37])=0;&quot;&quot;;1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370" table:formula="of:=IF([.$G37]=&quot;&quot;;&quot;&quot;;IF(FIND(&quot;-&quot;;[.$G37])=0;&quot;&quot;;1*NOT([.$G37]=&quot;0-20&quot;)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370" table:formula="of:=IF([.$G37]=&quot;&quot;;&quot;&quot;;IF(FIND(&quot;-&quot;;[.$G37])=0;&quot;&quot;;1*([.$G37]=&quot;0-20&quot;)))" office:value-type="float" office:value="0" calcext:value-type="float">
            <text:p>0</text:p>
          </table:table-cell>
          <table:table-cell table:style-name="ce370" table:formula="of:=IF([.$G37]=&quot;&quot;;&quot;&quot;;IF(FIND(&quot;-&quot;;[.$G37])=0;&quot;&quot;;NUMBERVALUE(MID([.$G37];1;FIND(&quot;-&quot;;[.$G37])-1))))" office:value-type="float" office:value="72" calcext:value-type="float">
            <text:p>72</text:p>
          </table:table-cell>
          <table:table-cell table:style-name="ce370" table:formula="of:=IF([.$G37]=&quot;&quot;;&quot;&quot;;IF(FIND(&quot;-&quot;;[.$G37])=0;&quot;&quot;;NUMBERVALUE(MID([.$G37];FIND(&quot;-&quot;;[.$G37])+1;LEN([.$G37])-FIND(&quot;-&quot;;[.$G37])))))" office:value-type="float" office:value="46" calcext:value-type="float">
            <text:p>46</text:p>
          </table:table-cell>
          <table:table-cell table:style-name="ce373" table:formula="of:=IF([.$G37]=&quot;&quot;;&quot;&quot;;IF(FIND(&quot;-&quot;;[.$G37])=0;&quot;&quot;;NUMBERVALUE(MID([.$G37];1;FIND(&quot;-&quot;;[.$G37])-1))-NUMBERVALUE(MID([.$G37];FIND(&quot;-&quot;;[.$G37])+1;LEN([.$G37])-FIND(&quot;-&quot;;[.$G37])))))" office:value-type="float" office:value="26" calcext:value-type="float">
            <text:p>+26</text:p>
          </table:table-cell>
          <table:table-cell table:style-name="ce376" table:formula="of:=IF([.$G37]=&quot;&quot;;&quot;&quot;;IF(FIND(&quot;-&quot;;[.$G37])=0;&quot;&quot;;1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376" table:formula="of:=IF([.$G37]=&quot;&quot;;&quot;&quot;;IF(FIND(&quot;-&quot;;[.$G37])=0;&quot;&quot;;1*NOT([.$G37]=&quot;20-0&quot;)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376" table:formula="of:=IF([.$G37]=&quot;&quot;;&quot;&quot;;IF(FIND(&quot;-&quot;;[.$G37])=0;&quot;&quot;;1*([.$G37]=&quot;20-0&quot;)))" office:value-type="float" office:value="0" calcext:value-type="float">
            <text:p>0</text:p>
          </table:table-cell>
          <table:table-cell table:style-name="ce376" table:formula="of:=IF([.$G37]=&quot;&quot;;&quot;&quot;;IF(FIND(&quot;-&quot;;[.$G37])=0;&quot;&quot;;NUMBERVALUE(MID([.$G37];FIND(&quot;-&quot;;[.$G37])+1;LEN([.$G37])-FIND(&quot;-&quot;;[.$G37])))))" office:value-type="float" office:value="46" calcext:value-type="float">
            <text:p>46</text:p>
          </table:table-cell>
          <table:table-cell table:style-name="ce376" table:formula="of:=IF([.$G37]=&quot;&quot;;&quot;&quot;;IF(FIND(&quot;-&quot;;[.$G37])=0;&quot;&quot;;NUMBERVALUE(MID([.$G37];1;FIND(&quot;-&quot;;[.$G37])-1))))" office:value-type="float" office:value="72" calcext:value-type="float">
            <text:p>72</text:p>
          </table:table-cell>
          <table:table-cell table:style-name="ce379" table:formula="of:=IF([.$G37]=&quot;&quot;;&quot;&quot;;IF(FIND(&quot;-&quot;;[.$G37])=0;&quot;&quot;;-NUMBERVALUE(MID([.$G37];1;FIND(&quot;-&quot;;[.$G37])-1))+NUMBERVALUE(MID([.$G37];FIND(&quot;-&quot;;[.$G37])+1;LEN([.$G37])-FIND(&quot;-&quot;;[.$G37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6" office:value-type="float" office:value="37" calcext:value-type="float">
            <text:p>37</text:p>
          </table:table-cell>
          <table:table-cell table:style-name="ce347" office:value-type="string" calcext:value-type="string">
            <text:p>G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38];&quot;ABCDEFGH&quot;;1)&gt;0;INDEX([$Squadre.A$3:$Squadre.D$34];MATCH(1;([$Squadre.C$3:$Squadre.C$34]=[.B38])*([$Squadre.D$3:$Squadre.D$34]=INT([.C38]/10));0);2)&amp;&quot; (&quot;&amp;INDEX([$Squadre.A$3:$Squadre.D$34];MATCH(1;([$Squadre.C$3:$Squadre.C$34]=[.B38])*([$Squadre.D$3:$Squadre.D$34]=INT([.C38]/10));0);1)&amp;&quot;)&quot;;&quot;DA SISTEMARE&quot;)" office:value-type="string" office:string-value="Istrici (25)" calcext:value-type="string">
            <text:p>Istrici (25)</text:p>
          </table:table-cell>
          <table:table-cell table:style-name="ce353" table:formula="of:=IF(AND([.D38]&lt;&gt;&quot;&quot;;[.F38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38];&quot;ABCDEFGH&quot;;1)&gt;0;INDEX([$Squadre.A$3:$Squadre.D$34];MATCH(1;([$Squadre.C$3:$Squadre.C$34]=[.B38])*([$Squadre.D$3:$Squadre.D$34]=[.C38]-10*INT([.C38]/10));0);2)&amp;&quot; (&quot;&amp;INDEX([$Squadre.A$3:$Squadre.D$34];MATCH(1;([$Squadre.C$3:$Squadre.C$34]=[.B38])*([$Squadre.D$3:$Squadre.D$34]=[.C38]-10*INT([.C38]/10));0);1)&amp;&quot;)&quot;;&quot;DA SISTEMARE&quot;)" office:value-type="string" office:string-value="Gorilla (26)" calcext:value-type="string">
            <text:p>Gorilla (26)</text:p>
          </table:table-cell>
          <table:table-cell table:style-name="ce365" office:value-type="string" calcext:value-type="string">
            <text:p>57-55</text:p>
          </table:table-cell>
          <table:table-cell table:style-name="ce368" table:formula="of:=IF([.$G38]=&quot;&quot;;&quot;&quot;;IF(FIND(&quot;-&quot;;[.$G38])=0;&quot;&quot;;1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368" table:formula="of:=IF([.$G38]=&quot;&quot;;&quot;&quot;;IF(FIND(&quot;-&quot;;[.$G38])=0;&quot;&quot;;1*NOT([.$G38]=&quot;0-20&quot;)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368" table:formula="of:=IF([.$G38]=&quot;&quot;;&quot;&quot;;IF(FIND(&quot;-&quot;;[.$G38])=0;&quot;&quot;;1*([.$G38]=&quot;0-20&quot;)))" office:value-type="float" office:value="0" calcext:value-type="float">
            <text:p>0</text:p>
          </table:table-cell>
          <table:table-cell table:style-name="ce368" table:formula="of:=IF([.$G38]=&quot;&quot;;&quot;&quot;;IF(FIND(&quot;-&quot;;[.$G38])=0;&quot;&quot;;NUMBERVALUE(MID([.$G38];1;FIND(&quot;-&quot;;[.$G38])-1))))" office:value-type="float" office:value="57" calcext:value-type="float">
            <text:p>57</text:p>
          </table:table-cell>
          <table:table-cell table:style-name="ce368" table:formula="of:=IF([.$G38]=&quot;&quot;;&quot;&quot;;IF(FIND(&quot;-&quot;;[.$G38])=0;&quot;&quot;;NUMBERVALUE(MID([.$G38];FIND(&quot;-&quot;;[.$G38])+1;LEN([.$G38])-FIND(&quot;-&quot;;[.$G38])))))" office:value-type="float" office:value="55" calcext:value-type="float">
            <text:p>55</text:p>
          </table:table-cell>
          <table:table-cell table:style-name="ce371" table:formula="of:=IF([.$G38]=&quot;&quot;;&quot;&quot;;IF(FIND(&quot;-&quot;;[.$G38])=0;&quot;&quot;;NUMBERVALUE(MID([.$G38];1;FIND(&quot;-&quot;;[.$G38])-1))-NUMBERVALUE(MID([.$G38];FIND(&quot;-&quot;;[.$G38])+1;LEN([.$G38])-FIND(&quot;-&quot;;[.$G38])))))" office:value-type="float" office:value="2" calcext:value-type="float">
            <text:p>+2</text:p>
          </table:table-cell>
          <table:table-cell table:style-name="ce374" table:formula="of:=IF([.$G38]=&quot;&quot;;&quot;&quot;;IF(FIND(&quot;-&quot;;[.$G38])=0;&quot;&quot;;1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374" table:formula="of:=IF([.$G38]=&quot;&quot;;&quot;&quot;;IF(FIND(&quot;-&quot;;[.$G38])=0;&quot;&quot;;1*NOT([.$G38]=&quot;20-0&quot;)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374" table:formula="of:=IF([.$G38]=&quot;&quot;;&quot;&quot;;IF(FIND(&quot;-&quot;;[.$G38])=0;&quot;&quot;;1*([.$G38]=&quot;20-0&quot;)))" office:value-type="float" office:value="0" calcext:value-type="float">
            <text:p>0</text:p>
          </table:table-cell>
          <table:table-cell table:style-name="ce374" table:formula="of:=IF([.$G38]=&quot;&quot;;&quot;&quot;;IF(FIND(&quot;-&quot;;[.$G38])=0;&quot;&quot;;NUMBERVALUE(MID([.$G38];FIND(&quot;-&quot;;[.$G38])+1;LEN([.$G38])-FIND(&quot;-&quot;;[.$G38])))))" office:value-type="float" office:value="55" calcext:value-type="float">
            <text:p>55</text:p>
          </table:table-cell>
          <table:table-cell table:style-name="ce374" table:formula="of:=IF([.$G38]=&quot;&quot;;&quot;&quot;;IF(FIND(&quot;-&quot;;[.$G38])=0;&quot;&quot;;NUMBERVALUE(MID([.$G38];1;FIND(&quot;-&quot;;[.$G38])-1))))" office:value-type="float" office:value="57" calcext:value-type="float">
            <text:p>57</text:p>
          </table:table-cell>
          <table:table-cell table:style-name="ce377" table:formula="of:=IF([.$G38]=&quot;&quot;;&quot;&quot;;IF(FIND(&quot;-&quot;;[.$G38])=0;&quot;&quot;;-NUMBERVALUE(MID([.$G38];1;FIND(&quot;-&quot;;[.$G38])-1))+NUMBERVALUE(MID([.$G38];FIND(&quot;-&quot;;[.$G38])+1;LEN([.$G38])-FIND(&quot;-&quot;;[.$G38])))))" office:value-type="float" office:value="-2" calcext:value-type="float">
            <text:p>-2</text:p>
          </table:table-cell>
          <table:table-cell table:number-columns-repeated="45"/>
        </table:table-row>
        <table:table-row table:style-name="ro2">
          <table:table-cell table:style-name="ce27" office:value-type="float" office:value="38" calcext:value-type="float">
            <text:p>38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9];&quot;ABCDEFGH&quot;;1)&gt;0;INDEX([$Squadre.A$3:$Squadre.D$34];MATCH(1;([$Squadre.C$3:$Squadre.C$34]=[.B39])*([$Squadre.D$3:$Squadre.D$34]=INT([.C39]/10));0);2)&amp;&quot; (&quot;&amp;INDEX([$Squadre.A$3:$Squadre.D$34];MATCH(1;([$Squadre.C$3:$Squadre.C$34]=[.B39])*([$Squadre.D$3:$Squadre.D$34]=INT([.C39]/10));0);1)&amp;&quot;)&quot;;&quot;DA SISTEMARE&quot;)" office:value-type="string" office:string-value="Istrici (25)" calcext:value-type="string">
            <text:p>Istrici (25)</text:p>
          </table:table-cell>
          <table:table-cell table:style-name="ce354" table:formula="of:=IF(AND([.D39]&lt;&gt;&quot;&quot;;[.F3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9];&quot;ABCDEFGH&quot;;1)&gt;0;INDEX([$Squadre.A$3:$Squadre.D$34];MATCH(1;([$Squadre.C$3:$Squadre.C$34]=[.B39])*([$Squadre.D$3:$Squadre.D$34]=[.C39]-10*INT([.C39]/10));0);2)&amp;&quot; (&quot;&amp;INDEX([$Squadre.A$3:$Squadre.D$34];MATCH(1;([$Squadre.C$3:$Squadre.C$34]=[.B39])*([$Squadre.D$3:$Squadre.D$34]=[.C39]-10*INT([.C39]/10));0);1)&amp;&quot;)&quot;;&quot;DA SISTEMARE&quot;)" office:value-type="string" office:string-value="Muli (27)" calcext:value-type="string">
            <text:p>Muli (27)</text:p>
          </table:table-cell>
          <table:table-cell table:style-name="ce366" office:value-type="string" calcext:value-type="string">
            <text:p>48-36</text:p>
          </table:table-cell>
          <table:table-cell table:style-name="ce369" table:formula="of:=IF([.$G39]=&quot;&quot;;&quot;&quot;;IF(FIND(&quot;-&quot;;[.$G39])=0;&quot;&quot;;1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369" table:formula="of:=IF([.$G39]=&quot;&quot;;&quot;&quot;;IF(FIND(&quot;-&quot;;[.$G39])=0;&quot;&quot;;1*NOT([.$G39]=&quot;0-20&quot;)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369" table:formula="of:=IF([.$G39]=&quot;&quot;;&quot;&quot;;IF(FIND(&quot;-&quot;;[.$G39])=0;&quot;&quot;;1*([.$G39]=&quot;0-20&quot;)))" office:value-type="float" office:value="0" calcext:value-type="float">
            <text:p>0</text:p>
          </table:table-cell>
          <table:table-cell table:style-name="ce369" table:formula="of:=IF([.$G39]=&quot;&quot;;&quot;&quot;;IF(FIND(&quot;-&quot;;[.$G39])=0;&quot;&quot;;NUMBERVALUE(MID([.$G39];1;FIND(&quot;-&quot;;[.$G39])-1))))" office:value-type="float" office:value="48" calcext:value-type="float">
            <text:p>48</text:p>
          </table:table-cell>
          <table:table-cell table:style-name="ce369" table:formula="of:=IF([.$G39]=&quot;&quot;;&quot;&quot;;IF(FIND(&quot;-&quot;;[.$G39])=0;&quot;&quot;;NUMBERVALUE(MID([.$G39];FIND(&quot;-&quot;;[.$G39])+1;LEN([.$G39])-FIND(&quot;-&quot;;[.$G39])))))" office:value-type="float" office:value="36" calcext:value-type="float">
            <text:p>36</text:p>
          </table:table-cell>
          <table:table-cell table:style-name="ce372" table:formula="of:=IF([.$G39]=&quot;&quot;;&quot;&quot;;IF(FIND(&quot;-&quot;;[.$G39])=0;&quot;&quot;;NUMBERVALUE(MID([.$G39];1;FIND(&quot;-&quot;;[.$G39])-1))-NUMBERVALUE(MID([.$G39];FIND(&quot;-&quot;;[.$G39])+1;LEN([.$G39])-FIND(&quot;-&quot;;[.$G39])))))" office:value-type="float" office:value="12" calcext:value-type="float">
            <text:p>+12</text:p>
          </table:table-cell>
          <table:table-cell table:style-name="ce375" table:formula="of:=IF([.$G39]=&quot;&quot;;&quot;&quot;;IF(FIND(&quot;-&quot;;[.$G39])=0;&quot;&quot;;1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375" table:formula="of:=IF([.$G39]=&quot;&quot;;&quot;&quot;;IF(FIND(&quot;-&quot;;[.$G39])=0;&quot;&quot;;1*NOT([.$G39]=&quot;20-0&quot;)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375" table:formula="of:=IF([.$G39]=&quot;&quot;;&quot;&quot;;IF(FIND(&quot;-&quot;;[.$G39])=0;&quot;&quot;;1*([.$G39]=&quot;20-0&quot;)))" office:value-type="float" office:value="0" calcext:value-type="float">
            <text:p>0</text:p>
          </table:table-cell>
          <table:table-cell table:style-name="ce375" table:formula="of:=IF([.$G39]=&quot;&quot;;&quot;&quot;;IF(FIND(&quot;-&quot;;[.$G39])=0;&quot;&quot;;NUMBERVALUE(MID([.$G39];FIND(&quot;-&quot;;[.$G39])+1;LEN([.$G39])-FIND(&quot;-&quot;;[.$G39])))))" office:value-type="float" office:value="36" calcext:value-type="float">
            <text:p>36</text:p>
          </table:table-cell>
          <table:table-cell table:style-name="ce375" table:formula="of:=IF([.$G39]=&quot;&quot;;&quot;&quot;;IF(FIND(&quot;-&quot;;[.$G39])=0;&quot;&quot;;NUMBERVALUE(MID([.$G39];1;FIND(&quot;-&quot;;[.$G39])-1))))" office:value-type="float" office:value="48" calcext:value-type="float">
            <text:p>48</text:p>
          </table:table-cell>
          <table:table-cell table:style-name="ce378" table:formula="of:=IF([.$G39]=&quot;&quot;;&quot;&quot;;IF(FIND(&quot;-&quot;;[.$G39])=0;&quot;&quot;;-NUMBERVALUE(MID([.$G39];1;FIND(&quot;-&quot;;[.$G39])-1))+NUMBERVALUE(MID([.$G39];FIND(&quot;-&quot;;[.$G39])+1;LEN([.$G39])-FIND(&quot;-&quot;;[.$G39])))))" office:value-type="float" office:value="-12" calcext:value-type="float">
            <text:p>-12</text:p>
          </table:table-cell>
          <table:table-cell table:number-columns-repeated="45"/>
        </table:table-row>
        <table:table-row table:style-name="ro2">
          <table:table-cell table:style-name="ce27" office:value-type="float" office:value="39" calcext:value-type="float">
            <text:p>39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0];&quot;ABCDEFGH&quot;;1)&gt;0;INDEX([$Squadre.A$3:$Squadre.D$34];MATCH(1;([$Squadre.C$3:$Squadre.C$34]=[.B40])*([$Squadre.D$3:$Squadre.D$34]=INT([.C40]/10));0);2)&amp;&quot; (&quot;&amp;INDEX([$Squadre.A$3:$Squadre.D$34];MATCH(1;([$Squadre.C$3:$Squadre.C$34]=[.B40])*([$Squadre.D$3:$Squadre.D$34]=INT([.C40]/10));0);1)&amp;&quot;)&quot;;&quot;DA SISTEMARE&quot;)" office:value-type="string" office:string-value="Istrici (25)" calcext:value-type="string">
            <text:p>Istrici (25)</text:p>
          </table:table-cell>
          <table:table-cell table:style-name="ce354" table:formula="of:=IF(AND([.D40]&lt;&gt;&quot;&quot;;[.F4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0];&quot;ABCDEFGH&quot;;1)&gt;0;INDEX([$Squadre.A$3:$Squadre.D$34];MATCH(1;([$Squadre.C$3:$Squadre.C$34]=[.B40])*([$Squadre.D$3:$Squadre.D$34]=[.C40]-10*INT([.C40]/10));0);2)&amp;&quot; (&quot;&amp;INDEX([$Squadre.A$3:$Squadre.D$34];MATCH(1;([$Squadre.C$3:$Squadre.C$34]=[.B40])*([$Squadre.D$3:$Squadre.D$34]=[.C40]-10*INT([.C40]/10));0);1)&amp;&quot;)&quot;;&quot;DA SISTEMARE&quot;)" office:value-type="string" office:string-value="Orche (28)" calcext:value-type="string">
            <text:p>Orche (28)</text:p>
          </table:table-cell>
          <table:table-cell table:style-name="ce366" office:value-type="string" calcext:value-type="string">
            <text:p>32-31</text:p>
          </table:table-cell>
          <table:table-cell table:style-name="ce369" table:formula="of:=IF([.$G40]=&quot;&quot;;&quot;&quot;;IF(FIND(&quot;-&quot;;[.$G40])=0;&quot;&quot;;1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369" table:formula="of:=IF([.$G40]=&quot;&quot;;&quot;&quot;;IF(FIND(&quot;-&quot;;[.$G40])=0;&quot;&quot;;1*NOT([.$G40]=&quot;0-20&quot;)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369" table:formula="of:=IF([.$G40]=&quot;&quot;;&quot;&quot;;IF(FIND(&quot;-&quot;;[.$G40])=0;&quot;&quot;;1*([.$G40]=&quot;0-20&quot;)))" office:value-type="float" office:value="0" calcext:value-type="float">
            <text:p>0</text:p>
          </table:table-cell>
          <table:table-cell table:style-name="ce369" table:formula="of:=IF([.$G40]=&quot;&quot;;&quot;&quot;;IF(FIND(&quot;-&quot;;[.$G40])=0;&quot;&quot;;NUMBERVALUE(MID([.$G40];1;FIND(&quot;-&quot;;[.$G40])-1))))" office:value-type="float" office:value="32" calcext:value-type="float">
            <text:p>32</text:p>
          </table:table-cell>
          <table:table-cell table:style-name="ce369" table:formula="of:=IF([.$G40]=&quot;&quot;;&quot;&quot;;IF(FIND(&quot;-&quot;;[.$G40])=0;&quot;&quot;;NUMBERVALUE(MID([.$G40];FIND(&quot;-&quot;;[.$G40])+1;LEN([.$G40])-FIND(&quot;-&quot;;[.$G40])))))" office:value-type="float" office:value="31" calcext:value-type="float">
            <text:p>31</text:p>
          </table:table-cell>
          <table:table-cell table:style-name="ce372" table:formula="of:=IF([.$G40]=&quot;&quot;;&quot;&quot;;IF(FIND(&quot;-&quot;;[.$G40])=0;&quot;&quot;;NUMBERVALUE(MID([.$G40];1;FIND(&quot;-&quot;;[.$G40])-1))-NUMBERVALUE(MID([.$G40];FIND(&quot;-&quot;;[.$G40])+1;LEN([.$G40])-FIND(&quot;-&quot;;[.$G40])))))" office:value-type="float" office:value="1" calcext:value-type="float">
            <text:p>+1</text:p>
          </table:table-cell>
          <table:table-cell table:style-name="ce375" table:formula="of:=IF([.$G40]=&quot;&quot;;&quot;&quot;;IF(FIND(&quot;-&quot;;[.$G40])=0;&quot;&quot;;1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375" table:formula="of:=IF([.$G40]=&quot;&quot;;&quot;&quot;;IF(FIND(&quot;-&quot;;[.$G40])=0;&quot;&quot;;1*NOT([.$G40]=&quot;20-0&quot;)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375" table:formula="of:=IF([.$G40]=&quot;&quot;;&quot;&quot;;IF(FIND(&quot;-&quot;;[.$G40])=0;&quot;&quot;;1*([.$G40]=&quot;20-0&quot;)))" office:value-type="float" office:value="0" calcext:value-type="float">
            <text:p>0</text:p>
          </table:table-cell>
          <table:table-cell table:style-name="ce375" table:formula="of:=IF([.$G40]=&quot;&quot;;&quot;&quot;;IF(FIND(&quot;-&quot;;[.$G40])=0;&quot;&quot;;NUMBERVALUE(MID([.$G40];FIND(&quot;-&quot;;[.$G40])+1;LEN([.$G40])-FIND(&quot;-&quot;;[.$G40])))))" office:value-type="float" office:value="31" calcext:value-type="float">
            <text:p>31</text:p>
          </table:table-cell>
          <table:table-cell table:style-name="ce375" table:formula="of:=IF([.$G40]=&quot;&quot;;&quot;&quot;;IF(FIND(&quot;-&quot;;[.$G40])=0;&quot;&quot;;NUMBERVALUE(MID([.$G40];1;FIND(&quot;-&quot;;[.$G40])-1))))" office:value-type="float" office:value="32" calcext:value-type="float">
            <text:p>32</text:p>
          </table:table-cell>
          <table:table-cell table:style-name="ce378" table:formula="of:=IF([.$G40]=&quot;&quot;;&quot;&quot;;IF(FIND(&quot;-&quot;;[.$G40])=0;&quot;&quot;;-NUMBERVALUE(MID([.$G40];1;FIND(&quot;-&quot;;[.$G40])-1))+NUMBERVALUE(MID([.$G40];FIND(&quot;-&quot;;[.$G40])+1;LEN([.$G40])-FIND(&quot;-&quot;;[.$G40])))))" office:value-type="float" office:value="-1" calcext:value-type="float">
            <text:p>-1</text:p>
          </table:table-cell>
          <table:table-cell table:number-columns-repeated="45"/>
        </table:table-row>
        <table:table-row table:style-name="ro2">
          <table:table-cell table:style-name="ce27" office:value-type="float" office:value="40" calcext:value-type="float">
            <text:p>40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41];&quot;ABCDEFGH&quot;;1)&gt;0;INDEX([$Squadre.A$3:$Squadre.D$34];MATCH(1;([$Squadre.C$3:$Squadre.C$34]=[.B41])*([$Squadre.D$3:$Squadre.D$34]=INT([.C41]/10));0);2)&amp;&quot; (&quot;&amp;INDEX([$Squadre.A$3:$Squadre.D$34];MATCH(1;([$Squadre.C$3:$Squadre.C$34]=[.B41])*([$Squadre.D$3:$Squadre.D$34]=INT([.C41]/10));0);1)&amp;&quot;)&quot;;&quot;DA SISTEMARE&quot;)" office:value-type="string" office:string-value="Gorilla (26)" calcext:value-type="string">
            <text:p>Gorilla (26)</text:p>
          </table:table-cell>
          <table:table-cell table:style-name="ce354" table:formula="of:=IF(AND([.D41]&lt;&gt;&quot;&quot;;[.F4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1];&quot;ABCDEFGH&quot;;1)&gt;0;INDEX([$Squadre.A$3:$Squadre.D$34];MATCH(1;([$Squadre.C$3:$Squadre.C$34]=[.B41])*([$Squadre.D$3:$Squadre.D$34]=[.C41]-10*INT([.C41]/10));0);2)&amp;&quot; (&quot;&amp;INDEX([$Squadre.A$3:$Squadre.D$34];MATCH(1;([$Squadre.C$3:$Squadre.C$34]=[.B41])*([$Squadre.D$3:$Squadre.D$34]=[.C41]-10*INT([.C41]/10));0);1)&amp;&quot;)&quot;;&quot;DA SISTEMARE&quot;)" office:value-type="string" office:string-value="Muli (27)" calcext:value-type="string">
            <text:p>Muli (27)</text:p>
          </table:table-cell>
          <table:table-cell table:style-name="ce366" office:value-type="string" calcext:value-type="string">
            <text:p>56-58</text:p>
          </table:table-cell>
          <table:table-cell table:style-name="ce369" table:formula="of:=IF([.$G41]=&quot;&quot;;&quot;&quot;;IF(FIND(&quot;-&quot;;[.$G41])=0;&quot;&quot;;1*(NUMBERVALUE(MID([.$G41];1;FIND(&quot;-&quot;;[.$G41])-1))&g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369" table:formula="of:=IF([.$G41]=&quot;&quot;;&quot;&quot;;IF(FIND(&quot;-&quot;;[.$G41])=0;&quot;&quot;;1*NOT([.$G41]=&quot;0-20&quot;)*(NUMBERVALUE(MID([.$G41];1;FIND(&quot;-&quot;;[.$G41])-1))&l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369" table:formula="of:=IF([.$G41]=&quot;&quot;;&quot;&quot;;IF(FIND(&quot;-&quot;;[.$G41])=0;&quot;&quot;;1*([.$G41]=&quot;0-20&quot;)))" office:value-type="float" office:value="0" calcext:value-type="float">
            <text:p>0</text:p>
          </table:table-cell>
          <table:table-cell table:style-name="ce369" table:formula="of:=IF([.$G41]=&quot;&quot;;&quot;&quot;;IF(FIND(&quot;-&quot;;[.$G41])=0;&quot;&quot;;NUMBERVALUE(MID([.$G41];1;FIND(&quot;-&quot;;[.$G41])-1))))" office:value-type="float" office:value="56" calcext:value-type="float">
            <text:p>56</text:p>
          </table:table-cell>
          <table:table-cell table:style-name="ce369" table:formula="of:=IF([.$G41]=&quot;&quot;;&quot;&quot;;IF(FIND(&quot;-&quot;;[.$G41])=0;&quot;&quot;;NUMBERVALUE(MID([.$G41];FIND(&quot;-&quot;;[.$G41])+1;LEN([.$G41])-FIND(&quot;-&quot;;[.$G41])))))" office:value-type="float" office:value="58" calcext:value-type="float">
            <text:p>58</text:p>
          </table:table-cell>
          <table:table-cell table:style-name="ce372" table:formula="of:=IF([.$G41]=&quot;&quot;;&quot;&quot;;IF(FIND(&quot;-&quot;;[.$G41])=0;&quot;&quot;;NUMBERVALUE(MID([.$G41];1;FIND(&quot;-&quot;;[.$G41])-1))-NUMBERVALUE(MID([.$G41];FIND(&quot;-&quot;;[.$G41])+1;LEN([.$G41])-FIND(&quot;-&quot;;[.$G41])))))" office:value-type="float" office:value="-2" calcext:value-type="float">
            <text:p>-2</text:p>
          </table:table-cell>
          <table:table-cell table:style-name="ce375" table:formula="of:=IF([.$G41]=&quot;&quot;;&quot;&quot;;IF(FIND(&quot;-&quot;;[.$G41])=0;&quot;&quot;;1*(NUMBERVALUE(MID([.$G41];1;FIND(&quot;-&quot;;[.$G41])-1))&l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375" table:formula="of:=IF([.$G41]=&quot;&quot;;&quot;&quot;;IF(FIND(&quot;-&quot;;[.$G41])=0;&quot;&quot;;1*NOT([.$G41]=&quot;20-0&quot;)*(NUMBERVALUE(MID([.$G41];1;FIND(&quot;-&quot;;[.$G41])-1))&g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375" table:formula="of:=IF([.$G41]=&quot;&quot;;&quot;&quot;;IF(FIND(&quot;-&quot;;[.$G41])=0;&quot;&quot;;1*([.$G41]=&quot;20-0&quot;)))" office:value-type="float" office:value="0" calcext:value-type="float">
            <text:p>0</text:p>
          </table:table-cell>
          <table:table-cell table:style-name="ce375" table:formula="of:=IF([.$G41]=&quot;&quot;;&quot;&quot;;IF(FIND(&quot;-&quot;;[.$G41])=0;&quot;&quot;;NUMBERVALUE(MID([.$G41];FIND(&quot;-&quot;;[.$G41])+1;LEN([.$G41])-FIND(&quot;-&quot;;[.$G41])))))" office:value-type="float" office:value="58" calcext:value-type="float">
            <text:p>58</text:p>
          </table:table-cell>
          <table:table-cell table:style-name="ce375" table:formula="of:=IF([.$G41]=&quot;&quot;;&quot;&quot;;IF(FIND(&quot;-&quot;;[.$G41])=0;&quot;&quot;;NUMBERVALUE(MID([.$G41];1;FIND(&quot;-&quot;;[.$G41])-1))))" office:value-type="float" office:value="56" calcext:value-type="float">
            <text:p>56</text:p>
          </table:table-cell>
          <table:table-cell table:style-name="ce378" table:formula="of:=IF([.$G41]=&quot;&quot;;&quot;&quot;;IF(FIND(&quot;-&quot;;[.$G41])=0;&quot;&quot;;-NUMBERVALUE(MID([.$G41];1;FIND(&quot;-&quot;;[.$G41])-1))+NUMBERVALUE(MID([.$G41];FIND(&quot;-&quot;;[.$G41])+1;LEN([.$G41])-FIND(&quot;-&quot;;[.$G41])))))" office:value-type="float" office:value="2" calcext:value-type="float">
            <text:p>+2</text:p>
          </table:table-cell>
          <table:table-cell table:number-columns-repeated="45"/>
        </table:table-row>
        <table:table-row table:style-name="ro2">
          <table:table-cell table:style-name="ce27" office:value-type="float" office:value="41" calcext:value-type="float">
            <text:p>41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42];&quot;ABCDEFGH&quot;;1)&gt;0;INDEX([$Squadre.A$3:$Squadre.D$34];MATCH(1;([$Squadre.C$3:$Squadre.C$34]=[.B42])*([$Squadre.D$3:$Squadre.D$34]=INT([.C42]/10));0);2)&amp;&quot; (&quot;&amp;INDEX([$Squadre.A$3:$Squadre.D$34];MATCH(1;([$Squadre.C$3:$Squadre.C$34]=[.B42])*([$Squadre.D$3:$Squadre.D$34]=INT([.C42]/10));0);1)&amp;&quot;)&quot;;&quot;DA SISTEMARE&quot;)" office:value-type="string" office:string-value="Gorilla (26)" calcext:value-type="string">
            <text:p>Gorilla (26)</text:p>
          </table:table-cell>
          <table:table-cell table:style-name="ce354" table:formula="of:=IF(AND([.D42]&lt;&gt;&quot;&quot;;[.F4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2];&quot;ABCDEFGH&quot;;1)&gt;0;INDEX([$Squadre.A$3:$Squadre.D$34];MATCH(1;([$Squadre.C$3:$Squadre.C$34]=[.B42])*([$Squadre.D$3:$Squadre.D$34]=[.C42]-10*INT([.C42]/10));0);2)&amp;&quot; (&quot;&amp;INDEX([$Squadre.A$3:$Squadre.D$34];MATCH(1;([$Squadre.C$3:$Squadre.C$34]=[.B42])*([$Squadre.D$3:$Squadre.D$34]=[.C42]-10*INT([.C42]/10));0);1)&amp;&quot;)&quot;;&quot;DA SISTEMARE&quot;)" office:value-type="string" office:string-value="Orche (28)" calcext:value-type="string">
            <text:p>Orche (28)</text:p>
          </table:table-cell>
          <table:table-cell table:style-name="ce366" office:value-type="string" calcext:value-type="string">
            <text:p>50-64</text:p>
          </table:table-cell>
          <table:table-cell table:style-name="ce369" table:formula="of:=IF([.$G42]=&quot;&quot;;&quot;&quot;;IF(FIND(&quot;-&quot;;[.$G42])=0;&quot;&quot;;1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369" table:formula="of:=IF([.$G42]=&quot;&quot;;&quot;&quot;;IF(FIND(&quot;-&quot;;[.$G42])=0;&quot;&quot;;1*NOT([.$G42]=&quot;0-20&quot;)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369" table:formula="of:=IF([.$G42]=&quot;&quot;;&quot;&quot;;IF(FIND(&quot;-&quot;;[.$G42])=0;&quot;&quot;;1*([.$G42]=&quot;0-20&quot;)))" office:value-type="float" office:value="0" calcext:value-type="float">
            <text:p>0</text:p>
          </table:table-cell>
          <table:table-cell table:style-name="ce369" table:formula="of:=IF([.$G42]=&quot;&quot;;&quot;&quot;;IF(FIND(&quot;-&quot;;[.$G42])=0;&quot;&quot;;NUMBERVALUE(MID([.$G42];1;FIND(&quot;-&quot;;[.$G42])-1))))" office:value-type="float" office:value="50" calcext:value-type="float">
            <text:p>50</text:p>
          </table:table-cell>
          <table:table-cell table:style-name="ce369" table:formula="of:=IF([.$G42]=&quot;&quot;;&quot;&quot;;IF(FIND(&quot;-&quot;;[.$G42])=0;&quot;&quot;;NUMBERVALUE(MID([.$G42];FIND(&quot;-&quot;;[.$G42])+1;LEN([.$G42])-FIND(&quot;-&quot;;[.$G42])))))" office:value-type="float" office:value="64" calcext:value-type="float">
            <text:p>64</text:p>
          </table:table-cell>
          <table:table-cell table:style-name="ce372" table:formula="of:=IF([.$G42]=&quot;&quot;;&quot;&quot;;IF(FIND(&quot;-&quot;;[.$G42])=0;&quot;&quot;;NUMBERVALUE(MID([.$G42];1;FIND(&quot;-&quot;;[.$G42])-1))-NUMBERVALUE(MID([.$G42];FIND(&quot;-&quot;;[.$G42])+1;LEN([.$G42])-FIND(&quot;-&quot;;[.$G42])))))" office:value-type="float" office:value="-14" calcext:value-type="float">
            <text:p>-14</text:p>
          </table:table-cell>
          <table:table-cell table:style-name="ce375" table:formula="of:=IF([.$G42]=&quot;&quot;;&quot;&quot;;IF(FIND(&quot;-&quot;;[.$G42])=0;&quot;&quot;;1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375" table:formula="of:=IF([.$G42]=&quot;&quot;;&quot;&quot;;IF(FIND(&quot;-&quot;;[.$G42])=0;&quot;&quot;;1*NOT([.$G42]=&quot;20-0&quot;)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375" table:formula="of:=IF([.$G42]=&quot;&quot;;&quot;&quot;;IF(FIND(&quot;-&quot;;[.$G42])=0;&quot;&quot;;1*([.$G42]=&quot;20-0&quot;)))" office:value-type="float" office:value="0" calcext:value-type="float">
            <text:p>0</text:p>
          </table:table-cell>
          <table:table-cell table:style-name="ce375" table:formula="of:=IF([.$G42]=&quot;&quot;;&quot;&quot;;IF(FIND(&quot;-&quot;;[.$G42])=0;&quot;&quot;;NUMBERVALUE(MID([.$G42];FIND(&quot;-&quot;;[.$G42])+1;LEN([.$G42])-FIND(&quot;-&quot;;[.$G42])))))" office:value-type="float" office:value="64" calcext:value-type="float">
            <text:p>64</text:p>
          </table:table-cell>
          <table:table-cell table:style-name="ce375" table:formula="of:=IF([.$G42]=&quot;&quot;;&quot;&quot;;IF(FIND(&quot;-&quot;;[.$G42])=0;&quot;&quot;;NUMBERVALUE(MID([.$G42];1;FIND(&quot;-&quot;;[.$G42])-1))))" office:value-type="float" office:value="50" calcext:value-type="float">
            <text:p>50</text:p>
          </table:table-cell>
          <table:table-cell table:style-name="ce378" table:formula="of:=IF([.$G42]=&quot;&quot;;&quot;&quot;;IF(FIND(&quot;-&quot;;[.$G42])=0;&quot;&quot;;-NUMBERVALUE(MID([.$G42];1;FIND(&quot;-&quot;;[.$G42])-1))+NUMBERVALUE(MID([.$G42];FIND(&quot;-&quot;;[.$G42])+1;LEN([.$G42])-FIND(&quot;-&quot;;[.$G42])))))" office:value-type="float" office:value="14" calcext:value-type="float">
            <text:p>+14</text:p>
          </table:table-cell>
          <table:table-cell table:number-columns-repeated="45"/>
        </table:table-row>
        <table:table-row table:style-name="ro2">
          <table:table-cell table:style-name="ce28" office:value-type="float" office:value="42" calcext:value-type="float">
            <text:p>42</text:p>
          </table:table-cell>
          <table:table-cell table:style-name="ce349" office:value-type="string" calcext:value-type="string">
            <text:p>G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43];&quot;ABCDEFGH&quot;;1)&gt;0;INDEX([$Squadre.A$3:$Squadre.D$34];MATCH(1;([$Squadre.C$3:$Squadre.C$34]=[.B43])*([$Squadre.D$3:$Squadre.D$34]=INT([.C43]/10));0);2)&amp;&quot; (&quot;&amp;INDEX([$Squadre.A$3:$Squadre.D$34];MATCH(1;([$Squadre.C$3:$Squadre.C$34]=[.B43])*([$Squadre.D$3:$Squadre.D$34]=INT([.C43]/10));0);1)&amp;&quot;)&quot;;&quot;DA SISTEMARE&quot;)" office:value-type="string" office:string-value="Muli (27)" calcext:value-type="string">
            <text:p>Muli (27)</text:p>
          </table:table-cell>
          <table:table-cell table:style-name="ce355" table:formula="of:=IF(AND([.D43]&lt;&gt;&quot;&quot;;[.F43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43];&quot;ABCDEFGH&quot;;1)&gt;0;INDEX([$Squadre.A$3:$Squadre.D$34];MATCH(1;([$Squadre.C$3:$Squadre.C$34]=[.B43])*([$Squadre.D$3:$Squadre.D$34]=[.C43]-10*INT([.C43]/10));0);2)&amp;&quot; (&quot;&amp;INDEX([$Squadre.A$3:$Squadre.D$34];MATCH(1;([$Squadre.C$3:$Squadre.C$34]=[.B43])*([$Squadre.D$3:$Squadre.D$34]=[.C43]-10*INT([.C43]/10));0);1)&amp;&quot;)&quot;;&quot;DA SISTEMARE&quot;)" office:value-type="string" office:string-value="Orche (28)" calcext:value-type="string">
            <text:p>Orche (28)</text:p>
          </table:table-cell>
          <table:table-cell table:style-name="ce367" office:value-type="string" calcext:value-type="string">
            <text:p>49-88</text:p>
          </table:table-cell>
          <table:table-cell table:style-name="ce370" table:formula="of:=IF([.$G43]=&quot;&quot;;&quot;&quot;;IF(FIND(&quot;-&quot;;[.$G43])=0;&quot;&quot;;1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370" table:formula="of:=IF([.$G43]=&quot;&quot;;&quot;&quot;;IF(FIND(&quot;-&quot;;[.$G43])=0;&quot;&quot;;1*NOT([.$G43]=&quot;0-20&quot;)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370" table:formula="of:=IF([.$G43]=&quot;&quot;;&quot;&quot;;IF(FIND(&quot;-&quot;;[.$G43])=0;&quot;&quot;;1*([.$G43]=&quot;0-20&quot;)))" office:value-type="float" office:value="0" calcext:value-type="float">
            <text:p>0</text:p>
          </table:table-cell>
          <table:table-cell table:style-name="ce370" table:formula="of:=IF([.$G43]=&quot;&quot;;&quot;&quot;;IF(FIND(&quot;-&quot;;[.$G43])=0;&quot;&quot;;NUMBERVALUE(MID([.$G43];1;FIND(&quot;-&quot;;[.$G43])-1))))" office:value-type="float" office:value="49" calcext:value-type="float">
            <text:p>49</text:p>
          </table:table-cell>
          <table:table-cell table:style-name="ce370" table:formula="of:=IF([.$G43]=&quot;&quot;;&quot;&quot;;IF(FIND(&quot;-&quot;;[.$G43])=0;&quot;&quot;;NUMBERVALUE(MID([.$G43];FIND(&quot;-&quot;;[.$G43])+1;LEN([.$G43])-FIND(&quot;-&quot;;[.$G43])))))" office:value-type="float" office:value="88" calcext:value-type="float">
            <text:p>88</text:p>
          </table:table-cell>
          <table:table-cell table:style-name="ce373" table:formula="of:=IF([.$G43]=&quot;&quot;;&quot;&quot;;IF(FIND(&quot;-&quot;;[.$G43])=0;&quot;&quot;;NUMBERVALUE(MID([.$G43];1;FIND(&quot;-&quot;;[.$G43])-1))-NUMBERVALUE(MID([.$G43];FIND(&quot;-&quot;;[.$G43])+1;LEN([.$G43])-FIND(&quot;-&quot;;[.$G43])))))" office:value-type="float" office:value="-39" calcext:value-type="float">
            <text:p>-39</text:p>
          </table:table-cell>
          <table:table-cell table:style-name="ce376" table:formula="of:=IF([.$G43]=&quot;&quot;;&quot;&quot;;IF(FIND(&quot;-&quot;;[.$G43])=0;&quot;&quot;;1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376" table:formula="of:=IF([.$G43]=&quot;&quot;;&quot;&quot;;IF(FIND(&quot;-&quot;;[.$G43])=0;&quot;&quot;;1*NOT([.$G43]=&quot;20-0&quot;)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376" table:formula="of:=IF([.$G43]=&quot;&quot;;&quot;&quot;;IF(FIND(&quot;-&quot;;[.$G43])=0;&quot;&quot;;1*([.$G43]=&quot;20-0&quot;)))" office:value-type="float" office:value="0" calcext:value-type="float">
            <text:p>0</text:p>
          </table:table-cell>
          <table:table-cell table:style-name="ce376" table:formula="of:=IF([.$G43]=&quot;&quot;;&quot;&quot;;IF(FIND(&quot;-&quot;;[.$G43])=0;&quot;&quot;;NUMBERVALUE(MID([.$G43];FIND(&quot;-&quot;;[.$G43])+1;LEN([.$G43])-FIND(&quot;-&quot;;[.$G43])))))" office:value-type="float" office:value="88" calcext:value-type="float">
            <text:p>88</text:p>
          </table:table-cell>
          <table:table-cell table:style-name="ce376" table:formula="of:=IF([.$G43]=&quot;&quot;;&quot;&quot;;IF(FIND(&quot;-&quot;;[.$G43])=0;&quot;&quot;;NUMBERVALUE(MID([.$G43];1;FIND(&quot;-&quot;;[.$G43])-1))))" office:value-type="float" office:value="49" calcext:value-type="float">
            <text:p>49</text:p>
          </table:table-cell>
          <table:table-cell table:style-name="ce379" table:formula="of:=IF([.$G43]=&quot;&quot;;&quot;&quot;;IF(FIND(&quot;-&quot;;[.$G43])=0;&quot;&quot;;-NUMBERVALUE(MID([.$G43];1;FIND(&quot;-&quot;;[.$G43])-1))+NUMBERVALUE(MID([.$G43];FIND(&quot;-&quot;;[.$G43])+1;LEN([.$G43])-FIND(&quot;-&quot;;[.$G43])))))" office:value-type="float" office:value="39" calcext:value-type="float">
            <text:p>+39</text:p>
          </table:table-cell>
          <table:table-cell table:number-columns-repeated="45"/>
        </table:table-row>
        <table:table-row table:style-name="ro2">
          <table:table-cell table:style-name="ce26" office:value-type="float" office:value="43" calcext:value-type="float">
            <text:p>43</text:p>
          </table:table-cell>
          <table:table-cell table:style-name="ce350" office:value-type="string" calcext:value-type="string">
            <text:p>H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44];&quot;ABCDEFGH&quot;;1)&gt;0;INDEX([$Squadre.A$3:$Squadre.D$34];MATCH(1;([$Squadre.C$3:$Squadre.C$34]=[.B44])*([$Squadre.D$3:$Squadre.D$34]=INT([.C44]/10));0);2)&amp;&quot; (&quot;&amp;INDEX([$Squadre.A$3:$Squadre.D$34];MATCH(1;([$Squadre.C$3:$Squadre.C$34]=[.B44])*([$Squadre.D$3:$Squadre.D$34]=INT([.C44]/10));0);1)&amp;&quot;)&quot;;&quot;DA SISTEMARE&quot;)" office:value-type="string" office:string-value="Piranha (29)" calcext:value-type="string">
            <text:p>Piranha (29)</text:p>
          </table:table-cell>
          <table:table-cell table:style-name="ce353" table:formula="of:=IF(AND([.D44]&lt;&gt;&quot;&quot;;[.F44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44];&quot;ABCDEFGH&quot;;1)&gt;0;INDEX([$Squadre.A$3:$Squadre.D$34];MATCH(1;([$Squadre.C$3:$Squadre.C$34]=[.B44])*([$Squadre.D$3:$Squadre.D$34]=[.C44]-10*INT([.C44]/10));0);2)&amp;&quot; (&quot;&amp;INDEX([$Squadre.A$3:$Squadre.D$34];MATCH(1;([$Squadre.C$3:$Squadre.C$34]=[.B44])*([$Squadre.D$3:$Squadre.D$34]=[.C44]-10*INT([.C44]/10));0);1)&amp;&quot;)&quot;;&quot;DA SISTEMARE&quot;)" office:value-type="string" office:string-value="Scorpioni (30)" calcext:value-type="string">
            <text:p>Scorpioni (30)</text:p>
          </table:table-cell>
          <table:table-cell table:style-name="ce365" office:value-type="string" calcext:value-type="string">
            <text:p>28-93</text:p>
          </table:table-cell>
          <table:table-cell table:style-name="ce368" table:formula="of:=IF([.$G44]=&quot;&quot;;&quot;&quot;;IF(FIND(&quot;-&quot;;[.$G44])=0;&quot;&quot;;1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368" table:formula="of:=IF([.$G44]=&quot;&quot;;&quot;&quot;;IF(FIND(&quot;-&quot;;[.$G44])=0;&quot;&quot;;1*NOT([.$G44]=&quot;0-20&quot;)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368" table:formula="of:=IF([.$G44]=&quot;&quot;;&quot;&quot;;IF(FIND(&quot;-&quot;;[.$G44])=0;&quot;&quot;;1*([.$G44]=&quot;0-20&quot;)))" office:value-type="float" office:value="0" calcext:value-type="float">
            <text:p>0</text:p>
          </table:table-cell>
          <table:table-cell table:style-name="ce368" table:formula="of:=IF([.$G44]=&quot;&quot;;&quot;&quot;;IF(FIND(&quot;-&quot;;[.$G44])=0;&quot;&quot;;NUMBERVALUE(MID([.$G44];1;FIND(&quot;-&quot;;[.$G44])-1))))" office:value-type="float" office:value="28" calcext:value-type="float">
            <text:p>28</text:p>
          </table:table-cell>
          <table:table-cell table:style-name="ce368" table:formula="of:=IF([.$G44]=&quot;&quot;;&quot;&quot;;IF(FIND(&quot;-&quot;;[.$G44])=0;&quot;&quot;;NUMBERVALUE(MID([.$G44];FIND(&quot;-&quot;;[.$G44])+1;LEN([.$G44])-FIND(&quot;-&quot;;[.$G44])))))" office:value-type="float" office:value="93" calcext:value-type="float">
            <text:p>93</text:p>
          </table:table-cell>
          <table:table-cell table:style-name="ce371" table:formula="of:=IF([.$G44]=&quot;&quot;;&quot;&quot;;IF(FIND(&quot;-&quot;;[.$G44])=0;&quot;&quot;;NUMBERVALUE(MID([.$G44];1;FIND(&quot;-&quot;;[.$G44])-1))-NUMBERVALUE(MID([.$G44];FIND(&quot;-&quot;;[.$G44])+1;LEN([.$G44])-FIND(&quot;-&quot;;[.$G44])))))" office:value-type="float" office:value="-65" calcext:value-type="float">
            <text:p>-65</text:p>
          </table:table-cell>
          <table:table-cell table:style-name="ce374" table:formula="of:=IF([.$G44]=&quot;&quot;;&quot;&quot;;IF(FIND(&quot;-&quot;;[.$G44])=0;&quot;&quot;;1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374" table:formula="of:=IF([.$G44]=&quot;&quot;;&quot;&quot;;IF(FIND(&quot;-&quot;;[.$G44])=0;&quot;&quot;;1*NOT([.$G44]=&quot;20-0&quot;)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374" table:formula="of:=IF([.$G44]=&quot;&quot;;&quot;&quot;;IF(FIND(&quot;-&quot;;[.$G44])=0;&quot;&quot;;1*([.$G44]=&quot;20-0&quot;)))" office:value-type="float" office:value="0" calcext:value-type="float">
            <text:p>0</text:p>
          </table:table-cell>
          <table:table-cell table:style-name="ce374" table:formula="of:=IF([.$G44]=&quot;&quot;;&quot;&quot;;IF(FIND(&quot;-&quot;;[.$G44])=0;&quot;&quot;;NUMBERVALUE(MID([.$G44];FIND(&quot;-&quot;;[.$G44])+1;LEN([.$G44])-FIND(&quot;-&quot;;[.$G44])))))" office:value-type="float" office:value="93" calcext:value-type="float">
            <text:p>93</text:p>
          </table:table-cell>
          <table:table-cell table:style-name="ce374" table:formula="of:=IF([.$G44]=&quot;&quot;;&quot;&quot;;IF(FIND(&quot;-&quot;;[.$G44])=0;&quot;&quot;;NUMBERVALUE(MID([.$G44];1;FIND(&quot;-&quot;;[.$G44])-1))))" office:value-type="float" office:value="28" calcext:value-type="float">
            <text:p>28</text:p>
          </table:table-cell>
          <table:table-cell table:style-name="ce377" table:formula="of:=IF([.$G44]=&quot;&quot;;&quot;&quot;;IF(FIND(&quot;-&quot;;[.$G44])=0;&quot;&quot;;-NUMBERVALUE(MID([.$G44];1;FIND(&quot;-&quot;;[.$G44])-1))+NUMBERVALUE(MID([.$G44];FIND(&quot;-&quot;;[.$G44])+1;LEN([.$G44])-FIND(&quot;-&quot;;[.$G44])))))" office:value-type="float" office:value="65" calcext:value-type="float">
            <text:p>+65</text:p>
          </table:table-cell>
          <table:table-cell table:number-columns-repeated="45"/>
        </table:table-row>
        <table:table-row table:style-name="ro2">
          <table:table-cell table:style-name="ce27" office:value-type="float" office:value="44" calcext:value-type="float">
            <text:p>44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45];&quot;ABCDEFGH&quot;;1)&gt;0;INDEX([$Squadre.A$3:$Squadre.D$34];MATCH(1;([$Squadre.C$3:$Squadre.C$34]=[.B45])*([$Squadre.D$3:$Squadre.D$34]=INT([.C45]/10));0);2)&amp;&quot; (&quot;&amp;INDEX([$Squadre.A$3:$Squadre.D$34];MATCH(1;([$Squadre.C$3:$Squadre.C$34]=[.B45])*([$Squadre.D$3:$Squadre.D$34]=INT([.C45]/10));0);1)&amp;&quot;)&quot;;&quot;DA SISTEMARE&quot;)" office:value-type="string" office:string-value="Piranha (29)" calcext:value-type="string">
            <text:p>Piranha (29)</text:p>
          </table:table-cell>
          <table:table-cell table:style-name="ce354" table:formula="of:=IF(AND([.D45]&lt;&gt;&quot;&quot;;[.F4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5];&quot;ABCDEFGH&quot;;1)&gt;0;INDEX([$Squadre.A$3:$Squadre.D$34];MATCH(1;([$Squadre.C$3:$Squadre.C$34]=[.B45])*([$Squadre.D$3:$Squadre.D$34]=[.C45]-10*INT([.C45]/10));0);2)&amp;&quot; (&quot;&amp;INDEX([$Squadre.A$3:$Squadre.D$34];MATCH(1;([$Squadre.C$3:$Squadre.C$34]=[.B45])*([$Squadre.D$3:$Squadre.D$34]=[.C45]-10*INT([.C45]/10));0);1)&amp;&quot;)&quot;;&quot;DA SISTEMARE&quot;)" office:value-type="string" office:string-value="Tonni (31)" calcext:value-type="string">
            <text:p>Tonni (31)</text:p>
          </table:table-cell>
          <table:table-cell table:style-name="ce366" office:value-type="string" calcext:value-type="string">
            <text:p>75-49</text:p>
          </table:table-cell>
          <table:table-cell table:style-name="ce369" table:formula="of:=IF([.$G45]=&quot;&quot;;&quot;&quot;;IF(FIND(&quot;-&quot;;[.$G45])=0;&quot;&quot;;1*(NUMBERVALUE(MID([.$G45];1;FIND(&quot;-&quot;;[.$G45])-1))&g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369" table:formula="of:=IF([.$G45]=&quot;&quot;;&quot;&quot;;IF(FIND(&quot;-&quot;;[.$G45])=0;&quot;&quot;;1*NOT([.$G45]=&quot;0-20&quot;)*(NUMBERVALUE(MID([.$G45];1;FIND(&quot;-&quot;;[.$G45])-1))&l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369" table:formula="of:=IF([.$G45]=&quot;&quot;;&quot;&quot;;IF(FIND(&quot;-&quot;;[.$G45])=0;&quot;&quot;;1*([.$G45]=&quot;0-20&quot;)))" office:value-type="float" office:value="0" calcext:value-type="float">
            <text:p>0</text:p>
          </table:table-cell>
          <table:table-cell table:style-name="ce369" table:formula="of:=IF([.$G45]=&quot;&quot;;&quot;&quot;;IF(FIND(&quot;-&quot;;[.$G45])=0;&quot;&quot;;NUMBERVALUE(MID([.$G45];1;FIND(&quot;-&quot;;[.$G45])-1))))" office:value-type="float" office:value="75" calcext:value-type="float">
            <text:p>75</text:p>
          </table:table-cell>
          <table:table-cell table:style-name="ce369" table:formula="of:=IF([.$G45]=&quot;&quot;;&quot;&quot;;IF(FIND(&quot;-&quot;;[.$G45])=0;&quot;&quot;;NUMBERVALUE(MID([.$G45];FIND(&quot;-&quot;;[.$G45])+1;LEN([.$G45])-FIND(&quot;-&quot;;[.$G45])))))" office:value-type="float" office:value="49" calcext:value-type="float">
            <text:p>49</text:p>
          </table:table-cell>
          <table:table-cell table:style-name="ce372" table:formula="of:=IF([.$G45]=&quot;&quot;;&quot;&quot;;IF(FIND(&quot;-&quot;;[.$G45])=0;&quot;&quot;;NUMBERVALUE(MID([.$G45];1;FIND(&quot;-&quot;;[.$G45])-1))-NUMBERVALUE(MID([.$G45];FIND(&quot;-&quot;;[.$G45])+1;LEN([.$G45])-FIND(&quot;-&quot;;[.$G45])))))" office:value-type="float" office:value="26" calcext:value-type="float">
            <text:p>+26</text:p>
          </table:table-cell>
          <table:table-cell table:style-name="ce375" table:formula="of:=IF([.$G45]=&quot;&quot;;&quot;&quot;;IF(FIND(&quot;-&quot;;[.$G45])=0;&quot;&quot;;1*(NUMBERVALUE(MID([.$G45];1;FIND(&quot;-&quot;;[.$G45])-1))&l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375" table:formula="of:=IF([.$G45]=&quot;&quot;;&quot;&quot;;IF(FIND(&quot;-&quot;;[.$G45])=0;&quot;&quot;;1*NOT([.$G45]=&quot;20-0&quot;)*(NUMBERVALUE(MID([.$G45];1;FIND(&quot;-&quot;;[.$G45])-1))&g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375" table:formula="of:=IF([.$G45]=&quot;&quot;;&quot;&quot;;IF(FIND(&quot;-&quot;;[.$G45])=0;&quot;&quot;;1*([.$G45]=&quot;20-0&quot;)))" office:value-type="float" office:value="0" calcext:value-type="float">
            <text:p>0</text:p>
          </table:table-cell>
          <table:table-cell table:style-name="ce375" table:formula="of:=IF([.$G45]=&quot;&quot;;&quot;&quot;;IF(FIND(&quot;-&quot;;[.$G45])=0;&quot;&quot;;NUMBERVALUE(MID([.$G45];FIND(&quot;-&quot;;[.$G45])+1;LEN([.$G45])-FIND(&quot;-&quot;;[.$G45])))))" office:value-type="float" office:value="49" calcext:value-type="float">
            <text:p>49</text:p>
          </table:table-cell>
          <table:table-cell table:style-name="ce375" table:formula="of:=IF([.$G45]=&quot;&quot;;&quot;&quot;;IF(FIND(&quot;-&quot;;[.$G45])=0;&quot;&quot;;NUMBERVALUE(MID([.$G45];1;FIND(&quot;-&quot;;[.$G45])-1))))" office:value-type="float" office:value="75" calcext:value-type="float">
            <text:p>75</text:p>
          </table:table-cell>
          <table:table-cell table:style-name="ce378" table:formula="of:=IF([.$G45]=&quot;&quot;;&quot;&quot;;IF(FIND(&quot;-&quot;;[.$G45])=0;&quot;&quot;;-NUMBERVALUE(MID([.$G45];1;FIND(&quot;-&quot;;[.$G45])-1))+NUMBERVALUE(MID([.$G45];FIND(&quot;-&quot;;[.$G45])+1;LEN([.$G45])-FIND(&quot;-&quot;;[.$G45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7" office:value-type="float" office:value="45" calcext:value-type="float">
            <text:p>45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6];&quot;ABCDEFGH&quot;;1)&gt;0;INDEX([$Squadre.A$3:$Squadre.D$34];MATCH(1;([$Squadre.C$3:$Squadre.C$34]=[.B46])*([$Squadre.D$3:$Squadre.D$34]=INT([.C46]/10));0);2)&amp;&quot; (&quot;&amp;INDEX([$Squadre.A$3:$Squadre.D$34];MATCH(1;([$Squadre.C$3:$Squadre.C$34]=[.B46])*([$Squadre.D$3:$Squadre.D$34]=INT([.C46]/10));0);1)&amp;&quot;)&quot;;&quot;DA SISTEMARE&quot;)" office:value-type="string" office:string-value="Piranha (29)" calcext:value-type="string">
            <text:p>Piranha (29)</text:p>
          </table:table-cell>
          <table:table-cell table:style-name="ce354" table:formula="of:=IF(AND([.D46]&lt;&gt;&quot;&quot;;[.F4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6];&quot;ABCDEFGH&quot;;1)&gt;0;INDEX([$Squadre.A$3:$Squadre.D$34];MATCH(1;([$Squadre.C$3:$Squadre.C$34]=[.B46])*([$Squadre.D$3:$Squadre.D$34]=[.C46]-10*INT([.C46]/10));0);2)&amp;&quot; (&quot;&amp;INDEX([$Squadre.A$3:$Squadre.D$34];MATCH(1;([$Squadre.C$3:$Squadre.C$34]=[.B46])*([$Squadre.D$3:$Squadre.D$34]=[.C46]-10*INT([.C46]/10));0);1)&amp;&quot;)&quot;;&quot;DA SISTEMARE&quot;)" office:value-type="string" office:string-value="Zebre (32)" calcext:value-type="string">
            <text:p>Zebre (32)</text:p>
          </table:table-cell>
          <table:table-cell table:style-name="ce366" office:value-type="string" calcext:value-type="string">
            <text:p>86-73</text:p>
          </table:table-cell>
          <table:table-cell table:style-name="ce369" table:formula="of:=IF([.$G46]=&quot;&quot;;&quot;&quot;;IF(FIND(&quot;-&quot;;[.$G46])=0;&quot;&quot;;1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369" table:formula="of:=IF([.$G46]=&quot;&quot;;&quot;&quot;;IF(FIND(&quot;-&quot;;[.$G46])=0;&quot;&quot;;1*NOT([.$G46]=&quot;0-20&quot;)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369" table:formula="of:=IF([.$G46]=&quot;&quot;;&quot;&quot;;IF(FIND(&quot;-&quot;;[.$G46])=0;&quot;&quot;;1*([.$G46]=&quot;0-20&quot;)))" office:value-type="float" office:value="0" calcext:value-type="float">
            <text:p>0</text:p>
          </table:table-cell>
          <table:table-cell table:style-name="ce369" table:formula="of:=IF([.$G46]=&quot;&quot;;&quot;&quot;;IF(FIND(&quot;-&quot;;[.$G46])=0;&quot;&quot;;NUMBERVALUE(MID([.$G46];1;FIND(&quot;-&quot;;[.$G46])-1))))" office:value-type="float" office:value="86" calcext:value-type="float">
            <text:p>86</text:p>
          </table:table-cell>
          <table:table-cell table:style-name="ce369" table:formula="of:=IF([.$G46]=&quot;&quot;;&quot;&quot;;IF(FIND(&quot;-&quot;;[.$G46])=0;&quot;&quot;;NUMBERVALUE(MID([.$G46];FIND(&quot;-&quot;;[.$G46])+1;LEN([.$G46])-FIND(&quot;-&quot;;[.$G46])))))" office:value-type="float" office:value="73" calcext:value-type="float">
            <text:p>73</text:p>
          </table:table-cell>
          <table:table-cell table:style-name="ce372" table:formula="of:=IF([.$G46]=&quot;&quot;;&quot;&quot;;IF(FIND(&quot;-&quot;;[.$G46])=0;&quot;&quot;;NUMBERVALUE(MID([.$G46];1;FIND(&quot;-&quot;;[.$G46])-1))-NUMBERVALUE(MID([.$G46];FIND(&quot;-&quot;;[.$G46])+1;LEN([.$G46])-FIND(&quot;-&quot;;[.$G46])))))" office:value-type="float" office:value="13" calcext:value-type="float">
            <text:p>+13</text:p>
          </table:table-cell>
          <table:table-cell table:style-name="ce375" table:formula="of:=IF([.$G46]=&quot;&quot;;&quot;&quot;;IF(FIND(&quot;-&quot;;[.$G46])=0;&quot;&quot;;1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375" table:formula="of:=IF([.$G46]=&quot;&quot;;&quot;&quot;;IF(FIND(&quot;-&quot;;[.$G46])=0;&quot;&quot;;1*NOT([.$G46]=&quot;20-0&quot;)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375" table:formula="of:=IF([.$G46]=&quot;&quot;;&quot;&quot;;IF(FIND(&quot;-&quot;;[.$G46])=0;&quot;&quot;;1*([.$G46]=&quot;20-0&quot;)))" office:value-type="float" office:value="0" calcext:value-type="float">
            <text:p>0</text:p>
          </table:table-cell>
          <table:table-cell table:style-name="ce375" table:formula="of:=IF([.$G46]=&quot;&quot;;&quot;&quot;;IF(FIND(&quot;-&quot;;[.$G46])=0;&quot;&quot;;NUMBERVALUE(MID([.$G46];FIND(&quot;-&quot;;[.$G46])+1;LEN([.$G46])-FIND(&quot;-&quot;;[.$G46])))))" office:value-type="float" office:value="73" calcext:value-type="float">
            <text:p>73</text:p>
          </table:table-cell>
          <table:table-cell table:style-name="ce375" table:formula="of:=IF([.$G46]=&quot;&quot;;&quot;&quot;;IF(FIND(&quot;-&quot;;[.$G46])=0;&quot;&quot;;NUMBERVALUE(MID([.$G46];1;FIND(&quot;-&quot;;[.$G46])-1))))" office:value-type="float" office:value="86" calcext:value-type="float">
            <text:p>86</text:p>
          </table:table-cell>
          <table:table-cell table:style-name="ce378" table:formula="of:=IF([.$G46]=&quot;&quot;;&quot;&quot;;IF(FIND(&quot;-&quot;;[.$G46])=0;&quot;&quot;;-NUMBERVALUE(MID([.$G46];1;FIND(&quot;-&quot;;[.$G46])-1))+NUMBERVALUE(MID([.$G46];FIND(&quot;-&quot;;[.$G46])+1;LEN([.$G46])-FIND(&quot;-&quot;;[.$G46])))))" office:value-type="float" office:value="-13" calcext:value-type="float">
            <text:p>-13</text:p>
          </table:table-cell>
          <table:table-cell table:number-columns-repeated="45"/>
        </table:table-row>
        <table:table-row table:style-name="ro2">
          <table:table-cell table:style-name="ce27" office:value-type="float" office:value="46" calcext:value-type="float">
            <text:p>46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47];&quot;ABCDEFGH&quot;;1)&gt;0;INDEX([$Squadre.A$3:$Squadre.D$34];MATCH(1;([$Squadre.C$3:$Squadre.C$34]=[.B47])*([$Squadre.D$3:$Squadre.D$34]=INT([.C47]/10));0);2)&amp;&quot; (&quot;&amp;INDEX([$Squadre.A$3:$Squadre.D$34];MATCH(1;([$Squadre.C$3:$Squadre.C$34]=[.B47])*([$Squadre.D$3:$Squadre.D$34]=INT([.C47]/10));0);1)&amp;&quot;)&quot;;&quot;DA SISTEMARE&quot;)" office:value-type="string" office:string-value="Scorpioni (30)" calcext:value-type="string">
            <text:p>Scorpioni (30)</text:p>
          </table:table-cell>
          <table:table-cell table:style-name="ce354" table:formula="of:=IF(AND([.D47]&lt;&gt;&quot;&quot;;[.F4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7];&quot;ABCDEFGH&quot;;1)&gt;0;INDEX([$Squadre.A$3:$Squadre.D$34];MATCH(1;([$Squadre.C$3:$Squadre.C$34]=[.B47])*([$Squadre.D$3:$Squadre.D$34]=[.C47]-10*INT([.C47]/10));0);2)&amp;&quot; (&quot;&amp;INDEX([$Squadre.A$3:$Squadre.D$34];MATCH(1;([$Squadre.C$3:$Squadre.C$34]=[.B47])*([$Squadre.D$3:$Squadre.D$34]=[.C47]-10*INT([.C47]/10));0);1)&amp;&quot;)&quot;;&quot;DA SISTEMARE&quot;)" office:value-type="string" office:string-value="Tonni (31)" calcext:value-type="string">
            <text:p>Tonni (31)</text:p>
          </table:table-cell>
          <table:table-cell table:style-name="ce366" office:value-type="string" calcext:value-type="string">
            <text:p>39-81</text:p>
          </table:table-cell>
          <table:table-cell table:style-name="ce369" table:formula="of:=IF([.$G47]=&quot;&quot;;&quot;&quot;;IF(FIND(&quot;-&quot;;[.$G47])=0;&quot;&quot;;1*(NUMBERVALUE(MID([.$G47];1;FIND(&quot;-&quot;;[.$G47])-1))&g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369" table:formula="of:=IF([.$G47]=&quot;&quot;;&quot;&quot;;IF(FIND(&quot;-&quot;;[.$G47])=0;&quot;&quot;;1*NOT([.$G47]=&quot;0-20&quot;)*(NUMBERVALUE(MID([.$G47];1;FIND(&quot;-&quot;;[.$G47])-1))&l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369" table:formula="of:=IF([.$G47]=&quot;&quot;;&quot;&quot;;IF(FIND(&quot;-&quot;;[.$G47])=0;&quot;&quot;;1*([.$G47]=&quot;0-20&quot;)))" office:value-type="float" office:value="0" calcext:value-type="float">
            <text:p>0</text:p>
          </table:table-cell>
          <table:table-cell table:style-name="ce369" table:formula="of:=IF([.$G47]=&quot;&quot;;&quot;&quot;;IF(FIND(&quot;-&quot;;[.$G47])=0;&quot;&quot;;NUMBERVALUE(MID([.$G47];1;FIND(&quot;-&quot;;[.$G47])-1))))" office:value-type="float" office:value="39" calcext:value-type="float">
            <text:p>39</text:p>
          </table:table-cell>
          <table:table-cell table:style-name="ce369" table:formula="of:=IF([.$G47]=&quot;&quot;;&quot;&quot;;IF(FIND(&quot;-&quot;;[.$G47])=0;&quot;&quot;;NUMBERVALUE(MID([.$G47];FIND(&quot;-&quot;;[.$G47])+1;LEN([.$G47])-FIND(&quot;-&quot;;[.$G47])))))" office:value-type="float" office:value="81" calcext:value-type="float">
            <text:p>81</text:p>
          </table:table-cell>
          <table:table-cell table:style-name="ce372" table:formula="of:=IF([.$G47]=&quot;&quot;;&quot;&quot;;IF(FIND(&quot;-&quot;;[.$G47])=0;&quot;&quot;;NUMBERVALUE(MID([.$G47];1;FIND(&quot;-&quot;;[.$G47])-1))-NUMBERVALUE(MID([.$G47];FIND(&quot;-&quot;;[.$G47])+1;LEN([.$G47])-FIND(&quot;-&quot;;[.$G47])))))" office:value-type="float" office:value="-42" calcext:value-type="float">
            <text:p>-42</text:p>
          </table:table-cell>
          <table:table-cell table:style-name="ce375" table:formula="of:=IF([.$G47]=&quot;&quot;;&quot;&quot;;IF(FIND(&quot;-&quot;;[.$G47])=0;&quot;&quot;;1*(NUMBERVALUE(MID([.$G47];1;FIND(&quot;-&quot;;[.$G47])-1))&l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375" table:formula="of:=IF([.$G47]=&quot;&quot;;&quot;&quot;;IF(FIND(&quot;-&quot;;[.$G47])=0;&quot;&quot;;1*NOT([.$G47]=&quot;20-0&quot;)*(NUMBERVALUE(MID([.$G47];1;FIND(&quot;-&quot;;[.$G47])-1))&g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375" table:formula="of:=IF([.$G47]=&quot;&quot;;&quot;&quot;;IF(FIND(&quot;-&quot;;[.$G47])=0;&quot;&quot;;1*([.$G47]=&quot;20-0&quot;)))" office:value-type="float" office:value="0" calcext:value-type="float">
            <text:p>0</text:p>
          </table:table-cell>
          <table:table-cell table:style-name="ce375" table:formula="of:=IF([.$G47]=&quot;&quot;;&quot;&quot;;IF(FIND(&quot;-&quot;;[.$G47])=0;&quot;&quot;;NUMBERVALUE(MID([.$G47];FIND(&quot;-&quot;;[.$G47])+1;LEN([.$G47])-FIND(&quot;-&quot;;[.$G47])))))" office:value-type="float" office:value="81" calcext:value-type="float">
            <text:p>81</text:p>
          </table:table-cell>
          <table:table-cell table:style-name="ce375" table:formula="of:=IF([.$G47]=&quot;&quot;;&quot;&quot;;IF(FIND(&quot;-&quot;;[.$G47])=0;&quot;&quot;;NUMBERVALUE(MID([.$G47];1;FIND(&quot;-&quot;;[.$G47])-1))))" office:value-type="float" office:value="39" calcext:value-type="float">
            <text:p>39</text:p>
          </table:table-cell>
          <table:table-cell table:style-name="ce378" table:formula="of:=IF([.$G47]=&quot;&quot;;&quot;&quot;;IF(FIND(&quot;-&quot;;[.$G47])=0;&quot;&quot;;-NUMBERVALUE(MID([.$G47];1;FIND(&quot;-&quot;;[.$G47])-1))+NUMBERVALUE(MID([.$G47];FIND(&quot;-&quot;;[.$G47])+1;LEN([.$G47])-FIND(&quot;-&quot;;[.$G47])))))" office:value-type="float" office:value="42" calcext:value-type="float">
            <text:p>+42</text:p>
          </table:table-cell>
          <table:table-cell table:number-columns-repeated="45"/>
        </table:table-row>
        <table:table-row table:style-name="ro2">
          <table:table-cell table:style-name="ce27" office:value-type="float" office:value="47" calcext:value-type="float">
            <text:p>47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48];&quot;ABCDEFGH&quot;;1)&gt;0;INDEX([$Squadre.A$3:$Squadre.D$34];MATCH(1;([$Squadre.C$3:$Squadre.C$34]=[.B48])*([$Squadre.D$3:$Squadre.D$34]=INT([.C48]/10));0);2)&amp;&quot; (&quot;&amp;INDEX([$Squadre.A$3:$Squadre.D$34];MATCH(1;([$Squadre.C$3:$Squadre.C$34]=[.B48])*([$Squadre.D$3:$Squadre.D$34]=INT([.C48]/10));0);1)&amp;&quot;)&quot;;&quot;DA SISTEMARE&quot;)" office:value-type="string" office:string-value="Scorpioni (30)" calcext:value-type="string">
            <text:p>Scorpioni (30)</text:p>
          </table:table-cell>
          <table:table-cell table:style-name="ce354" table:formula="of:=IF(AND([.D48]&lt;&gt;&quot;&quot;;[.F4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8];&quot;ABCDEFGH&quot;;1)&gt;0;INDEX([$Squadre.A$3:$Squadre.D$34];MATCH(1;([$Squadre.C$3:$Squadre.C$34]=[.B48])*([$Squadre.D$3:$Squadre.D$34]=[.C48]-10*INT([.C48]/10));0);2)&amp;&quot; (&quot;&amp;INDEX([$Squadre.A$3:$Squadre.D$34];MATCH(1;([$Squadre.C$3:$Squadre.C$34]=[.B48])*([$Squadre.D$3:$Squadre.D$34]=[.C48]-10*INT([.C48]/10));0);1)&amp;&quot;)&quot;;&quot;DA SISTEMARE&quot;)" office:value-type="string" office:string-value="Zebre (32)" calcext:value-type="string">
            <text:p>Zebre (32)</text:p>
          </table:table-cell>
          <table:table-cell table:style-name="ce366" office:value-type="string" calcext:value-type="string">
            <text:p>82-74</text:p>
          </table:table-cell>
          <table:table-cell table:style-name="ce369" table:formula="of:=IF([.$G48]=&quot;&quot;;&quot;&quot;;IF(FIND(&quot;-&quot;;[.$G48])=0;&quot;&quot;;1*(NUMBERVALUE(MID([.$G48];1;FIND(&quot;-&quot;;[.$G48])-1))&g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369" table:formula="of:=IF([.$G48]=&quot;&quot;;&quot;&quot;;IF(FIND(&quot;-&quot;;[.$G48])=0;&quot;&quot;;1*NOT([.$G48]=&quot;0-20&quot;)*(NUMBERVALUE(MID([.$G48];1;FIND(&quot;-&quot;;[.$G48])-1))&l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369" table:formula="of:=IF([.$G48]=&quot;&quot;;&quot;&quot;;IF(FIND(&quot;-&quot;;[.$G48])=0;&quot;&quot;;1*([.$G48]=&quot;0-20&quot;)))" office:value-type="float" office:value="0" calcext:value-type="float">
            <text:p>0</text:p>
          </table:table-cell>
          <table:table-cell table:style-name="ce369" table:formula="of:=IF([.$G48]=&quot;&quot;;&quot;&quot;;IF(FIND(&quot;-&quot;;[.$G48])=0;&quot;&quot;;NUMBERVALUE(MID([.$G48];1;FIND(&quot;-&quot;;[.$G48])-1))))" office:value-type="float" office:value="82" calcext:value-type="float">
            <text:p>82</text:p>
          </table:table-cell>
          <table:table-cell table:style-name="ce369" table:formula="of:=IF([.$G48]=&quot;&quot;;&quot;&quot;;IF(FIND(&quot;-&quot;;[.$G48])=0;&quot;&quot;;NUMBERVALUE(MID([.$G48];FIND(&quot;-&quot;;[.$G48])+1;LEN([.$G48])-FIND(&quot;-&quot;;[.$G48])))))" office:value-type="float" office:value="74" calcext:value-type="float">
            <text:p>74</text:p>
          </table:table-cell>
          <table:table-cell table:style-name="ce372" table:formula="of:=IF([.$G48]=&quot;&quot;;&quot;&quot;;IF(FIND(&quot;-&quot;;[.$G48])=0;&quot;&quot;;NUMBERVALUE(MID([.$G48];1;FIND(&quot;-&quot;;[.$G48])-1))-NUMBERVALUE(MID([.$G48];FIND(&quot;-&quot;;[.$G48])+1;LEN([.$G48])-FIND(&quot;-&quot;;[.$G48])))))" office:value-type="float" office:value="8" calcext:value-type="float">
            <text:p>+8</text:p>
          </table:table-cell>
          <table:table-cell table:style-name="ce375" table:formula="of:=IF([.$G48]=&quot;&quot;;&quot;&quot;;IF(FIND(&quot;-&quot;;[.$G48])=0;&quot;&quot;;1*(NUMBERVALUE(MID([.$G48];1;FIND(&quot;-&quot;;[.$G48])-1))&l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375" table:formula="of:=IF([.$G48]=&quot;&quot;;&quot;&quot;;IF(FIND(&quot;-&quot;;[.$G48])=0;&quot;&quot;;1*NOT([.$G48]=&quot;20-0&quot;)*(NUMBERVALUE(MID([.$G48];1;FIND(&quot;-&quot;;[.$G48])-1))&g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375" table:formula="of:=IF([.$G48]=&quot;&quot;;&quot;&quot;;IF(FIND(&quot;-&quot;;[.$G48])=0;&quot;&quot;;1*([.$G48]=&quot;20-0&quot;)))" office:value-type="float" office:value="0" calcext:value-type="float">
            <text:p>0</text:p>
          </table:table-cell>
          <table:table-cell table:style-name="ce375" table:formula="of:=IF([.$G48]=&quot;&quot;;&quot;&quot;;IF(FIND(&quot;-&quot;;[.$G48])=0;&quot;&quot;;NUMBERVALUE(MID([.$G48];FIND(&quot;-&quot;;[.$G48])+1;LEN([.$G48])-FIND(&quot;-&quot;;[.$G48])))))" office:value-type="float" office:value="74" calcext:value-type="float">
            <text:p>74</text:p>
          </table:table-cell>
          <table:table-cell table:style-name="ce375" table:formula="of:=IF([.$G48]=&quot;&quot;;&quot;&quot;;IF(FIND(&quot;-&quot;;[.$G48])=0;&quot;&quot;;NUMBERVALUE(MID([.$G48];1;FIND(&quot;-&quot;;[.$G48])-1))))" office:value-type="float" office:value="82" calcext:value-type="float">
            <text:p>82</text:p>
          </table:table-cell>
          <table:table-cell table:style-name="ce378" table:formula="of:=IF([.$G48]=&quot;&quot;;&quot;&quot;;IF(FIND(&quot;-&quot;;[.$G48])=0;&quot;&quot;;-NUMBERVALUE(MID([.$G48];1;FIND(&quot;-&quot;;[.$G48])-1))+NUMBERVALUE(MID([.$G48];FIND(&quot;-&quot;;[.$G48])+1;LEN([.$G48])-FIND(&quot;-&quot;;[.$G48])))))" office:value-type="float" office:value="-8" calcext:value-type="float">
            <text:p>-8</text:p>
          </table:table-cell>
          <table:table-cell table:number-columns-repeated="45"/>
        </table:table-row>
        <table:table-row table:style-name="ro2">
          <table:table-cell table:style-name="ce28" office:value-type="float" office:value="48" calcext:value-type="float">
            <text:p>48</text:p>
          </table:table-cell>
          <table:table-cell table:style-name="ce352" office:value-type="string" calcext:value-type="string">
            <text:p>H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49];&quot;ABCDEFGH&quot;;1)&gt;0;INDEX([$Squadre.A$3:$Squadre.D$34];MATCH(1;([$Squadre.C$3:$Squadre.C$34]=[.B49])*([$Squadre.D$3:$Squadre.D$34]=INT([.C49]/10));0);2)&amp;&quot; (&quot;&amp;INDEX([$Squadre.A$3:$Squadre.D$34];MATCH(1;([$Squadre.C$3:$Squadre.C$34]=[.B49])*([$Squadre.D$3:$Squadre.D$34]=INT([.C49]/10));0);1)&amp;&quot;)&quot;;&quot;DA SISTEMARE&quot;)" office:value-type="string" office:string-value="Tonni (31)" calcext:value-type="string">
            <text:p>Tonni (31)</text:p>
          </table:table-cell>
          <table:table-cell table:style-name="ce355" table:formula="of:=IF(AND([.D49]&lt;&gt;&quot;&quot;;[.F49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49];&quot;ABCDEFGH&quot;;1)&gt;0;INDEX([$Squadre.A$3:$Squadre.D$34];MATCH(1;([$Squadre.C$3:$Squadre.C$34]=[.B49])*([$Squadre.D$3:$Squadre.D$34]=[.C49]-10*INT([.C49]/10));0);2)&amp;&quot; (&quot;&amp;INDEX([$Squadre.A$3:$Squadre.D$34];MATCH(1;([$Squadre.C$3:$Squadre.C$34]=[.B49])*([$Squadre.D$3:$Squadre.D$34]=[.C49]-10*INT([.C49]/10));0);1)&amp;&quot;)&quot;;&quot;DA SISTEMARE&quot;)" office:value-type="string" office:string-value="Zebre (32)" calcext:value-type="string">
            <text:p>Zebre (32)</text:p>
          </table:table-cell>
          <table:table-cell table:style-name="ce367" office:value-type="string" calcext:value-type="string">
            <text:p>55-69</text:p>
          </table:table-cell>
          <table:table-cell table:style-name="ce370" table:formula="of:=IF([.$G49]=&quot;&quot;;&quot;&quot;;IF(FIND(&quot;-&quot;;[.$G49])=0;&quot;&quot;;1*(NUMBERVALUE(MID([.$G49];1;FIND(&quot;-&quot;;[.$G49])-1))&g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370" table:formula="of:=IF([.$G49]=&quot;&quot;;&quot;&quot;;IF(FIND(&quot;-&quot;;[.$G49])=0;&quot;&quot;;1*NOT([.$G49]=&quot;0-20&quot;)*(NUMBERVALUE(MID([.$G49];1;FIND(&quot;-&quot;;[.$G49])-1))&l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370" table:formula="of:=IF([.$G49]=&quot;&quot;;&quot;&quot;;IF(FIND(&quot;-&quot;;[.$G49])=0;&quot;&quot;;1*([.$G49]=&quot;0-20&quot;)))" office:value-type="float" office:value="0" calcext:value-type="float">
            <text:p>0</text:p>
          </table:table-cell>
          <table:table-cell table:style-name="ce370" table:formula="of:=IF([.$G49]=&quot;&quot;;&quot;&quot;;IF(FIND(&quot;-&quot;;[.$G49])=0;&quot;&quot;;NUMBERVALUE(MID([.$G49];1;FIND(&quot;-&quot;;[.$G49])-1))))" office:value-type="float" office:value="55" calcext:value-type="float">
            <text:p>55</text:p>
          </table:table-cell>
          <table:table-cell table:style-name="ce370" table:formula="of:=IF([.$G49]=&quot;&quot;;&quot;&quot;;IF(FIND(&quot;-&quot;;[.$G49])=0;&quot;&quot;;NUMBERVALUE(MID([.$G49];FIND(&quot;-&quot;;[.$G49])+1;LEN([.$G49])-FIND(&quot;-&quot;;[.$G49])))))" office:value-type="float" office:value="69" calcext:value-type="float">
            <text:p>69</text:p>
          </table:table-cell>
          <table:table-cell table:style-name="ce373" table:formula="of:=IF([.$G49]=&quot;&quot;;&quot;&quot;;IF(FIND(&quot;-&quot;;[.$G49])=0;&quot;&quot;;NUMBERVALUE(MID([.$G49];1;FIND(&quot;-&quot;;[.$G49])-1))-NUMBERVALUE(MID([.$G49];FIND(&quot;-&quot;;[.$G49])+1;LEN([.$G49])-FIND(&quot;-&quot;;[.$G49])))))" office:value-type="float" office:value="-14" calcext:value-type="float">
            <text:p>-14</text:p>
          </table:table-cell>
          <table:table-cell table:style-name="ce376" table:formula="of:=IF([.$G49]=&quot;&quot;;&quot;&quot;;IF(FIND(&quot;-&quot;;[.$G49])=0;&quot;&quot;;1*(NUMBERVALUE(MID([.$G49];1;FIND(&quot;-&quot;;[.$G49])-1))&l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376" table:formula="of:=IF([.$G49]=&quot;&quot;;&quot;&quot;;IF(FIND(&quot;-&quot;;[.$G49])=0;&quot;&quot;;1*NOT([.$G49]=&quot;20-0&quot;)*(NUMBERVALUE(MID([.$G49];1;FIND(&quot;-&quot;;[.$G49])-1))&g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376" table:formula="of:=IF([.$G49]=&quot;&quot;;&quot;&quot;;IF(FIND(&quot;-&quot;;[.$G49])=0;&quot;&quot;;1*([.$G49]=&quot;20-0&quot;)))" office:value-type="float" office:value="0" calcext:value-type="float">
            <text:p>0</text:p>
          </table:table-cell>
          <table:table-cell table:style-name="ce376" table:formula="of:=IF([.$G49]=&quot;&quot;;&quot;&quot;;IF(FIND(&quot;-&quot;;[.$G49])=0;&quot;&quot;;NUMBERVALUE(MID([.$G49];FIND(&quot;-&quot;;[.$G49])+1;LEN([.$G49])-FIND(&quot;-&quot;;[.$G49])))))" office:value-type="float" office:value="69" calcext:value-type="float">
            <text:p>69</text:p>
          </table:table-cell>
          <table:table-cell table:style-name="ce376" table:formula="of:=IF([.$G49]=&quot;&quot;;&quot;&quot;;IF(FIND(&quot;-&quot;;[.$G49])=0;&quot;&quot;;NUMBERVALUE(MID([.$G49];1;FIND(&quot;-&quot;;[.$G49])-1))))" office:value-type="float" office:value="55" calcext:value-type="float">
            <text:p>55</text:p>
          </table:table-cell>
          <table:table-cell table:style-name="ce379" table:formula="of:=IF([.$G49]=&quot;&quot;;&quot;&quot;;IF(FIND(&quot;-&quot;;[.$G49])=0;&quot;&quot;;-NUMBERVALUE(MID([.$G49];1;FIND(&quot;-&quot;;[.$G49])-1))+NUMBERVALUE(MID([.$G49];FIND(&quot;-&quot;;[.$G49])+1;LEN([.$G49])-FIND(&quot;-&quot;;[.$G49])))))" office:value-type="float" office:value="14" calcext:value-type="float">
            <text:p>+14</text:p>
          </table:table-cell>
          <table:table-cell table:number-columns-repeated="45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Partite Gironi'.E1:'Partite Gironi'.L1 'Partite Gironi'.R1:'Partite Gironi'.S1">
            <calcext:condition calcext:apply-style-name="ConditionalStyle_207" calcext:value="formula-is(#REF!=&quot;Black and White&quot;)" calcext:base-cell-address="'Partite Gironi'.E1"/>
          </calcext:conditional-format>
          <calcext:conditional-format calcext:target-range-address="'Partite Gironi'.M1:'Partite Gironi'.N1 'Partite Gironi'.A1:'Partite Gironi'.A1">
            <calcext:condition calcext:apply-style-name="ConditionalStyle_163" calcext:value="formula-is(#REF!=&quot;Black and White&quot;)" calcext:base-cell-address="'Partite Gironi'.A1"/>
          </calcext:conditional-format>
          <calcext:conditional-format calcext:target-range-address="'Partite Gironi'.B1:'Partite Gironi'.D1 'Partite Gironi'.O1:'Partite Gironi'.Q1">
            <calcext:condition calcext:apply-style-name="ConditionalStyle_173" calcext:value="formula-is(#REF!=&quot;Black and White&quot;)" calcext:base-cell-address="'Partite Gironi'.B1"/>
          </calcext:conditional-format>
          <calcext:conditional-format calcext:target-range-address="'Partite Gironi'.C2:'Partite Gironi'.F49">
            <calcext:condition calcext:apply-style-name="ConditionalStyle_182" calcext:value="formula-is([.$E$2]=&quot;Black and White&quot;)" calcext:base-cell-address="'Partite Gironi'.C2"/>
          </calcext:conditional-format>
          <calcext:conditional-format calcext:target-range-address="'Partite Gironi'.H2:'Partite Gironi'.S49">
            <calcext:condition calcext:apply-style-name="ConditionalStyle_150" calcext:value="formula-is([.$E$2]=&quot;Black and White&quot;)" calcext:base-cell-address="'Partite Gironi'.H2"/>
          </calcext:conditional-format>
          <calcext:conditional-format calcext:target-range-address="'Partite Gironi'.G2:'Partite Gironi'.G49">
            <calcext:condition calcext:apply-style-name="ConditionalStyle_202" calcext:value="formula-is(IF(AND(#REF!&gt;#REF!;ISNUMBER(#REF!);ISNUMBER(#REF!));1;0))" calcext:base-cell-address="'Partite Gironi'.G2"/>
          </calcext:conditional-format>
        </calcext:conditional-formats>
      </table:table>
      <table:table table:name="Classifiche Gironi" table:style-name="ta1">
        <table:table-column table:style-name="co4" table:default-cell-style-name="ce386"/>
        <table:table-column table:style-name="co3" table:default-cell-style-name="ce29"/>
        <table:table-column table:style-name="co4" table:default-cell-style-name="ce29"/>
        <table:table-column table:style-name="co10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12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5" table:number-columns-repeated="51" table:default-cell-style-name="ce29"/>
        <table:table-row table:style-name="ro2">
          <table:table-cell table:style-name="ce94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31" office:value-type="string" calcext:value-type="string">
            <text:p>Giocate</text:p>
          </table:table-cell>
          <table:table-cell table:style-name="ce131" office:value-type="string" calcext:value-type="string">
            <text:p>Vinte</text:p>
          </table:table-cell>
          <table:table-cell table:style-name="ce131" office:value-type="string" calcext:value-type="string">
            <text:p>Perse</text:p>
          </table:table-cell>
          <table:table-cell table:style-name="ce131" office:value-type="string" calcext:value-type="string">
            <text:p>Forfait</text:p>
          </table:table-cell>
          <table:table-cell table:style-name="ce131" office:value-type="string" calcext:value-type="string">
            <text:p>P.Class.</text:p>
          </table:table-cell>
          <table:table-cell table:style-name="ce131" office:value-type="string" calcext:value-type="string">
            <text:p>P.Gara Fatti</text:p>
          </table:table-cell>
          <table:table-cell table:style-name="ce131" office:value-type="string" calcext:value-type="string">
            <text:p>P.Gara Subiti</text:p>
          </table:table-cell>
          <table:table-cell table:style-name="ce131" office:value-type="string" calcext:value-type="string">
            <text:p>Diff.P.Gara</text:p>
          </table:table-cell>
          <table:table-cell table:style-name="ce94" office:value-type="string" calcext:value-type="string">
            <text:p>Coeff.</text:p>
          </table:table-cell>
          <table:table-cell table:style-name="ce380" table:number-columns-repeated="41"/>
          <table:table-cell table:number-columns-repeated="10"/>
        </table:table-row>
        <table:table-row table:style-name="ro2">
          <table:table-cell table:style-name="ce382" table:formula="of:=COUNTIF([.$M$2:.$M$5];&quot;&gt;=&quot;&amp;[.M2])" office:value-type="float" office:value="2" calcext:value-type="float">
            <text:p>2</text:p>
          </table:table-cell>
          <table:table-cell table:style-name="ce388" office:value-type="string" calcext:value-type="string">
            <text:p>A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];&quot;ABCDEFGH&quot;;1)&gt;0;INDEX([$Squadre.A$3:$Squadre.D$34];MATCH(1;([$Squadre.C$3:$Squadre.C$34]=[.$B2])*([$Squadre.D$3:$Squadre.D$34]=[.$C2]);0);2)&amp;&quot; (&quot;&amp;INDEX([$Squadre.A$3:$Squadre.D$34];MATCH(1;([$Squadre.C$3:$Squadre.C$34]=[.$B2])*([$Squadre.D$3:$Squadre.D$34]=[.$C2]);0);1)&amp;&quot;)&quot;;&quot;DA SISTEMARE&quot;)" office:value-type="string" office:string-value="Leoni (1)" calcext:value-type="string">
            <text:p>Leoni (1)</text:p>
          </table:table-cell>
          <table:table-cell table:style-name="ce132" table:formula="of:=[.F2]+[.G2]+[.H2]" office:value-type="float" office:value="3" calcext:value-type="float">
            <text:p>3</text:p>
          </table:table-cell>
          <table:table-cell table:style-name="ce132" table:formula="of:=SUMIF([$'Partite Gironi'.$D$2:$'Partite Gironi'.$D$49];[.D2];[$'Partite Gironi'.$H$2:$'Partite Gironi'.$H$49])+SUMIF([$'Partite Gironi'.$F$2:$'Partite Gironi'.$F$49];[.D2];[$'Partite Gironi'.$N$2:$'Partite Gironi'.$N$49])" office:value-type="float" office:value="2" calcext:value-type="float">
            <text:p>2</text:p>
          </table:table-cell>
          <table:table-cell table:style-name="ce132" table:formula="of:=SUMIF([$'Partite Gironi'.$D$2:$'Partite Gironi'.$D$49];[.D2];[$'Partite Gironi'.$I$2:$'Partite Gironi'.$I$49])+SUMIF([$'Partite Gironi'.$F$2:$'Partite Gironi'.$F$49];[.D2];[$'Partite Gironi'.$O$2:$'Partite Gironi'.$O$49])" office:value-type="float" office:value="1" calcext:value-type="float">
            <text:p>1</text:p>
          </table:table-cell>
          <table:table-cell table:style-name="ce132" table:formula="of:=SUMIF([$'Partite Gironi'.$D$2:$'Partite Gironi'.$D$49];[.D2];[$'Partite Gironi'.$J$2:$'Partite Gironi'.$J$49])+SUMIF([$'Partite Gironi'.$F$2:$'Partite Gironi'.$F$49];[.D2];[$'Partite Gironi'.$P$2:$'Partite Gironi'.$P$49])" office:value-type="float" office:value="0" calcext:value-type="float">
            <text:p>0</text:p>
          </table:table-cell>
          <table:table-cell table:style-name="ce132" table:formula="of:=2*[.F2]+1*[.G2]+0*[.H2]" office:value-type="float" office:value="5" calcext:value-type="float">
            <text:p>5</text:p>
          </table:table-cell>
          <table:table-cell table:style-name="ce132" table:formula="of:=SUMIF([$'Partite Gironi'.$D$2:$'Partite Gironi'.$D$49];[.D2];[$'Partite Gironi'.$K$2:$'Partite Gironi'.$K$49])+SUMIF([$'Partite Gironi'.$F$2:$'Partite Gironi'.$F$49];[.D2];[$'Partite Gironi'.$Q$2:$'Partite Gironi'.$Q$49])" office:value-type="float" office:value="187" calcext:value-type="float">
            <text:p>187</text:p>
          </table:table-cell>
          <table:table-cell table:style-name="ce132" table:formula="of:=SUMIF([$'Partite Gironi'.$D$2:$'Partite Gironi'.$D$49];[.D2];[$'Partite Gironi'.$L$2:$'Partite Gironi'.$L$49])+SUMIF([$'Partite Gironi'.$F$2:$'Partite Gironi'.$F$49];[.D2];[$'Partite Gironi'.$R$2:$'Partite Gironi'.$R$49])" office:value-type="float" office:value="153" calcext:value-type="float">
            <text:p>153</text:p>
          </table:table-cell>
          <table:table-cell table:style-name="ce132" table:formula="of:=SUMIF([$'Partite Gironi'.$D$2:$'Partite Gironi'.$D$49];[.D2];[$'Partite Gironi'.$M$2:$'Partite Gironi'.$M$49])+SUMIF([$'Partite Gironi'.$F$2:$'Partite Gironi'.$F$49];[.D2];[$'Partite Gironi'.$S$2:$'Partite Gironi'.$S$49])" office:value-type="float" office:value="34" calcext:value-type="float">
            <text:p>34</text:p>
          </table:table-cell>
          <table:table-cell table:style-name="ce135" table:formula="of:=[.I2]+(500+0)*10^-3+(500+0)*10^-6+(500+[.L2])*10^-9+[.J2]*10^-12" office:value-type="float" office:value="5.500500534187" calcext:value-type="float">
            <text:p>5,500500534187</text:p>
          </table:table-cell>
          <table:table-cell table:number-columns-repeated="51"/>
        </table:table-row>
        <table:table-row table:style-name="ro2">
          <table:table-cell table:style-name="ce383" table:formula="of:=COUNTIF([.$M$2:.$M$5];&quot;&gt;=&quot;&amp;[.M3])" office:value-type="float" office:value="1" calcext:value-type="float">
            <text:p>1</text:p>
          </table:table-cell>
          <table:table-cell table:style-name="ce389" office:value-type="string" calcext:value-type="string">
            <text:p>A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];&quot;ABCDEFGH&quot;;1)&gt;0;INDEX([$Squadre.A$3:$Squadre.D$34];MATCH(1;([$Squadre.C$3:$Squadre.C$34]=[.$B3])*([$Squadre.D$3:$Squadre.D$34]=[.$C3]);0);2)&amp;&quot; (&quot;&amp;INDEX([$Squadre.A$3:$Squadre.D$34];MATCH(1;([$Squadre.C$3:$Squadre.C$34]=[.$B3])*([$Squadre.D$3:$Squadre.D$34]=[.$C3]);0);1)&amp;&quot;)&quot;;&quot;DA SISTEMARE&quot;)" office:value-type="string" office:string-value="Pantere (2)" calcext:value-type="string">
            <text:p>Pantere (2)</text:p>
          </table:table-cell>
          <table:table-cell table:style-name="ce133" table:formula="of:=[.F3]+[.G3]+[.H3]" office:value-type="float" office:value="3" calcext:value-type="float">
            <text:p>3</text:p>
          </table:table-cell>
          <table:table-cell table:style-name="ce133" table:formula="of:=SUMIF([$'Partite Gironi'.$D$2:$'Partite Gironi'.$D$49];[.D3];[$'Partite Gironi'.$H$2:$'Partite Gironi'.$H$49])+SUMIF([$'Partite Gironi'.$F$2:$'Partite Gironi'.$F$49];[.D3];[$'Partite Gironi'.$N$2:$'Partite Gironi'.$N$49])" office:value-type="float" office:value="2" calcext:value-type="float">
            <text:p>2</text:p>
          </table:table-cell>
          <table:table-cell table:style-name="ce133" table:formula="of:=SUMIF([$'Partite Gironi'.$D$2:$'Partite Gironi'.$D$49];[.D3];[$'Partite Gironi'.$I$2:$'Partite Gironi'.$I$49])+SUMIF([$'Partite Gironi'.$F$2:$'Partite Gironi'.$F$49];[.D3];[$'Partite Gironi'.$O$2:$'Partite Gironi'.$O$49])" office:value-type="float" office:value="1" calcext:value-type="float">
            <text:p>1</text:p>
          </table:table-cell>
          <table:table-cell table:style-name="ce133" table:formula="of:=SUMIF([$'Partite Gironi'.$D$2:$'Partite Gironi'.$D$49];[.D3];[$'Partite Gironi'.$J$2:$'Partite Gironi'.$J$49])+SUMIF([$'Partite Gironi'.$F$2:$'Partite Gironi'.$F$49];[.D3];[$'Partite Gironi'.$P$2:$'Partite Gironi'.$P$49])" office:value-type="float" office:value="0" calcext:value-type="float">
            <text:p>0</text:p>
          </table:table-cell>
          <table:table-cell table:style-name="ce133" table:formula="of:=2*[.F3]+1*[.G3]+0*[.H3]" office:value-type="float" office:value="5" calcext:value-type="float">
            <text:p>5</text:p>
          </table:table-cell>
          <table:table-cell table:style-name="ce133" table:formula="of:=SUMIF([$'Partite Gironi'.$D$2:$'Partite Gironi'.$D$49];[.D3];[$'Partite Gironi'.$K$2:$'Partite Gironi'.$K$49])+SUMIF([$'Partite Gironi'.$F$2:$'Partite Gironi'.$F$49];[.D3];[$'Partite Gironi'.$Q$2:$'Partite Gironi'.$Q$49])" office:value-type="float" office:value="199" calcext:value-type="float">
            <text:p>199</text:p>
          </table:table-cell>
          <table:table-cell table:style-name="ce133" table:formula="of:=SUMIF([$'Partite Gironi'.$D$2:$'Partite Gironi'.$D$49];[.D3];[$'Partite Gironi'.$L$2:$'Partite Gironi'.$L$49])+SUMIF([$'Partite Gironi'.$F$2:$'Partite Gironi'.$F$49];[.D3];[$'Partite Gironi'.$R$2:$'Partite Gironi'.$R$49])" office:value-type="float" office:value="123" calcext:value-type="float">
            <text:p>123</text:p>
          </table:table-cell>
          <table:table-cell table:style-name="ce133" table:formula="of:=SUMIF([$'Partite Gironi'.$D$2:$'Partite Gironi'.$D$49];[.D3];[$'Partite Gironi'.$M$2:$'Partite Gironi'.$M$49])+SUMIF([$'Partite Gironi'.$F$2:$'Partite Gironi'.$F$49];[.D3];[$'Partite Gironi'.$S$2:$'Partite Gironi'.$S$49])" office:value-type="float" office:value="76" calcext:value-type="float">
            <text:p>76</text:p>
          </table:table-cell>
          <table:table-cell table:style-name="ce135" table:formula="of:=[.I3]+(500+0)*10^-3+(500+0)*10^-6+(500+[.L3])*10^-9+[.J3]*10^-12" office:value-type="float" office:value="5.500500576199" calcext:value-type="float">
            <text:p>5,500500576199</text:p>
          </table:table-cell>
          <table:table-cell table:number-columns-repeated="51"/>
        </table:table-row>
        <table:table-row table:style-name="ro2">
          <table:table-cell table:style-name="ce383" table:formula="of:=COUNTIF([.$M$2:.$M$5];&quot;&gt;=&quot;&amp;[.M4])" office:value-type="float" office:value="4" calcext:value-type="float">
            <text:p>4</text:p>
          </table:table-cell>
          <table:table-cell table:style-name="ce389" office:value-type="string" calcext:value-type="string">
            <text:p>A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];&quot;ABCDEFGH&quot;;1)&gt;0;INDEX([$Squadre.A$3:$Squadre.D$34];MATCH(1;([$Squadre.C$3:$Squadre.C$34]=[.$B4])*([$Squadre.D$3:$Squadre.D$34]=[.$C4]);0);2)&amp;&quot; (&quot;&amp;INDEX([$Squadre.A$3:$Squadre.D$34];MATCH(1;([$Squadre.C$3:$Squadre.C$34]=[.$B4])*([$Squadre.D$3:$Squadre.D$34]=[.$C4]);0);1)&amp;&quot;)&quot;;&quot;DA SISTEMARE&quot;)" office:value-type="string" office:string-value="Tigri (3)" calcext:value-type="string">
            <text:p>Tigri (3)</text:p>
          </table:table-cell>
          <table:table-cell table:style-name="ce133" table:formula="of:=[.F4]+[.G4]+[.H4]" office:value-type="float" office:value="3" calcext:value-type="float">
            <text:p>3</text:p>
          </table:table-cell>
          <table:table-cell table:style-name="ce133" table:formula="of:=SUMIF([$'Partite Gironi'.$D$2:$'Partite Gironi'.$D$49];[.D4];[$'Partite Gironi'.$H$2:$'Partite Gironi'.$H$49])+SUMIF([$'Partite Gironi'.$F$2:$'Partite Gironi'.$F$49];[.D4];[$'Partite Gironi'.$N$2:$'Partite Gironi'.$N$49])" office:value-type="float" office:value="1" calcext:value-type="float">
            <text:p>1</text:p>
          </table:table-cell>
          <table:table-cell table:style-name="ce133" table:formula="of:=SUMIF([$'Partite Gironi'.$D$2:$'Partite Gironi'.$D$49];[.D4];[$'Partite Gironi'.$I$2:$'Partite Gironi'.$I$49])+SUMIF([$'Partite Gironi'.$F$2:$'Partite Gironi'.$F$49];[.D4];[$'Partite Gironi'.$O$2:$'Partite Gironi'.$O$49])" office:value-type="float" office:value="2" calcext:value-type="float">
            <text:p>2</text:p>
          </table:table-cell>
          <table:table-cell table:style-name="ce133" table:formula="of:=SUMIF([$'Partite Gironi'.$D$2:$'Partite Gironi'.$D$49];[.D4];[$'Partite Gironi'.$J$2:$'Partite Gironi'.$J$49])+SUMIF([$'Partite Gironi'.$F$2:$'Partite Gironi'.$F$49];[.D4];[$'Partite Gironi'.$P$2:$'Partite Gironi'.$P$49])" office:value-type="float" office:value="0" calcext:value-type="float">
            <text:p>0</text:p>
          </table:table-cell>
          <table:table-cell table:style-name="ce133" table:formula="of:=2*[.F4]+1*[.G4]+0*[.H4]" office:value-type="float" office:value="4" calcext:value-type="float">
            <text:p>4</text:p>
          </table:table-cell>
          <table:table-cell table:style-name="ce133" table:formula="of:=SUMIF([$'Partite Gironi'.$D$2:$'Partite Gironi'.$D$49];[.D4];[$'Partite Gironi'.$K$2:$'Partite Gironi'.$K$49])+SUMIF([$'Partite Gironi'.$F$2:$'Partite Gironi'.$F$49];[.D4];[$'Partite Gironi'.$Q$2:$'Partite Gironi'.$Q$49])" office:value-type="float" office:value="131" calcext:value-type="float">
            <text:p>131</text:p>
          </table:table-cell>
          <table:table-cell table:style-name="ce133" table:formula="of:=SUMIF([$'Partite Gironi'.$D$2:$'Partite Gironi'.$D$49];[.D4];[$'Partite Gironi'.$L$2:$'Partite Gironi'.$L$49])+SUMIF([$'Partite Gironi'.$F$2:$'Partite Gironi'.$F$49];[.D4];[$'Partite Gironi'.$R$2:$'Partite Gironi'.$R$49])" office:value-type="float" office:value="231" calcext:value-type="float">
            <text:p>231</text:p>
          </table:table-cell>
          <table:table-cell table:style-name="ce133" table:formula="of:=SUMIF([$'Partite Gironi'.$D$2:$'Partite Gironi'.$D$49];[.D4];[$'Partite Gironi'.$M$2:$'Partite Gironi'.$M$49])+SUMIF([$'Partite Gironi'.$F$2:$'Partite Gironi'.$F$49];[.D4];[$'Partite Gironi'.$S$2:$'Partite Gironi'.$S$49])" office:value-type="float" office:value="-100" calcext:value-type="float">
            <text:p>-100</text:p>
          </table:table-cell>
          <table:table-cell table:style-name="ce135" table:formula="of:=[.I4]+(500+0)*10^-3+(500+0)*10^-6+(500+[.L4])*10^-9+[.J4]*10^-12" office:value-type="float" office:value="4.500500400131" calcext:value-type="float">
            <text:p>4,500500400131</text:p>
          </table:table-cell>
          <table:table-cell table:number-columns-repeated="51"/>
        </table:table-row>
        <table:table-row table:style-name="ro2">
          <table:table-cell table:style-name="ce384" table:formula="of:=COUNTIF([.$M$2:.$M$5];&quot;&gt;=&quot;&amp;[.M5])" office:value-type="float" office:value="3" calcext:value-type="float">
            <text:p>3</text:p>
          </table:table-cell>
          <table:table-cell table:style-name="ce390" office:value-type="string" calcext:value-type="string">
            <text:p>A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5];&quot;ABCDEFGH&quot;;1)&gt;0;INDEX([$Squadre.A$3:$Squadre.D$34];MATCH(1;([$Squadre.C$3:$Squadre.C$34]=[.$B5])*([$Squadre.D$3:$Squadre.D$34]=[.$C5]);0);2)&amp;&quot; (&quot;&amp;INDEX([$Squadre.A$3:$Squadre.D$34];MATCH(1;([$Squadre.C$3:$Squadre.C$34]=[.$B5])*([$Squadre.D$3:$Squadre.D$34]=[.$C5]);0);1)&amp;&quot;)&quot;;&quot;DA SISTEMARE&quot;)" office:value-type="string" office:string-value="Ghepardi (4)" calcext:value-type="string">
            <text:p>Ghepardi (4)</text:p>
          </table:table-cell>
          <table:table-cell table:style-name="ce134" table:formula="of:=[.F5]+[.G5]+[.H5]" office:value-type="float" office:value="3" calcext:value-type="float">
            <text:p>3</text:p>
          </table:table-cell>
          <table:table-cell table:style-name="ce134" table:formula="of:=SUMIF([$'Partite Gironi'.$D$2:$'Partite Gironi'.$D$49];[.D5];[$'Partite Gironi'.$H$2:$'Partite Gironi'.$H$49])+SUMIF([$'Partite Gironi'.$F$2:$'Partite Gironi'.$F$49];[.D5];[$'Partite Gironi'.$N$2:$'Partite Gironi'.$N$49])" office:value-type="float" office:value="1" calcext:value-type="float">
            <text:p>1</text:p>
          </table:table-cell>
          <table:table-cell table:style-name="ce134" table:formula="of:=SUMIF([$'Partite Gironi'.$D$2:$'Partite Gironi'.$D$49];[.D5];[$'Partite Gironi'.$I$2:$'Partite Gironi'.$I$49])+SUMIF([$'Partite Gironi'.$F$2:$'Partite Gironi'.$F$49];[.D5];[$'Partite Gironi'.$O$2:$'Partite Gironi'.$O$49])" office:value-type="float" office:value="2" calcext:value-type="float">
            <text:p>2</text:p>
          </table:table-cell>
          <table:table-cell table:style-name="ce134" table:formula="of:=SUMIF([$'Partite Gironi'.$D$2:$'Partite Gironi'.$D$49];[.D5];[$'Partite Gironi'.$J$2:$'Partite Gironi'.$J$49])+SUMIF([$'Partite Gironi'.$F$2:$'Partite Gironi'.$F$49];[.D5];[$'Partite Gironi'.$P$2:$'Partite Gironi'.$P$49])" office:value-type="float" office:value="0" calcext:value-type="float">
            <text:p>0</text:p>
          </table:table-cell>
          <table:table-cell table:style-name="ce134" table:formula="of:=2*[.F5]+1*[.G5]+0*[.H5]" office:value-type="float" office:value="4" calcext:value-type="float">
            <text:p>4</text:p>
          </table:table-cell>
          <table:table-cell table:style-name="ce134" table:formula="of:=SUMIF([$'Partite Gironi'.$D$2:$'Partite Gironi'.$D$49];[.D5];[$'Partite Gironi'.$K$2:$'Partite Gironi'.$K$49])+SUMIF([$'Partite Gironi'.$F$2:$'Partite Gironi'.$F$49];[.D5];[$'Partite Gironi'.$Q$2:$'Partite Gironi'.$Q$49])" office:value-type="float" office:value="151" calcext:value-type="float">
            <text:p>151</text:p>
          </table:table-cell>
          <table:table-cell table:style-name="ce134" table:formula="of:=SUMIF([$'Partite Gironi'.$D$2:$'Partite Gironi'.$D$49];[.D5];[$'Partite Gironi'.$L$2:$'Partite Gironi'.$L$49])+SUMIF([$'Partite Gironi'.$F$2:$'Partite Gironi'.$F$49];[.D5];[$'Partite Gironi'.$R$2:$'Partite Gironi'.$R$49])" office:value-type="float" office:value="161" calcext:value-type="float">
            <text:p>161</text:p>
          </table:table-cell>
          <table:table-cell table:style-name="ce134" table:formula="of:=SUMIF([$'Partite Gironi'.$D$2:$'Partite Gironi'.$D$49];[.D5];[$'Partite Gironi'.$M$2:$'Partite Gironi'.$M$49])+SUMIF([$'Partite Gironi'.$F$2:$'Partite Gironi'.$F$49];[.D5];[$'Partite Gironi'.$S$2:$'Partite Gironi'.$S$49])" office:value-type="float" office:value="-10" calcext:value-type="float">
            <text:p>-10</text:p>
          </table:table-cell>
          <table:table-cell table:style-name="ce135" table:formula="of:=[.I5]+(500+0)*10^-3+(500+0)*10^-6+(500+[.L5])*10^-9+[.J5]*10^-12" office:value-type="float" office:value="4.500500490151" calcext:value-type="float">
            <text:p>4,500500490151</text:p>
          </table:table-cell>
          <table:table-cell table:number-columns-repeated="51"/>
        </table:table-row>
        <table:table-row table:style-name="ro1">
          <table:table-cell table:style-name="ce385"/>
          <table:table-cell table:number-columns-repeated="63"/>
        </table:table-row>
        <table:table-row table:style-name="ro2">
          <table:table-cell table:style-name="ce94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31" office:value-type="string" calcext:value-type="string">
            <text:p>Giocate</text:p>
          </table:table-cell>
          <table:table-cell table:style-name="ce131" office:value-type="string" calcext:value-type="string">
            <text:p>Vinte</text:p>
          </table:table-cell>
          <table:table-cell table:style-name="ce131" office:value-type="string" calcext:value-type="string">
            <text:p>Perse</text:p>
          </table:table-cell>
          <table:table-cell table:style-name="ce131" office:value-type="string" calcext:value-type="string">
            <text:p>Forfait</text:p>
          </table:table-cell>
          <table:table-cell table:style-name="ce131" office:value-type="string" calcext:value-type="string">
            <text:p>P.Class.</text:p>
          </table:table-cell>
          <table:table-cell table:style-name="ce131" office:value-type="string" calcext:value-type="string">
            <text:p>P.Gara Fatti</text:p>
          </table:table-cell>
          <table:table-cell table:style-name="ce131" office:value-type="string" calcext:value-type="string">
            <text:p>P.Gara Subiti</text:p>
          </table:table-cell>
          <table:table-cell table:style-name="ce131" office:value-type="string" calcext:value-type="string">
            <text:p>Diff.P.Gara</text:p>
          </table:table-cell>
          <table:table-cell table:style-name="ce94" office:value-type="string" calcext:value-type="string">
            <text:p>Coeff.</text:p>
          </table:table-cell>
          <table:table-cell table:style-name="ce380" table:number-columns-repeated="41"/>
          <table:table-cell table:number-columns-repeated="10"/>
        </table:table-row>
        <table:table-row table:style-name="ro2">
          <table:table-cell table:style-name="ce382" table:formula="of:=COUNTIF([.$M$8:.$M$11];&quot;&gt;=&quot;&amp;[.M8])" office:value-type="float" office:value="4" calcext:value-type="float">
            <text:p>4</text:p>
          </table:table-cell>
          <table:table-cell table:style-name="ce391" office:value-type="string" calcext:value-type="string">
            <text:p>B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8];&quot;ABCDEFGH&quot;;1)&gt;0;INDEX([$Squadre.A$3:$Squadre.D$34];MATCH(1;([$Squadre.C$3:$Squadre.C$34]=[.$B8])*([$Squadre.D$3:$Squadre.D$34]=[.$C8]);0);2)&amp;&quot; (&quot;&amp;INDEX([$Squadre.A$3:$Squadre.D$34];MATCH(1;([$Squadre.C$3:$Squadre.C$34]=[.$B8])*([$Squadre.D$3:$Squadre.D$34]=[.$C8]);0);1)&amp;&quot;)&quot;;&quot;DA SISTEMARE&quot;)" office:value-type="string" office:string-value="Giaguari (5)" calcext:value-type="string">
            <text:p>Giaguari (5)</text:p>
          </table:table-cell>
          <table:table-cell table:style-name="ce132" table:formula="of:=[.F8]+[.G8]+[.H8]" office:value-type="float" office:value="3" calcext:value-type="float">
            <text:p>3</text:p>
          </table:table-cell>
          <table:table-cell table:style-name="ce132" table:formula="of:=SUMIF([$'Partite Gironi'.$D$2:$'Partite Gironi'.$D$49];[.D8];[$'Partite Gironi'.$H$2:$'Partite Gironi'.$H$49])+SUMIF([$'Partite Gironi'.$F$2:$'Partite Gironi'.$F$49];[.D8];[$'Partite Gironi'.$N$2:$'Partite Gironi'.$N$49])" office:value-type="float" office:value="0" calcext:value-type="float">
            <text:p>0</text:p>
          </table:table-cell>
          <table:table-cell table:style-name="ce132" table:formula="of:=SUMIF([$'Partite Gironi'.$D$2:$'Partite Gironi'.$D$49];[.D8];[$'Partite Gironi'.$I$2:$'Partite Gironi'.$I$49])+SUMIF([$'Partite Gironi'.$F$2:$'Partite Gironi'.$F$49];[.D8];[$'Partite Gironi'.$O$2:$'Partite Gironi'.$O$49])" office:value-type="float" office:value="3" calcext:value-type="float">
            <text:p>3</text:p>
          </table:table-cell>
          <table:table-cell table:style-name="ce132" table:formula="of:=SUMIF([$'Partite Gironi'.$D$2:$'Partite Gironi'.$D$49];[.D8];[$'Partite Gironi'.$J$2:$'Partite Gironi'.$J$49])+SUMIF([$'Partite Gironi'.$F$2:$'Partite Gironi'.$F$49];[.D8];[$'Partite Gironi'.$P$2:$'Partite Gironi'.$P$49])" office:value-type="float" office:value="0" calcext:value-type="float">
            <text:p>0</text:p>
          </table:table-cell>
          <table:table-cell table:style-name="ce132" table:formula="of:=2*[.F8]+1*[.G8]+0*[.H8]" office:value-type="float" office:value="3" calcext:value-type="float">
            <text:p>3</text:p>
          </table:table-cell>
          <table:table-cell table:style-name="ce132" table:formula="of:=SUMIF([$'Partite Gironi'.$D$2:$'Partite Gironi'.$D$49];[.D8];[$'Partite Gironi'.$K$2:$'Partite Gironi'.$K$49])+SUMIF([$'Partite Gironi'.$F$2:$'Partite Gironi'.$F$49];[.D8];[$'Partite Gironi'.$Q$2:$'Partite Gironi'.$Q$49])" office:value-type="float" office:value="174" calcext:value-type="float">
            <text:p>174</text:p>
          </table:table-cell>
          <table:table-cell table:style-name="ce132" table:formula="of:=SUMIF([$'Partite Gironi'.$D$2:$'Partite Gironi'.$D$49];[.D8];[$'Partite Gironi'.$L$2:$'Partite Gironi'.$L$49])+SUMIF([$'Partite Gironi'.$F$2:$'Partite Gironi'.$F$49];[.D8];[$'Partite Gironi'.$R$2:$'Partite Gironi'.$R$49])" office:value-type="float" office:value="217" calcext:value-type="float">
            <text:p>217</text:p>
          </table:table-cell>
          <table:table-cell table:style-name="ce132" table:formula="of:=SUMIF([$'Partite Gironi'.$D$2:$'Partite Gironi'.$D$49];[.D8];[$'Partite Gironi'.$M$2:$'Partite Gironi'.$M$49])+SUMIF([$'Partite Gironi'.$F$2:$'Partite Gironi'.$F$49];[.D8];[$'Partite Gironi'.$S$2:$'Partite Gironi'.$S$49])" office:value-type="float" office:value="-43" calcext:value-type="float">
            <text:p>-43</text:p>
          </table:table-cell>
          <table:table-cell table:style-name="ce135" table:formula="of:=[.I8]+(500+0)*10^-3+(500+0)*10^-6+(500+[.L8])*10^-9+[.J8]*10^-12" office:value-type="float" office:value="3.500500457174" calcext:value-type="float">
            <text:p>3,500500457174</text:p>
          </table:table-cell>
          <table:table-cell table:number-columns-repeated="51"/>
        </table:table-row>
        <table:table-row table:style-name="ro2">
          <table:table-cell table:style-name="ce383" table:formula="of:=COUNTIF([.$M$8:.$M$11];&quot;&gt;=&quot;&amp;[.M9])" office:value-type="float" office:value="3" calcext:value-type="float">
            <text:p>3</text:p>
          </table:table-cell>
          <table:table-cell table:style-name="ce392" office:value-type="string" calcext:value-type="string">
            <text:p>B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9];&quot;ABCDEFGH&quot;;1)&gt;0;INDEX([$Squadre.A$3:$Squadre.D$34];MATCH(1;([$Squadre.C$3:$Squadre.C$34]=[.$B9])*([$Squadre.D$3:$Squadre.D$34]=[.$C9]);0);2)&amp;&quot; (&quot;&amp;INDEX([$Squadre.A$3:$Squadre.D$34];MATCH(1;([$Squadre.C$3:$Squadre.C$34]=[.$B9])*([$Squadre.D$3:$Squadre.D$34]=[.$C9]);0);1)&amp;&quot;)&quot;;&quot;DA SISTEMARE&quot;)" office:value-type="string" office:string-value="Puma (6)" calcext:value-type="string">
            <text:p>Puma (6)</text:p>
          </table:table-cell>
          <table:table-cell table:style-name="ce133" table:formula="of:=[.F9]+[.G9]+[.H9]" office:value-type="float" office:value="3" calcext:value-type="float">
            <text:p>3</text:p>
          </table:table-cell>
          <table:table-cell table:style-name="ce133" table:formula="of:=SUMIF([$'Partite Gironi'.$D$2:$'Partite Gironi'.$D$49];[.D9];[$'Partite Gironi'.$H$2:$'Partite Gironi'.$H$49])+SUMIF([$'Partite Gironi'.$F$2:$'Partite Gironi'.$F$49];[.D9];[$'Partite Gironi'.$N$2:$'Partite Gironi'.$N$49])" office:value-type="float" office:value="1" calcext:value-type="float">
            <text:p>1</text:p>
          </table:table-cell>
          <table:table-cell table:style-name="ce133" table:formula="of:=SUMIF([$'Partite Gironi'.$D$2:$'Partite Gironi'.$D$49];[.D9];[$'Partite Gironi'.$I$2:$'Partite Gironi'.$I$49])+SUMIF([$'Partite Gironi'.$F$2:$'Partite Gironi'.$F$49];[.D9];[$'Partite Gironi'.$O$2:$'Partite Gironi'.$O$49])" office:value-type="float" office:value="2" calcext:value-type="float">
            <text:p>2</text:p>
          </table:table-cell>
          <table:table-cell table:style-name="ce133" table:formula="of:=SUMIF([$'Partite Gironi'.$D$2:$'Partite Gironi'.$D$49];[.D9];[$'Partite Gironi'.$J$2:$'Partite Gironi'.$J$49])+SUMIF([$'Partite Gironi'.$F$2:$'Partite Gironi'.$F$49];[.D9];[$'Partite Gironi'.$P$2:$'Partite Gironi'.$P$49])" office:value-type="float" office:value="0" calcext:value-type="float">
            <text:p>0</text:p>
          </table:table-cell>
          <table:table-cell table:style-name="ce133" table:formula="of:=2*[.F9]+1*[.G9]+0*[.H9]" office:value-type="float" office:value="4" calcext:value-type="float">
            <text:p>4</text:p>
          </table:table-cell>
          <table:table-cell table:style-name="ce133" table:formula="of:=SUMIF([$'Partite Gironi'.$D$2:$'Partite Gironi'.$D$49];[.D9];[$'Partite Gironi'.$K$2:$'Partite Gironi'.$K$49])+SUMIF([$'Partite Gironi'.$F$2:$'Partite Gironi'.$F$49];[.D9];[$'Partite Gironi'.$Q$2:$'Partite Gironi'.$Q$49])" office:value-type="float" office:value="184" calcext:value-type="float">
            <text:p>184</text:p>
          </table:table-cell>
          <table:table-cell table:style-name="ce133" table:formula="of:=SUMIF([$'Partite Gironi'.$D$2:$'Partite Gironi'.$D$49];[.D9];[$'Partite Gironi'.$L$2:$'Partite Gironi'.$L$49])+SUMIF([$'Partite Gironi'.$F$2:$'Partite Gironi'.$F$49];[.D9];[$'Partite Gironi'.$R$2:$'Partite Gironi'.$R$49])" office:value-type="float" office:value="216" calcext:value-type="float">
            <text:p>216</text:p>
          </table:table-cell>
          <table:table-cell table:style-name="ce133" table:formula="of:=SUMIF([$'Partite Gironi'.$D$2:$'Partite Gironi'.$D$49];[.D9];[$'Partite Gironi'.$M$2:$'Partite Gironi'.$M$49])+SUMIF([$'Partite Gironi'.$F$2:$'Partite Gironi'.$F$49];[.D9];[$'Partite Gironi'.$S$2:$'Partite Gironi'.$S$49])" office:value-type="float" office:value="-32" calcext:value-type="float">
            <text:p>-32</text:p>
          </table:table-cell>
          <table:table-cell table:style-name="ce136" table:formula="of:=[.I9]+(500+0)*10^-3+(500+0)*10^-6+(500+[.L9])*10^-9+[.J9]*10^-12" office:value-type="float" office:value="4.500500468184" calcext:value-type="float">
            <text:p>4,500500468184</text:p>
          </table:table-cell>
          <table:table-cell table:number-columns-repeated="51"/>
        </table:table-row>
        <table:table-row table:style-name="ro2">
          <table:table-cell table:style-name="ce383" table:formula="of:=COUNTIF([.$M$8:.$M$11];&quot;&gt;=&quot;&amp;[.M10])" office:value-type="float" office:value="1" calcext:value-type="float">
            <text:p>1</text:p>
          </table:table-cell>
          <table:table-cell table:style-name="ce392" office:value-type="string" calcext:value-type="string">
            <text:p>B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10];&quot;ABCDEFGH&quot;;1)&gt;0;INDEX([$Squadre.A$3:$Squadre.D$34];MATCH(1;([$Squadre.C$3:$Squadre.C$34]=[.$B10])*([$Squadre.D$3:$Squadre.D$34]=[.$C10]);0);2)&amp;&quot; (&quot;&amp;INDEX([$Squadre.A$3:$Squadre.D$34];MATCH(1;([$Squadre.C$3:$Squadre.C$34]=[.$B10])*([$Squadre.D$3:$Squadre.D$34]=[.$C10]);0);1)&amp;&quot;)&quot;;&quot;DA SISTEMARE&quot;)" office:value-type="string" office:string-value="Linci (7)" calcext:value-type="string">
            <text:p>Linci (7)</text:p>
          </table:table-cell>
          <table:table-cell table:style-name="ce133" table:formula="of:=[.F10]+[.G10]+[.H10]" office:value-type="float" office:value="3" calcext:value-type="float">
            <text:p>3</text:p>
          </table:table-cell>
          <table:table-cell table:style-name="ce133" table:formula="of:=SUMIF([$'Partite Gironi'.$D$2:$'Partite Gironi'.$D$49];[.D10];[$'Partite Gironi'.$H$2:$'Partite Gironi'.$H$49])+SUMIF([$'Partite Gironi'.$F$2:$'Partite Gironi'.$F$49];[.D10];[$'Partite Gironi'.$N$2:$'Partite Gironi'.$N$49])" office:value-type="float" office:value="3" calcext:value-type="float">
            <text:p>3</text:p>
          </table:table-cell>
          <table:table-cell table:style-name="ce133" table:formula="of:=SUMIF([$'Partite Gironi'.$D$2:$'Partite Gironi'.$D$49];[.D10];[$'Partite Gironi'.$I$2:$'Partite Gironi'.$I$49])+SUMIF([$'Partite Gironi'.$F$2:$'Partite Gironi'.$F$49];[.D10];[$'Partite Gironi'.$O$2:$'Partite Gironi'.$O$49])" office:value-type="float" office:value="0" calcext:value-type="float">
            <text:p>0</text:p>
          </table:table-cell>
          <table:table-cell table:style-name="ce133" table:formula="of:=SUMIF([$'Partite Gironi'.$D$2:$'Partite Gironi'.$D$49];[.D10];[$'Partite Gironi'.$J$2:$'Partite Gironi'.$J$49])+SUMIF([$'Partite Gironi'.$F$2:$'Partite Gironi'.$F$49];[.D10];[$'Partite Gironi'.$P$2:$'Partite Gironi'.$P$49])" office:value-type="float" office:value="0" calcext:value-type="float">
            <text:p>0</text:p>
          </table:table-cell>
          <table:table-cell table:style-name="ce133" table:formula="of:=2*[.F10]+1*[.G10]+0*[.H10]" office:value-type="float" office:value="6" calcext:value-type="float">
            <text:p>6</text:p>
          </table:table-cell>
          <table:table-cell table:style-name="ce133" table:formula="of:=SUMIF([$'Partite Gironi'.$D$2:$'Partite Gironi'.$D$49];[.D10];[$'Partite Gironi'.$K$2:$'Partite Gironi'.$K$49])+SUMIF([$'Partite Gironi'.$F$2:$'Partite Gironi'.$F$49];[.D10];[$'Partite Gironi'.$Q$2:$'Partite Gironi'.$Q$49])" office:value-type="float" office:value="241" calcext:value-type="float">
            <text:p>241</text:p>
          </table:table-cell>
          <table:table-cell table:style-name="ce133" table:formula="of:=SUMIF([$'Partite Gironi'.$D$2:$'Partite Gironi'.$D$49];[.D10];[$'Partite Gironi'.$L$2:$'Partite Gironi'.$L$49])+SUMIF([$'Partite Gironi'.$F$2:$'Partite Gironi'.$F$49];[.D10];[$'Partite Gironi'.$R$2:$'Partite Gironi'.$R$49])" office:value-type="float" office:value="181" calcext:value-type="float">
            <text:p>181</text:p>
          </table:table-cell>
          <table:table-cell table:style-name="ce133" table:formula="of:=SUMIF([$'Partite Gironi'.$D$2:$'Partite Gironi'.$D$49];[.D10];[$'Partite Gironi'.$M$2:$'Partite Gironi'.$M$49])+SUMIF([$'Partite Gironi'.$F$2:$'Partite Gironi'.$F$49];[.D10];[$'Partite Gironi'.$S$2:$'Partite Gironi'.$S$49])" office:value-type="float" office:value="60" calcext:value-type="float">
            <text:p>60</text:p>
          </table:table-cell>
          <table:table-cell table:style-name="ce136" table:formula="of:=[.I10]+(500+0)*10^-3+(500+0)*10^-6+(500+[.L10])*10^-9+[.J10]*10^-12" office:value-type="float" office:value="6.500500560241" calcext:value-type="float">
            <text:p>6,500500560241</text:p>
          </table:table-cell>
          <table:table-cell table:number-columns-repeated="51"/>
        </table:table-row>
        <table:table-row table:style-name="ro2">
          <table:table-cell table:style-name="ce384" table:formula="of:=COUNTIF([.$M$8:.$M$11];&quot;&gt;=&quot;&amp;[.M11])" office:value-type="float" office:value="2" calcext:value-type="float">
            <text:p>2</text:p>
          </table:table-cell>
          <table:table-cell table:style-name="ce393" office:value-type="string" calcext:value-type="string">
            <text:p>B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11];&quot;ABCDEFGH&quot;;1)&gt;0;INDEX([$Squadre.A$3:$Squadre.D$34];MATCH(1;([$Squadre.C$3:$Squadre.C$34]=[.$B11])*([$Squadre.D$3:$Squadre.D$34]=[.$C11]);0);2)&amp;&quot; (&quot;&amp;INDEX([$Squadre.A$3:$Squadre.D$34];MATCH(1;([$Squadre.C$3:$Squadre.C$34]=[.$B11])*([$Squadre.D$3:$Squadre.D$34]=[.$C11]);0);1)&amp;&quot;)&quot;;&quot;DA SISTEMARE&quot;)" office:value-type="string" office:string-value="Serval (8)" calcext:value-type="string">
            <text:p>Serval (8)</text:p>
          </table:table-cell>
          <table:table-cell table:style-name="ce134" table:formula="of:=[.F11]+[.G11]+[.H11]" office:value-type="float" office:value="3" calcext:value-type="float">
            <text:p>3</text:p>
          </table:table-cell>
          <table:table-cell table:style-name="ce134" table:formula="of:=SUMIF([$'Partite Gironi'.$D$2:$'Partite Gironi'.$D$49];[.D11];[$'Partite Gironi'.$H$2:$'Partite Gironi'.$H$49])+SUMIF([$'Partite Gironi'.$F$2:$'Partite Gironi'.$F$49];[.D11];[$'Partite Gironi'.$N$2:$'Partite Gironi'.$N$49])" office:value-type="float" office:value="2" calcext:value-type="float">
            <text:p>2</text:p>
          </table:table-cell>
          <table:table-cell table:style-name="ce134" table:formula="of:=SUMIF([$'Partite Gironi'.$D$2:$'Partite Gironi'.$D$49];[.D11];[$'Partite Gironi'.$I$2:$'Partite Gironi'.$I$49])+SUMIF([$'Partite Gironi'.$F$2:$'Partite Gironi'.$F$49];[.D11];[$'Partite Gironi'.$O$2:$'Partite Gironi'.$O$49])" office:value-type="float" office:value="1" calcext:value-type="float">
            <text:p>1</text:p>
          </table:table-cell>
          <table:table-cell table:style-name="ce134" table:formula="of:=SUMIF([$'Partite Gironi'.$D$2:$'Partite Gironi'.$D$49];[.D11];[$'Partite Gironi'.$J$2:$'Partite Gironi'.$J$49])+SUMIF([$'Partite Gironi'.$F$2:$'Partite Gironi'.$F$49];[.D11];[$'Partite Gironi'.$P$2:$'Partite Gironi'.$P$49])" office:value-type="float" office:value="0" calcext:value-type="float">
            <text:p>0</text:p>
          </table:table-cell>
          <table:table-cell table:style-name="ce134" table:formula="of:=2*[.F11]+1*[.G11]+0*[.H11]" office:value-type="float" office:value="5" calcext:value-type="float">
            <text:p>5</text:p>
          </table:table-cell>
          <table:table-cell table:style-name="ce134" table:formula="of:=SUMIF([$'Partite Gironi'.$D$2:$'Partite Gironi'.$D$49];[.D11];[$'Partite Gironi'.$K$2:$'Partite Gironi'.$K$49])+SUMIF([$'Partite Gironi'.$F$2:$'Partite Gironi'.$F$49];[.D11];[$'Partite Gironi'.$Q$2:$'Partite Gironi'.$Q$49])" office:value-type="float" office:value="224" calcext:value-type="float">
            <text:p>224</text:p>
          </table:table-cell>
          <table:table-cell table:style-name="ce134" table:formula="of:=SUMIF([$'Partite Gironi'.$D$2:$'Partite Gironi'.$D$49];[.D11];[$'Partite Gironi'.$L$2:$'Partite Gironi'.$L$49])+SUMIF([$'Partite Gironi'.$F$2:$'Partite Gironi'.$F$49];[.D11];[$'Partite Gironi'.$R$2:$'Partite Gironi'.$R$49])" office:value-type="float" office:value="209" calcext:value-type="float">
            <text:p>209</text:p>
          </table:table-cell>
          <table:table-cell table:style-name="ce134" table:formula="of:=SUMIF([$'Partite Gironi'.$D$2:$'Partite Gironi'.$D$49];[.D11];[$'Partite Gironi'.$M$2:$'Partite Gironi'.$M$49])+SUMIF([$'Partite Gironi'.$F$2:$'Partite Gironi'.$F$49];[.D11];[$'Partite Gironi'.$S$2:$'Partite Gironi'.$S$49])" office:value-type="float" office:value="15" calcext:value-type="float">
            <text:p>15</text:p>
          </table:table-cell>
          <table:table-cell table:style-name="ce137" table:formula="of:=[.I11]+(500+0)*10^-3+(500+0)*10^-6+(500+[.L11])*10^-9+[.J11]*10^-12" office:value-type="float" office:value="5.500500515224" calcext:value-type="float">
            <text:p>5,500500515224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2">
          <table:table-cell table:style-name="ce94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31" office:value-type="string" calcext:value-type="string">
            <text:p>Giocate</text:p>
          </table:table-cell>
          <table:table-cell table:style-name="ce131" office:value-type="string" calcext:value-type="string">
            <text:p>Vinte</text:p>
          </table:table-cell>
          <table:table-cell table:style-name="ce131" office:value-type="string" calcext:value-type="string">
            <text:p>Perse</text:p>
          </table:table-cell>
          <table:table-cell table:style-name="ce131" office:value-type="string" calcext:value-type="string">
            <text:p>Forfait</text:p>
          </table:table-cell>
          <table:table-cell table:style-name="ce131" office:value-type="string" calcext:value-type="string">
            <text:p>P.Class.</text:p>
          </table:table-cell>
          <table:table-cell table:style-name="ce131" office:value-type="string" calcext:value-type="string">
            <text:p>P.Gara Fatti</text:p>
          </table:table-cell>
          <table:table-cell table:style-name="ce131" office:value-type="string" calcext:value-type="string">
            <text:p>P.Gara Subiti</text:p>
          </table:table-cell>
          <table:table-cell table:style-name="ce131" office:value-type="string" calcext:value-type="string">
            <text:p>Diff.P.Gara</text:p>
          </table:table-cell>
          <table:table-cell table:style-name="ce94" office:value-type="string" calcext:value-type="string">
            <text:p>Coeff.</text:p>
          </table:table-cell>
          <table:table-cell table:style-name="ce380" table:number-columns-repeated="41"/>
          <table:table-cell table:number-columns-repeated="10"/>
        </table:table-row>
        <table:table-row table:style-name="ro2">
          <table:table-cell table:style-name="ce382" table:formula="of:=COUNTIF([.$M$14:.$M$17];&quot;&gt;=&quot;&amp;[.M14])" office:value-type="float" office:value="3" calcext:value-type="float">
            <text:p>3</text:p>
          </table:table-cell>
          <table:table-cell table:style-name="ce394" office:value-type="string" calcext:value-type="string">
            <text:p>C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14];&quot;ABCDEFGH&quot;;1)&gt;0;INDEX([$Squadre.A$3:$Squadre.D$34];MATCH(1;([$Squadre.C$3:$Squadre.C$34]=[.$B14])*([$Squadre.D$3:$Squadre.D$34]=[.$C14]);0);2)&amp;&quot; (&quot;&amp;INDEX([$Squadre.A$3:$Squadre.D$34];MATCH(1;([$Squadre.C$3:$Squadre.C$34]=[.$B14])*([$Squadre.D$3:$Squadre.D$34]=[.$C14]);0);1)&amp;&quot;)&quot;;&quot;DA SISTEMARE&quot;)" office:value-type="string" office:string-value="Elefanti (9)" calcext:value-type="string">
            <text:p>Elefanti (9)</text:p>
          </table:table-cell>
          <table:table-cell table:style-name="ce132" table:formula="of:=[.F14]+[.G14]+[.H14]" office:value-type="float" office:value="3" calcext:value-type="float">
            <text:p>3</text:p>
          </table:table-cell>
          <table:table-cell table:style-name="ce132" table:formula="of:=SUMIF([$'Partite Gironi'.$D$2:$'Partite Gironi'.$D$49];[.D14];[$'Partite Gironi'.$H$2:$'Partite Gironi'.$H$49])+SUMIF([$'Partite Gironi'.$F$2:$'Partite Gironi'.$F$49];[.D14];[$'Partite Gironi'.$N$2:$'Partite Gironi'.$N$49])" office:value-type="float" office:value="1" calcext:value-type="float">
            <text:p>1</text:p>
          </table:table-cell>
          <table:table-cell table:style-name="ce132" table:formula="of:=SUMIF([$'Partite Gironi'.$D$2:$'Partite Gironi'.$D$49];[.D14];[$'Partite Gironi'.$I$2:$'Partite Gironi'.$I$49])+SUMIF([$'Partite Gironi'.$F$2:$'Partite Gironi'.$F$49];[.D14];[$'Partite Gironi'.$O$2:$'Partite Gironi'.$O$49])" office:value-type="float" office:value="2" calcext:value-type="float">
            <text:p>2</text:p>
          </table:table-cell>
          <table:table-cell table:style-name="ce132" table:formula="of:=SUMIF([$'Partite Gironi'.$D$2:$'Partite Gironi'.$D$49];[.D14];[$'Partite Gironi'.$J$2:$'Partite Gironi'.$J$49])+SUMIF([$'Partite Gironi'.$F$2:$'Partite Gironi'.$F$49];[.D14];[$'Partite Gironi'.$P$2:$'Partite Gironi'.$P$49])" office:value-type="float" office:value="0" calcext:value-type="float">
            <text:p>0</text:p>
          </table:table-cell>
          <table:table-cell table:style-name="ce132" table:formula="of:=2*[.F14]+1*[.G14]+0*[.H14]" office:value-type="float" office:value="4" calcext:value-type="float">
            <text:p>4</text:p>
          </table:table-cell>
          <table:table-cell table:style-name="ce132" table:formula="of:=SUMIF([$'Partite Gironi'.$D$2:$'Partite Gironi'.$D$49];[.D14];[$'Partite Gironi'.$K$2:$'Partite Gironi'.$K$49])+SUMIF([$'Partite Gironi'.$F$2:$'Partite Gironi'.$F$49];[.D14];[$'Partite Gironi'.$Q$2:$'Partite Gironi'.$Q$49])" office:value-type="float" office:value="154" calcext:value-type="float">
            <text:p>154</text:p>
          </table:table-cell>
          <table:table-cell table:style-name="ce132" table:formula="of:=SUMIF([$'Partite Gironi'.$D$2:$'Partite Gironi'.$D$49];[.D14];[$'Partite Gironi'.$L$2:$'Partite Gironi'.$L$49])+SUMIF([$'Partite Gironi'.$F$2:$'Partite Gironi'.$F$49];[.D14];[$'Partite Gironi'.$R$2:$'Partite Gironi'.$R$49])" office:value-type="float" office:value="237" calcext:value-type="float">
            <text:p>237</text:p>
          </table:table-cell>
          <table:table-cell table:style-name="ce132" table:formula="of:=SUMIF([$'Partite Gironi'.$D$2:$'Partite Gironi'.$D$49];[.D14];[$'Partite Gironi'.$M$2:$'Partite Gironi'.$M$49])+SUMIF([$'Partite Gironi'.$F$2:$'Partite Gironi'.$F$49];[.D14];[$'Partite Gironi'.$S$2:$'Partite Gironi'.$S$49])" office:value-type="float" office:value="-83" calcext:value-type="float">
            <text:p>-83</text:p>
          </table:table-cell>
          <table:table-cell table:style-name="ce135" table:formula="of:=[.I14]+(500+0)*10^-3+(500+0)*10^-6+(500+[.L14])*10^-9+[.J14]*10^-12" office:value-type="float" office:value="4.500500417154" calcext:value-type="float">
            <text:p>4,500500417154</text:p>
          </table:table-cell>
          <table:table-cell table:number-columns-repeated="51"/>
        </table:table-row>
        <table:table-row table:style-name="ro2">
          <table:table-cell table:style-name="ce383" table:formula="of:=COUNTIF([.$M$14:.$M$17];&quot;&gt;=&quot;&amp;[.M15])" office:value-type="float" office:value="1" calcext:value-type="float">
            <text:p>1</text:p>
          </table:table-cell>
          <table:table-cell table:style-name="ce395" office:value-type="string" calcext:value-type="string">
            <text:p>C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15];&quot;ABCDEFGH&quot;;1)&gt;0;INDEX([$Squadre.A$3:$Squadre.D$34];MATCH(1;([$Squadre.C$3:$Squadre.C$34]=[.$B15])*([$Squadre.D$3:$Squadre.D$34]=[.$C15]);0);2)&amp;&quot; (&quot;&amp;INDEX([$Squadre.A$3:$Squadre.D$34];MATCH(1;([$Squadre.C$3:$Squadre.C$34]=[.$B15])*([$Squadre.D$3:$Squadre.D$34]=[.$C15]);0);1)&amp;&quot;)&quot;;&quot;DA SISTEMARE&quot;)" office:value-type="string" office:string-value="Giraffe (10)" calcext:value-type="string">
            <text:p>Giraffe (10)</text:p>
          </table:table-cell>
          <table:table-cell table:style-name="ce133" table:formula="of:=[.F15]+[.G15]+[.H15]" office:value-type="float" office:value="3" calcext:value-type="float">
            <text:p>3</text:p>
          </table:table-cell>
          <table:table-cell table:style-name="ce133" table:formula="of:=SUMIF([$'Partite Gironi'.$D$2:$'Partite Gironi'.$D$49];[.D15];[$'Partite Gironi'.$H$2:$'Partite Gironi'.$H$49])+SUMIF([$'Partite Gironi'.$F$2:$'Partite Gironi'.$F$49];[.D15];[$'Partite Gironi'.$N$2:$'Partite Gironi'.$N$49])" office:value-type="float" office:value="3" calcext:value-type="float">
            <text:p>3</text:p>
          </table:table-cell>
          <table:table-cell table:style-name="ce133" table:formula="of:=SUMIF([$'Partite Gironi'.$D$2:$'Partite Gironi'.$D$49];[.D15];[$'Partite Gironi'.$I$2:$'Partite Gironi'.$I$49])+SUMIF([$'Partite Gironi'.$F$2:$'Partite Gironi'.$F$49];[.D15];[$'Partite Gironi'.$O$2:$'Partite Gironi'.$O$49])" office:value-type="float" office:value="0" calcext:value-type="float">
            <text:p>0</text:p>
          </table:table-cell>
          <table:table-cell table:style-name="ce133" table:formula="of:=SUMIF([$'Partite Gironi'.$D$2:$'Partite Gironi'.$D$49];[.D15];[$'Partite Gironi'.$J$2:$'Partite Gironi'.$J$49])+SUMIF([$'Partite Gironi'.$F$2:$'Partite Gironi'.$F$49];[.D15];[$'Partite Gironi'.$P$2:$'Partite Gironi'.$P$49])" office:value-type="float" office:value="0" calcext:value-type="float">
            <text:p>0</text:p>
          </table:table-cell>
          <table:table-cell table:style-name="ce133" table:formula="of:=2*[.F15]+1*[.G15]+0*[.H15]" office:value-type="float" office:value="6" calcext:value-type="float">
            <text:p>6</text:p>
          </table:table-cell>
          <table:table-cell table:style-name="ce133" table:formula="of:=SUMIF([$'Partite Gironi'.$D$2:$'Partite Gironi'.$D$49];[.D15];[$'Partite Gironi'.$K$2:$'Partite Gironi'.$K$49])+SUMIF([$'Partite Gironi'.$F$2:$'Partite Gironi'.$F$49];[.D15];[$'Partite Gironi'.$Q$2:$'Partite Gironi'.$Q$49])" office:value-type="float" office:value="258" calcext:value-type="float">
            <text:p>258</text:p>
          </table:table-cell>
          <table:table-cell table:style-name="ce133" table:formula="of:=SUMIF([$'Partite Gironi'.$D$2:$'Partite Gironi'.$D$49];[.D15];[$'Partite Gironi'.$L$2:$'Partite Gironi'.$L$49])+SUMIF([$'Partite Gironi'.$F$2:$'Partite Gironi'.$F$49];[.D15];[$'Partite Gironi'.$R$2:$'Partite Gironi'.$R$49])" office:value-type="float" office:value="154" calcext:value-type="float">
            <text:p>154</text:p>
          </table:table-cell>
          <table:table-cell table:style-name="ce133" table:formula="of:=SUMIF([$'Partite Gironi'.$D$2:$'Partite Gironi'.$D$49];[.D15];[$'Partite Gironi'.$M$2:$'Partite Gironi'.$M$49])+SUMIF([$'Partite Gironi'.$F$2:$'Partite Gironi'.$F$49];[.D15];[$'Partite Gironi'.$S$2:$'Partite Gironi'.$S$49])" office:value-type="float" office:value="104" calcext:value-type="float">
            <text:p>104</text:p>
          </table:table-cell>
          <table:table-cell table:style-name="ce136" table:formula="of:=[.I15]+(500+0)*10^-3+(500+0)*10^-6+(500+[.L15])*10^-9+[.J15]*10^-12" office:value-type="float" office:value="6.500500604258" calcext:value-type="float">
            <text:p>6,500500604258</text:p>
          </table:table-cell>
          <table:table-cell table:number-columns-repeated="51"/>
        </table:table-row>
        <table:table-row table:style-name="ro2">
          <table:table-cell table:style-name="ce383" table:formula="of:=COUNTIF([.$M$14:.$M$17];&quot;&gt;=&quot;&amp;[.M16])" office:value-type="float" office:value="2" calcext:value-type="float">
            <text:p>2</text:p>
          </table:table-cell>
          <table:table-cell table:style-name="ce395" office:value-type="string" calcext:value-type="string">
            <text:p>C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16];&quot;ABCDEFGH&quot;;1)&gt;0;INDEX([$Squadre.A$3:$Squadre.D$34];MATCH(1;([$Squadre.C$3:$Squadre.C$34]=[.$B16])*([$Squadre.D$3:$Squadre.D$34]=[.$C16]);0);2)&amp;&quot; (&quot;&amp;INDEX([$Squadre.A$3:$Squadre.D$34];MATCH(1;([$Squadre.C$3:$Squadre.C$34]=[.$B16])*([$Squadre.D$3:$Squadre.D$34]=[.$C16]);0);1)&amp;&quot;)&quot;;&quot;DA SISTEMARE&quot;)" office:value-type="string" office:string-value="Ippopotami (11)" calcext:value-type="string">
            <text:p>Ippopotami (11)</text:p>
          </table:table-cell>
          <table:table-cell table:style-name="ce133" table:formula="of:=[.F16]+[.G16]+[.H16]" office:value-type="float" office:value="3" calcext:value-type="float">
            <text:p>3</text:p>
          </table:table-cell>
          <table:table-cell table:style-name="ce133" table:formula="of:=SUMIF([$'Partite Gironi'.$D$2:$'Partite Gironi'.$D$49];[.D16];[$'Partite Gironi'.$H$2:$'Partite Gironi'.$H$49])+SUMIF([$'Partite Gironi'.$F$2:$'Partite Gironi'.$F$49];[.D16];[$'Partite Gironi'.$N$2:$'Partite Gironi'.$N$49])" office:value-type="float" office:value="2" calcext:value-type="float">
            <text:p>2</text:p>
          </table:table-cell>
          <table:table-cell table:style-name="ce133" table:formula="of:=SUMIF([$'Partite Gironi'.$D$2:$'Partite Gironi'.$D$49];[.D16];[$'Partite Gironi'.$I$2:$'Partite Gironi'.$I$49])+SUMIF([$'Partite Gironi'.$F$2:$'Partite Gironi'.$F$49];[.D16];[$'Partite Gironi'.$O$2:$'Partite Gironi'.$O$49])" office:value-type="float" office:value="1" calcext:value-type="float">
            <text:p>1</text:p>
          </table:table-cell>
          <table:table-cell table:style-name="ce133" table:formula="of:=SUMIF([$'Partite Gironi'.$D$2:$'Partite Gironi'.$D$49];[.D16];[$'Partite Gironi'.$J$2:$'Partite Gironi'.$J$49])+SUMIF([$'Partite Gironi'.$F$2:$'Partite Gironi'.$F$49];[.D16];[$'Partite Gironi'.$P$2:$'Partite Gironi'.$P$49])" office:value-type="float" office:value="0" calcext:value-type="float">
            <text:p>0</text:p>
          </table:table-cell>
          <table:table-cell table:style-name="ce133" table:formula="of:=2*[.F16]+1*[.G16]+0*[.H16]" office:value-type="float" office:value="5" calcext:value-type="float">
            <text:p>5</text:p>
          </table:table-cell>
          <table:table-cell table:style-name="ce133" table:formula="of:=SUMIF([$'Partite Gironi'.$D$2:$'Partite Gironi'.$D$49];[.D16];[$'Partite Gironi'.$K$2:$'Partite Gironi'.$K$49])+SUMIF([$'Partite Gironi'.$F$2:$'Partite Gironi'.$F$49];[.D16];[$'Partite Gironi'.$Q$2:$'Partite Gironi'.$Q$49])" office:value-type="float" office:value="280" calcext:value-type="float">
            <text:p>280</text:p>
          </table:table-cell>
          <table:table-cell table:style-name="ce133" table:formula="of:=SUMIF([$'Partite Gironi'.$D$2:$'Partite Gironi'.$D$49];[.D16];[$'Partite Gironi'.$L$2:$'Partite Gironi'.$L$49])+SUMIF([$'Partite Gironi'.$F$2:$'Partite Gironi'.$F$49];[.D16];[$'Partite Gironi'.$R$2:$'Partite Gironi'.$R$49])" office:value-type="float" office:value="189" calcext:value-type="float">
            <text:p>189</text:p>
          </table:table-cell>
          <table:table-cell table:style-name="ce133" table:formula="of:=SUMIF([$'Partite Gironi'.$D$2:$'Partite Gironi'.$D$49];[.D16];[$'Partite Gironi'.$M$2:$'Partite Gironi'.$M$49])+SUMIF([$'Partite Gironi'.$F$2:$'Partite Gironi'.$F$49];[.D16];[$'Partite Gironi'.$S$2:$'Partite Gironi'.$S$49])" office:value-type="float" office:value="91" calcext:value-type="float">
            <text:p>91</text:p>
          </table:table-cell>
          <table:table-cell table:style-name="ce136" table:formula="of:=[.I16]+(500+0)*10^-3+(500+0)*10^-6+(500+[.L16])*10^-9+[.J16]*10^-12" office:value-type="float" office:value="5.50050059128" calcext:value-type="float">
            <text:p>5,500500591280</text:p>
          </table:table-cell>
          <table:table-cell table:number-columns-repeated="51"/>
        </table:table-row>
        <table:table-row table:style-name="ro2">
          <table:table-cell table:style-name="ce384" table:formula="of:=COUNTIF([.$M$14:.$M$17];&quot;&gt;=&quot;&amp;[.M17])" office:value-type="float" office:value="4" calcext:value-type="float">
            <text:p>4</text:p>
          </table:table-cell>
          <table:table-cell table:style-name="ce396" office:value-type="string" calcext:value-type="string">
            <text:p>C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17];&quot;ABCDEFGH&quot;;1)&gt;0;INDEX([$Squadre.A$3:$Squadre.D$34];MATCH(1;([$Squadre.C$3:$Squadre.C$34]=[.$B17])*([$Squadre.D$3:$Squadre.D$34]=[.$C17]);0);2)&amp;&quot; (&quot;&amp;INDEX([$Squadre.A$3:$Squadre.D$34];MATCH(1;([$Squadre.C$3:$Squadre.C$34]=[.$B17])*([$Squadre.D$3:$Squadre.D$34]=[.$C17]);0);1)&amp;&quot;)&quot;;&quot;DA SISTEMARE&quot;)" office:value-type="string" office:string-value="Iguane (12)" calcext:value-type="string">
            <text:p>Iguane (12)</text:p>
          </table:table-cell>
          <table:table-cell table:style-name="ce134" table:formula="of:=[.F17]+[.G17]+[.H17]" office:value-type="float" office:value="3" calcext:value-type="float">
            <text:p>3</text:p>
          </table:table-cell>
          <table:table-cell table:style-name="ce134" table:formula="of:=SUMIF([$'Partite Gironi'.$D$2:$'Partite Gironi'.$D$49];[.D17];[$'Partite Gironi'.$H$2:$'Partite Gironi'.$H$49])+SUMIF([$'Partite Gironi'.$F$2:$'Partite Gironi'.$F$49];[.D17];[$'Partite Gironi'.$N$2:$'Partite Gironi'.$N$49])" office:value-type="float" office:value="0" calcext:value-type="float">
            <text:p>0</text:p>
          </table:table-cell>
          <table:table-cell table:style-name="ce134" table:formula="of:=SUMIF([$'Partite Gironi'.$D$2:$'Partite Gironi'.$D$49];[.D17];[$'Partite Gironi'.$I$2:$'Partite Gironi'.$I$49])+SUMIF([$'Partite Gironi'.$F$2:$'Partite Gironi'.$F$49];[.D17];[$'Partite Gironi'.$O$2:$'Partite Gironi'.$O$49])" office:value-type="float" office:value="3" calcext:value-type="float">
            <text:p>3</text:p>
          </table:table-cell>
          <table:table-cell table:style-name="ce134" table:formula="of:=SUMIF([$'Partite Gironi'.$D$2:$'Partite Gironi'.$D$49];[.D17];[$'Partite Gironi'.$J$2:$'Partite Gironi'.$J$49])+SUMIF([$'Partite Gironi'.$F$2:$'Partite Gironi'.$F$49];[.D17];[$'Partite Gironi'.$P$2:$'Partite Gironi'.$P$49])" office:value-type="float" office:value="0" calcext:value-type="float">
            <text:p>0</text:p>
          </table:table-cell>
          <table:table-cell table:style-name="ce134" table:formula="of:=2*[.F17]+1*[.G17]+0*[.H17]" office:value-type="float" office:value="3" calcext:value-type="float">
            <text:p>3</text:p>
          </table:table-cell>
          <table:table-cell table:style-name="ce134" table:formula="of:=SUMIF([$'Partite Gironi'.$D$2:$'Partite Gironi'.$D$49];[.D17];[$'Partite Gironi'.$K$2:$'Partite Gironi'.$K$49])+SUMIF([$'Partite Gironi'.$F$2:$'Partite Gironi'.$F$49];[.D17];[$'Partite Gironi'.$Q$2:$'Partite Gironi'.$Q$49])" office:value-type="float" office:value="101" calcext:value-type="float">
            <text:p>101</text:p>
          </table:table-cell>
          <table:table-cell table:style-name="ce134" table:formula="of:=SUMIF([$'Partite Gironi'.$D$2:$'Partite Gironi'.$D$49];[.D17];[$'Partite Gironi'.$L$2:$'Partite Gironi'.$L$49])+SUMIF([$'Partite Gironi'.$F$2:$'Partite Gironi'.$F$49];[.D17];[$'Partite Gironi'.$R$2:$'Partite Gironi'.$R$49])" office:value-type="float" office:value="213" calcext:value-type="float">
            <text:p>213</text:p>
          </table:table-cell>
          <table:table-cell table:style-name="ce134" table:formula="of:=SUMIF([$'Partite Gironi'.$D$2:$'Partite Gironi'.$D$49];[.D17];[$'Partite Gironi'.$M$2:$'Partite Gironi'.$M$49])+SUMIF([$'Partite Gironi'.$F$2:$'Partite Gironi'.$F$49];[.D17];[$'Partite Gironi'.$S$2:$'Partite Gironi'.$S$49])" office:value-type="float" office:value="-112" calcext:value-type="float">
            <text:p>-112</text:p>
          </table:table-cell>
          <table:table-cell table:style-name="ce137" table:formula="of:=[.I17]+(500+0)*10^-3+(500+0)*10^-6+(500+[.L17])*10^-9+[.J17]*10^-12" office:value-type="float" office:value="3.500500388101" calcext:value-type="float">
            <text:p>3,500500388101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2">
          <table:table-cell table:style-name="ce94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31" office:value-type="string" calcext:value-type="string">
            <text:p>Giocate</text:p>
          </table:table-cell>
          <table:table-cell table:style-name="ce131" office:value-type="string" calcext:value-type="string">
            <text:p>Vinte</text:p>
          </table:table-cell>
          <table:table-cell table:style-name="ce131" office:value-type="string" calcext:value-type="string">
            <text:p>Perse</text:p>
          </table:table-cell>
          <table:table-cell table:style-name="ce131" office:value-type="string" calcext:value-type="string">
            <text:p>Forfait</text:p>
          </table:table-cell>
          <table:table-cell table:style-name="ce131" office:value-type="string" calcext:value-type="string">
            <text:p>P.Class.</text:p>
          </table:table-cell>
          <table:table-cell table:style-name="ce131" office:value-type="string" calcext:value-type="string">
            <text:p>P.Gara Fatti</text:p>
          </table:table-cell>
          <table:table-cell table:style-name="ce131" office:value-type="string" calcext:value-type="string">
            <text:p>P.Gara Subiti</text:p>
          </table:table-cell>
          <table:table-cell table:style-name="ce131" office:value-type="string" calcext:value-type="string">
            <text:p>Diff.P.Gara</text:p>
          </table:table-cell>
          <table:table-cell table:style-name="ce94" office:value-type="string" calcext:value-type="string">
            <text:p>Coeff.</text:p>
          </table:table-cell>
          <table:table-cell table:style-name="ce380" table:number-columns-repeated="41"/>
          <table:table-cell table:number-columns-repeated="10"/>
        </table:table-row>
        <table:table-row table:style-name="ro2">
          <table:table-cell table:style-name="ce382" table:formula="of:=COUNTIF([.$M$20:.$M$23];&quot;&gt;=&quot;&amp;[.M20])" office:value-type="float" office:value="3" calcext:value-type="float">
            <text:p>3</text:p>
          </table:table-cell>
          <table:table-cell table:style-name="ce397" office:value-type="string" calcext:value-type="string">
            <text:p>D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0];&quot;ABCDEFGH&quot;;1)&gt;0;INDEX([$Squadre.A$3:$Squadre.D$34];MATCH(1;([$Squadre.C$3:$Squadre.C$34]=[.$B20])*([$Squadre.D$3:$Squadre.D$34]=[.$C20]);0);2)&amp;&quot; (&quot;&amp;INDEX([$Squadre.A$3:$Squadre.D$34];MATCH(1;([$Squadre.C$3:$Squadre.C$34]=[.$B20])*([$Squadre.D$3:$Squadre.D$34]=[.$C20]);0);1)&amp;&quot;)&quot;;&quot;DA SISTEMARE&quot;)" office:value-type="string" office:string-value="Coccodrilli (13)" calcext:value-type="string">
            <text:p>Coccodrilli (13)</text:p>
          </table:table-cell>
          <table:table-cell table:style-name="ce132" table:formula="of:=[.F20]+[.G20]+[.H20]" office:value-type="float" office:value="3" calcext:value-type="float">
            <text:p>3</text:p>
          </table:table-cell>
          <table:table-cell table:style-name="ce132" table:formula="of:=SUMIF([$'Partite Gironi'.$D$2:$'Partite Gironi'.$D$49];[.D20];[$'Partite Gironi'.$H$2:$'Partite Gironi'.$H$49])+SUMIF([$'Partite Gironi'.$F$2:$'Partite Gironi'.$F$49];[.D20];[$'Partite Gironi'.$N$2:$'Partite Gironi'.$N$49])" office:value-type="float" office:value="1" calcext:value-type="float">
            <text:p>1</text:p>
          </table:table-cell>
          <table:table-cell table:style-name="ce132" table:formula="of:=SUMIF([$'Partite Gironi'.$D$2:$'Partite Gironi'.$D$49];[.D20];[$'Partite Gironi'.$I$2:$'Partite Gironi'.$I$49])+SUMIF([$'Partite Gironi'.$F$2:$'Partite Gironi'.$F$49];[.D20];[$'Partite Gironi'.$O$2:$'Partite Gironi'.$O$49])" office:value-type="float" office:value="2" calcext:value-type="float">
            <text:p>2</text:p>
          </table:table-cell>
          <table:table-cell table:style-name="ce132" table:formula="of:=SUMIF([$'Partite Gironi'.$D$2:$'Partite Gironi'.$D$49];[.D20];[$'Partite Gironi'.$J$2:$'Partite Gironi'.$J$49])+SUMIF([$'Partite Gironi'.$F$2:$'Partite Gironi'.$F$49];[.D20];[$'Partite Gironi'.$P$2:$'Partite Gironi'.$P$49])" office:value-type="float" office:value="0" calcext:value-type="float">
            <text:p>0</text:p>
          </table:table-cell>
          <table:table-cell table:style-name="ce132" table:formula="of:=2*[.F20]+1*[.G20]+0*[.H20]" office:value-type="float" office:value="4" calcext:value-type="float">
            <text:p>4</text:p>
          </table:table-cell>
          <table:table-cell table:style-name="ce132" table:formula="of:=SUMIF([$'Partite Gironi'.$D$2:$'Partite Gironi'.$D$49];[.D20];[$'Partite Gironi'.$K$2:$'Partite Gironi'.$K$49])+SUMIF([$'Partite Gironi'.$F$2:$'Partite Gironi'.$F$49];[.D20];[$'Partite Gironi'.$Q$2:$'Partite Gironi'.$Q$49])" office:value-type="float" office:value="171" calcext:value-type="float">
            <text:p>171</text:p>
          </table:table-cell>
          <table:table-cell table:style-name="ce132" table:formula="of:=SUMIF([$'Partite Gironi'.$D$2:$'Partite Gironi'.$D$49];[.D20];[$'Partite Gironi'.$L$2:$'Partite Gironi'.$L$49])+SUMIF([$'Partite Gironi'.$F$2:$'Partite Gironi'.$F$49];[.D20];[$'Partite Gironi'.$R$2:$'Partite Gironi'.$R$49])" office:value-type="float" office:value="161" calcext:value-type="float">
            <text:p>161</text:p>
          </table:table-cell>
          <table:table-cell table:style-name="ce132" table:formula="of:=SUMIF([$'Partite Gironi'.$D$2:$'Partite Gironi'.$D$49];[.D20];[$'Partite Gironi'.$M$2:$'Partite Gironi'.$M$49])+SUMIF([$'Partite Gironi'.$F$2:$'Partite Gironi'.$F$49];[.D20];[$'Partite Gironi'.$S$2:$'Partite Gironi'.$S$49])" office:value-type="float" office:value="10" calcext:value-type="float">
            <text:p>10</text:p>
          </table:table-cell>
          <table:table-cell table:style-name="ce135" table:formula="of:=[.I20]+(500+0)*10^-3+(500+0)*10^-6+(500+[.L20])*10^-9+[.J20]*10^-12" office:value-type="float" office:value="4.500500510171" calcext:value-type="float">
            <text:p>4,500500510171</text:p>
          </table:table-cell>
          <table:table-cell table:number-columns-repeated="51"/>
        </table:table-row>
        <table:table-row table:style-name="ro2">
          <table:table-cell table:style-name="ce383" table:formula="of:=COUNTIF([.$M$20:.$M$23];&quot;&gt;=&quot;&amp;[.M21])" office:value-type="float" office:value="2" calcext:value-type="float">
            <text:p>2</text:p>
          </table:table-cell>
          <table:table-cell table:style-name="ce398" office:value-type="string" calcext:value-type="string">
            <text:p>D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21];&quot;ABCDEFGH&quot;;1)&gt;0;INDEX([$Squadre.A$3:$Squadre.D$34];MATCH(1;([$Squadre.C$3:$Squadre.C$34]=[.$B21])*([$Squadre.D$3:$Squadre.D$34]=[.$C21]);0);2)&amp;&quot; (&quot;&amp;INDEX([$Squadre.A$3:$Squadre.D$34];MATCH(1;([$Squadre.C$3:$Squadre.C$34]=[.$B21])*([$Squadre.D$3:$Squadre.D$34]=[.$C21]);0);1)&amp;&quot;)&quot;;&quot;DA SISTEMARE&quot;)" office:value-type="string" office:string-value="Pitoni (14)" calcext:value-type="string">
            <text:p>Pitoni (14)</text:p>
          </table:table-cell>
          <table:table-cell table:style-name="ce133" table:formula="of:=[.F21]+[.G21]+[.H21]" office:value-type="float" office:value="3" calcext:value-type="float">
            <text:p>3</text:p>
          </table:table-cell>
          <table:table-cell table:style-name="ce133" table:formula="of:=SUMIF([$'Partite Gironi'.$D$2:$'Partite Gironi'.$D$49];[.D21];[$'Partite Gironi'.$H$2:$'Partite Gironi'.$H$49])+SUMIF([$'Partite Gironi'.$F$2:$'Partite Gironi'.$F$49];[.D21];[$'Partite Gironi'.$N$2:$'Partite Gironi'.$N$49])" office:value-type="float" office:value="2" calcext:value-type="float">
            <text:p>2</text:p>
          </table:table-cell>
          <table:table-cell table:style-name="ce133" table:formula="of:=SUMIF([$'Partite Gironi'.$D$2:$'Partite Gironi'.$D$49];[.D21];[$'Partite Gironi'.$I$2:$'Partite Gironi'.$I$49])+SUMIF([$'Partite Gironi'.$F$2:$'Partite Gironi'.$F$49];[.D21];[$'Partite Gironi'.$O$2:$'Partite Gironi'.$O$49])" office:value-type="float" office:value="1" calcext:value-type="float">
            <text:p>1</text:p>
          </table:table-cell>
          <table:table-cell table:style-name="ce133" table:formula="of:=SUMIF([$'Partite Gironi'.$D$2:$'Partite Gironi'.$D$49];[.D21];[$'Partite Gironi'.$J$2:$'Partite Gironi'.$J$49])+SUMIF([$'Partite Gironi'.$F$2:$'Partite Gironi'.$F$49];[.D21];[$'Partite Gironi'.$P$2:$'Partite Gironi'.$P$49])" office:value-type="float" office:value="0" calcext:value-type="float">
            <text:p>0</text:p>
          </table:table-cell>
          <table:table-cell table:style-name="ce133" table:formula="of:=2*[.F21]+1*[.G21]+0*[.H21]" office:value-type="float" office:value="5" calcext:value-type="float">
            <text:p>5</text:p>
          </table:table-cell>
          <table:table-cell table:style-name="ce133" table:formula="of:=SUMIF([$'Partite Gironi'.$D$2:$'Partite Gironi'.$D$49];[.D21];[$'Partite Gironi'.$K$2:$'Partite Gironi'.$K$49])+SUMIF([$'Partite Gironi'.$F$2:$'Partite Gironi'.$F$49];[.D21];[$'Partite Gironi'.$Q$2:$'Partite Gironi'.$Q$49])" office:value-type="float" office:value="218" calcext:value-type="float">
            <text:p>218</text:p>
          </table:table-cell>
          <table:table-cell table:style-name="ce133" table:formula="of:=SUMIF([$'Partite Gironi'.$D$2:$'Partite Gironi'.$D$49];[.D21];[$'Partite Gironi'.$L$2:$'Partite Gironi'.$L$49])+SUMIF([$'Partite Gironi'.$F$2:$'Partite Gironi'.$F$49];[.D21];[$'Partite Gironi'.$R$2:$'Partite Gironi'.$R$49])" office:value-type="float" office:value="206" calcext:value-type="float">
            <text:p>206</text:p>
          </table:table-cell>
          <table:table-cell table:style-name="ce133" table:formula="of:=SUMIF([$'Partite Gironi'.$D$2:$'Partite Gironi'.$D$49];[.D21];[$'Partite Gironi'.$M$2:$'Partite Gironi'.$M$49])+SUMIF([$'Partite Gironi'.$F$2:$'Partite Gironi'.$F$49];[.D21];[$'Partite Gironi'.$S$2:$'Partite Gironi'.$S$49])" office:value-type="float" office:value="12" calcext:value-type="float">
            <text:p>12</text:p>
          </table:table-cell>
          <table:table-cell table:style-name="ce136" table:formula="of:=[.I21]+(500+0)*10^-3+(500+0)*10^-6+(500+[.L21])*10^-9+[.J21]*10^-12" office:value-type="float" office:value="5.500500512218" calcext:value-type="float">
            <text:p>5,500500512218</text:p>
          </table:table-cell>
          <table:table-cell table:number-columns-repeated="51"/>
        </table:table-row>
        <table:table-row table:style-name="ro2">
          <table:table-cell table:style-name="ce383" table:formula="of:=COUNTIF([.$M$20:.$M$23];&quot;&gt;=&quot;&amp;[.M22])" office:value-type="float" office:value="1" calcext:value-type="float">
            <text:p>1</text:p>
          </table:table-cell>
          <table:table-cell table:style-name="ce398" office:value-type="string" calcext:value-type="string">
            <text:p>D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22];&quot;ABCDEFGH&quot;;1)&gt;0;INDEX([$Squadre.A$3:$Squadre.D$34];MATCH(1;([$Squadre.C$3:$Squadre.C$34]=[.$B22])*([$Squadre.D$3:$Squadre.D$34]=[.$C22]);0);2)&amp;&quot; (&quot;&amp;INDEX([$Squadre.A$3:$Squadre.D$34];MATCH(1;([$Squadre.C$3:$Squadre.C$34]=[.$B22])*([$Squadre.D$3:$Squadre.D$34]=[.$C22]);0);1)&amp;&quot;)&quot;;&quot;DA SISTEMARE&quot;)" office:value-type="string" office:string-value="Aquile (15)" calcext:value-type="string">
            <text:p>Aquile (15)</text:p>
          </table:table-cell>
          <table:table-cell table:style-name="ce133" table:formula="of:=[.F22]+[.G22]+[.H22]" office:value-type="float" office:value="3" calcext:value-type="float">
            <text:p>3</text:p>
          </table:table-cell>
          <table:table-cell table:style-name="ce133" table:formula="of:=SUMIF([$'Partite Gironi'.$D$2:$'Partite Gironi'.$D$49];[.D22];[$'Partite Gironi'.$H$2:$'Partite Gironi'.$H$49])+SUMIF([$'Partite Gironi'.$F$2:$'Partite Gironi'.$F$49];[.D22];[$'Partite Gironi'.$N$2:$'Partite Gironi'.$N$49])" office:value-type="float" office:value="2" calcext:value-type="float">
            <text:p>2</text:p>
          </table:table-cell>
          <table:table-cell table:style-name="ce133" table:formula="of:=SUMIF([$'Partite Gironi'.$D$2:$'Partite Gironi'.$D$49];[.D22];[$'Partite Gironi'.$I$2:$'Partite Gironi'.$I$49])+SUMIF([$'Partite Gironi'.$F$2:$'Partite Gironi'.$F$49];[.D22];[$'Partite Gironi'.$O$2:$'Partite Gironi'.$O$49])" office:value-type="float" office:value="1" calcext:value-type="float">
            <text:p>1</text:p>
          </table:table-cell>
          <table:table-cell table:style-name="ce133" table:formula="of:=SUMIF([$'Partite Gironi'.$D$2:$'Partite Gironi'.$D$49];[.D22];[$'Partite Gironi'.$J$2:$'Partite Gironi'.$J$49])+SUMIF([$'Partite Gironi'.$F$2:$'Partite Gironi'.$F$49];[.D22];[$'Partite Gironi'.$P$2:$'Partite Gironi'.$P$49])" office:value-type="float" office:value="0" calcext:value-type="float">
            <text:p>0</text:p>
          </table:table-cell>
          <table:table-cell table:style-name="ce133" table:formula="of:=2*[.F22]+1*[.G22]+0*[.H22]" office:value-type="float" office:value="5" calcext:value-type="float">
            <text:p>5</text:p>
          </table:table-cell>
          <table:table-cell table:style-name="ce133" table:formula="of:=SUMIF([$'Partite Gironi'.$D$2:$'Partite Gironi'.$D$49];[.D22];[$'Partite Gironi'.$K$2:$'Partite Gironi'.$K$49])+SUMIF([$'Partite Gironi'.$F$2:$'Partite Gironi'.$F$49];[.D22];[$'Partite Gironi'.$Q$2:$'Partite Gironi'.$Q$49])" office:value-type="float" office:value="154" calcext:value-type="float">
            <text:p>154</text:p>
          </table:table-cell>
          <table:table-cell table:style-name="ce133" table:formula="of:=SUMIF([$'Partite Gironi'.$D$2:$'Partite Gironi'.$D$49];[.D22];[$'Partite Gironi'.$L$2:$'Partite Gironi'.$L$49])+SUMIF([$'Partite Gironi'.$F$2:$'Partite Gironi'.$F$49];[.D22];[$'Partite Gironi'.$R$2:$'Partite Gironi'.$R$49])" office:value-type="float" office:value="140" calcext:value-type="float">
            <text:p>140</text:p>
          </table:table-cell>
          <table:table-cell table:style-name="ce133" table:formula="of:=SUMIF([$'Partite Gironi'.$D$2:$'Partite Gironi'.$D$49];[.D22];[$'Partite Gironi'.$M$2:$'Partite Gironi'.$M$49])+SUMIF([$'Partite Gironi'.$F$2:$'Partite Gironi'.$F$49];[.D22];[$'Partite Gironi'.$S$2:$'Partite Gironi'.$S$49])" office:value-type="float" office:value="14" calcext:value-type="float">
            <text:p>14</text:p>
          </table:table-cell>
          <table:table-cell table:style-name="ce136" table:formula="of:=[.I22]+(500+0)*10^-3+(500+0)*10^-6+(500+[.L22])*10^-9+[.J22]*10^-12" office:value-type="float" office:value="5.500500514154" calcext:value-type="float">
            <text:p>5,500500514154</text:p>
          </table:table-cell>
          <table:table-cell table:number-columns-repeated="51"/>
        </table:table-row>
        <table:table-row table:style-name="ro2">
          <table:table-cell table:style-name="ce384" table:formula="of:=COUNTIF([.$M$20:.$M$23];&quot;&gt;=&quot;&amp;[.M23])" office:value-type="float" office:value="4" calcext:value-type="float">
            <text:p>4</text:p>
          </table:table-cell>
          <table:table-cell table:style-name="ce399" office:value-type="string" calcext:value-type="string">
            <text:p>D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23];&quot;ABCDEFGH&quot;;1)&gt;0;INDEX([$Squadre.A$3:$Squadre.D$34];MATCH(1;([$Squadre.C$3:$Squadre.C$34]=[.$B23])*([$Squadre.D$3:$Squadre.D$34]=[.$C23]);0);2)&amp;&quot; (&quot;&amp;INDEX([$Squadre.A$3:$Squadre.D$34];MATCH(1;([$Squadre.C$3:$Squadre.C$34]=[.$B23])*([$Squadre.D$3:$Squadre.D$34]=[.$C23]);0);1)&amp;&quot;)&quot;;&quot;DA SISTEMARE&quot;)" office:value-type="string" office:string-value="Falchi (16)" calcext:value-type="string">
            <text:p>Falchi (16)</text:p>
          </table:table-cell>
          <table:table-cell table:style-name="ce134" table:formula="of:=[.F23]+[.G23]+[.H23]" office:value-type="float" office:value="3" calcext:value-type="float">
            <text:p>3</text:p>
          </table:table-cell>
          <table:table-cell table:style-name="ce134" table:formula="of:=SUMIF([$'Partite Gironi'.$D$2:$'Partite Gironi'.$D$49];[.D23];[$'Partite Gironi'.$H$2:$'Partite Gironi'.$H$49])+SUMIF([$'Partite Gironi'.$F$2:$'Partite Gironi'.$F$49];[.D23];[$'Partite Gironi'.$N$2:$'Partite Gironi'.$N$49])" office:value-type="float" office:value="1" calcext:value-type="float">
            <text:p>1</text:p>
          </table:table-cell>
          <table:table-cell table:style-name="ce134" table:formula="of:=SUMIF([$'Partite Gironi'.$D$2:$'Partite Gironi'.$D$49];[.D23];[$'Partite Gironi'.$I$2:$'Partite Gironi'.$I$49])+SUMIF([$'Partite Gironi'.$F$2:$'Partite Gironi'.$F$49];[.D23];[$'Partite Gironi'.$O$2:$'Partite Gironi'.$O$49])" office:value-type="float" office:value="2" calcext:value-type="float">
            <text:p>2</text:p>
          </table:table-cell>
          <table:table-cell table:style-name="ce134" table:formula="of:=SUMIF([$'Partite Gironi'.$D$2:$'Partite Gironi'.$D$49];[.D23];[$'Partite Gironi'.$J$2:$'Partite Gironi'.$J$49])+SUMIF([$'Partite Gironi'.$F$2:$'Partite Gironi'.$F$49];[.D23];[$'Partite Gironi'.$P$2:$'Partite Gironi'.$P$49])" office:value-type="float" office:value="0" calcext:value-type="float">
            <text:p>0</text:p>
          </table:table-cell>
          <table:table-cell table:style-name="ce134" table:formula="of:=2*[.F23]+1*[.G23]+0*[.H23]" office:value-type="float" office:value="4" calcext:value-type="float">
            <text:p>4</text:p>
          </table:table-cell>
          <table:table-cell table:style-name="ce134" table:formula="of:=SUMIF([$'Partite Gironi'.$D$2:$'Partite Gironi'.$D$49];[.D23];[$'Partite Gironi'.$K$2:$'Partite Gironi'.$K$49])+SUMIF([$'Partite Gironi'.$F$2:$'Partite Gironi'.$F$49];[.D23];[$'Partite Gironi'.$Q$2:$'Partite Gironi'.$Q$49])" office:value-type="float" office:value="173" calcext:value-type="float">
            <text:p>173</text:p>
          </table:table-cell>
          <table:table-cell table:style-name="ce134" table:formula="of:=SUMIF([$'Partite Gironi'.$D$2:$'Partite Gironi'.$D$49];[.D23];[$'Partite Gironi'.$L$2:$'Partite Gironi'.$L$49])+SUMIF([$'Partite Gironi'.$F$2:$'Partite Gironi'.$F$49];[.D23];[$'Partite Gironi'.$R$2:$'Partite Gironi'.$R$49])" office:value-type="float" office:value="209" calcext:value-type="float">
            <text:p>209</text:p>
          </table:table-cell>
          <table:table-cell table:style-name="ce134" table:formula="of:=SUMIF([$'Partite Gironi'.$D$2:$'Partite Gironi'.$D$49];[.D23];[$'Partite Gironi'.$M$2:$'Partite Gironi'.$M$49])+SUMIF([$'Partite Gironi'.$F$2:$'Partite Gironi'.$F$49];[.D23];[$'Partite Gironi'.$S$2:$'Partite Gironi'.$S$49])" office:value-type="float" office:value="-36" calcext:value-type="float">
            <text:p>-36</text:p>
          </table:table-cell>
          <table:table-cell table:style-name="ce137" table:formula="of:=[.I23]+(500+0)*10^-3+(500+0)*10^-6+(500+[.L23])*10^-9+[.J23]*10^-12" office:value-type="float" office:value="4.500500464173" calcext:value-type="float">
            <text:p>4,500500464173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2">
          <table:table-cell table:style-name="ce94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31" office:value-type="string" calcext:value-type="string">
            <text:p>Giocate</text:p>
          </table:table-cell>
          <table:table-cell table:style-name="ce131" office:value-type="string" calcext:value-type="string">
            <text:p>Vinte</text:p>
          </table:table-cell>
          <table:table-cell table:style-name="ce131" office:value-type="string" calcext:value-type="string">
            <text:p>Perse</text:p>
          </table:table-cell>
          <table:table-cell table:style-name="ce131" office:value-type="string" calcext:value-type="string">
            <text:p>Forfait</text:p>
          </table:table-cell>
          <table:table-cell table:style-name="ce131" office:value-type="string" calcext:value-type="string">
            <text:p>P.Class.</text:p>
          </table:table-cell>
          <table:table-cell table:style-name="ce131" office:value-type="string" calcext:value-type="string">
            <text:p>P.Gara Fatti</text:p>
          </table:table-cell>
          <table:table-cell table:style-name="ce131" office:value-type="string" calcext:value-type="string">
            <text:p>P.Gara Subiti</text:p>
          </table:table-cell>
          <table:table-cell table:style-name="ce131" office:value-type="string" calcext:value-type="string">
            <text:p>Diff.P.Gara</text:p>
          </table:table-cell>
          <table:table-cell table:style-name="ce94" office:value-type="string" calcext:value-type="string">
            <text:p>Coeff.</text:p>
          </table:table-cell>
          <table:table-cell table:style-name="ce380" table:number-columns-repeated="41"/>
          <table:table-cell table:number-columns-repeated="10"/>
        </table:table-row>
        <table:table-row table:style-name="ro2">
          <table:table-cell table:style-name="ce382" table:formula="of:=COUNTIF([.$M$26:.$M$29];&quot;&gt;=&quot;&amp;[.M26])" office:value-type="float" office:value="3" calcext:value-type="float">
            <text:p>3</text:p>
          </table:table-cell>
          <table:table-cell table:style-name="ce400" office:value-type="string" calcext:value-type="string">
            <text:p>E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6];&quot;ABCDEFGH&quot;;1)&gt;0;INDEX([$Squadre.A$3:$Squadre.D$34];MATCH(1;([$Squadre.C$3:$Squadre.C$34]=[.$B26])*([$Squadre.D$3:$Squadre.D$34]=[.$C26]);0);2)&amp;&quot; (&quot;&amp;INDEX([$Squadre.A$3:$Squadre.D$34];MATCH(1;([$Squadre.C$3:$Squadre.C$34]=[.$B26])*([$Squadre.D$3:$Squadre.D$34]=[.$C26]);0);1)&amp;&quot;)&quot;;&quot;DA SISTEMARE&quot;)" office:value-type="string" office:string-value="Bisonti (17)" calcext:value-type="string">
            <text:p>Bisonti (17)</text:p>
          </table:table-cell>
          <table:table-cell table:style-name="ce132" table:formula="of:=[.F26]+[.G26]+[.H26]" office:value-type="float" office:value="3" calcext:value-type="float">
            <text:p>3</text:p>
          </table:table-cell>
          <table:table-cell table:style-name="ce132" table:formula="of:=SUMIF([$'Partite Gironi'.$D$2:$'Partite Gironi'.$D$49];[.D26];[$'Partite Gironi'.$H$2:$'Partite Gironi'.$H$49])+SUMIF([$'Partite Gironi'.$F$2:$'Partite Gironi'.$F$49];[.D26];[$'Partite Gironi'.$N$2:$'Partite Gironi'.$N$49])" office:value-type="float" office:value="1" calcext:value-type="float">
            <text:p>1</text:p>
          </table:table-cell>
          <table:table-cell table:style-name="ce132" table:formula="of:=SUMIF([$'Partite Gironi'.$D$2:$'Partite Gironi'.$D$49];[.D26];[$'Partite Gironi'.$I$2:$'Partite Gironi'.$I$49])+SUMIF([$'Partite Gironi'.$F$2:$'Partite Gironi'.$F$49];[.D26];[$'Partite Gironi'.$O$2:$'Partite Gironi'.$O$49])" office:value-type="float" office:value="2" calcext:value-type="float">
            <text:p>2</text:p>
          </table:table-cell>
          <table:table-cell table:style-name="ce132" table:formula="of:=SUMIF([$'Partite Gironi'.$D$2:$'Partite Gironi'.$D$49];[.D26];[$'Partite Gironi'.$J$2:$'Partite Gironi'.$J$49])+SUMIF([$'Partite Gironi'.$F$2:$'Partite Gironi'.$F$49];[.D26];[$'Partite Gironi'.$P$2:$'Partite Gironi'.$P$49])" office:value-type="float" office:value="0" calcext:value-type="float">
            <text:p>0</text:p>
          </table:table-cell>
          <table:table-cell table:style-name="ce132" table:formula="of:=2*[.F26]+1*[.G26]+0*[.H26]" office:value-type="float" office:value="4" calcext:value-type="float">
            <text:p>4</text:p>
          </table:table-cell>
          <table:table-cell table:style-name="ce132" table:formula="of:=SUMIF([$'Partite Gironi'.$D$2:$'Partite Gironi'.$D$49];[.D26];[$'Partite Gironi'.$K$2:$'Partite Gironi'.$K$49])+SUMIF([$'Partite Gironi'.$F$2:$'Partite Gironi'.$F$49];[.D26];[$'Partite Gironi'.$Q$2:$'Partite Gironi'.$Q$49])" office:value-type="float" office:value="148" calcext:value-type="float">
            <text:p>148</text:p>
          </table:table-cell>
          <table:table-cell table:style-name="ce132" table:formula="of:=SUMIF([$'Partite Gironi'.$D$2:$'Partite Gironi'.$D$49];[.D26];[$'Partite Gironi'.$L$2:$'Partite Gironi'.$L$49])+SUMIF([$'Partite Gironi'.$F$2:$'Partite Gironi'.$F$49];[.D26];[$'Partite Gironi'.$R$2:$'Partite Gironi'.$R$49])" office:value-type="float" office:value="179" calcext:value-type="float">
            <text:p>179</text:p>
          </table:table-cell>
          <table:table-cell table:style-name="ce132" table:formula="of:=SUMIF([$'Partite Gironi'.$D$2:$'Partite Gironi'.$D$49];[.D26];[$'Partite Gironi'.$M$2:$'Partite Gironi'.$M$49])+SUMIF([$'Partite Gironi'.$F$2:$'Partite Gironi'.$F$49];[.D26];[$'Partite Gironi'.$S$2:$'Partite Gironi'.$S$49])" office:value-type="float" office:value="-31" calcext:value-type="float">
            <text:p>-31</text:p>
          </table:table-cell>
          <table:table-cell table:style-name="ce135" table:formula="of:=[.I26]+(500+0)*10^-3+(500+0)*10^-6+(500+[.L26])*10^-9+[.J26]*10^-12" office:value-type="float" office:value="4.500500469148" calcext:value-type="float">
            <text:p>4,500500469148</text:p>
          </table:table-cell>
          <table:table-cell table:number-columns-repeated="51"/>
        </table:table-row>
        <table:table-row table:style-name="ro2">
          <table:table-cell table:style-name="ce383" table:formula="of:=COUNTIF([.$M$26:.$M$29];&quot;&gt;=&quot;&amp;[.M27])" office:value-type="float" office:value="2" calcext:value-type="float">
            <text:p>2</text:p>
          </table:table-cell>
          <table:table-cell table:style-name="ce401" office:value-type="string" calcext:value-type="string">
            <text:p>E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27];&quot;ABCDEFGH&quot;;1)&gt;0;INDEX([$Squadre.A$3:$Squadre.D$34];MATCH(1;([$Squadre.C$3:$Squadre.C$34]=[.$B27])*([$Squadre.D$3:$Squadre.D$34]=[.$C27]);0);2)&amp;&quot; (&quot;&amp;INDEX([$Squadre.A$3:$Squadre.D$34];MATCH(1;([$Squadre.C$3:$Squadre.C$34]=[.$B27])*([$Squadre.D$3:$Squadre.D$34]=[.$C27]);0);1)&amp;&quot;)&quot;;&quot;DA SISTEMARE&quot;)" office:value-type="string" office:string-value="Bufali (18)" calcext:value-type="string">
            <text:p>Bufali (18)</text:p>
          </table:table-cell>
          <table:table-cell table:style-name="ce133" table:formula="of:=[.F27]+[.G27]+[.H27]" office:value-type="float" office:value="3" calcext:value-type="float">
            <text:p>3</text:p>
          </table:table-cell>
          <table:table-cell table:style-name="ce133" table:formula="of:=SUMIF([$'Partite Gironi'.$D$2:$'Partite Gironi'.$D$49];[.D27];[$'Partite Gironi'.$H$2:$'Partite Gironi'.$H$49])+SUMIF([$'Partite Gironi'.$F$2:$'Partite Gironi'.$F$49];[.D27];[$'Partite Gironi'.$N$2:$'Partite Gironi'.$N$49])" office:value-type="float" office:value="2" calcext:value-type="float">
            <text:p>2</text:p>
          </table:table-cell>
          <table:table-cell table:style-name="ce133" table:formula="of:=SUMIF([$'Partite Gironi'.$D$2:$'Partite Gironi'.$D$49];[.D27];[$'Partite Gironi'.$I$2:$'Partite Gironi'.$I$49])+SUMIF([$'Partite Gironi'.$F$2:$'Partite Gironi'.$F$49];[.D27];[$'Partite Gironi'.$O$2:$'Partite Gironi'.$O$49])" office:value-type="float" office:value="0" calcext:value-type="float">
            <text:p>0</text:p>
          </table:table-cell>
          <table:table-cell table:style-name="ce133" table:formula="of:=SUMIF([$'Partite Gironi'.$D$2:$'Partite Gironi'.$D$49];[.D27];[$'Partite Gironi'.$J$2:$'Partite Gironi'.$J$49])+SUMIF([$'Partite Gironi'.$F$2:$'Partite Gironi'.$F$49];[.D27];[$'Partite Gironi'.$P$2:$'Partite Gironi'.$P$49])" office:value-type="float" office:value="1" calcext:value-type="float">
            <text:p>1</text:p>
          </table:table-cell>
          <table:table-cell table:style-name="ce133" table:formula="of:=2*[.F27]+1*[.G27]+0*[.H27]" office:value-type="float" office:value="4" calcext:value-type="float">
            <text:p>4</text:p>
          </table:table-cell>
          <table:table-cell table:style-name="ce133" table:formula="of:=SUMIF([$'Partite Gironi'.$D$2:$'Partite Gironi'.$D$49];[.D27];[$'Partite Gironi'.$K$2:$'Partite Gironi'.$K$49])+SUMIF([$'Partite Gironi'.$F$2:$'Partite Gironi'.$F$49];[.D27];[$'Partite Gironi'.$Q$2:$'Partite Gironi'.$Q$49])" office:value-type="float" office:value="163" calcext:value-type="float">
            <text:p>163</text:p>
          </table:table-cell>
          <table:table-cell table:style-name="ce133" table:formula="of:=SUMIF([$'Partite Gironi'.$D$2:$'Partite Gironi'.$D$49];[.D27];[$'Partite Gironi'.$L$2:$'Partite Gironi'.$L$49])+SUMIF([$'Partite Gironi'.$F$2:$'Partite Gironi'.$F$49];[.D27];[$'Partite Gironi'.$R$2:$'Partite Gironi'.$R$49])" office:value-type="float" office:value="155" calcext:value-type="float">
            <text:p>155</text:p>
          </table:table-cell>
          <table:table-cell table:style-name="ce133" table:formula="of:=SUMIF([$'Partite Gironi'.$D$2:$'Partite Gironi'.$D$49];[.D27];[$'Partite Gironi'.$M$2:$'Partite Gironi'.$M$49])+SUMIF([$'Partite Gironi'.$F$2:$'Partite Gironi'.$F$49];[.D27];[$'Partite Gironi'.$S$2:$'Partite Gironi'.$S$49])" office:value-type="float" office:value="8" calcext:value-type="float">
            <text:p>8</text:p>
          </table:table-cell>
          <table:table-cell table:style-name="ce136" table:formula="of:=[.I27]+(500+0)*10^-3+(500+0)*10^-6+(500+[.L27])*10^-9+[.J27]*10^-12" office:value-type="float" office:value="4.500500508163" calcext:value-type="float">
            <text:p>4,500500508163</text:p>
          </table:table-cell>
          <table:table-cell table:number-columns-repeated="51"/>
        </table:table-row>
        <table:table-row table:style-name="ro2">
          <table:table-cell table:style-name="ce383" table:formula="of:=COUNTIF([.$M$26:.$M$29];&quot;&gt;=&quot;&amp;[.M28])" office:value-type="float" office:value="4" calcext:value-type="float">
            <text:p>4</text:p>
          </table:table-cell>
          <table:table-cell table:style-name="ce401" office:value-type="string" calcext:value-type="string">
            <text:p>E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28];&quot;ABCDEFGH&quot;;1)&gt;0;INDEX([$Squadre.A$3:$Squadre.D$34];MATCH(1;([$Squadre.C$3:$Squadre.C$34]=[.$B28])*([$Squadre.D$3:$Squadre.D$34]=[.$C28]);0);2)&amp;&quot; (&quot;&amp;INDEX([$Squadre.A$3:$Squadre.D$34];MATCH(1;([$Squadre.C$3:$Squadre.C$34]=[.$B28])*([$Squadre.D$3:$Squadre.D$34]=[.$C28]);0);1)&amp;&quot;)&quot;;&quot;DA SISTEMARE&quot;)" office:value-type="string" office:string-value="Cervi (19)" calcext:value-type="string">
            <text:p>Cervi (19)</text:p>
          </table:table-cell>
          <table:table-cell table:style-name="ce133" table:formula="of:=[.F28]+[.G28]+[.H28]" office:value-type="float" office:value="3" calcext:value-type="float">
            <text:p>3</text:p>
          </table:table-cell>
          <table:table-cell table:style-name="ce133" table:formula="of:=SUMIF([$'Partite Gironi'.$D$2:$'Partite Gironi'.$D$49];[.D28];[$'Partite Gironi'.$H$2:$'Partite Gironi'.$H$49])+SUMIF([$'Partite Gironi'.$F$2:$'Partite Gironi'.$F$49];[.D28];[$'Partite Gironi'.$N$2:$'Partite Gironi'.$N$49])" office:value-type="float" office:value="0" calcext:value-type="float">
            <text:p>0</text:p>
          </table:table-cell>
          <table:table-cell table:style-name="ce133" table:formula="of:=SUMIF([$'Partite Gironi'.$D$2:$'Partite Gironi'.$D$49];[.D28];[$'Partite Gironi'.$I$2:$'Partite Gironi'.$I$49])+SUMIF([$'Partite Gironi'.$F$2:$'Partite Gironi'.$F$49];[.D28];[$'Partite Gironi'.$O$2:$'Partite Gironi'.$O$49])" office:value-type="float" office:value="1" calcext:value-type="float">
            <text:p>1</text:p>
          </table:table-cell>
          <table:table-cell table:style-name="ce133" table:formula="of:=SUMIF([$'Partite Gironi'.$D$2:$'Partite Gironi'.$D$49];[.D28];[$'Partite Gironi'.$J$2:$'Partite Gironi'.$J$49])+SUMIF([$'Partite Gironi'.$F$2:$'Partite Gironi'.$F$49];[.D28];[$'Partite Gironi'.$P$2:$'Partite Gironi'.$P$49])" office:value-type="float" office:value="2" calcext:value-type="float">
            <text:p>2</text:p>
          </table:table-cell>
          <table:table-cell table:style-name="ce133" table:formula="of:=2*[.F28]+1*[.G28]+0*[.H28]" office:value-type="float" office:value="1" calcext:value-type="float">
            <text:p>1</text:p>
          </table:table-cell>
          <table:table-cell table:style-name="ce133" table:formula="of:=SUMIF([$'Partite Gironi'.$D$2:$'Partite Gironi'.$D$49];[.D28];[$'Partite Gironi'.$K$2:$'Partite Gironi'.$K$49])+SUMIF([$'Partite Gironi'.$F$2:$'Partite Gironi'.$F$49];[.D28];[$'Partite Gironi'.$Q$2:$'Partite Gironi'.$Q$49])" office:value-type="float" office:value="49" calcext:value-type="float">
            <text:p>49</text:p>
          </table:table-cell>
          <table:table-cell table:style-name="ce133" table:formula="of:=SUMIF([$'Partite Gironi'.$D$2:$'Partite Gironi'.$D$49];[.D28];[$'Partite Gironi'.$L$2:$'Partite Gironi'.$L$49])+SUMIF([$'Partite Gironi'.$F$2:$'Partite Gironi'.$F$49];[.D28];[$'Partite Gironi'.$R$2:$'Partite Gironi'.$R$49])" office:value-type="float" office:value="106" calcext:value-type="float">
            <text:p>106</text:p>
          </table:table-cell>
          <table:table-cell table:style-name="ce133" table:formula="of:=SUMIF([$'Partite Gironi'.$D$2:$'Partite Gironi'.$D$49];[.D28];[$'Partite Gironi'.$M$2:$'Partite Gironi'.$M$49])+SUMIF([$'Partite Gironi'.$F$2:$'Partite Gironi'.$F$49];[.D28];[$'Partite Gironi'.$S$2:$'Partite Gironi'.$S$49])" office:value-type="float" office:value="-57" calcext:value-type="float">
            <text:p>-57</text:p>
          </table:table-cell>
          <table:table-cell table:style-name="ce136" table:formula="of:=[.I28]+(500+0)*10^-3+(500+0)*10^-6+(500+[.L28])*10^-9+[.J28]*10^-12" office:value-type="float" office:value="1.500500443049" calcext:value-type="float">
            <text:p>1,500500443049</text:p>
          </table:table-cell>
          <table:table-cell table:number-columns-repeated="51"/>
        </table:table-row>
        <table:table-row table:style-name="ro2">
          <table:table-cell table:style-name="ce384" table:formula="of:=COUNTIF([.$M$26:.$M$29];&quot;&gt;=&quot;&amp;[.M29])" office:value-type="float" office:value="1" calcext:value-type="float">
            <text:p>1</text:p>
          </table:table-cell>
          <table:table-cell table:style-name="ce402" office:value-type="string" calcext:value-type="string">
            <text:p>E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29];&quot;ABCDEFGH&quot;;1)&gt;0;INDEX([$Squadre.A$3:$Squadre.D$34];MATCH(1;([$Squadre.C$3:$Squadre.C$34]=[.$B29])*([$Squadre.D$3:$Squadre.D$34]=[.$C29]);0);2)&amp;&quot; (&quot;&amp;INDEX([$Squadre.A$3:$Squadre.D$34];MATCH(1;([$Squadre.C$3:$Squadre.C$34]=[.$B29])*([$Squadre.D$3:$Squadre.D$34]=[.$C29]);0);1)&amp;&quot;)&quot;;&quot;DA SISTEMARE&quot;)" office:value-type="string" office:string-value="Cinghiali (20)" calcext:value-type="string">
            <text:p>Cinghiali (20)</text:p>
          </table:table-cell>
          <table:table-cell table:style-name="ce134" table:formula="of:=[.F29]+[.G29]+[.H29]" office:value-type="float" office:value="3" calcext:value-type="float">
            <text:p>3</text:p>
          </table:table-cell>
          <table:table-cell table:style-name="ce134" table:formula="of:=SUMIF([$'Partite Gironi'.$D$2:$'Partite Gironi'.$D$49];[.D29];[$'Partite Gironi'.$H$2:$'Partite Gironi'.$H$49])+SUMIF([$'Partite Gironi'.$F$2:$'Partite Gironi'.$F$49];[.D29];[$'Partite Gironi'.$N$2:$'Partite Gironi'.$N$49])" office:value-type="float" office:value="3" calcext:value-type="float">
            <text:p>3</text:p>
          </table:table-cell>
          <table:table-cell table:style-name="ce134" table:formula="of:=SUMIF([$'Partite Gironi'.$D$2:$'Partite Gironi'.$D$49];[.D29];[$'Partite Gironi'.$I$2:$'Partite Gironi'.$I$49])+SUMIF([$'Partite Gironi'.$F$2:$'Partite Gironi'.$F$49];[.D29];[$'Partite Gironi'.$O$2:$'Partite Gironi'.$O$49])" office:value-type="float" office:value="0" calcext:value-type="float">
            <text:p>0</text:p>
          </table:table-cell>
          <table:table-cell table:style-name="ce134" table:formula="of:=SUMIF([$'Partite Gironi'.$D$2:$'Partite Gironi'.$D$49];[.D29];[$'Partite Gironi'.$J$2:$'Partite Gironi'.$J$49])+SUMIF([$'Partite Gironi'.$F$2:$'Partite Gironi'.$F$49];[.D29];[$'Partite Gironi'.$P$2:$'Partite Gironi'.$P$49])" office:value-type="float" office:value="0" calcext:value-type="float">
            <text:p>0</text:p>
          </table:table-cell>
          <table:table-cell table:style-name="ce134" table:formula="of:=2*[.F29]+1*[.G29]+0*[.H29]" office:value-type="float" office:value="6" calcext:value-type="float">
            <text:p>6</text:p>
          </table:table-cell>
          <table:table-cell table:style-name="ce134" table:formula="of:=SUMIF([$'Partite Gironi'.$D$2:$'Partite Gironi'.$D$49];[.D29];[$'Partite Gironi'.$K$2:$'Partite Gironi'.$K$49])+SUMIF([$'Partite Gironi'.$F$2:$'Partite Gironi'.$F$49];[.D29];[$'Partite Gironi'.$Q$2:$'Partite Gironi'.$Q$49])" office:value-type="float" office:value="122" calcext:value-type="float">
            <text:p>122</text:p>
          </table:table-cell>
          <table:table-cell table:style-name="ce134" table:formula="of:=SUMIF([$'Partite Gironi'.$D$2:$'Partite Gironi'.$D$49];[.D29];[$'Partite Gironi'.$L$2:$'Partite Gironi'.$L$49])+SUMIF([$'Partite Gironi'.$F$2:$'Partite Gironi'.$F$49];[.D29];[$'Partite Gironi'.$R$2:$'Partite Gironi'.$R$49])" office:value-type="float" office:value="42" calcext:value-type="float">
            <text:p>42</text:p>
          </table:table-cell>
          <table:table-cell table:style-name="ce134" table:formula="of:=SUMIF([$'Partite Gironi'.$D$2:$'Partite Gironi'.$D$49];[.D29];[$'Partite Gironi'.$M$2:$'Partite Gironi'.$M$49])+SUMIF([$'Partite Gironi'.$F$2:$'Partite Gironi'.$F$49];[.D29];[$'Partite Gironi'.$S$2:$'Partite Gironi'.$S$49])" office:value-type="float" office:value="80" calcext:value-type="float">
            <text:p>80</text:p>
          </table:table-cell>
          <table:table-cell table:style-name="ce137" table:formula="of:=[.I29]+(500+0)*10^-3+(500+0)*10^-6+(500+[.L29])*10^-9+[.J29]*10^-12" office:value-type="float" office:value="6.500500580122" calcext:value-type="float">
            <text:p>6,500500580122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2">
          <table:table-cell table:style-name="ce94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31" office:value-type="string" calcext:value-type="string">
            <text:p>Giocate</text:p>
          </table:table-cell>
          <table:table-cell table:style-name="ce131" office:value-type="string" calcext:value-type="string">
            <text:p>Vinte</text:p>
          </table:table-cell>
          <table:table-cell table:style-name="ce131" office:value-type="string" calcext:value-type="string">
            <text:p>Perse</text:p>
          </table:table-cell>
          <table:table-cell table:style-name="ce131" office:value-type="string" calcext:value-type="string">
            <text:p>Forfait</text:p>
          </table:table-cell>
          <table:table-cell table:style-name="ce131" office:value-type="string" calcext:value-type="string">
            <text:p>P.Class.</text:p>
          </table:table-cell>
          <table:table-cell table:style-name="ce131" office:value-type="string" calcext:value-type="string">
            <text:p>P.Gara Fatti</text:p>
          </table:table-cell>
          <table:table-cell table:style-name="ce131" office:value-type="string" calcext:value-type="string">
            <text:p>P.Gara Subiti</text:p>
          </table:table-cell>
          <table:table-cell table:style-name="ce131" office:value-type="string" calcext:value-type="string">
            <text:p>Diff.P.Gara</text:p>
          </table:table-cell>
          <table:table-cell table:style-name="ce94" office:value-type="string" calcext:value-type="string">
            <text:p>Coeff.</text:p>
          </table:table-cell>
          <table:table-cell table:style-name="ce380" table:number-columns-repeated="41"/>
          <table:table-cell table:number-columns-repeated="10"/>
        </table:table-row>
        <table:table-row table:style-name="ro2">
          <table:table-cell table:style-name="ce382" table:formula="of:=COUNTIF([.$M$32:.$M$35];&quot;&gt;=&quot;&amp;[.M32])" office:value-type="float" office:value="1" calcext:value-type="float">
            <text:p>1</text:p>
          </table:table-cell>
          <table:table-cell table:style-name="ce403" office:value-type="string" calcext:value-type="string">
            <text:p>F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32];&quot;ABCDEFGH&quot;;1)&gt;0;INDEX([$Squadre.A$3:$Squadre.D$34];MATCH(1;([$Squadre.C$3:$Squadre.C$34]=[.$B32])*([$Squadre.D$3:$Squadre.D$34]=[.$C32]);0);2)&amp;&quot; (&quot;&amp;INDEX([$Squadre.A$3:$Squadre.D$34];MATCH(1;([$Squadre.C$3:$Squadre.C$34]=[.$B32])*([$Squadre.D$3:$Squadre.D$34]=[.$C32]);0);1)&amp;&quot;)&quot;;&quot;DA SISTEMARE&quot;)" office:value-type="string" office:string-value="Balene (21)" calcext:value-type="string">
            <text:p>Balene (21)</text:p>
          </table:table-cell>
          <table:table-cell table:style-name="ce132" table:formula="of:=[.F32]+[.G32]+[.H32]" office:value-type="float" office:value="3" calcext:value-type="float">
            <text:p>3</text:p>
          </table:table-cell>
          <table:table-cell table:style-name="ce132" table:formula="of:=SUMIF([$'Partite Gironi'.$D$2:$'Partite Gironi'.$D$49];[.D32];[$'Partite Gironi'.$H$2:$'Partite Gironi'.$H$49])+SUMIF([$'Partite Gironi'.$F$2:$'Partite Gironi'.$F$49];[.D32];[$'Partite Gironi'.$N$2:$'Partite Gironi'.$N$49])" office:value-type="float" office:value="3" calcext:value-type="float">
            <text:p>3</text:p>
          </table:table-cell>
          <table:table-cell table:style-name="ce132" table:formula="of:=SUMIF([$'Partite Gironi'.$D$2:$'Partite Gironi'.$D$49];[.D32];[$'Partite Gironi'.$I$2:$'Partite Gironi'.$I$49])+SUMIF([$'Partite Gironi'.$F$2:$'Partite Gironi'.$F$49];[.D32];[$'Partite Gironi'.$O$2:$'Partite Gironi'.$O$49])" office:value-type="float" office:value="0" calcext:value-type="float">
            <text:p>0</text:p>
          </table:table-cell>
          <table:table-cell table:style-name="ce132" table:formula="of:=SUMIF([$'Partite Gironi'.$D$2:$'Partite Gironi'.$D$49];[.D32];[$'Partite Gironi'.$J$2:$'Partite Gironi'.$J$49])+SUMIF([$'Partite Gironi'.$F$2:$'Partite Gironi'.$F$49];[.D32];[$'Partite Gironi'.$P$2:$'Partite Gironi'.$P$49])" office:value-type="float" office:value="0" calcext:value-type="float">
            <text:p>0</text:p>
          </table:table-cell>
          <table:table-cell table:style-name="ce132" table:formula="of:=2*[.F32]+1*[.G32]+0*[.H32]" office:value-type="float" office:value="6" calcext:value-type="float">
            <text:p>6</text:p>
          </table:table-cell>
          <table:table-cell table:style-name="ce132" table:formula="of:=SUMIF([$'Partite Gironi'.$D$2:$'Partite Gironi'.$D$49];[.D32];[$'Partite Gironi'.$K$2:$'Partite Gironi'.$K$49])+SUMIF([$'Partite Gironi'.$F$2:$'Partite Gironi'.$F$49];[.D32];[$'Partite Gironi'.$Q$2:$'Partite Gironi'.$Q$49])" office:value-type="float" office:value="149" calcext:value-type="float">
            <text:p>149</text:p>
          </table:table-cell>
          <table:table-cell table:style-name="ce132" table:formula="of:=SUMIF([$'Partite Gironi'.$D$2:$'Partite Gironi'.$D$49];[.D32];[$'Partite Gironi'.$L$2:$'Partite Gironi'.$L$49])+SUMIF([$'Partite Gironi'.$F$2:$'Partite Gironi'.$F$49];[.D32];[$'Partite Gironi'.$R$2:$'Partite Gironi'.$R$49])" office:value-type="float" office:value="88" calcext:value-type="float">
            <text:p>88</text:p>
          </table:table-cell>
          <table:table-cell table:style-name="ce132" table:formula="of:=SUMIF([$'Partite Gironi'.$D$2:$'Partite Gironi'.$D$49];[.D32];[$'Partite Gironi'.$M$2:$'Partite Gironi'.$M$49])+SUMIF([$'Partite Gironi'.$F$2:$'Partite Gironi'.$F$49];[.D32];[$'Partite Gironi'.$S$2:$'Partite Gironi'.$S$49])" office:value-type="float" office:value="61" calcext:value-type="float">
            <text:p>61</text:p>
          </table:table-cell>
          <table:table-cell table:style-name="ce135" table:formula="of:=[.I32]+(500+0)*10^-3+(500+0)*10^-6+(500+[.L32])*10^-9+[.J32]*10^-12" office:value-type="float" office:value="6.500500561149" calcext:value-type="float">
            <text:p>6,500500561149</text:p>
          </table:table-cell>
          <table:table-cell table:number-columns-repeated="51"/>
        </table:table-row>
        <table:table-row table:style-name="ro2">
          <table:table-cell table:style-name="ce383" table:formula="of:=COUNTIF([.$M$32:.$M$35];&quot;&gt;=&quot;&amp;[.M33])" office:value-type="float" office:value="2" calcext:value-type="float">
            <text:p>2</text:p>
          </table:table-cell>
          <table:table-cell table:style-name="ce404" office:value-type="string" calcext:value-type="string">
            <text:p>F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3];&quot;ABCDEFGH&quot;;1)&gt;0;INDEX([$Squadre.A$3:$Squadre.D$34];MATCH(1;([$Squadre.C$3:$Squadre.C$34]=[.$B33])*([$Squadre.D$3:$Squadre.D$34]=[.$C33]);0);2)&amp;&quot; (&quot;&amp;INDEX([$Squadre.A$3:$Squadre.D$34];MATCH(1;([$Squadre.C$3:$Squadre.C$34]=[.$B33])*([$Squadre.D$3:$Squadre.D$34]=[.$C33]);0);1)&amp;&quot;)&quot;;&quot;DA SISTEMARE&quot;)" office:value-type="string" office:string-value="Gabbiani (22)" calcext:value-type="string">
            <text:p>Gabbiani (22)</text:p>
          </table:table-cell>
          <table:table-cell table:style-name="ce133" table:formula="of:=[.F33]+[.G33]+[.H33]" office:value-type="float" office:value="3" calcext:value-type="float">
            <text:p>3</text:p>
          </table:table-cell>
          <table:table-cell table:style-name="ce133" table:formula="of:=SUMIF([$'Partite Gironi'.$D$2:$'Partite Gironi'.$D$49];[.D33];[$'Partite Gironi'.$H$2:$'Partite Gironi'.$H$49])+SUMIF([$'Partite Gironi'.$F$2:$'Partite Gironi'.$F$49];[.D33];[$'Partite Gironi'.$N$2:$'Partite Gironi'.$N$49])" office:value-type="float" office:value="2" calcext:value-type="float">
            <text:p>2</text:p>
          </table:table-cell>
          <table:table-cell table:style-name="ce133" table:formula="of:=SUMIF([$'Partite Gironi'.$D$2:$'Partite Gironi'.$D$49];[.D33];[$'Partite Gironi'.$I$2:$'Partite Gironi'.$I$49])+SUMIF([$'Partite Gironi'.$F$2:$'Partite Gironi'.$F$49];[.D33];[$'Partite Gironi'.$O$2:$'Partite Gironi'.$O$49])" office:value-type="float" office:value="1" calcext:value-type="float">
            <text:p>1</text:p>
          </table:table-cell>
          <table:table-cell table:style-name="ce133" table:formula="of:=SUMIF([$'Partite Gironi'.$D$2:$'Partite Gironi'.$D$49];[.D33];[$'Partite Gironi'.$J$2:$'Partite Gironi'.$J$49])+SUMIF([$'Partite Gironi'.$F$2:$'Partite Gironi'.$F$49];[.D33];[$'Partite Gironi'.$P$2:$'Partite Gironi'.$P$49])" office:value-type="float" office:value="0" calcext:value-type="float">
            <text:p>0</text:p>
          </table:table-cell>
          <table:table-cell table:style-name="ce133" table:formula="of:=2*[.F33]+1*[.G33]+0*[.H33]" office:value-type="float" office:value="5" calcext:value-type="float">
            <text:p>5</text:p>
          </table:table-cell>
          <table:table-cell table:style-name="ce133" table:formula="of:=SUMIF([$'Partite Gironi'.$D$2:$'Partite Gironi'.$D$49];[.D33];[$'Partite Gironi'.$K$2:$'Partite Gironi'.$K$49])+SUMIF([$'Partite Gironi'.$F$2:$'Partite Gironi'.$F$49];[.D33];[$'Partite Gironi'.$Q$2:$'Partite Gironi'.$Q$49])" office:value-type="float" office:value="176" calcext:value-type="float">
            <text:p>176</text:p>
          </table:table-cell>
          <table:table-cell table:style-name="ce133" table:formula="of:=SUMIF([$'Partite Gironi'.$D$2:$'Partite Gironi'.$D$49];[.D33];[$'Partite Gironi'.$L$2:$'Partite Gironi'.$L$49])+SUMIF([$'Partite Gironi'.$F$2:$'Partite Gironi'.$F$49];[.D33];[$'Partite Gironi'.$R$2:$'Partite Gironi'.$R$49])" office:value-type="float" office:value="134" calcext:value-type="float">
            <text:p>134</text:p>
          </table:table-cell>
          <table:table-cell table:style-name="ce133" table:formula="of:=SUMIF([$'Partite Gironi'.$D$2:$'Partite Gironi'.$D$49];[.D33];[$'Partite Gironi'.$M$2:$'Partite Gironi'.$M$49])+SUMIF([$'Partite Gironi'.$F$2:$'Partite Gironi'.$F$49];[.D33];[$'Partite Gironi'.$S$2:$'Partite Gironi'.$S$49])" office:value-type="float" office:value="42" calcext:value-type="float">
            <text:p>42</text:p>
          </table:table-cell>
          <table:table-cell table:style-name="ce136" table:formula="of:=[.I33]+(500+0)*10^-3+(500+0)*10^-6+(500+[.L33])*10^-9+[.J33]*10^-12" office:value-type="float" office:value="5.500500542176" calcext:value-type="float">
            <text:p>5,500500542176</text:p>
          </table:table-cell>
          <table:table-cell table:number-columns-repeated="51"/>
        </table:table-row>
        <table:table-row table:style-name="ro2">
          <table:table-cell table:style-name="ce383" table:formula="of:=COUNTIF([.$M$32:.$M$35];&quot;&gt;=&quot;&amp;[.M34])" office:value-type="float" office:value="3" calcext:value-type="float">
            <text:p>3</text:p>
          </table:table-cell>
          <table:table-cell table:style-name="ce404" office:value-type="string" calcext:value-type="string">
            <text:p>F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34];&quot;ABCDEFGH&quot;;1)&gt;0;INDEX([$Squadre.A$3:$Squadre.D$34];MATCH(1;([$Squadre.C$3:$Squadre.C$34]=[.$B34])*([$Squadre.D$3:$Squadre.D$34]=[.$C34]);0);2)&amp;&quot; (&quot;&amp;INDEX([$Squadre.A$3:$Squadre.D$34];MATCH(1;([$Squadre.C$3:$Squadre.C$34]=[.$B34])*([$Squadre.D$3:$Squadre.D$34]=[.$C34]);0);1)&amp;&quot;)&quot;;&quot;DA SISTEMARE&quot;)" office:value-type="string" office:string-value="Delfini (23)" calcext:value-type="string">
            <text:p>Delfini (23)</text:p>
          </table:table-cell>
          <table:table-cell table:style-name="ce133" table:formula="of:=[.F34]+[.G34]+[.H34]" office:value-type="float" office:value="3" calcext:value-type="float">
            <text:p>3</text:p>
          </table:table-cell>
          <table:table-cell table:style-name="ce133" table:formula="of:=SUMIF([$'Partite Gironi'.$D$2:$'Partite Gironi'.$D$49];[.D34];[$'Partite Gironi'.$H$2:$'Partite Gironi'.$H$49])+SUMIF([$'Partite Gironi'.$F$2:$'Partite Gironi'.$F$49];[.D34];[$'Partite Gironi'.$N$2:$'Partite Gironi'.$N$49])" office:value-type="float" office:value="1" calcext:value-type="float">
            <text:p>1</text:p>
          </table:table-cell>
          <table:table-cell table:style-name="ce133" table:formula="of:=SUMIF([$'Partite Gironi'.$D$2:$'Partite Gironi'.$D$49];[.D34];[$'Partite Gironi'.$I$2:$'Partite Gironi'.$I$49])+SUMIF([$'Partite Gironi'.$F$2:$'Partite Gironi'.$F$49];[.D34];[$'Partite Gironi'.$O$2:$'Partite Gironi'.$O$49])" office:value-type="float" office:value="2" calcext:value-type="float">
            <text:p>2</text:p>
          </table:table-cell>
          <table:table-cell table:style-name="ce133" table:formula="of:=SUMIF([$'Partite Gironi'.$D$2:$'Partite Gironi'.$D$49];[.D34];[$'Partite Gironi'.$J$2:$'Partite Gironi'.$J$49])+SUMIF([$'Partite Gironi'.$F$2:$'Partite Gironi'.$F$49];[.D34];[$'Partite Gironi'.$P$2:$'Partite Gironi'.$P$49])" office:value-type="float" office:value="0" calcext:value-type="float">
            <text:p>0</text:p>
          </table:table-cell>
          <table:table-cell table:style-name="ce133" table:formula="of:=2*[.F34]+1*[.G34]+0*[.H34]" office:value-type="float" office:value="4" calcext:value-type="float">
            <text:p>4</text:p>
          </table:table-cell>
          <table:table-cell table:style-name="ce133" table:formula="of:=SUMIF([$'Partite Gironi'.$D$2:$'Partite Gironi'.$D$49];[.D34];[$'Partite Gironi'.$K$2:$'Partite Gironi'.$K$49])+SUMIF([$'Partite Gironi'.$F$2:$'Partite Gironi'.$F$49];[.D34];[$'Partite Gironi'.$Q$2:$'Partite Gironi'.$Q$49])" office:value-type="float" office:value="134" calcext:value-type="float">
            <text:p>134</text:p>
          </table:table-cell>
          <table:table-cell table:style-name="ce133" table:formula="of:=SUMIF([$'Partite Gironi'.$D$2:$'Partite Gironi'.$D$49];[.D34];[$'Partite Gironi'.$L$2:$'Partite Gironi'.$L$49])+SUMIF([$'Partite Gironi'.$F$2:$'Partite Gironi'.$F$49];[.D34];[$'Partite Gironi'.$R$2:$'Partite Gironi'.$R$49])" office:value-type="float" office:value="204" calcext:value-type="float">
            <text:p>204</text:p>
          </table:table-cell>
          <table:table-cell table:style-name="ce133" table:formula="of:=SUMIF([$'Partite Gironi'.$D$2:$'Partite Gironi'.$D$49];[.D34];[$'Partite Gironi'.$M$2:$'Partite Gironi'.$M$49])+SUMIF([$'Partite Gironi'.$F$2:$'Partite Gironi'.$F$49];[.D34];[$'Partite Gironi'.$S$2:$'Partite Gironi'.$S$49])" office:value-type="float" office:value="-70" calcext:value-type="float">
            <text:p>-70</text:p>
          </table:table-cell>
          <table:table-cell table:style-name="ce136" table:formula="of:=[.I34]+(500+0)*10^-3+(500+0)*10^-6+(500+[.L34])*10^-9+[.J34]*10^-12" office:value-type="float" office:value="4.500500430134" calcext:value-type="float">
            <text:p>4,500500430134</text:p>
          </table:table-cell>
          <table:table-cell table:number-columns-repeated="51"/>
        </table:table-row>
        <table:table-row table:style-name="ro2">
          <table:table-cell table:style-name="ce384" table:formula="of:=COUNTIF([.$M$32:.$M$35];&quot;&gt;=&quot;&amp;[.M35])" office:value-type="float" office:value="4" calcext:value-type="float">
            <text:p>4</text:p>
          </table:table-cell>
          <table:table-cell table:style-name="ce405" office:value-type="string" calcext:value-type="string">
            <text:p>F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35];&quot;ABCDEFGH&quot;;1)&gt;0;INDEX([$Squadre.A$3:$Squadre.D$34];MATCH(1;([$Squadre.C$3:$Squadre.C$34]=[.$B35])*([$Squadre.D$3:$Squadre.D$34]=[.$C35]);0);2)&amp;&quot; (&quot;&amp;INDEX([$Squadre.A$3:$Squadre.D$34];MATCH(1;([$Squadre.C$3:$Squadre.C$34]=[.$B35])*([$Squadre.D$3:$Squadre.D$34]=[.$C35]);0);1)&amp;&quot;)&quot;;&quot;DA SISTEMARE&quot;)" office:value-type="string" office:string-value="Fenicotteri (24)" calcext:value-type="string">
            <text:p>Fenicotteri (24)</text:p>
          </table:table-cell>
          <table:table-cell table:style-name="ce134" table:formula="of:=[.F35]+[.G35]+[.H35]" office:value-type="float" office:value="3" calcext:value-type="float">
            <text:p>3</text:p>
          </table:table-cell>
          <table:table-cell table:style-name="ce134" table:formula="of:=SUMIF([$'Partite Gironi'.$D$2:$'Partite Gironi'.$D$49];[.D35];[$'Partite Gironi'.$H$2:$'Partite Gironi'.$H$49])+SUMIF([$'Partite Gironi'.$F$2:$'Partite Gironi'.$F$49];[.D35];[$'Partite Gironi'.$N$2:$'Partite Gironi'.$N$49])" office:value-type="float" office:value="0" calcext:value-type="float">
            <text:p>0</text:p>
          </table:table-cell>
          <table:table-cell table:style-name="ce134" table:formula="of:=SUMIF([$'Partite Gironi'.$D$2:$'Partite Gironi'.$D$49];[.D35];[$'Partite Gironi'.$I$2:$'Partite Gironi'.$I$49])+SUMIF([$'Partite Gironi'.$F$2:$'Partite Gironi'.$F$49];[.D35];[$'Partite Gironi'.$O$2:$'Partite Gironi'.$O$49])" office:value-type="float" office:value="3" calcext:value-type="float">
            <text:p>3</text:p>
          </table:table-cell>
          <table:table-cell table:style-name="ce134" table:formula="of:=SUMIF([$'Partite Gironi'.$D$2:$'Partite Gironi'.$D$49];[.D35];[$'Partite Gironi'.$J$2:$'Partite Gironi'.$J$49])+SUMIF([$'Partite Gironi'.$F$2:$'Partite Gironi'.$F$49];[.D35];[$'Partite Gironi'.$P$2:$'Partite Gironi'.$P$49])" office:value-type="float" office:value="0" calcext:value-type="float">
            <text:p>0</text:p>
          </table:table-cell>
          <table:table-cell table:style-name="ce134" table:formula="of:=2*[.F35]+1*[.G35]+0*[.H35]" office:value-type="float" office:value="3" calcext:value-type="float">
            <text:p>3</text:p>
          </table:table-cell>
          <table:table-cell table:style-name="ce134" table:formula="of:=SUMIF([$'Partite Gironi'.$D$2:$'Partite Gironi'.$D$49];[.D35];[$'Partite Gironi'.$K$2:$'Partite Gironi'.$K$49])+SUMIF([$'Partite Gironi'.$F$2:$'Partite Gironi'.$F$49];[.D35];[$'Partite Gironi'.$Q$2:$'Partite Gironi'.$Q$49])" office:value-type="float" office:value="104" calcext:value-type="float">
            <text:p>104</text:p>
          </table:table-cell>
          <table:table-cell table:style-name="ce134" table:formula="of:=SUMIF([$'Partite Gironi'.$D$2:$'Partite Gironi'.$D$49];[.D35];[$'Partite Gironi'.$L$2:$'Partite Gironi'.$L$49])+SUMIF([$'Partite Gironi'.$F$2:$'Partite Gironi'.$F$49];[.D35];[$'Partite Gironi'.$R$2:$'Partite Gironi'.$R$49])" office:value-type="float" office:value="137" calcext:value-type="float">
            <text:p>137</text:p>
          </table:table-cell>
          <table:table-cell table:style-name="ce134" table:formula="of:=SUMIF([$'Partite Gironi'.$D$2:$'Partite Gironi'.$D$49];[.D35];[$'Partite Gironi'.$M$2:$'Partite Gironi'.$M$49])+SUMIF([$'Partite Gironi'.$F$2:$'Partite Gironi'.$F$49];[.D35];[$'Partite Gironi'.$S$2:$'Partite Gironi'.$S$49])" office:value-type="float" office:value="-33" calcext:value-type="float">
            <text:p>-33</text:p>
          </table:table-cell>
          <table:table-cell table:style-name="ce137" table:formula="of:=[.I35]+(500+0)*10^-3+(500+0)*10^-6+(500+[.L35])*10^-9+[.J35]*10^-12" office:value-type="float" office:value="3.500500467104" calcext:value-type="float">
            <text:p>3,500500467104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2">
          <table:table-cell table:style-name="ce94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31" office:value-type="string" calcext:value-type="string">
            <text:p>Giocate</text:p>
          </table:table-cell>
          <table:table-cell table:style-name="ce131" office:value-type="string" calcext:value-type="string">
            <text:p>Vinte</text:p>
          </table:table-cell>
          <table:table-cell table:style-name="ce131" office:value-type="string" calcext:value-type="string">
            <text:p>Perse</text:p>
          </table:table-cell>
          <table:table-cell table:style-name="ce131" office:value-type="string" calcext:value-type="string">
            <text:p>Forfait</text:p>
          </table:table-cell>
          <table:table-cell table:style-name="ce131" office:value-type="string" calcext:value-type="string">
            <text:p>P.Class.</text:p>
          </table:table-cell>
          <table:table-cell table:style-name="ce131" office:value-type="string" calcext:value-type="string">
            <text:p>P.Gara Fatti</text:p>
          </table:table-cell>
          <table:table-cell table:style-name="ce131" office:value-type="string" calcext:value-type="string">
            <text:p>P.Gara Subiti</text:p>
          </table:table-cell>
          <table:table-cell table:style-name="ce131" office:value-type="string" calcext:value-type="string">
            <text:p>Diff.P.Gara</text:p>
          </table:table-cell>
          <table:table-cell table:style-name="ce94" office:value-type="string" calcext:value-type="string">
            <text:p>Coeff.</text:p>
          </table:table-cell>
          <table:table-cell table:style-name="ce380" table:number-columns-repeated="41"/>
          <table:table-cell table:number-columns-repeated="10"/>
        </table:table-row>
        <table:table-row table:style-name="ro2">
          <table:table-cell table:style-name="ce382" table:formula="of:=COUNTIF([.$M$38:.$M$41];&quot;&gt;=&quot;&amp;[.M38])" office:value-type="float" office:value="1" calcext:value-type="float">
            <text:p>1</text:p>
          </table:table-cell>
          <table:table-cell table:style-name="ce406" office:value-type="string" calcext:value-type="string">
            <text:p>G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38];&quot;ABCDEFGH&quot;;1)&gt;0;INDEX([$Squadre.A$3:$Squadre.D$34];MATCH(1;([$Squadre.C$3:$Squadre.C$34]=[.$B38])*([$Squadre.D$3:$Squadre.D$34]=[.$C38]);0);2)&amp;&quot; (&quot;&amp;INDEX([$Squadre.A$3:$Squadre.D$34];MATCH(1;([$Squadre.C$3:$Squadre.C$34]=[.$B38])*([$Squadre.D$3:$Squadre.D$34]=[.$C38]);0);1)&amp;&quot;)&quot;;&quot;DA SISTEMARE&quot;)" office:value-type="string" office:string-value="Istrici (25)" calcext:value-type="string">
            <text:p>Istrici (25)</text:p>
          </table:table-cell>
          <table:table-cell table:style-name="ce132" table:formula="of:=[.F38]+[.G38]+[.H38]" office:value-type="float" office:value="3" calcext:value-type="float">
            <text:p>3</text:p>
          </table:table-cell>
          <table:table-cell table:style-name="ce132" table:formula="of:=SUMIF([$'Partite Gironi'.$D$2:$'Partite Gironi'.$D$49];[.D38];[$'Partite Gironi'.$H$2:$'Partite Gironi'.$H$49])+SUMIF([$'Partite Gironi'.$F$2:$'Partite Gironi'.$F$49];[.D38];[$'Partite Gironi'.$N$2:$'Partite Gironi'.$N$49])" office:value-type="float" office:value="3" calcext:value-type="float">
            <text:p>3</text:p>
          </table:table-cell>
          <table:table-cell table:style-name="ce132" table:formula="of:=SUMIF([$'Partite Gironi'.$D$2:$'Partite Gironi'.$D$49];[.D38];[$'Partite Gironi'.$I$2:$'Partite Gironi'.$I$49])+SUMIF([$'Partite Gironi'.$F$2:$'Partite Gironi'.$F$49];[.D38];[$'Partite Gironi'.$O$2:$'Partite Gironi'.$O$49])" office:value-type="float" office:value="0" calcext:value-type="float">
            <text:p>0</text:p>
          </table:table-cell>
          <table:table-cell table:style-name="ce132" table:formula="of:=SUMIF([$'Partite Gironi'.$D$2:$'Partite Gironi'.$D$49];[.D38];[$'Partite Gironi'.$J$2:$'Partite Gironi'.$J$49])+SUMIF([$'Partite Gironi'.$F$2:$'Partite Gironi'.$F$49];[.D38];[$'Partite Gironi'.$P$2:$'Partite Gironi'.$P$49])" office:value-type="float" office:value="0" calcext:value-type="float">
            <text:p>0</text:p>
          </table:table-cell>
          <table:table-cell table:style-name="ce132" table:formula="of:=2*[.F38]+1*[.G38]+0*[.H38]" office:value-type="float" office:value="6" calcext:value-type="float">
            <text:p>6</text:p>
          </table:table-cell>
          <table:table-cell table:style-name="ce132" table:formula="of:=SUMIF([$'Partite Gironi'.$D$2:$'Partite Gironi'.$D$49];[.D38];[$'Partite Gironi'.$K$2:$'Partite Gironi'.$K$49])+SUMIF([$'Partite Gironi'.$F$2:$'Partite Gironi'.$F$49];[.D38];[$'Partite Gironi'.$Q$2:$'Partite Gironi'.$Q$49])" office:value-type="float" office:value="137" calcext:value-type="float">
            <text:p>137</text:p>
          </table:table-cell>
          <table:table-cell table:style-name="ce132" table:formula="of:=SUMIF([$'Partite Gironi'.$D$2:$'Partite Gironi'.$D$49];[.D38];[$'Partite Gironi'.$L$2:$'Partite Gironi'.$L$49])+SUMIF([$'Partite Gironi'.$F$2:$'Partite Gironi'.$F$49];[.D38];[$'Partite Gironi'.$R$2:$'Partite Gironi'.$R$49])" office:value-type="float" office:value="122" calcext:value-type="float">
            <text:p>122</text:p>
          </table:table-cell>
          <table:table-cell table:style-name="ce132" table:formula="of:=SUMIF([$'Partite Gironi'.$D$2:$'Partite Gironi'.$D$49];[.D38];[$'Partite Gironi'.$M$2:$'Partite Gironi'.$M$49])+SUMIF([$'Partite Gironi'.$F$2:$'Partite Gironi'.$F$49];[.D38];[$'Partite Gironi'.$S$2:$'Partite Gironi'.$S$49])" office:value-type="float" office:value="15" calcext:value-type="float">
            <text:p>15</text:p>
          </table:table-cell>
          <table:table-cell table:style-name="ce135" table:formula="of:=[.I38]+(500+0)*10^-3+(500+0)*10^-6+(500+[.L38])*10^-9+[.J38]*10^-12" office:value-type="float" office:value="6.500500515137" calcext:value-type="float">
            <text:p>6,500500515137</text:p>
          </table:table-cell>
          <table:table-cell table:number-columns-repeated="51"/>
        </table:table-row>
        <table:table-row table:style-name="ro2">
          <table:table-cell table:style-name="ce383" table:formula="of:=COUNTIF([.$M$38:.$M$41];&quot;&gt;=&quot;&amp;[.M39])" office:value-type="float" office:value="4" calcext:value-type="float">
            <text:p>4</text:p>
          </table:table-cell>
          <table:table-cell table:style-name="ce407" office:value-type="string" calcext:value-type="string">
            <text:p>G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9];&quot;ABCDEFGH&quot;;1)&gt;0;INDEX([$Squadre.A$3:$Squadre.D$34];MATCH(1;([$Squadre.C$3:$Squadre.C$34]=[.$B39])*([$Squadre.D$3:$Squadre.D$34]=[.$C39]);0);2)&amp;&quot; (&quot;&amp;INDEX([$Squadre.A$3:$Squadre.D$34];MATCH(1;([$Squadre.C$3:$Squadre.C$34]=[.$B39])*([$Squadre.D$3:$Squadre.D$34]=[.$C39]);0);1)&amp;&quot;)&quot;;&quot;DA SISTEMARE&quot;)" office:value-type="string" office:string-value="Gorilla (26)" calcext:value-type="string">
            <text:p>Gorilla (26)</text:p>
          </table:table-cell>
          <table:table-cell table:style-name="ce133" table:formula="of:=[.F39]+[.G39]+[.H39]" office:value-type="float" office:value="3" calcext:value-type="float">
            <text:p>3</text:p>
          </table:table-cell>
          <table:table-cell table:style-name="ce133" table:formula="of:=SUMIF([$'Partite Gironi'.$D$2:$'Partite Gironi'.$D$49];[.D39];[$'Partite Gironi'.$H$2:$'Partite Gironi'.$H$49])+SUMIF([$'Partite Gironi'.$F$2:$'Partite Gironi'.$F$49];[.D39];[$'Partite Gironi'.$N$2:$'Partite Gironi'.$N$49])" office:value-type="float" office:value="0" calcext:value-type="float">
            <text:p>0</text:p>
          </table:table-cell>
          <table:table-cell table:style-name="ce133" table:formula="of:=SUMIF([$'Partite Gironi'.$D$2:$'Partite Gironi'.$D$49];[.D39];[$'Partite Gironi'.$I$2:$'Partite Gironi'.$I$49])+SUMIF([$'Partite Gironi'.$F$2:$'Partite Gironi'.$F$49];[.D39];[$'Partite Gironi'.$O$2:$'Partite Gironi'.$O$49])" office:value-type="float" office:value="3" calcext:value-type="float">
            <text:p>3</text:p>
          </table:table-cell>
          <table:table-cell table:style-name="ce133" table:formula="of:=SUMIF([$'Partite Gironi'.$D$2:$'Partite Gironi'.$D$49];[.D39];[$'Partite Gironi'.$J$2:$'Partite Gironi'.$J$49])+SUMIF([$'Partite Gironi'.$F$2:$'Partite Gironi'.$F$49];[.D39];[$'Partite Gironi'.$P$2:$'Partite Gironi'.$P$49])" office:value-type="float" office:value="0" calcext:value-type="float">
            <text:p>0</text:p>
          </table:table-cell>
          <table:table-cell table:style-name="ce133" table:formula="of:=2*[.F39]+1*[.G39]+0*[.H39]" office:value-type="float" office:value="3" calcext:value-type="float">
            <text:p>3</text:p>
          </table:table-cell>
          <table:table-cell table:style-name="ce133" table:formula="of:=SUMIF([$'Partite Gironi'.$D$2:$'Partite Gironi'.$D$49];[.D39];[$'Partite Gironi'.$K$2:$'Partite Gironi'.$K$49])+SUMIF([$'Partite Gironi'.$F$2:$'Partite Gironi'.$F$49];[.D39];[$'Partite Gironi'.$Q$2:$'Partite Gironi'.$Q$49])" office:value-type="float" office:value="161" calcext:value-type="float">
            <text:p>161</text:p>
          </table:table-cell>
          <table:table-cell table:style-name="ce133" table:formula="of:=SUMIF([$'Partite Gironi'.$D$2:$'Partite Gironi'.$D$49];[.D39];[$'Partite Gironi'.$L$2:$'Partite Gironi'.$L$49])+SUMIF([$'Partite Gironi'.$F$2:$'Partite Gironi'.$F$49];[.D39];[$'Partite Gironi'.$R$2:$'Partite Gironi'.$R$49])" office:value-type="float" office:value="179" calcext:value-type="float">
            <text:p>179</text:p>
          </table:table-cell>
          <table:table-cell table:style-name="ce133" table:formula="of:=SUMIF([$'Partite Gironi'.$D$2:$'Partite Gironi'.$D$49];[.D39];[$'Partite Gironi'.$M$2:$'Partite Gironi'.$M$49])+SUMIF([$'Partite Gironi'.$F$2:$'Partite Gironi'.$F$49];[.D39];[$'Partite Gironi'.$S$2:$'Partite Gironi'.$S$49])" office:value-type="float" office:value="-18" calcext:value-type="float">
            <text:p>-18</text:p>
          </table:table-cell>
          <table:table-cell table:style-name="ce136" table:formula="of:=[.I39]+(500+0)*10^-3+(500+0)*10^-6+(500+[.L39])*10^-9+[.J39]*10^-12" office:value-type="float" office:value="3.500500482161" calcext:value-type="float">
            <text:p>3,500500482161</text:p>
          </table:table-cell>
          <table:table-cell table:number-columns-repeated="51"/>
        </table:table-row>
        <table:table-row table:style-name="ro2">
          <table:table-cell table:style-name="ce383" table:formula="of:=COUNTIF([.$M$38:.$M$41];&quot;&gt;=&quot;&amp;[.M40])" office:value-type="float" office:value="3" calcext:value-type="float">
            <text:p>3</text:p>
          </table:table-cell>
          <table:table-cell table:style-name="ce407" office:value-type="string" calcext:value-type="string">
            <text:p>G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0];&quot;ABCDEFGH&quot;;1)&gt;0;INDEX([$Squadre.A$3:$Squadre.D$34];MATCH(1;([$Squadre.C$3:$Squadre.C$34]=[.$B40])*([$Squadre.D$3:$Squadre.D$34]=[.$C40]);0);2)&amp;&quot; (&quot;&amp;INDEX([$Squadre.A$3:$Squadre.D$34];MATCH(1;([$Squadre.C$3:$Squadre.C$34]=[.$B40])*([$Squadre.D$3:$Squadre.D$34]=[.$C40]);0);1)&amp;&quot;)&quot;;&quot;DA SISTEMARE&quot;)" office:value-type="string" office:string-value="Muli (27)" calcext:value-type="string">
            <text:p>Muli (27)</text:p>
          </table:table-cell>
          <table:table-cell table:style-name="ce133" table:formula="of:=[.F40]+[.G40]+[.H40]" office:value-type="float" office:value="3" calcext:value-type="float">
            <text:p>3</text:p>
          </table:table-cell>
          <table:table-cell table:style-name="ce133" table:formula="of:=SUMIF([$'Partite Gironi'.$D$2:$'Partite Gironi'.$D$49];[.D40];[$'Partite Gironi'.$H$2:$'Partite Gironi'.$H$49])+SUMIF([$'Partite Gironi'.$F$2:$'Partite Gironi'.$F$49];[.D40];[$'Partite Gironi'.$N$2:$'Partite Gironi'.$N$49])" office:value-type="float" office:value="1" calcext:value-type="float">
            <text:p>1</text:p>
          </table:table-cell>
          <table:table-cell table:style-name="ce133" table:formula="of:=SUMIF([$'Partite Gironi'.$D$2:$'Partite Gironi'.$D$49];[.D40];[$'Partite Gironi'.$I$2:$'Partite Gironi'.$I$49])+SUMIF([$'Partite Gironi'.$F$2:$'Partite Gironi'.$F$49];[.D40];[$'Partite Gironi'.$O$2:$'Partite Gironi'.$O$49])" office:value-type="float" office:value="2" calcext:value-type="float">
            <text:p>2</text:p>
          </table:table-cell>
          <table:table-cell table:style-name="ce133" table:formula="of:=SUMIF([$'Partite Gironi'.$D$2:$'Partite Gironi'.$D$49];[.D40];[$'Partite Gironi'.$J$2:$'Partite Gironi'.$J$49])+SUMIF([$'Partite Gironi'.$F$2:$'Partite Gironi'.$F$49];[.D40];[$'Partite Gironi'.$P$2:$'Partite Gironi'.$P$49])" office:value-type="float" office:value="0" calcext:value-type="float">
            <text:p>0</text:p>
          </table:table-cell>
          <table:table-cell table:style-name="ce133" table:formula="of:=2*[.F40]+1*[.G40]+0*[.H40]" office:value-type="float" office:value="4" calcext:value-type="float">
            <text:p>4</text:p>
          </table:table-cell>
          <table:table-cell table:style-name="ce133" table:formula="of:=SUMIF([$'Partite Gironi'.$D$2:$'Partite Gironi'.$D$49];[.D40];[$'Partite Gironi'.$K$2:$'Partite Gironi'.$K$49])+SUMIF([$'Partite Gironi'.$F$2:$'Partite Gironi'.$F$49];[.D40];[$'Partite Gironi'.$Q$2:$'Partite Gironi'.$Q$49])" office:value-type="float" office:value="143" calcext:value-type="float">
            <text:p>143</text:p>
          </table:table-cell>
          <table:table-cell table:style-name="ce133" table:formula="of:=SUMIF([$'Partite Gironi'.$D$2:$'Partite Gironi'.$D$49];[.D40];[$'Partite Gironi'.$L$2:$'Partite Gironi'.$L$49])+SUMIF([$'Partite Gironi'.$F$2:$'Partite Gironi'.$F$49];[.D40];[$'Partite Gironi'.$R$2:$'Partite Gironi'.$R$49])" office:value-type="float" office:value="192" calcext:value-type="float">
            <text:p>192</text:p>
          </table:table-cell>
          <table:table-cell table:style-name="ce133" table:formula="of:=SUMIF([$'Partite Gironi'.$D$2:$'Partite Gironi'.$D$49];[.D40];[$'Partite Gironi'.$M$2:$'Partite Gironi'.$M$49])+SUMIF([$'Partite Gironi'.$F$2:$'Partite Gironi'.$F$49];[.D40];[$'Partite Gironi'.$S$2:$'Partite Gironi'.$S$49])" office:value-type="float" office:value="-49" calcext:value-type="float">
            <text:p>-49</text:p>
          </table:table-cell>
          <table:table-cell table:style-name="ce136" table:formula="of:=[.I40]+(500+0)*10^-3+(500+0)*10^-6+(500+[.L40])*10^-9+[.J40]*10^-12" office:value-type="float" office:value="4.500500451143" calcext:value-type="float">
            <text:p>4,500500451143</text:p>
          </table:table-cell>
          <table:table-cell table:number-columns-repeated="51"/>
        </table:table-row>
        <table:table-row table:style-name="ro2">
          <table:table-cell table:style-name="ce384" table:formula="of:=COUNTIF([.$M$38:.$M$41];&quot;&gt;=&quot;&amp;[.M41])" office:value-type="float" office:value="2" calcext:value-type="float">
            <text:p>2</text:p>
          </table:table-cell>
          <table:table-cell table:style-name="ce408" office:value-type="string" calcext:value-type="string">
            <text:p>G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41];&quot;ABCDEFGH&quot;;1)&gt;0;INDEX([$Squadre.A$3:$Squadre.D$34];MATCH(1;([$Squadre.C$3:$Squadre.C$34]=[.$B41])*([$Squadre.D$3:$Squadre.D$34]=[.$C41]);0);2)&amp;&quot; (&quot;&amp;INDEX([$Squadre.A$3:$Squadre.D$34];MATCH(1;([$Squadre.C$3:$Squadre.C$34]=[.$B41])*([$Squadre.D$3:$Squadre.D$34]=[.$C41]);0);1)&amp;&quot;)&quot;;&quot;DA SISTEMARE&quot;)" office:value-type="string" office:string-value="Orche (28)" calcext:value-type="string">
            <text:p>Orche (28)</text:p>
          </table:table-cell>
          <table:table-cell table:style-name="ce134" table:formula="of:=[.F41]+[.G41]+[.H41]" office:value-type="float" office:value="3" calcext:value-type="float">
            <text:p>3</text:p>
          </table:table-cell>
          <table:table-cell table:style-name="ce134" table:formula="of:=SUMIF([$'Partite Gironi'.$D$2:$'Partite Gironi'.$D$49];[.D41];[$'Partite Gironi'.$H$2:$'Partite Gironi'.$H$49])+SUMIF([$'Partite Gironi'.$F$2:$'Partite Gironi'.$F$49];[.D41];[$'Partite Gironi'.$N$2:$'Partite Gironi'.$N$49])" office:value-type="float" office:value="2" calcext:value-type="float">
            <text:p>2</text:p>
          </table:table-cell>
          <table:table-cell table:style-name="ce134" table:formula="of:=SUMIF([$'Partite Gironi'.$D$2:$'Partite Gironi'.$D$49];[.D41];[$'Partite Gironi'.$I$2:$'Partite Gironi'.$I$49])+SUMIF([$'Partite Gironi'.$F$2:$'Partite Gironi'.$F$49];[.D41];[$'Partite Gironi'.$O$2:$'Partite Gironi'.$O$49])" office:value-type="float" office:value="1" calcext:value-type="float">
            <text:p>1</text:p>
          </table:table-cell>
          <table:table-cell table:style-name="ce134" table:formula="of:=SUMIF([$'Partite Gironi'.$D$2:$'Partite Gironi'.$D$49];[.D41];[$'Partite Gironi'.$J$2:$'Partite Gironi'.$J$49])+SUMIF([$'Partite Gironi'.$F$2:$'Partite Gironi'.$F$49];[.D41];[$'Partite Gironi'.$P$2:$'Partite Gironi'.$P$49])" office:value-type="float" office:value="0" calcext:value-type="float">
            <text:p>0</text:p>
          </table:table-cell>
          <table:table-cell table:style-name="ce134" table:formula="of:=2*[.F41]+1*[.G41]+0*[.H41]" office:value-type="float" office:value="5" calcext:value-type="float">
            <text:p>5</text:p>
          </table:table-cell>
          <table:table-cell table:style-name="ce134" table:formula="of:=SUMIF([$'Partite Gironi'.$D$2:$'Partite Gironi'.$D$49];[.D41];[$'Partite Gironi'.$K$2:$'Partite Gironi'.$K$49])+SUMIF([$'Partite Gironi'.$F$2:$'Partite Gironi'.$F$49];[.D41];[$'Partite Gironi'.$Q$2:$'Partite Gironi'.$Q$49])" office:value-type="float" office:value="183" calcext:value-type="float">
            <text:p>183</text:p>
          </table:table-cell>
          <table:table-cell table:style-name="ce134" table:formula="of:=SUMIF([$'Partite Gironi'.$D$2:$'Partite Gironi'.$D$49];[.D41];[$'Partite Gironi'.$L$2:$'Partite Gironi'.$L$49])+SUMIF([$'Partite Gironi'.$F$2:$'Partite Gironi'.$F$49];[.D41];[$'Partite Gironi'.$R$2:$'Partite Gironi'.$R$49])" office:value-type="float" office:value="131" calcext:value-type="float">
            <text:p>131</text:p>
          </table:table-cell>
          <table:table-cell table:style-name="ce134" table:formula="of:=SUMIF([$'Partite Gironi'.$D$2:$'Partite Gironi'.$D$49];[.D41];[$'Partite Gironi'.$M$2:$'Partite Gironi'.$M$49])+SUMIF([$'Partite Gironi'.$F$2:$'Partite Gironi'.$F$49];[.D41];[$'Partite Gironi'.$S$2:$'Partite Gironi'.$S$49])" office:value-type="float" office:value="52" calcext:value-type="float">
            <text:p>52</text:p>
          </table:table-cell>
          <table:table-cell table:style-name="ce137" table:formula="of:=[.I41]+(500+0)*10^-3+(500+0)*10^-6+(500+[.L41])*10^-9+[.J41]*10^-12" office:value-type="float" office:value="5.500500552183" calcext:value-type="float">
            <text:p>5,500500552183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2">
          <table:table-cell table:style-name="ce94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31" office:value-type="string" calcext:value-type="string">
            <text:p>Giocate</text:p>
          </table:table-cell>
          <table:table-cell table:style-name="ce131" office:value-type="string" calcext:value-type="string">
            <text:p>Vinte</text:p>
          </table:table-cell>
          <table:table-cell table:style-name="ce131" office:value-type="string" calcext:value-type="string">
            <text:p>Perse</text:p>
          </table:table-cell>
          <table:table-cell table:style-name="ce131" office:value-type="string" calcext:value-type="string">
            <text:p>Forfait</text:p>
          </table:table-cell>
          <table:table-cell table:style-name="ce131" office:value-type="string" calcext:value-type="string">
            <text:p>P.Class.</text:p>
          </table:table-cell>
          <table:table-cell table:style-name="ce131" office:value-type="string" calcext:value-type="string">
            <text:p>P.Gara Fatti</text:p>
          </table:table-cell>
          <table:table-cell table:style-name="ce131" office:value-type="string" calcext:value-type="string">
            <text:p>P.Gara Subiti</text:p>
          </table:table-cell>
          <table:table-cell table:style-name="ce131" office:value-type="string" calcext:value-type="string">
            <text:p>Diff.P.Gara</text:p>
          </table:table-cell>
          <table:table-cell table:style-name="ce94" office:value-type="string" calcext:value-type="string">
            <text:p>Coeff.</text:p>
          </table:table-cell>
          <table:table-cell table:style-name="ce380" table:number-columns-repeated="41"/>
          <table:table-cell table:number-columns-repeated="10"/>
        </table:table-row>
        <table:table-row table:style-name="ro2">
          <table:table-cell table:style-name="ce382" table:formula="of:=COUNTIF([.$M$44:.$M$47];&quot;&gt;=&quot;&amp;[.M44])" office:value-type="float" office:value="2" calcext:value-type="float">
            <text:p>2</text:p>
          </table:table-cell>
          <table:table-cell table:style-name="ce409" office:value-type="string" calcext:value-type="string">
            <text:p>H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44];&quot;ABCDEFGH&quot;;1)&gt;0;INDEX([$Squadre.A$3:$Squadre.D$34];MATCH(1;([$Squadre.C$3:$Squadre.C$34]=[.$B44])*([$Squadre.D$3:$Squadre.D$34]=[.$C44]);0);2)&amp;&quot; (&quot;&amp;INDEX([$Squadre.A$3:$Squadre.D$34];MATCH(1;([$Squadre.C$3:$Squadre.C$34]=[.$B44])*([$Squadre.D$3:$Squadre.D$34]=[.$C44]);0);1)&amp;&quot;)&quot;;&quot;DA SISTEMARE&quot;)" office:value-type="string" office:string-value="Piranha (29)" calcext:value-type="string">
            <text:p>Piranha (29)</text:p>
          </table:table-cell>
          <table:table-cell table:style-name="ce132" table:formula="of:=[.F44]+[.G44]+[.H44]" office:value-type="float" office:value="3" calcext:value-type="float">
            <text:p>3</text:p>
          </table:table-cell>
          <table:table-cell table:style-name="ce132" table:formula="of:=SUMIF([$'Partite Gironi'.$D$2:$'Partite Gironi'.$D$49];[.D44];[$'Partite Gironi'.$H$2:$'Partite Gironi'.$H$49])+SUMIF([$'Partite Gironi'.$F$2:$'Partite Gironi'.$F$49];[.D44];[$'Partite Gironi'.$N$2:$'Partite Gironi'.$N$49])" office:value-type="float" office:value="2" calcext:value-type="float">
            <text:p>2</text:p>
          </table:table-cell>
          <table:table-cell table:style-name="ce132" table:formula="of:=SUMIF([$'Partite Gironi'.$D$2:$'Partite Gironi'.$D$49];[.D44];[$'Partite Gironi'.$I$2:$'Partite Gironi'.$I$49])+SUMIF([$'Partite Gironi'.$F$2:$'Partite Gironi'.$F$49];[.D44];[$'Partite Gironi'.$O$2:$'Partite Gironi'.$O$49])" office:value-type="float" office:value="1" calcext:value-type="float">
            <text:p>1</text:p>
          </table:table-cell>
          <table:table-cell table:style-name="ce132" table:formula="of:=SUMIF([$'Partite Gironi'.$D$2:$'Partite Gironi'.$D$49];[.D44];[$'Partite Gironi'.$J$2:$'Partite Gironi'.$J$49])+SUMIF([$'Partite Gironi'.$F$2:$'Partite Gironi'.$F$49];[.D44];[$'Partite Gironi'.$P$2:$'Partite Gironi'.$P$49])" office:value-type="float" office:value="0" calcext:value-type="float">
            <text:p>0</text:p>
          </table:table-cell>
          <table:table-cell table:style-name="ce132" table:formula="of:=2*[.F44]+1*[.G44]+0*[.H44]" office:value-type="float" office:value="5" calcext:value-type="float">
            <text:p>5</text:p>
          </table:table-cell>
          <table:table-cell table:style-name="ce132" table:formula="of:=SUMIF([$'Partite Gironi'.$D$2:$'Partite Gironi'.$D$49];[.D44];[$'Partite Gironi'.$K$2:$'Partite Gironi'.$K$49])+SUMIF([$'Partite Gironi'.$F$2:$'Partite Gironi'.$F$49];[.D44];[$'Partite Gironi'.$Q$2:$'Partite Gironi'.$Q$49])" office:value-type="float" office:value="189" calcext:value-type="float">
            <text:p>189</text:p>
          </table:table-cell>
          <table:table-cell table:style-name="ce132" table:formula="of:=SUMIF([$'Partite Gironi'.$D$2:$'Partite Gironi'.$D$49];[.D44];[$'Partite Gironi'.$L$2:$'Partite Gironi'.$L$49])+SUMIF([$'Partite Gironi'.$F$2:$'Partite Gironi'.$F$49];[.D44];[$'Partite Gironi'.$R$2:$'Partite Gironi'.$R$49])" office:value-type="float" office:value="215" calcext:value-type="float">
            <text:p>215</text:p>
          </table:table-cell>
          <table:table-cell table:style-name="ce132" table:formula="of:=SUMIF([$'Partite Gironi'.$D$2:$'Partite Gironi'.$D$49];[.D44];[$'Partite Gironi'.$M$2:$'Partite Gironi'.$M$49])+SUMIF([$'Partite Gironi'.$F$2:$'Partite Gironi'.$F$49];[.D44];[$'Partite Gironi'.$S$2:$'Partite Gironi'.$S$49])" office:value-type="float" office:value="-26" calcext:value-type="float">
            <text:p>-26</text:p>
          </table:table-cell>
          <table:table-cell table:style-name="ce135" table:formula="of:=[.I44]+(500+0)*10^-3+(500+[.L44])*10^-6" office:value-type="float" office:value="5.500474" calcext:value-type="float">
            <text:p>5,500474000000</text:p>
          </table:table-cell>
          <table:table-cell table:number-columns-repeated="51"/>
        </table:table-row>
        <table:table-row table:style-name="ro2">
          <table:table-cell table:style-name="ce383" table:formula="of:=COUNTIF([.$M$44:.$M$47];&quot;&gt;=&quot;&amp;[.M45])" office:value-type="float" office:value="1" calcext:value-type="float">
            <text:p>1</text:p>
          </table:table-cell>
          <table:table-cell table:style-name="ce410" office:value-type="string" calcext:value-type="string">
            <text:p>H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45];&quot;ABCDEFGH&quot;;1)&gt;0;INDEX([$Squadre.A$3:$Squadre.D$34];MATCH(1;([$Squadre.C$3:$Squadre.C$34]=[.$B45])*([$Squadre.D$3:$Squadre.D$34]=[.$C45]);0);2)&amp;&quot; (&quot;&amp;INDEX([$Squadre.A$3:$Squadre.D$34];MATCH(1;([$Squadre.C$3:$Squadre.C$34]=[.$B45])*([$Squadre.D$3:$Squadre.D$34]=[.$C45]);0);1)&amp;&quot;)&quot;;&quot;DA SISTEMARE&quot;)" office:value-type="string" office:string-value="Scorpioni (30)" calcext:value-type="string">
            <text:p>Scorpioni (30)</text:p>
          </table:table-cell>
          <table:table-cell table:style-name="ce133" table:formula="of:=[.F45]+[.G45]+[.H45]" office:value-type="float" office:value="3" calcext:value-type="float">
            <text:p>3</text:p>
          </table:table-cell>
          <table:table-cell table:style-name="ce133" table:formula="of:=SUMIF([$'Partite Gironi'.$D$2:$'Partite Gironi'.$D$49];[.D45];[$'Partite Gironi'.$H$2:$'Partite Gironi'.$H$49])+SUMIF([$'Partite Gironi'.$F$2:$'Partite Gironi'.$F$49];[.D45];[$'Partite Gironi'.$N$2:$'Partite Gironi'.$N$49])" office:value-type="float" office:value="2" calcext:value-type="float">
            <text:p>2</text:p>
          </table:table-cell>
          <table:table-cell table:style-name="ce133" table:formula="of:=SUMIF([$'Partite Gironi'.$D$2:$'Partite Gironi'.$D$49];[.D45];[$'Partite Gironi'.$I$2:$'Partite Gironi'.$I$49])+SUMIF([$'Partite Gironi'.$F$2:$'Partite Gironi'.$F$49];[.D45];[$'Partite Gironi'.$O$2:$'Partite Gironi'.$O$49])" office:value-type="float" office:value="1" calcext:value-type="float">
            <text:p>1</text:p>
          </table:table-cell>
          <table:table-cell table:style-name="ce133" table:formula="of:=SUMIF([$'Partite Gironi'.$D$2:$'Partite Gironi'.$D$49];[.D45];[$'Partite Gironi'.$J$2:$'Partite Gironi'.$J$49])+SUMIF([$'Partite Gironi'.$F$2:$'Partite Gironi'.$F$49];[.D45];[$'Partite Gironi'.$P$2:$'Partite Gironi'.$P$49])" office:value-type="float" office:value="0" calcext:value-type="float">
            <text:p>0</text:p>
          </table:table-cell>
          <table:table-cell table:style-name="ce133" table:formula="of:=2*[.F45]+1*[.G45]+0*[.H45]" office:value-type="float" office:value="5" calcext:value-type="float">
            <text:p>5</text:p>
          </table:table-cell>
          <table:table-cell table:style-name="ce133" table:formula="of:=SUMIF([$'Partite Gironi'.$D$2:$'Partite Gironi'.$D$49];[.D45];[$'Partite Gironi'.$K$2:$'Partite Gironi'.$K$49])+SUMIF([$'Partite Gironi'.$F$2:$'Partite Gironi'.$F$49];[.D45];[$'Partite Gironi'.$Q$2:$'Partite Gironi'.$Q$49])" office:value-type="float" office:value="214" calcext:value-type="float">
            <text:p>214</text:p>
          </table:table-cell>
          <table:table-cell table:style-name="ce133" table:formula="of:=SUMIF([$'Partite Gironi'.$D$2:$'Partite Gironi'.$D$49];[.D45];[$'Partite Gironi'.$L$2:$'Partite Gironi'.$L$49])+SUMIF([$'Partite Gironi'.$F$2:$'Partite Gironi'.$F$49];[.D45];[$'Partite Gironi'.$R$2:$'Partite Gironi'.$R$49])" office:value-type="float" office:value="183" calcext:value-type="float">
            <text:p>183</text:p>
          </table:table-cell>
          <table:table-cell table:style-name="ce133" table:formula="of:=SUMIF([$'Partite Gironi'.$D$2:$'Partite Gironi'.$D$49];[.D45];[$'Partite Gironi'.$M$2:$'Partite Gironi'.$M$49])+SUMIF([$'Partite Gironi'.$F$2:$'Partite Gironi'.$F$49];[.D45];[$'Partite Gironi'.$S$2:$'Partite Gironi'.$S$49])" office:value-type="float" office:value="31" calcext:value-type="float">
            <text:p>31</text:p>
          </table:table-cell>
          <table:table-cell table:style-name="ce136" table:formula="of:=[.I45]+(500+0)*10^-3+(500+[.L45])*10^-6" office:value-type="float" office:value="5.500531" calcext:value-type="float">
            <text:p>5,500531000000</text:p>
          </table:table-cell>
          <table:table-cell table:number-columns-repeated="51"/>
        </table:table-row>
        <table:table-row table:style-name="ro2">
          <table:table-cell table:style-name="ce383" table:formula="of:=COUNTIF([.$M$44:.$M$47];&quot;&gt;=&quot;&amp;[.M46])" office:value-type="float" office:value="3" calcext:value-type="float">
            <text:p>3</text:p>
          </table:table-cell>
          <table:table-cell table:style-name="ce410" office:value-type="string" calcext:value-type="string">
            <text:p>H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6];&quot;ABCDEFGH&quot;;1)&gt;0;INDEX([$Squadre.A$3:$Squadre.D$34];MATCH(1;([$Squadre.C$3:$Squadre.C$34]=[.$B46])*([$Squadre.D$3:$Squadre.D$34]=[.$C46]);0);2)&amp;&quot; (&quot;&amp;INDEX([$Squadre.A$3:$Squadre.D$34];MATCH(1;([$Squadre.C$3:$Squadre.C$34]=[.$B46])*([$Squadre.D$3:$Squadre.D$34]=[.$C46]);0);1)&amp;&quot;)&quot;;&quot;DA SISTEMARE&quot;)" office:value-type="string" office:string-value="Tonni (31)" calcext:value-type="string">
            <text:p>Tonni (31)</text:p>
          </table:table-cell>
          <table:table-cell table:style-name="ce133" table:formula="of:=[.F46]+[.G46]+[.H46]" office:value-type="float" office:value="3" calcext:value-type="float">
            <text:p>3</text:p>
          </table:table-cell>
          <table:table-cell table:style-name="ce133" table:formula="of:=SUMIF([$'Partite Gironi'.$D$2:$'Partite Gironi'.$D$49];[.D46];[$'Partite Gironi'.$H$2:$'Partite Gironi'.$H$49])+SUMIF([$'Partite Gironi'.$F$2:$'Partite Gironi'.$F$49];[.D46];[$'Partite Gironi'.$N$2:$'Partite Gironi'.$N$49])" office:value-type="float" office:value="1" calcext:value-type="float">
            <text:p>1</text:p>
          </table:table-cell>
          <table:table-cell table:style-name="ce133" table:formula="of:=SUMIF([$'Partite Gironi'.$D$2:$'Partite Gironi'.$D$49];[.D46];[$'Partite Gironi'.$I$2:$'Partite Gironi'.$I$49])+SUMIF([$'Partite Gironi'.$F$2:$'Partite Gironi'.$F$49];[.D46];[$'Partite Gironi'.$O$2:$'Partite Gironi'.$O$49])" office:value-type="float" office:value="2" calcext:value-type="float">
            <text:p>2</text:p>
          </table:table-cell>
          <table:table-cell table:style-name="ce133" table:formula="of:=SUMIF([$'Partite Gironi'.$D$2:$'Partite Gironi'.$D$49];[.D46];[$'Partite Gironi'.$J$2:$'Partite Gironi'.$J$49])+SUMIF([$'Partite Gironi'.$F$2:$'Partite Gironi'.$F$49];[.D46];[$'Partite Gironi'.$P$2:$'Partite Gironi'.$P$49])" office:value-type="float" office:value="0" calcext:value-type="float">
            <text:p>0</text:p>
          </table:table-cell>
          <table:table-cell table:style-name="ce133" table:formula="of:=2*[.F46]+1*[.G46]+0*[.H46]" office:value-type="float" office:value="4" calcext:value-type="float">
            <text:p>4</text:p>
          </table:table-cell>
          <table:table-cell table:style-name="ce133" table:formula="of:=SUMIF([$'Partite Gironi'.$D$2:$'Partite Gironi'.$D$49];[.D46];[$'Partite Gironi'.$K$2:$'Partite Gironi'.$K$49])+SUMIF([$'Partite Gironi'.$F$2:$'Partite Gironi'.$F$49];[.D46];[$'Partite Gironi'.$Q$2:$'Partite Gironi'.$Q$49])" office:value-type="float" office:value="185" calcext:value-type="float">
            <text:p>185</text:p>
          </table:table-cell>
          <table:table-cell table:style-name="ce133" table:formula="of:=SUMIF([$'Partite Gironi'.$D$2:$'Partite Gironi'.$D$49];[.D46];[$'Partite Gironi'.$L$2:$'Partite Gironi'.$L$49])+SUMIF([$'Partite Gironi'.$F$2:$'Partite Gironi'.$F$49];[.D46];[$'Partite Gironi'.$R$2:$'Partite Gironi'.$R$49])" office:value-type="float" office:value="183" calcext:value-type="float">
            <text:p>183</text:p>
          </table:table-cell>
          <table:table-cell table:style-name="ce133" table:formula="of:=SUMIF([$'Partite Gironi'.$D$2:$'Partite Gironi'.$D$49];[.D46];[$'Partite Gironi'.$M$2:$'Partite Gironi'.$M$49])+SUMIF([$'Partite Gironi'.$F$2:$'Partite Gironi'.$F$49];[.D46];[$'Partite Gironi'.$S$2:$'Partite Gironi'.$S$49])" office:value-type="float" office:value="2" calcext:value-type="float">
            <text:p>2</text:p>
          </table:table-cell>
          <table:table-cell table:style-name="ce136" table:formula="of:=[.I46]+(500+0)*10^-3+(500+[.L46])*10^-6" office:value-type="float" office:value="4.500502" calcext:value-type="float">
            <text:p>4,500502000000</text:p>
          </table:table-cell>
          <table:table-cell table:number-columns-repeated="51"/>
        </table:table-row>
        <table:table-row table:style-name="ro2">
          <table:table-cell table:style-name="ce384" table:formula="of:=COUNTIF([.$M$44:.$M$47];&quot;&gt;=&quot;&amp;[.M47])" office:value-type="float" office:value="4" calcext:value-type="float">
            <text:p>4</text:p>
          </table:table-cell>
          <table:table-cell table:style-name="ce411" office:value-type="string" calcext:value-type="string">
            <text:p>H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47];&quot;ABCDEFGH&quot;;1)&gt;0;INDEX([$Squadre.A$3:$Squadre.D$34];MATCH(1;([$Squadre.C$3:$Squadre.C$34]=[.$B47])*([$Squadre.D$3:$Squadre.D$34]=[.$C47]);0);2)&amp;&quot; (&quot;&amp;INDEX([$Squadre.A$3:$Squadre.D$34];MATCH(1;([$Squadre.C$3:$Squadre.C$34]=[.$B47])*([$Squadre.D$3:$Squadre.D$34]=[.$C47]);0);1)&amp;&quot;)&quot;;&quot;DA SISTEMARE&quot;)" office:value-type="string" office:string-value="Zebre (32)" calcext:value-type="string">
            <text:p>Zebre (32)</text:p>
          </table:table-cell>
          <table:table-cell table:style-name="ce134" table:formula="of:=[.F47]+[.G47]+[.H47]" office:value-type="float" office:value="3" calcext:value-type="float">
            <text:p>3</text:p>
          </table:table-cell>
          <table:table-cell table:style-name="ce134" table:formula="of:=SUMIF([$'Partite Gironi'.$D$2:$'Partite Gironi'.$D$49];[.D47];[$'Partite Gironi'.$H$2:$'Partite Gironi'.$H$49])+SUMIF([$'Partite Gironi'.$F$2:$'Partite Gironi'.$F$49];[.D47];[$'Partite Gironi'.$N$2:$'Partite Gironi'.$N$49])" office:value-type="float" office:value="1" calcext:value-type="float">
            <text:p>1</text:p>
          </table:table-cell>
          <table:table-cell table:style-name="ce134" table:formula="of:=SUMIF([$'Partite Gironi'.$D$2:$'Partite Gironi'.$D$49];[.D47];[$'Partite Gironi'.$I$2:$'Partite Gironi'.$I$49])+SUMIF([$'Partite Gironi'.$F$2:$'Partite Gironi'.$F$49];[.D47];[$'Partite Gironi'.$O$2:$'Partite Gironi'.$O$49])" office:value-type="float" office:value="2" calcext:value-type="float">
            <text:p>2</text:p>
          </table:table-cell>
          <table:table-cell table:style-name="ce134" table:formula="of:=SUMIF([$'Partite Gironi'.$D$2:$'Partite Gironi'.$D$49];[.D47];[$'Partite Gironi'.$J$2:$'Partite Gironi'.$J$49])+SUMIF([$'Partite Gironi'.$F$2:$'Partite Gironi'.$F$49];[.D47];[$'Partite Gironi'.$P$2:$'Partite Gironi'.$P$49])" office:value-type="float" office:value="0" calcext:value-type="float">
            <text:p>0</text:p>
          </table:table-cell>
          <table:table-cell table:style-name="ce134" table:formula="of:=2*[.F47]+1*[.G47]+0*[.H47]" office:value-type="float" office:value="4" calcext:value-type="float">
            <text:p>4</text:p>
          </table:table-cell>
          <table:table-cell table:style-name="ce134" table:formula="of:=SUMIF([$'Partite Gironi'.$D$2:$'Partite Gironi'.$D$49];[.D47];[$'Partite Gironi'.$K$2:$'Partite Gironi'.$K$49])+SUMIF([$'Partite Gironi'.$F$2:$'Partite Gironi'.$F$49];[.D47];[$'Partite Gironi'.$Q$2:$'Partite Gironi'.$Q$49])" office:value-type="float" office:value="216" calcext:value-type="float">
            <text:p>216</text:p>
          </table:table-cell>
          <table:table-cell table:style-name="ce134" table:formula="of:=SUMIF([$'Partite Gironi'.$D$2:$'Partite Gironi'.$D$49];[.D47];[$'Partite Gironi'.$L$2:$'Partite Gironi'.$L$49])+SUMIF([$'Partite Gironi'.$F$2:$'Partite Gironi'.$F$49];[.D47];[$'Partite Gironi'.$R$2:$'Partite Gironi'.$R$49])" office:value-type="float" office:value="223" calcext:value-type="float">
            <text:p>223</text:p>
          </table:table-cell>
          <table:table-cell table:style-name="ce134" table:formula="of:=SUMIF([$'Partite Gironi'.$D$2:$'Partite Gironi'.$D$49];[.D47];[$'Partite Gironi'.$M$2:$'Partite Gironi'.$M$49])+SUMIF([$'Partite Gironi'.$F$2:$'Partite Gironi'.$F$49];[.D47];[$'Partite Gironi'.$S$2:$'Partite Gironi'.$S$49])" office:value-type="float" office:value="-7" calcext:value-type="float">
            <text:p>-7</text:p>
          </table:table-cell>
          <table:table-cell table:style-name="ce137" table:formula="of:=[.I47]+(500+0)*10^-3+(500+[.L47])*10^-6" office:value-type="float" office:value="4.500493" calcext:value-type="float">
            <text:p>4,500493000000</text:p>
          </table:table-cell>
          <table:table-cell table:number-columns-repeated="51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lassifiche Gironi'.E1:'Classifiche Gironi'.L1 'Classifiche Gironi'.E7:'Classifiche Gironi'.L7 'Classifiche Gironi'.E13:'Classifiche Gironi'.L13 'Classifiche Gironi'.E19:'Classifiche Gironi'.L19 'Classifiche Gironi'.E25:'Classifiche Gironi'.L25 'Classifiche Gironi'.E31:'Classifiche Gironi'.L31 'Classifiche Gironi'.E37:'Classifiche Gironi'.L37 'Classifiche Gironi'.E43:'Classifiche Gironi'.L43">
            <calcext:condition calcext:apply-style-name="ConditionalStyle_207" calcext:value="formula-is([.$E$2]=&quot;Black and White&quot;)" calcext:base-cell-address="'Classifiche Gironi'.E1"/>
          </calcext:conditional-format>
          <calcext:conditional-format calcext:target-range-address="'Classifiche Gironi'.M1:'Classifiche Gironi'.M1 'Classifiche Gironi'.M7:'Classifiche Gironi'.M7 'Classifiche Gironi'.M13:'Classifiche Gironi'.M13 'Classifiche Gironi'.M19:'Classifiche Gironi'.M19 'Classifiche Gironi'.M25:'Classifiche Gironi'.M25 'Classifiche Gironi'.M31:'Classifiche Gironi'.M31 'Classifiche Gironi'.M37:'Classifiche Gironi'.M37 'Classifiche Gironi'.M43:'Classifiche Gironi'.M43 'Classifiche Gironi'.A1:'Classifiche Gironi'.A1 'Classifiche Gironi'.A7:'Classifiche Gironi'.A7 'Classifiche Gironi'.A13:'Classifiche Gironi'.A13 'Classifiche Gironi'.A19:'Classifiche Gironi'.A19 'Classifiche Gironi'.A25:'Classifiche Gironi'.A25 'Classifiche Gironi'.A31:'Classifiche Gironi'.A31 'Classifiche Gironi'.A37:'Classifiche Gironi'.A37 'Classifiche Gironi'.A43:'Classifiche Gironi'.A43">
            <calcext:condition calcext:apply-style-name="ConditionalStyle_163" calcext:value="formula-is([.$E$2]=&quot;Black and White&quot;)" calcext:base-cell-address="'Classifiche Gironi'.A1"/>
          </calcext:conditional-format>
          <calcext:conditional-format calcext:target-range-address="'Classifiche Gironi'.C2:'Classifiche Gironi'.D5 'Classifiche Gironi'.C8:'Classifiche Gironi'.D11 'Classifiche Gironi'.C20:'Classifiche Gironi'.D23 'Classifiche Gironi'.C26:'Classifiche Gironi'.D29 'Classifiche Gironi'.C32:'Classifiche Gironi'.D35 'Classifiche Gironi'.C38:'Classifiche Gironi'.D41 'Classifiche Gironi'.C44:'Classifiche Gironi'.D47 'Classifiche Gironi'.C14:'Classifiche Gironi'.D17">
            <calcext:condition calcext:apply-style-name="ConditionalStyle_182" calcext:value="formula-is([.$E$2]=&quot;Black and White&quot;)" calcext:base-cell-address="'Classifiche Gironi'.C2"/>
          </calcext:conditional-format>
          <calcext:conditional-format calcext:target-range-address="'Classifiche Gironi'.B1:'Classifiche Gironi'.D1 'Classifiche Gironi'.B7:'Classifiche Gironi'.D7 'Classifiche Gironi'.B13:'Classifiche Gironi'.D13 'Classifiche Gironi'.B19:'Classifiche Gironi'.D19 'Classifiche Gironi'.B25:'Classifiche Gironi'.D25 'Classifiche Gironi'.B31:'Classifiche Gironi'.D31 'Classifiche Gironi'.B37:'Classifiche Gironi'.D37 'Classifiche Gironi'.B43:'Classifiche Gironi'.D43">
            <calcext:condition calcext:apply-style-name="ConditionalStyle_173" calcext:value="formula-is([.$E$2]=&quot;Black and White&quot;)" calcext:base-cell-address="'Classifiche Gironi'.B1"/>
          </calcext:conditional-format>
          <calcext:conditional-format calcext:target-range-address="'Classifiche Gironi'.E2:'Classifiche Gironi'.L5 'Classifiche Gironi'.E8:'Classifiche Gironi'.L11 'Classifiche Gironi'.E20:'Classifiche Gironi'.L23 'Classifiche Gironi'.E26:'Classifiche Gironi'.L29 'Classifiche Gironi'.E32:'Classifiche Gironi'.L35 'Classifiche Gironi'.E38:'Classifiche Gironi'.L41 'Classifiche Gironi'.E44:'Classifiche Gironi'.L47 'Classifiche Gironi'.E14:'Classifiche Gironi'.L17">
            <calcext:condition calcext:apply-style-name="ConditionalStyle_150" calcext:value="formula-is([.$E$2]=&quot;Black and White&quot;)" calcext:base-cell-address="'Classifiche Gironi'.E2"/>
          </calcext:conditional-format>
        </calcext:conditional-formats>
      </table:table>
      <table:table table:name="Calendario e Tabellone" table:style-name="ta1">
        <table:table-column table:style-name="co24" table:default-cell-style-name="ce435"/>
        <table:table-column table:style-name="co25" table:default-cell-style-name="ce435"/>
        <table:table-column table:style-name="co25" table:default-cell-style-name="ce447"/>
        <table:table-column table:style-name="co26" table:default-cell-style-name="ce459"/>
        <table:table-column table:style-name="co27" table:default-cell-style-name="ce459"/>
        <table:table-column table:style-name="co28" table:number-columns-repeated="2" table:default-cell-style-name="ce473"/>
        <table:table-column table:style-name="co27" table:default-cell-style-name="ce473"/>
        <table:table-column table:style-name="co26" table:default-cell-style-name="ce490"/>
        <table:table-column table:style-name="co29" table:default-cell-style-name="ce473"/>
        <table:table-column table:style-name="co30" table:default-cell-style-name="ce498"/>
        <table:table-column table:style-name="co31" table:default-cell-style-name="ce497"/>
        <table:table-column table:style-name="co32" table:default-cell-style-name="ce497"/>
        <table:table-column table:style-name="co33" table:default-cell-style-name="ce473"/>
        <table:table-column table:style-name="co32" table:default-cell-style-name="ce473"/>
        <table:table-column table:style-name="co34" table:default-cell-style-name="ce473"/>
        <table:table-column table:style-name="co35" table:default-cell-style-name="ce473"/>
        <table:table-column table:style-name="co36" table:number-columns-repeated="2" table:default-cell-style-name="ce473"/>
        <table:table-column table:style-name="co37" table:default-cell-style-name="ce473"/>
        <table:table-column table:style-name="co38" table:default-cell-style-name="ce497"/>
        <table:table-column table:style-name="co39" table:default-cell-style-name="ce497"/>
        <table:table-column table:style-name="co40" table:default-cell-style-name="ce498"/>
        <table:table-column table:style-name="co41" table:default-cell-style-name="ce649"/>
        <table:table-column table:style-name="co42" table:default-cell-style-name="ce498"/>
        <table:table-column table:style-name="co43" table:number-columns-repeated="2" table:default-cell-style-name="ce498"/>
        <table:table-column table:style-name="co40" table:default-cell-style-name="ce498"/>
        <table:table-column table:style-name="co41" table:default-cell-style-name="ce498"/>
        <table:table-column table:style-name="co42" table:default-cell-style-name="ce498"/>
        <table:table-column table:style-name="co43" table:number-columns-repeated="2" table:default-cell-style-name="ce498"/>
        <table:table-column table:style-name="co40" table:default-cell-style-name="ce498"/>
        <table:table-column table:style-name="co41" table:default-cell-style-name="ce498"/>
        <table:table-column table:style-name="co42" table:default-cell-style-name="ce498"/>
        <table:table-column table:style-name="co43" table:number-columns-repeated="2" table:default-cell-style-name="ce498"/>
        <table:table-column table:style-name="co40" table:default-cell-style-name="ce498"/>
        <table:table-column table:style-name="co41" table:default-cell-style-name="ce498"/>
        <table:table-column table:style-name="co42" table:default-cell-style-name="ce498"/>
        <table:table-column table:style-name="co44" table:number-columns-repeated="13" table:default-cell-style-name="ce498"/>
        <table:table-column table:style-name="co45" table:number-columns-repeated="49" table:default-cell-style-name="ce497"/>
        <table:table-column table:style-name="co46" table:default-cell-style-name="ce497"/>
        <table:table-column table:style-name="co47" table:default-cell-style-name="ce497"/>
        <table:table-column table:style-name="co47" table:number-columns-repeated="8" table:default-cell-style-name="ce473"/>
        <table:table-column table:style-name="co45" table:number-columns-repeated="2" table:default-cell-style-name="ce497"/>
        <table:table-row table:style-name="ro3">
          <table:table-cell table:style-name="ce425" office:value-type="string" calcext:value-type="string" table:number-columns-spanned="21" table:number-rows-spanned="2">
            <text:p>Calendario Euro 2016</text:p>
          </table:table-cell>
          <table:covered-table-cell table:number-columns-repeated="20" table:style-name="ce139"/>
          <table:table-cell table:style-name="ce623"/>
          <table:table-cell table:style-name="ce340" office:value-type="string" calcext:value-type="string" table:number-columns-spanned="11" table:number-rows-spanned="2">
            <text:p>Campione d'Europa 2016 :::::</text:p>
          </table:table-cell>
          <table:covered-table-cell table:number-columns-repeated="10" table:style-name="ce340"/>
          <table:table-cell table:style-name="ce758" table:number-columns-spanned="7" table:number-rows-spanned="2"/>
          <table:covered-table-cell table:number-columns-repeated="6" table:style-name="ce758"/>
          <table:table-cell table:style-name="ce496" table:number-columns-repeated="13"/>
          <table:table-cell table:style-name="ce626" table:number-columns-repeated="61"/>
        </table:table-row>
        <table:table-row table:style-name="ro4">
          <table:covered-table-cell table:number-columns-repeated="21" table:style-name="ce139"/>
          <table:table-cell table:style-name="ce623"/>
          <table:covered-table-cell table:number-columns-repeated="11" table:style-name="ce340"/>
          <table:covered-table-cell table:number-columns-repeated="7" table:style-name="ce758"/>
          <table:table-cell table:style-name="ce496" table:number-columns-repeated="13"/>
          <table:table-cell table:style-name="ce626" table:number-columns-repeated="49"/>
          <table:table-cell table:style-name="ce496" table:number-columns-repeated="10"/>
          <table:table-cell table:style-name="ce626" table:number-columns-repeated="2"/>
        </table:table-row>
        <table:table-row table:style-name="ro5">
          <table:table-cell table:style-name="ce140" office:value-type="string" calcext:value-type="string" table:number-columns-spanned="10" table:number-rows-spanned="1">
            <text:p>Fase a Gironi</text:p>
          </table:table-cell>
          <table:covered-table-cell table:number-columns-repeated="8" table:style-name="ce436"/>
          <table:covered-table-cell table:style-name="ce140"/>
          <table:table-cell table:style-name="ce496"/>
          <table:table-cell table:style-name="ce499" office:value-type="string" calcext:value-type="string" table:number-columns-spanned="10" table:number-rows-spanned="1">
            <text:p>Classifiche</text:p>
          </table:table-cell>
          <table:covered-table-cell table:number-columns-repeated="8" table:style-name="ce529"/>
          <table:covered-table-cell table:style-name="ce619"/>
          <table:table-cell table:style-name="ce624"/>
          <table:table-cell table:style-name="ce628" office:value-type="string" calcext:value-type="string" table:number-columns-spanned="3" table:number-rows-spanned="2">
            <text:p>Ottavi di finale</text:p>
          </table:table-cell>
          <table:covered-table-cell table:style-name="ce634"/>
          <table:covered-table-cell table:style-name="ce650"/>
          <table:table-cell table:style-name="ce496"/>
          <table:table-cell table:style-name="ce663"/>
          <table:table-cell table:style-name="ce628" office:value-type="string" calcext:value-type="string" table:number-columns-spanned="3" table:number-rows-spanned="2">
            <text:p>Quarti di finale</text:p>
          </table:table-cell>
          <table:covered-table-cell table:style-name="ce634"/>
          <table:covered-table-cell table:style-name="ce650"/>
          <table:table-cell table:style-name="ce663" table:number-columns-repeated="2"/>
          <table:table-cell table:style-name="ce628" office:value-type="string" calcext:value-type="string" table:number-columns-spanned="3" table:number-rows-spanned="2">
            <text:p>Semifinali</text:p>
          </table:table-cell>
          <table:covered-table-cell table:style-name="ce634"/>
          <table:covered-table-cell table:style-name="ce650"/>
          <table:table-cell table:style-name="ce626" table:number-columns-repeated="2"/>
          <table:table-cell table:style-name="ce628" office:value-type="string" calcext:value-type="string" table:number-columns-spanned="3" table:number-rows-spanned="2">
            <text:p>Finale</text:p>
          </table:table-cell>
          <table:covered-table-cell table:style-name="ce634"/>
          <table:covered-table-cell table:style-name="ce650"/>
          <table:table-cell table:style-name="ce496" table:number-columns-repeated="13"/>
          <table:table-cell table:style-name="ce626" table:number-columns-repeated="61"/>
        </table:table-row>
        <table:table-row table:style-name="ro6">
          <table:table-cell table:style-name="ce428" office:value-type="string" calcext:value-type="string" table:number-columns-spanned="2" table:number-rows-spanned="1">
            <text:p>Data</text:p>
          </table:table-cell>
          <table:covered-table-cell table:style-name="ce437"/>
          <table:table-cell table:style-name="ce440" office:value-type="string" calcext:value-type="string">
            <text:p>Ora</text:p>
          </table:table-cell>
          <table:table-cell table:style-name="ce440" office:value-type="string" calcext:value-type="string">
            <text:p>Squadra A</text:p>
          </table:table-cell>
          <table:table-cell table:style-name="ce440"/>
          <table:table-cell table:style-name="ce428" office:value-type="string" calcext:value-type="string" table:number-columns-spanned="2" table:number-rows-spanned="1">
            <text:p>Risult.</text:p>
          </table:table-cell>
          <table:covered-table-cell table:style-name="ce437"/>
          <table:table-cell table:style-name="ce440"/>
          <table:table-cell table:style-name="ce440" office:value-type="string" calcext:value-type="string">
            <text:p>Squadra B</text:p>
          </table:table-cell>
          <table:table-cell table:style-name="ce440" office:value-type="string" calcext:value-type="string">
            <text:p>Gp</text:p>
          </table:table-cell>
          <table:table-cell table:style-name="ce496"/>
          <table:table-cell table:style-name="ce500" office:value-type="string" calcext:value-type="string">
            <text:p>Gruppo A</text:p>
          </table:table-cell>
          <table:table-cell table:style-name="ce530" office:value-type="string" calcext:value-type="string">
            <text:p>G</text:p>
          </table:table-cell>
          <table:table-cell table:style-name="ce530" office:value-type="string" calcext:value-type="string">
            <text:p>V</text:p>
          </table:table-cell>
          <table:table-cell table:style-name="ce530" office:value-type="string" calcext:value-type="string">
            <text:p>P</text:p>
          </table:table-cell>
          <table:table-cell table:style-name="ce530" office:value-type="string" calcext:value-type="string">
            <text:p>F</text:p>
          </table:table-cell>
          <table:table-cell table:style-name="ce530" office:value-type="string" calcext:value-type="string">
            <text:p>PC</text:p>
          </table:table-cell>
          <table:table-cell table:style-name="ce530" office:value-type="string" calcext:value-type="string">
            <text:p>PGF</text:p>
          </table:table-cell>
          <table:table-cell table:style-name="ce530" office:value-type="string" calcext:value-type="string">
            <text:p>PGS</text:p>
          </table:table-cell>
          <table:table-cell table:style-name="ce530" office:value-type="string" calcext:value-type="string">
            <text:p>DPG</text:p>
          </table:table-cell>
          <table:table-cell table:style-name="ce620"/>
          <table:table-cell table:style-name="ce625"/>
          <table:covered-table-cell table:style-name="ce629"/>
          <table:covered-table-cell table:style-name="ce635"/>
          <table:covered-table-cell table:style-name="ce651"/>
          <table:table-cell table:style-name="ce496"/>
          <table:table-cell table:style-name="ce663"/>
          <table:covered-table-cell table:style-name="ce629"/>
          <table:covered-table-cell table:style-name="ce635"/>
          <table:covered-table-cell table:style-name="ce651"/>
          <table:table-cell table:style-name="ce663" table:number-columns-repeated="2"/>
          <table:covered-table-cell table:style-name="ce629"/>
          <table:covered-table-cell table:style-name="ce635"/>
          <table:covered-table-cell table:style-name="ce651"/>
          <table:table-cell table:style-name="ce626" table:number-columns-repeated="2"/>
          <table:covered-table-cell table:style-name="ce629"/>
          <table:covered-table-cell table:style-name="ce635"/>
          <table:covered-table-cell table:style-name="ce651"/>
          <table:table-cell table:style-name="ce496" table:number-columns-repeated="13"/>
          <table:table-cell table:style-name="ce626" table:number-columns-repeated="49"/>
          <table:table-cell table:style-name="ce701" office:value-type="string" calcext:value-type="string">
            <text:p>Gruppo A</text:p>
          </table:table-cell>
          <table:table-cell table:style-name="ce701" office:value-type="string" calcext:value-type="string">
            <text:p>G</text:p>
          </table:table-cell>
          <table:table-cell table:style-name="ce701" office:value-type="string" calcext:value-type="string">
            <text:p>V</text:p>
          </table:table-cell>
          <table:table-cell table:style-name="ce701" office:value-type="string" calcext:value-type="string">
            <text:p>N</text:p>
          </table:table-cell>
          <table:table-cell table:style-name="ce701" office:value-type="string" calcext:value-type="string">
            <text:p>P</text:p>
          </table:table-cell>
          <table:table-cell table:style-name="ce701" office:value-type="string" calcext:value-type="string">
            <text:p>GF</text:p>
          </table:table-cell>
          <table:table-cell table:style-name="ce701" office:value-type="string" calcext:value-type="string">
            <text:p>GS</text:p>
          </table:table-cell>
          <table:table-cell table:style-name="ce701" office:value-type="string" calcext:value-type="string">
            <text:p>DR</text:p>
          </table:table-cell>
          <table:table-cell table:style-name="ce701" office:value-type="string" calcext:value-type="string">
            <text:p>P.ti</text:p>
          </table:table-cell>
          <table:table-cell table:style-name="ce701"/>
          <table:table-cell table:style-name="ce701" office:value-type="string" calcext:value-type="string">
            <text:p>Rank</text:p>
          </table:table-cell>
          <table:table-cell table:style-name="ce626"/>
        </table:table-row>
        <table:table-row table:style-name="ro6">
          <table:table-cell table:style-name="ce429" office:value-type="string" calcext:value-type="string">
            <text:p>Ven</text:p>
          </table:table-cell>
          <table:table-cell table:style-name="ce438" office:value-type="string" calcext:value-type="string">
            <text:p>10 Giu</text:p>
          </table:table-cell>
          <table:table-cell table:style-name="ce441" office:value-type="string" calcext:value-type="string">
            <text:p>21:00</text:p>
          </table:table-cell>
          <table:table-cell table:style-name="ce448" office:value-type="string" calcext:value-type="string">
            <text:p>Francia</text:p>
          </table:table-cell>
          <table:table-cell table:style-name="ce460"/>
          <table:table-cell table:style-name="ce467" office:value-type="float" office:value="2" calcext:value-type="float">
            <text:p>2</text:p>
          </table:table-cell>
          <table:table-cell table:style-name="ce467" office:value-type="float" office:value="1" calcext:value-type="float">
            <text:p>1</text:p>
          </table:table-cell>
          <table:table-cell table:style-name="ce475"/>
          <table:table-cell table:style-name="ce479" office:value-type="string" calcext:value-type="string">
            <text:p>Romania</text:p>
          </table:table-cell>
          <table:table-cell table:style-name="ce491" office:value-type="string" calcext:value-type="string">
            <text:p>A</text:p>
          </table:table-cell>
          <table:table-cell table:style-name="ce496"/>
          <table:table-cell table:style-name="ce501" table:formula="of:=VLOOKUP(ROW()-4;[$'Classifiche Gironi'.$A$2:$'Classifiche Gironi'.$M$5];4;0)" office:value-type="string" office:string-value="Pantere (2)" calcext:value-type="string">
            <text:p>Pantere (2)</text:p>
          </table:table-cell>
          <table:table-cell table:style-name="ce531" table:formula="of:=VLOOKUP(ROW()-4;[$'Classifiche Gironi'.$A$2:$'Classifiche Gironi'.$M$5];5;0)" office:value-type="float" office:value="3" calcext:value-type="float">
            <text:p>3</text:p>
          </table:table-cell>
          <table:table-cell table:style-name="ce531" table:formula="of:=VLOOKUP(ROW()-4;[$'Classifiche Gironi'.$A$2:$'Classifiche Gironi'.$N$5];6;0)" office:value-type="float" office:value="2" calcext:value-type="float">
            <text:p>2</text:p>
          </table:table-cell>
          <table:table-cell table:style-name="ce531" table:formula="of:=VLOOKUP(ROW()-4;[$'Classifiche Gironi'.$A$2:$'Classifiche Gironi'.$N$5];7;0)" office:value-type="float" office:value="1" calcext:value-type="float">
            <text:p>1</text:p>
          </table:table-cell>
          <table:table-cell table:style-name="ce531" table:formula="of:=VLOOKUP(ROW()-4;[$'Classifiche Gironi'.$A$2:$'Classifiche Gironi'.$N$5];8;0)" office:value-type="float" office:value="0" calcext:value-type="float">
            <text:p>0</text:p>
          </table:table-cell>
          <table:table-cell table:style-name="ce531" table:formula="of:=VLOOKUP(ROW()-4;[$'Classifiche Gironi'.$A$2:$'Classifiche Gironi'.$N$5];9;0)" office:value-type="float" office:value="5" calcext:value-type="float">
            <text:p>5</text:p>
          </table:table-cell>
          <table:table-cell table:style-name="ce531" table:formula="of:=VLOOKUP(ROW()-4;[$'Classifiche Gironi'.$A$2:$'Classifiche Gironi'.$N$5];10;0)" office:value-type="float" office:value="199" calcext:value-type="float">
            <text:p>199</text:p>
          </table:table-cell>
          <table:table-cell table:style-name="ce531" table:formula="of:=VLOOKUP(ROW()-4;[$'Classifiche Gironi'.$A$2:$'Classifiche Gironi'.$N$5];11;0)" office:value-type="float" office:value="123" calcext:value-type="float">
            <text:p>123</text:p>
          </table:table-cell>
          <table:table-cell table:style-name="ce594" table:formula="of:=VLOOKUP(ROW()-4;[$'Classifiche Gironi'.$A$2:$'Classifiche Gironi'.$N$5];12;0)" office:value-type="float" office:value="76" calcext:value-type="float">
            <text:p>+76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26"/>
          <table:table-cell table:style-name="ce496"/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Franc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7.0003" calcext:value-type="float">
            <text:p>7,0003</text:p>
          </table:table-cell>
          <table:table-cell table:style-name="ce709"/>
          <table:table-cell table:style-name="ce715" office:value-type="float" office:value="70307" calcext:value-type="float">
            <text:p>70307</text:p>
          </table:table-cell>
          <table:table-cell table:style-name="ce626" office:value-type="float" office:value="1" calcext:value-type="float">
            <text:p>1</text:p>
          </table:table-cell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1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49" office:value-type="string" calcext:value-type="string">
            <text:p>Albania</text:p>
          </table:table-cell>
          <table:table-cell table:style-name="ce461"/>
          <table:table-cell table:style-name="ce468" office:value-type="float" office:value="0" calcext:value-type="float">
            <text:p>0</text:p>
          </table:table-cell>
          <table:table-cell table:style-name="ce474" office:value-type="float" office:value="1" calcext:value-type="float">
            <text:p>1</text:p>
          </table:table-cell>
          <table:table-cell table:style-name="ce476"/>
          <table:table-cell table:style-name="ce480" office:value-type="string" calcext:value-type="string">
            <text:p>Svizzera</text:p>
          </table:table-cell>
          <table:table-cell table:style-name="ce492" office:value-type="string" calcext:value-type="string">
            <text:p>A</text:p>
          </table:table-cell>
          <table:table-cell table:style-name="ce496"/>
          <table:table-cell table:style-name="ce502" table:formula="of:=VLOOKUP(ROW()-4;[$'Classifiche Gironi'.$A$2:$'Classifiche Gironi'.$M$5];4;0)" office:value-type="string" office:string-value="Leoni (1)" calcext:value-type="string">
            <text:p>Leoni (1)</text:p>
          </table:table-cell>
          <table:table-cell table:style-name="ce532" table:formula="of:=VLOOKUP(ROW()-4;[$'Classifiche Gironi'.$A$2:$'Classifiche Gironi'.$M$5];5;0)" office:value-type="float" office:value="3" calcext:value-type="float">
            <text:p>3</text:p>
          </table:table-cell>
          <table:table-cell table:style-name="ce564" table:formula="of:=VLOOKUP(ROW()-4;[$'Classifiche Gironi'.$A$2:$'Classifiche Gironi'.$N$5];6;0)" office:value-type="float" office:value="2" calcext:value-type="float">
            <text:p>2</text:p>
          </table:table-cell>
          <table:table-cell table:style-name="ce564" table:formula="of:=VLOOKUP(ROW()-4;[$'Classifiche Gironi'.$A$2:$'Classifiche Gironi'.$N$5];7;0)" office:value-type="float" office:value="1" calcext:value-type="float">
            <text:p>1</text:p>
          </table:table-cell>
          <table:table-cell table:style-name="ce564" table:formula="of:=VLOOKUP(ROW()-4;[$'Classifiche Gironi'.$A$2:$'Classifiche Gironi'.$N$5];8;0)" office:value-type="float" office:value="0" calcext:value-type="float">
            <text:p>0</text:p>
          </table:table-cell>
          <table:table-cell table:style-name="ce564" table:formula="of:=VLOOKUP(ROW()-4;[$'Classifiche Gironi'.$A$2:$'Classifiche Gironi'.$N$5];9;0)" office:value-type="float" office:value="5" calcext:value-type="float">
            <text:p>5</text:p>
          </table:table-cell>
          <table:table-cell table:style-name="ce564" table:formula="of:=VLOOKUP(ROW()-4;[$'Classifiche Gironi'.$A$2:$'Classifiche Gironi'.$N$5];10;0)" office:value-type="float" office:value="187" calcext:value-type="float">
            <text:p>187</text:p>
          </table:table-cell>
          <table:table-cell table:style-name="ce564" table:formula="of:=VLOOKUP(ROW()-4;[$'Classifiche Gironi'.$A$2:$'Classifiche Gironi'.$N$5];11;0)" office:value-type="float" office:value="153" calcext:value-type="float">
            <text:p>153</text:p>
          </table:table-cell>
          <table:table-cell table:style-name="ce595" table:formula="of:=VLOOKUP(ROW()-4;[$'Classifiche Gironi'.$A$2:$'Classifiche Gironi'.$N$5];12;0)" office:value-type="float" office:value="34" calcext:value-type="float">
            <text:p>+34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5 Giu <text:s/>h. 15</text:p>
          </table:table-cell>
          <table:table-cell table:style-name="ce495"/>
          <table:table-cell table:style-name="ce652"/>
          <table:table-cell table:style-name="ce626"/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Alb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-2" calcext:value-type="float">
            <text:p>-2</text:p>
          </table:table-cell>
          <table:table-cell table:style-name="ce709" office:value-type="float" office:value="2.9998" calcext:value-type="float">
            <text:p>2,9998</text:p>
          </table:table-cell>
          <table:table-cell table:style-name="ce709"/>
          <table:table-cell table:style-name="ce715" office:value-type="float" office:value="29799" calcext:value-type="float">
            <text:p>29799</text:p>
          </table:table-cell>
          <table:table-cell table:style-name="ce626" office:value-type="float" office:value="2" calcext:value-type="float">
            <text:p>2</text:p>
          </table:table-cell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1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0" office:value-type="string" calcext:value-type="string">
            <text:p>Galles</text:p>
          </table:table-cell>
          <table:table-cell table:style-name="ce461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Slovacchia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03" table:formula="of:=VLOOKUP(ROW()-4;[$'Classifiche Gironi'.$A$2:$'Classifiche Gironi'.$M$5];4;0)" office:value-type="string" office:string-value="Ghepardi (4)" calcext:value-type="string">
            <text:p>Ghepardi (4)</text:p>
          </table:table-cell>
          <table:table-cell table:style-name="ce533" table:formula="of:=VLOOKUP(ROW()-4;[$'Classifiche Gironi'.$A$2:$'Classifiche Gironi'.$M$5];5;0)" office:value-type="float" office:value="3" calcext:value-type="float">
            <text:p>3</text:p>
          </table:table-cell>
          <table:table-cell table:style-name="ce565" table:formula="of:=VLOOKUP(ROW()-4;[$'Classifiche Gironi'.$A$2:$'Classifiche Gironi'.$N$5];6;0)" office:value-type="float" office:value="1" calcext:value-type="float">
            <text:p>1</text:p>
          </table:table-cell>
          <table:table-cell table:style-name="ce584" table:formula="of:=VLOOKUP(ROW()-4;[$'Classifiche Gironi'.$A$2:$'Classifiche Gironi'.$N$5];7;0)" office:value-type="float" office:value="2" calcext:value-type="float">
            <text:p>2</text:p>
          </table:table-cell>
          <table:table-cell table:style-name="ce589" table:formula="of:=VLOOKUP(ROW()-4;[$'Classifiche Gironi'.$A$2:$'Classifiche Gironi'.$N$5];8;0)" office:value-type="float" office:value="0" calcext:value-type="float">
            <text:p>0</text:p>
          </table:table-cell>
          <table:table-cell table:style-name="ce589" table:formula="of:=VLOOKUP(ROW()-4;[$'Classifiche Gironi'.$A$2:$'Classifiche Gironi'.$N$5];9;0)" office:value-type="float" office:value="4" calcext:value-type="float">
            <text:p>4</text:p>
          </table:table-cell>
          <table:table-cell table:style-name="ce589" table:formula="of:=VLOOKUP(ROW()-4;[$'Classifiche Gironi'.$A$2:$'Classifiche Gironi'.$N$5];10;0)" office:value-type="float" office:value="151" calcext:value-type="float">
            <text:p>151</text:p>
          </table:table-cell>
          <table:table-cell table:style-name="ce589" table:formula="of:=VLOOKUP(ROW()-4;[$'Classifiche Gironi'.$A$2:$'Classifiche Gironi'.$N$5];11;0)" office:value-type="float" office:value="161" calcext:value-type="float">
            <text:p>161</text:p>
          </table:table-cell>
          <table:table-cell table:style-name="ce596" table:formula="of:=VLOOKUP(ROW()-4;[$'Classifiche Gironi'.$A$2:$'Classifiche Gironi'.$N$5];12;0)" office:value-type="float" office:value="-10" calcext:value-type="float">
            <text:p>-10</text:p>
          </table:table-cell>
          <table:table-cell table:style-name="ce621"/>
          <table:table-cell table:style-name="ce625"/>
          <table:table-cell table:style-name="ce632" office:value-type="float" office:value="49" calcext:value-type="float" table:number-columns-spanned="1" table:number-rows-spanned="2">
            <text:p>49</text:p>
          </table:table-cell>
          <table:table-cell table:style-name="ce636" table:formula="of:=[.L5]" office:value-type="string" office:string-value="Pantere (2)" calcext:value-type="string">
            <text:p>Pantere (2)</text:p>
          </table:table-cell>
          <table:table-cell table:style-name="ce653"/>
          <table:table-cell table:style-name="ce658" office:value-type="string" calcext:value-type="string">
            <text:p>1A</text:p>
          </table:table-cell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izzer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09" office:value-type="float" office:value="1" calcext:value-type="float">
            <text:p>1</text:p>
          </table:table-cell>
          <table:table-cell table:style-name="ce713" office:value-type="float" office:value="5.0001" calcext:value-type="float">
            <text:p>5</text:p>
          </table:table-cell>
          <table:table-cell table:style-name="ce713"/>
          <table:table-cell table:style-name="ce715" office:value-type="float" office:value="50103" calcext:value-type="float">
            <text:p>50103</text:p>
          </table:table-cell>
          <table:table-cell table:style-name="ce626" office:value-type="float" office:value="2" calcext:value-type="float">
            <text:p>2</text:p>
          </table:table-cell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1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0" office:value-type="string" calcext:value-type="string">
            <text:p>Inghilterra</text:p>
          </table:table-cell>
          <table:table-cell table:style-name="ce462"/>
          <table:table-cell table:number-columns-repeated="2" table:style-name="ce470" office:value-type="float" office:value="1" calcext:value-type="float">
            <text:p>1</text:p>
          </table:table-cell>
          <table:table-cell table:style-name="ce476"/>
          <table:table-cell table:style-name="ce480" office:value-type="string" calcext:value-type="string">
            <text:p>Russia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03" table:formula="of:=VLOOKUP(ROW()-4;[$'Classifiche Gironi'.$A$2:$'Classifiche Gironi'.$M$5];4;0)" office:value-type="string" office:string-value="Tigri (3)" calcext:value-type="string">
            <text:p>Tigri (3)</text:p>
          </table:table-cell>
          <table:table-cell table:style-name="ce534" table:formula="of:=VLOOKUP(ROW()-4;[$'Classifiche Gironi'.$A$2:$'Classifiche Gironi'.$M$5];5;0)" office:value-type="float" office:value="3" calcext:value-type="float">
            <text:p>3</text:p>
          </table:table-cell>
          <table:table-cell table:style-name="ce566" table:formula="of:=VLOOKUP(ROW()-4;[$'Classifiche Gironi'.$A$2:$'Classifiche Gironi'.$N$5];6;0)" office:value-type="float" office:value="1" calcext:value-type="float">
            <text:p>1</text:p>
          </table:table-cell>
          <table:table-cell table:style-name="ce584" table:formula="of:=VLOOKUP(ROW()-4;[$'Classifiche Gironi'.$A$2:$'Classifiche Gironi'.$N$5];7;0)" office:value-type="float" office:value="2" calcext:value-type="float">
            <text:p>2</text:p>
          </table:table-cell>
          <table:table-cell table:style-name="ce589" table:formula="of:=VLOOKUP(ROW()-4;[$'Classifiche Gironi'.$A$2:$'Classifiche Gironi'.$N$5];8;0)" office:value-type="float" office:value="0" calcext:value-type="float">
            <text:p>0</text:p>
          </table:table-cell>
          <table:table-cell table:style-name="ce589" table:formula="of:=VLOOKUP(ROW()-4;[$'Classifiche Gironi'.$A$2:$'Classifiche Gironi'.$N$5];9;0)" office:value-type="float" office:value="4" calcext:value-type="float">
            <text:p>4</text:p>
          </table:table-cell>
          <table:table-cell table:style-name="ce589" table:formula="of:=VLOOKUP(ROW()-4;[$'Classifiche Gironi'.$A$2:$'Classifiche Gironi'.$N$5];10;0)" office:value-type="float" office:value="131" calcext:value-type="float">
            <text:p>131</text:p>
          </table:table-cell>
          <table:table-cell table:style-name="ce589" table:formula="of:=VLOOKUP(ROW()-4;[$'Classifiche Gironi'.$A$2:$'Classifiche Gironi'.$N$5];11;0)" office:value-type="float" office:value="231" calcext:value-type="float">
            <text:p>231</text:p>
          </table:table-cell>
          <table:table-cell table:style-name="ce596" table:formula="of:=VLOOKUP(ROW()-4;[$'Classifiche Gironi'.$A$2:$'Classifiche Gironi'.$N$5];12;0)" office:value-type="float" office:value="-100" calcext:value-type="float">
            <text:p>-100</text:p>
          </table:table-cell>
          <table:table-cell table:style-name="ce621"/>
          <table:table-cell table:style-name="ce625"/>
          <table:covered-table-cell table:style-name="ce633"/>
          <table:table-cell table:style-name="ce637" table:formula="of:=[.L16]" office:value-type="string" office:string-value="Ippopotami (11)" calcext:value-type="string">
            <text:p>Ippopotami (11)</text:p>
          </table:table-cell>
          <table:table-cell table:style-name="ce654"/>
          <table:table-cell table:style-name="ce659" office:value-type="string" calcext:value-type="string">
            <text:p>2C</text:p>
          </table:table-cell>
          <table:table-cell table:style-name="ce663"/>
          <table:table-cell table:style-name="ce631" office:value-type="string" calcext:value-type="string">
            <text:p>30 Giu <text:s/>h. 21</text:p>
          </table:table-cell>
          <table:table-cell table:style-name="ce626"/>
          <table:table-cell table:style-name="ce652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om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-2" calcext:value-type="float">
            <text:p>-2</text:p>
          </table:table-cell>
          <table:table-cell table:style-name="ce709" office:value-type="float" office:value="0.9998" calcext:value-type="float">
            <text:p>0,9998</text:p>
          </table:table-cell>
          <table:table-cell table:style-name="ce709"/>
          <table:table-cell table:style-name="ce715" office:value-type="float" office:value="9800" calcext:value-type="float">
            <text:p>9800</text:p>
          </table:table-cell>
          <table:table-cell table:style-name="ce626" office:value-type="float" office:value="3" calcext:value-type="float">
            <text:p>3</text:p>
          </table:table-cell>
        </table:table-row>
        <table:table-row table:style-name="ro6">
          <table:table-cell table:style-name="ce430" office:value-type="string" calcext:value-type="string">
            <text:p>Dom</text:p>
          </table:table-cell>
          <table:table-cell table:style-name="ce430" office:value-type="string" calcext:value-type="string">
            <text:p>12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50" office:value-type="string" calcext:value-type="string">
            <text:p>Turchia</text:p>
          </table:table-cell>
          <table:table-cell table:style-name="ce463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Croazi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04" office:value-type="string" calcext:value-type="string">
            <text:p>Gruppo B</text:p>
          </table:table-cell>
          <table:table-cell table:style-name="ce535" office:value-type="string" calcext:value-type="string">
            <text:p>G</text:p>
          </table:table-cell>
          <table:table-cell table:style-name="ce535" office:value-type="string" calcext:value-type="string">
            <text:p>V</text:p>
          </table:table-cell>
          <table:table-cell table:style-name="ce535" office:value-type="string" calcext:value-type="string">
            <text:p>P</text:p>
          </table:table-cell>
          <table:table-cell table:style-name="ce535" office:value-type="string" calcext:value-type="string">
            <text:p>F</text:p>
          </table:table-cell>
          <table:table-cell table:style-name="ce535" office:value-type="string" calcext:value-type="string">
            <text:p>PC</text:p>
          </table:table-cell>
          <table:table-cell table:style-name="ce535" office:value-type="string" calcext:value-type="string">
            <text:p>PGF</text:p>
          </table:table-cell>
          <table:table-cell table:style-name="ce535" office:value-type="string" calcext:value-type="string">
            <text:p>PGS</text:p>
          </table:table-cell>
          <table:table-cell table:style-name="ce535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60"/>
          <table:table-cell table:style-name="ce626"/>
          <table:table-cell table:style-name="ce665" office:value-type="float" office:value="57" calcext:value-type="float" table:number-columns-spanned="1" table:number-rows-spanned="2">
            <text:p>57</text:p>
          </table:table-cell>
          <table:table-cell table:style-name="ce667" table:formula="of:=IF([.Y7]&amp;[.Y8]=&quot;&quot;;&quot;Vincente 49&quot;;IF([.Y7]&gt;[.Y8];[.X7];[.X8]))" office:value-type="string" office:string-value="Vincente 49" calcext:value-type="string">
            <text:p>Vincente 49</text:p>
          </table:table-cell>
          <table:table-cell table:style-name="ce673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3" office:value-type="string" calcext:value-type="string">
            <text:p>Gruppo B</text:p>
          </table:table-cell>
          <table:table-cell table:style-name="ce703" office:value-type="string" calcext:value-type="string">
            <text:p>G</text:p>
          </table:table-cell>
          <table:table-cell table:style-name="ce703" office:value-type="string" calcext:value-type="string">
            <text:p>V</text:p>
          </table:table-cell>
          <table:table-cell table:style-name="ce703" office:value-type="string" calcext:value-type="string">
            <text:p>N</text:p>
          </table:table-cell>
          <table:table-cell table:style-name="ce703" office:value-type="string" calcext:value-type="string">
            <text:p>P</text:p>
          </table:table-cell>
          <table:table-cell table:style-name="ce703" office:value-type="string" calcext:value-type="string">
            <text:p>GF</text:p>
          </table:table-cell>
          <table:table-cell table:style-name="ce703" office:value-type="string" calcext:value-type="string">
            <text:p>GS</text:p>
          </table:table-cell>
          <table:table-cell table:style-name="ce703"/>
          <table:table-cell table:style-name="ce703" office:value-type="string" calcext:value-type="string">
            <text:p>P.ti</text:p>
          </table:table-cell>
          <table:table-cell table:style-name="ce703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Dom</text:p>
          </table:table-cell>
          <table:table-cell table:style-name="ce430" office:value-type="string" calcext:value-type="string">
            <text:p>12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0" office:value-type="string" calcext:value-type="string">
            <text:p>Polonia</text:p>
          </table:table-cell>
          <table:table-cell table:style-name="ce463"/>
          <table:table-cell table:style-name="ce469" office:value-type="float" office:value="1" calcext:value-type="float">
            <text:p>1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Irland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05" table:formula="of:=VLOOKUP(ROW()-9;[$'Classifiche Gironi'.$A$8:$'Classifiche Gironi'.$M$11];4;0)" office:value-type="string" office:string-value="Linci (7)" calcext:value-type="string">
            <text:p>Linci (7)</text:p>
          </table:table-cell>
          <table:table-cell table:style-name="ce536" table:formula="of:=VLOOKUP(ROW()-9;[$'Classifiche Gironi'.$A$8:$'Classifiche Gironi'.$M$11];5;0)" office:value-type="float" office:value="3" calcext:value-type="float">
            <text:p>3</text:p>
          </table:table-cell>
          <table:table-cell table:style-name="ce536" table:formula="of:=VLOOKUP(ROW()-9;[$'Classifiche Gironi'.$A$8:$'Classifiche Gironi'.$M$11];6;0)" office:value-type="float" office:value="3" calcext:value-type="float">
            <text:p>3</text:p>
          </table:table-cell>
          <table:table-cell table:style-name="ce536" table:formula="of:=VLOOKUP(ROW()-9;[$'Classifiche Gironi'.$A$8:$'Classifiche Gironi'.$M$11];7;0)" office:value-type="float" office:value="0" calcext:value-type="float">
            <text:p>0</text:p>
          </table:table-cell>
          <table:table-cell table:style-name="ce536" table:formula="of:=VLOOKUP(ROW()-9;[$'Classifiche Gironi'.$A$8:$'Classifiche Gironi'.$M$11];8;0)" office:value-type="float" office:value="0" calcext:value-type="float">
            <text:p>0</text:p>
          </table:table-cell>
          <table:table-cell table:style-name="ce536" table:formula="of:=VLOOKUP(ROW()-9;[$'Classifiche Gironi'.$A$8:$'Classifiche Gironi'.$M$11];9;0)" office:value-type="float" office:value="6" calcext:value-type="float">
            <text:p>6</text:p>
          </table:table-cell>
          <table:table-cell table:style-name="ce536" table:formula="of:=VLOOKUP(ROW()-9;[$'Classifiche Gironi'.$A$8:$'Classifiche Gironi'.$M$11];10;0)" office:value-type="float" office:value="241" calcext:value-type="float">
            <text:p>241</text:p>
          </table:table-cell>
          <table:table-cell table:style-name="ce536" table:formula="of:=VLOOKUP(ROW()-9;[$'Classifiche Gironi'.$A$8:$'Classifiche Gironi'.$M$11];11;0)" office:value-type="float" office:value="181" calcext:value-type="float">
            <text:p>181</text:p>
          </table:table-cell>
          <table:table-cell table:style-name="ce597" table:formula="of:=VLOOKUP(ROW()-9;[$'Classifiche Gironi'.$A$8:$'Classifiche Gironi'.$M$11];12;0)" office:value-type="float" office:value="60" calcext:value-type="float">
            <text:p>+60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5 Giu <text:s/>h. 21</text:p>
          </table:table-cell>
          <table:table-cell table:style-name="ce495"/>
          <table:table-cell table:style-name="ce656"/>
          <table:table-cell table:style-name="ce660"/>
          <table:table-cell table:style-name="ce664"/>
          <table:covered-table-cell table:style-name="ce666"/>
          <table:table-cell table:style-name="ce668" table:formula="of:=IF([.Y11]&amp;[.Y12]=&quot;&quot;;&quot;Vincente 50&quot;;IF([.Y11]&gt;[.Y12];[.X11];[.X12]))" office:value-type="string" office:string-value="Vincente 50" calcext:value-type="string">
            <text:p>Vincente 50</text:p>
          </table:table-cell>
          <table:table-cell table:style-name="ce674"/>
          <table:table-cell table:style-name="ce681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nghilterr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5.0001" calcext:value-type="float">
            <text:p>5,0001</text:p>
          </table:table-cell>
          <table:table-cell table:style-name="ce709"/>
          <table:table-cell table:style-name="ce715" office:value-type="float" office:value="50104" calcext:value-type="float">
            <text:p>50104</text:p>
          </table:table-cell>
          <table:table-cell table:style-name="ce626"/>
        </table:table-row>
        <table:table-row table:style-name="ro6">
          <table:table-cell table:style-name="ce430" office:value-type="string" calcext:value-type="string">
            <text:p>Dom</text:p>
          </table:table-cell>
          <table:table-cell table:style-name="ce430" office:value-type="string" calcext:value-type="string">
            <text:p>12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Germania</text:p>
          </table:table-cell>
          <table:table-cell table:style-name="ce461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Ucrain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06" table:formula="of:=VLOOKUP(ROW()-9;[$'Classifiche Gironi'.$A$8:$'Classifiche Gironi'.$M$11];4;0)" office:value-type="string" office:string-value="Serval (8)" calcext:value-type="string">
            <text:p>Serval (8)</text:p>
          </table:table-cell>
          <table:table-cell table:style-name="ce537" table:formula="of:=VLOOKUP(ROW()-9;[$'Classifiche Gironi'.$A$8:$'Classifiche Gironi'.$M$11];5;0)" office:value-type="float" office:value="3" calcext:value-type="float">
            <text:p>3</text:p>
          </table:table-cell>
          <table:table-cell table:style-name="ce567" table:formula="of:=VLOOKUP(ROW()-9;[$'Classifiche Gironi'.$A$8:$'Classifiche Gironi'.$M$11];6;0)" office:value-type="float" office:value="2" calcext:value-type="float">
            <text:p>2</text:p>
          </table:table-cell>
          <table:table-cell table:style-name="ce567" table:formula="of:=VLOOKUP(ROW()-9;[$'Classifiche Gironi'.$A$8:$'Classifiche Gironi'.$M$11];7;0)" office:value-type="float" office:value="1" calcext:value-type="float">
            <text:p>1</text:p>
          </table:table-cell>
          <table:table-cell table:style-name="ce567" table:formula="of:=VLOOKUP(ROW()-9;[$'Classifiche Gironi'.$A$8:$'Classifiche Gironi'.$M$11];8;0)" office:value-type="float" office:value="0" calcext:value-type="float">
            <text:p>0</text:p>
          </table:table-cell>
          <table:table-cell table:style-name="ce567" table:formula="of:=VLOOKUP(ROW()-9;[$'Classifiche Gironi'.$A$8:$'Classifiche Gironi'.$M$11];9;0)" office:value-type="float" office:value="5" calcext:value-type="float">
            <text:p>5</text:p>
          </table:table-cell>
          <table:table-cell table:style-name="ce567" table:formula="of:=VLOOKUP(ROW()-9;[$'Classifiche Gironi'.$A$8:$'Classifiche Gironi'.$M$11];10;0)" office:value-type="float" office:value="224" calcext:value-type="float">
            <text:p>224</text:p>
          </table:table-cell>
          <table:table-cell table:style-name="ce567" table:formula="of:=VLOOKUP(ROW()-9;[$'Classifiche Gironi'.$A$8:$'Classifiche Gironi'.$M$11];11;0)" office:value-type="float" office:value="209" calcext:value-type="float">
            <text:p>209</text:p>
          </table:table-cell>
          <table:table-cell table:style-name="ce598" table:formula="of:=VLOOKUP(ROW()-9;[$'Classifiche Gironi'.$A$8:$'Classifiche Gironi'.$M$11];12;0)" office:value-type="float" office:value="15" calcext:value-type="float">
            <text:p>+15</text:p>
          </table:table-cell>
          <table:table-cell table:style-name="ce621"/>
          <table:table-cell table:style-name="ce625"/>
          <table:table-cell table:style-name="ce632" office:value-type="float" office:value="50" calcext:value-type="float" table:number-columns-spanned="1" table:number-rows-spanned="2">
            <text:p>50</text:p>
          </table:table-cell>
          <table:table-cell table:style-name="ce638" table:formula="of:=[.L10]" office:value-type="string" office:string-value="Linci (7)" calcext:value-type="string">
            <text:p>Linci (7)</text:p>
          </table:table-cell>
          <table:table-cell table:style-name="ce653"/>
          <table:table-cell table:style-name="ce661" office:value-type="string" calcext:value-type="string">
            <text:p>1B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Galles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6" calcext:value-type="float">
            <text:p>6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6.0003" calcext:value-type="float">
            <text:p>6,0003</text:p>
          </table:table-cell>
          <table:table-cell table:style-name="ce709"/>
          <table:table-cell table:style-name="ce715" office:value-type="float" office:value="60309" calcext:value-type="float">
            <text:p>60309</text:p>
          </table:table-cell>
          <table:table-cell table:style-name="ce626"/>
        </table:table-row>
        <table:table-row table:style-name="ro6">
          <table:table-cell table:style-name="ce430" office:value-type="string" calcext:value-type="string">
            <text:p>Lun</text:p>
          </table:table-cell>
          <table:table-cell table:style-name="ce430" office:value-type="string" calcext:value-type="string">
            <text:p>13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51" office:value-type="string" calcext:value-type="string">
            <text:p>Spagna</text:p>
          </table:table-cell>
          <table:table-cell table:style-name="ce461"/>
          <table:table-cell table:style-name="ce469" office:value-type="float" office:value="1" calcext:value-type="float">
            <text:p>1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2" office:value-type="string" calcext:value-type="string">
            <text:p>Rep. Cec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07" table:formula="of:=VLOOKUP(ROW()-9;[$'Classifiche Gironi'.$A$8:$'Classifiche Gironi'.$M$11];4;0)" office:value-type="string" office:string-value="Puma (6)" calcext:value-type="string">
            <text:p>Puma (6)</text:p>
          </table:table-cell>
          <table:table-cell table:style-name="ce538" table:formula="of:=VLOOKUP(ROW()-9;[$'Classifiche Gironi'.$A$8:$'Classifiche Gironi'.$M$11];5;0)" office:value-type="float" office:value="3" calcext:value-type="float">
            <text:p>3</text:p>
          </table:table-cell>
          <table:table-cell table:style-name="ce568" table:formula="of:=VLOOKUP(ROW()-9;[$'Classifiche Gironi'.$A$8:$'Classifiche Gironi'.$M$11];6;0)" office:value-type="float" office:value="1" calcext:value-type="float">
            <text:p>1</text:p>
          </table:table-cell>
          <table:table-cell table:style-name="ce585" table:formula="of:=VLOOKUP(ROW()-9;[$'Classifiche Gironi'.$A$8:$'Classifiche Gironi'.$M$11];7;0)" office:value-type="float" office:value="2" calcext:value-type="float">
            <text:p>2</text:p>
          </table:table-cell>
          <table:table-cell table:style-name="ce590" table:formula="of:=VLOOKUP(ROW()-9;[$'Classifiche Gironi'.$A$8:$'Classifiche Gironi'.$M$11];8;0)" office:value-type="float" office:value="0" calcext:value-type="float">
            <text:p>0</text:p>
          </table:table-cell>
          <table:table-cell table:style-name="ce590" table:formula="of:=VLOOKUP(ROW()-9;[$'Classifiche Gironi'.$A$8:$'Classifiche Gironi'.$M$11];9;0)" office:value-type="float" office:value="4" calcext:value-type="float">
            <text:p>4</text:p>
          </table:table-cell>
          <table:table-cell table:style-name="ce590" table:formula="of:=VLOOKUP(ROW()-9;[$'Classifiche Gironi'.$A$8:$'Classifiche Gironi'.$M$11];10;0)" office:value-type="float" office:value="184" calcext:value-type="float">
            <text:p>184</text:p>
          </table:table-cell>
          <table:table-cell table:style-name="ce590" table:formula="of:=VLOOKUP(ROW()-9;[$'Classifiche Gironi'.$A$8:$'Classifiche Gironi'.$M$11];11;0)" office:value-type="float" office:value="216" calcext:value-type="float">
            <text:p>216</text:p>
          </table:table-cell>
          <table:table-cell table:style-name="ce599" table:formula="of:=VLOOKUP(ROW()-9;[$'Classifiche Gironi'.$A$8:$'Classifiche Gironi'.$M$11];12;0)" office:value-type="float" office:value="-32" calcext:value-type="float">
            <text:p>-32</text:p>
          </table:table-cell>
          <table:table-cell table:style-name="ce621"/>
          <table:table-cell table:style-name="ce625"/>
          <table:covered-table-cell table:style-name="ce633"/>
          <table:table-cell table:style-name="ce639" table:formula="of:=[.L21]" office:value-type="string" office:string-value="Pitoni (14)" calcext:value-type="string">
            <text:p>Pitoni (14)</text:p>
          </table:table-cell>
          <table:table-cell table:style-name="ce654"/>
          <table:table-cell table:style-name="ce658" office:value-type="string" calcext:value-type="string">
            <text:p>2D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31" office:value-type="string" calcext:value-type="string">
            <text:p>06 Lug <text:s/>h. 21</text:p>
          </table:table-cell>
          <table:table-cell table:style-name="ce626" table:number-columns-repeated="7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lovacchi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3" table:style-name="ce713" office:value-type="float" office:value="1" calcext:value-type="float">
            <text:p>1</text:p>
          </table:table-cell>
          <table:table-cell table:number-columns-repeated="2" table:style-name="ce713" office:value-type="float" office:value="3" calcext:value-type="float">
            <text:p>3</text:p>
          </table:table-cell>
          <table:table-cell table:style-name="ce713"/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5" office:value-type="float" office:value="40003" calcext:value-type="float">
            <text:p>40003</text:p>
          </table:table-cell>
          <table:table-cell table:style-name="ce626"/>
        </table:table-row>
        <table:table-row table:style-name="ro6">
          <table:table-cell table:style-name="ce430" office:value-type="string" calcext:value-type="string">
            <text:p>Lun</text:p>
          </table:table-cell>
          <table:table-cell table:style-name="ce430" office:value-type="string" calcext:value-type="string">
            <text:p>13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2" office:value-type="string" calcext:value-type="string">
            <text:p>Rep. d'Irlanda</text:p>
          </table:table-cell>
          <table:table-cell table:style-name="ce461"/>
          <table:table-cell table:number-columns-repeated="2" table:style-name="ce469" office:value-type="float" office:value="1" calcext:value-type="float">
            <text:p>1</text:p>
          </table:table-cell>
          <table:table-cell table:style-name="ce476"/>
          <table:table-cell table:style-name="ce482" office:value-type="string" calcext:value-type="string">
            <text:p>Svezia</text:p>
          </table:table-cell>
          <table:table-cell table:style-name="ce492" office:value-type="string" calcext:value-type="string">
            <text:p>E</text:p>
          </table:table-cell>
          <table:table-cell table:style-name="ce496"/>
          <table:table-cell table:style-name="ce507" table:formula="of:=VLOOKUP(ROW()-9;[$'Classifiche Gironi'.$A$8:$'Classifiche Gironi'.$M$11];4;0)" office:value-type="string" office:string-value="Giaguari (5)" calcext:value-type="string">
            <text:p>Giaguari (5)</text:p>
          </table:table-cell>
          <table:table-cell table:style-name="ce539" table:formula="of:=VLOOKUP(ROW()-9;[$'Classifiche Gironi'.$A$8:$'Classifiche Gironi'.$M$11];5;0)" office:value-type="float" office:value="3" calcext:value-type="float">
            <text:p>3</text:p>
          </table:table-cell>
          <table:table-cell table:style-name="ce569" table:formula="of:=VLOOKUP(ROW()-9;[$'Classifiche Gironi'.$A$8:$'Classifiche Gironi'.$M$11];6;0)" office:value-type="float" office:value="0" calcext:value-type="float">
            <text:p>0</text:p>
          </table:table-cell>
          <table:table-cell table:style-name="ce585" table:formula="of:=VLOOKUP(ROW()-9;[$'Classifiche Gironi'.$A$8:$'Classifiche Gironi'.$M$11];7;0)" office:value-type="float" office:value="3" calcext:value-type="float">
            <text:p>3</text:p>
          </table:table-cell>
          <table:table-cell table:style-name="ce590" table:formula="of:=VLOOKUP(ROW()-9;[$'Classifiche Gironi'.$A$8:$'Classifiche Gironi'.$M$11];8;0)" office:value-type="float" office:value="0" calcext:value-type="float">
            <text:p>0</text:p>
          </table:table-cell>
          <table:table-cell table:style-name="ce590" table:formula="of:=VLOOKUP(ROW()-9;[$'Classifiche Gironi'.$A$8:$'Classifiche Gironi'.$M$11];9;0)" office:value-type="float" office:value="3" calcext:value-type="float">
            <text:p>3</text:p>
          </table:table-cell>
          <table:table-cell table:style-name="ce590" table:formula="of:=VLOOKUP(ROW()-9;[$'Classifiche Gironi'.$A$8:$'Classifiche Gironi'.$M$11];10;0)" office:value-type="float" office:value="174" calcext:value-type="float">
            <text:p>174</text:p>
          </table:table-cell>
          <table:table-cell table:style-name="ce590" table:formula="of:=VLOOKUP(ROW()-9;[$'Classifiche Gironi'.$A$8:$'Classifiche Gironi'.$M$11];11;0)" office:value-type="float" office:value="217" calcext:value-type="float">
            <text:p>217</text:p>
          </table:table-cell>
          <table:table-cell table:style-name="ce599" table:formula="of:=VLOOKUP(ROW()-9;[$'Classifiche Gironi'.$A$8:$'Classifiche Gironi'.$M$11];12;0)" office:value-type="float" office:value="-43" calcext:value-type="float">
            <text:p>-43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26" table:number-columns-repeated="4"/>
          <table:table-cell table:style-name="ce655"/>
          <table:table-cell table:style-name="ce660"/>
          <table:table-cell table:style-name="ce663"/>
          <table:table-cell table:style-name="ce684" office:value-type="float" office:value="61" calcext:value-type="float" table:number-columns-spanned="1" table:number-rows-spanned="2">
            <text:p>61</text:p>
          </table:table-cell>
          <table:table-cell table:style-name="ce667" table:formula="of:=IF([.AD9]&amp;[.AD10]=&quot;&quot;;&quot;Vincente 57&quot;;IF([.AD9]&gt;[.AD10];[.AC9];[.AC10]))" office:value-type="string" office:string-value="Vincente 57" calcext:value-type="string">
            <text:p>Vincente 57</text:p>
          </table:table-cell>
          <table:table-cell table:style-name="ce689"/>
          <table:table-cell table:style-name="ce626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uss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6" calcext:value-type="float">
            <text:p>6</text:p>
          </table:table-cell>
          <table:table-cell table:style-name="ce709"/>
          <table:table-cell table:style-name="ce709" office:value-type="float" office:value="0.9996" calcext:value-type="float">
            <text:p>0,9996</text:p>
          </table:table-cell>
          <table:table-cell table:style-name="ce709"/>
          <table:table-cell table:style-name="ce715" office:value-type="float" office:value="9598" calcext:value-type="float">
            <text:p>9598</text:p>
          </table:table-cell>
          <table:table-cell table:style-name="ce626"/>
        </table:table-row>
        <table:table-row table:style-name="ro6">
          <table:table-cell table:style-name="ce431" office:value-type="string" calcext:value-type="string">
            <text:p>Lun</text:p>
          </table:table-cell>
          <table:table-cell table:style-name="ce431" office:value-type="string" calcext:value-type="string">
            <text:p>13 Giu</text:p>
          </table:table-cell>
          <table:table-cell table:style-name="ce443" office:value-type="time" office:time-value="PT21H00M00S" calcext:value-type="time">
            <text:p>21:00</text:p>
          </table:table-cell>
          <table:table-cell table:style-name="ce453" office:value-type="string" calcext:value-type="string">
            <text:p>Belgio</text:p>
          </table:table-cell>
          <table:table-cell table:style-name="ce464"/>
          <table:table-cell table:style-name="ce471" office:value-type="float" office:value="0" calcext:value-type="float">
            <text:p>0</text:p>
          </table:table-cell>
          <table:table-cell table:style-name="ce471" office:value-type="float" office:value="2" calcext:value-type="float">
            <text:p>2</text:p>
          </table:table-cell>
          <table:table-cell table:style-name="ce477"/>
          <table:table-cell table:style-name="ce483" office:value-type="string" calcext:value-type="string">
            <text:p>Italia</text:p>
          </table:table-cell>
          <table:table-cell table:style-name="ce493" office:value-type="string" calcext:value-type="string">
            <text:p>E</text:p>
          </table:table-cell>
          <table:table-cell table:style-name="ce496"/>
          <table:table-cell table:style-name="ce508" office:value-type="string" calcext:value-type="string">
            <text:p>Gruppo C</text:p>
          </table:table-cell>
          <table:table-cell table:style-name="ce540" office:value-type="string" calcext:value-type="string">
            <text:p>G</text:p>
          </table:table-cell>
          <table:table-cell table:style-name="ce540" office:value-type="string" calcext:value-type="string">
            <text:p>V</text:p>
          </table:table-cell>
          <table:table-cell table:style-name="ce540" office:value-type="string" calcext:value-type="string">
            <text:p>P</text:p>
          </table:table-cell>
          <table:table-cell table:style-name="ce540" office:value-type="string" calcext:value-type="string">
            <text:p>F</text:p>
          </table:table-cell>
          <table:table-cell table:style-name="ce540" office:value-type="string" calcext:value-type="string">
            <text:p>PC</text:p>
          </table:table-cell>
          <table:table-cell table:style-name="ce540" office:value-type="string" calcext:value-type="string">
            <text:p>PGF</text:p>
          </table:table-cell>
          <table:table-cell table:style-name="ce540" office:value-type="string" calcext:value-type="string">
            <text:p>PGS</text:p>
          </table:table-cell>
          <table:table-cell table:style-name="ce540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5 Giu <text:s/>h. 18</text:p>
          </table:table-cell>
          <table:table-cell table:style-name="ce495"/>
          <table:table-cell table:style-name="ce656"/>
          <table:table-cell table:style-name="ce626" table:number-columns-repeated="4"/>
          <table:table-cell table:style-name="ce656"/>
          <table:table-cell table:style-name="ce660"/>
          <table:table-cell table:style-name="ce683"/>
          <table:covered-table-cell table:style-name="ce685"/>
          <table:table-cell table:style-name="ce687" table:formula="of:=IF([.AD17]&amp;[.AD18]=&quot;&quot;;&quot;Vincente 58&quot;;IF([.AD17]&gt;[.AD18];[.AC17];[.AC18]))" office:value-type="string" office:string-value="Vincente 58" calcext:value-type="string">
            <text:p>Vincente 58</text:p>
          </table:table-cell>
          <table:table-cell table:style-name="ce690"/>
          <table:table-cell table:style-name="ce681"/>
          <table:table-cell table:style-name="ce694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4" office:value-type="string" calcext:value-type="string">
            <text:p>Gruppo C</text:p>
          </table:table-cell>
          <table:table-cell table:style-name="ce704" office:value-type="string" calcext:value-type="string">
            <text:p>G</text:p>
          </table:table-cell>
          <table:table-cell table:style-name="ce704" office:value-type="string" calcext:value-type="string">
            <text:p>V</text:p>
          </table:table-cell>
          <table:table-cell table:style-name="ce704" office:value-type="string" calcext:value-type="string">
            <text:p>N</text:p>
          </table:table-cell>
          <table:table-cell table:style-name="ce704" office:value-type="string" calcext:value-type="string">
            <text:p>P</text:p>
          </table:table-cell>
          <table:table-cell table:style-name="ce704" office:value-type="string" calcext:value-type="string">
            <text:p>GF</text:p>
          </table:table-cell>
          <table:table-cell table:style-name="ce704" office:value-type="string" calcext:value-type="string">
            <text:p>GS</text:p>
          </table:table-cell>
          <table:table-cell table:style-name="ce704"/>
          <table:table-cell table:style-name="ce704" office:value-type="string" calcext:value-type="string">
            <text:p>P.ti</text:p>
          </table:table-cell>
          <table:table-cell table:style-name="ce704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14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Austri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2" calcext:value-type="float">
            <text:p>2</text:p>
          </table:table-cell>
          <table:table-cell table:style-name="ce476"/>
          <table:table-cell table:style-name="ce481" office:value-type="string" calcext:value-type="string">
            <text:p>Ungheria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09" table:formula="of:=VLOOKUP(ROW()-14;[$'Classifiche Gironi'.$A$14:$'Classifiche Gironi'.$M$17];4;0)" office:value-type="string" office:string-value="Giraffe (10)" calcext:value-type="string">
            <text:p>Giraffe (10)</text:p>
          </table:table-cell>
          <table:table-cell table:style-name="ce541" table:formula="of:=VLOOKUP(ROW()-14;[$'Classifiche Gironi'.$A$14:$'Classifiche Gironi'.$M$17];5;0)" office:value-type="float" office:value="3" calcext:value-type="float">
            <text:p>3</text:p>
          </table:table-cell>
          <table:table-cell table:style-name="ce541" table:formula="of:=VLOOKUP(ROW()-14;[$'Classifiche Gironi'.$A$14:$'Classifiche Gironi'.$M$17];6;0)" office:value-type="float" office:value="3" calcext:value-type="float">
            <text:p>3</text:p>
          </table:table-cell>
          <table:table-cell table:style-name="ce541" table:formula="of:=VLOOKUP(ROW()-14;[$'Classifiche Gironi'.$A$14:$'Classifiche Gironi'.$M$17];7;0)" office:value-type="float" office:value="0" calcext:value-type="float">
            <text:p>0</text:p>
          </table:table-cell>
          <table:table-cell table:style-name="ce541" table:formula="of:=VLOOKUP(ROW()-14;[$'Classifiche Gironi'.$A$14:$'Classifiche Gironi'.$M$17];8;0)" office:value-type="float" office:value="0" calcext:value-type="float">
            <text:p>0</text:p>
          </table:table-cell>
          <table:table-cell table:style-name="ce541" table:formula="of:=VLOOKUP(ROW()-14;[$'Classifiche Gironi'.$A$14:$'Classifiche Gironi'.$M$17];9;0)" office:value-type="float" office:value="6" calcext:value-type="float">
            <text:p>6</text:p>
          </table:table-cell>
          <table:table-cell table:style-name="ce541" table:formula="of:=VLOOKUP(ROW()-14;[$'Classifiche Gironi'.$A$14:$'Classifiche Gironi'.$M$17];10;0)" office:value-type="float" office:value="258" calcext:value-type="float">
            <text:p>258</text:p>
          </table:table-cell>
          <table:table-cell table:style-name="ce541" table:formula="of:=VLOOKUP(ROW()-14;[$'Classifiche Gironi'.$A$14:$'Classifiche Gironi'.$M$17];11;0)" office:value-type="float" office:value="154" calcext:value-type="float">
            <text:p>154</text:p>
          </table:table-cell>
          <table:table-cell table:style-name="ce600" table:formula="of:=VLOOKUP(ROW()-14;[$'Classifiche Gironi'.$A$14:$'Classifiche Gironi'.$M$17];12;0)" office:value-type="float" office:value="104" calcext:value-type="float">
            <text:p>+104</text:p>
          </table:table-cell>
          <table:table-cell table:style-name="ce621"/>
          <table:table-cell table:style-name="ce625"/>
          <table:table-cell table:style-name="ce632" office:value-type="float" office:value="51" calcext:value-type="float" table:number-columns-spanned="1" table:number-rows-spanned="2">
            <text:p>51</text:p>
          </table:table-cell>
          <table:table-cell table:style-name="ce638" table:formula="of:=[.L25]" office:value-type="string" office:string-value="Cinghiali (20)" calcext:value-type="string">
            <text:p>Cinghiali (20)</text:p>
          </table:table-cell>
          <table:table-cell table:style-name="ce653"/>
          <table:table-cell table:style-name="ce658" office:value-type="string" calcext:value-type="string">
            <text:p>1E</text:p>
          </table:table-cell>
          <table:table-cell table:style-name="ce626" table:number-columns-repeated="3"/>
          <table:table-cell table:style-name="ce656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rland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3"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14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Portogallo</text:p>
          </table:table-cell>
          <table:table-cell table:style-name="ce461"/>
          <table:table-cell table:number-columns-repeated="2"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Islanda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10" table:formula="of:=VLOOKUP(ROW()-14;[$'Classifiche Gironi'.$A$14:$'Classifiche Gironi'.$M$17];4;0)" office:value-type="string" office:string-value="Ippopotami (11)" calcext:value-type="string">
            <text:p>Ippopotami (11)</text:p>
          </table:table-cell>
          <table:table-cell table:style-name="ce542" table:formula="of:=VLOOKUP(ROW()-14;[$'Classifiche Gironi'.$A$14:$'Classifiche Gironi'.$M$17];5;0)" office:value-type="float" office:value="3" calcext:value-type="float">
            <text:p>3</text:p>
          </table:table-cell>
          <table:table-cell table:style-name="ce570" table:formula="of:=VLOOKUP(ROW()-14;[$'Classifiche Gironi'.$A$14:$'Classifiche Gironi'.$M$17];6;0)" office:value-type="float" office:value="2" calcext:value-type="float">
            <text:p>2</text:p>
          </table:table-cell>
          <table:table-cell table:style-name="ce570" table:formula="of:=VLOOKUP(ROW()-14;[$'Classifiche Gironi'.$A$14:$'Classifiche Gironi'.$M$17];7;0)" office:value-type="float" office:value="1" calcext:value-type="float">
            <text:p>1</text:p>
          </table:table-cell>
          <table:table-cell table:style-name="ce570" table:formula="of:=VLOOKUP(ROW()-14;[$'Classifiche Gironi'.$A$14:$'Classifiche Gironi'.$M$17];8;0)" office:value-type="float" office:value="0" calcext:value-type="float">
            <text:p>0</text:p>
          </table:table-cell>
          <table:table-cell table:style-name="ce570" table:formula="of:=VLOOKUP(ROW()-14;[$'Classifiche Gironi'.$A$14:$'Classifiche Gironi'.$M$17];9;0)" office:value-type="float" office:value="5" calcext:value-type="float">
            <text:p>5</text:p>
          </table:table-cell>
          <table:table-cell table:style-name="ce570" table:formula="of:=VLOOKUP(ROW()-14;[$'Classifiche Gironi'.$A$14:$'Classifiche Gironi'.$M$17];10;0)" office:value-type="float" office:value="280" calcext:value-type="float">
            <text:p>280</text:p>
          </table:table-cell>
          <table:table-cell table:style-name="ce570" table:formula="of:=VLOOKUP(ROW()-14;[$'Classifiche Gironi'.$A$14:$'Classifiche Gironi'.$M$17];11;0)" office:value-type="float" office:value="189" calcext:value-type="float">
            <text:p>189</text:p>
          </table:table-cell>
          <table:table-cell table:style-name="ce601" table:formula="of:=VLOOKUP(ROW()-14;[$'Classifiche Gironi'.$A$14:$'Classifiche Gironi'.$M$17];12;0)" office:value-type="float" office:value="91" calcext:value-type="float">
            <text:p>+91</text:p>
          </table:table-cell>
          <table:table-cell table:style-name="ce621"/>
          <table:table-cell table:style-name="ce625"/>
          <table:covered-table-cell table:style-name="ce633"/>
          <table:table-cell table:style-name="ce640" table:formula="of:=[.L36]" office:value-type="string" office:string-value="Orche (28)" calcext:value-type="string">
            <text:p>Orche (28)</text:p>
          </table:table-cell>
          <table:table-cell table:style-name="ce654"/>
          <table:table-cell table:style-name="ce659" office:value-type="string" calcext:value-type="string">
            <text:p>2G</text:p>
          </table:table-cell>
          <table:table-cell table:style-name="ce626"/>
          <table:table-cell table:style-name="ce631" office:value-type="string" calcext:value-type="string">
            <text:p>01 Lug <text:s/>h. 21</text:p>
          </table:table-cell>
          <table:table-cell table:style-name="ce626"/>
          <table:table-cell table:style-name="ce656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Germ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/>
          <table:table-cell table:style-name="ce709" office:value-type="float" office:value="7.0003" calcext:value-type="float">
            <text:p>7,000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er</text:p>
          </table:table-cell>
          <table:table-cell table:style-name="ce430" office:value-type="string" calcext:value-type="string">
            <text:p>15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51" office:value-type="string" calcext:value-type="string">
            <text:p>Russia</text:p>
          </table:table-cell>
          <table:table-cell table:style-name="ce461"/>
          <table:table-cell table:style-name="ce469" office:value-type="float" office:value="1" calcext:value-type="float">
            <text:p>1</text:p>
          </table:table-cell>
          <table:table-cell table:style-name="ce469" office:value-type="float" office:value="2" calcext:value-type="float">
            <text:p>2</text:p>
          </table:table-cell>
          <table:table-cell table:style-name="ce476"/>
          <table:table-cell table:style-name="ce481" office:value-type="string" calcext:value-type="string">
            <text:p>Slovacchia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11" table:formula="of:=VLOOKUP(ROW()-14;[$'Classifiche Gironi'.$A$14:$'Classifiche Gironi'.$M$17];4;0)" office:value-type="string" office:string-value="Elefanti (9)" calcext:value-type="string">
            <text:p>Elefanti (9)</text:p>
          </table:table-cell>
          <table:table-cell table:style-name="ce543" table:formula="of:=VLOOKUP(ROW()-14;[$'Classifiche Gironi'.$A$14:$'Classifiche Gironi'.$M$17];5;0)" office:value-type="float" office:value="3" calcext:value-type="float">
            <text:p>3</text:p>
          </table:table-cell>
          <table:table-cell table:style-name="ce571" table:formula="of:=VLOOKUP(ROW()-14;[$'Classifiche Gironi'.$A$14:$'Classifiche Gironi'.$M$17];6;0)" office:value-type="float" office:value="1" calcext:value-type="float">
            <text:p>1</text:p>
          </table:table-cell>
          <table:table-cell table:style-name="ce586" table:formula="of:=VLOOKUP(ROW()-14;[$'Classifiche Gironi'.$A$14:$'Classifiche Gironi'.$M$17];7;0)" office:value-type="float" office:value="2" calcext:value-type="float">
            <text:p>2</text:p>
          </table:table-cell>
          <table:table-cell table:style-name="ce591" table:formula="of:=VLOOKUP(ROW()-14;[$'Classifiche Gironi'.$A$14:$'Classifiche Gironi'.$M$17];8;0)" office:value-type="float" office:value="0" calcext:value-type="float">
            <text:p>0</text:p>
          </table:table-cell>
          <table:table-cell table:style-name="ce591" table:formula="of:=VLOOKUP(ROW()-14;[$'Classifiche Gironi'.$A$14:$'Classifiche Gironi'.$M$17];9;0)" office:value-type="float" office:value="4" calcext:value-type="float">
            <text:p>4</text:p>
          </table:table-cell>
          <table:table-cell table:style-name="ce591" table:formula="of:=VLOOKUP(ROW()-14;[$'Classifiche Gironi'.$A$14:$'Classifiche Gironi'.$M$17];10;0)" office:value-type="float" office:value="154" calcext:value-type="float">
            <text:p>154</text:p>
          </table:table-cell>
          <table:table-cell table:style-name="ce591" table:formula="of:=VLOOKUP(ROW()-14;[$'Classifiche Gironi'.$A$14:$'Classifiche Gironi'.$M$17];11;0)" office:value-type="float" office:value="237" calcext:value-type="float">
            <text:p>237</text:p>
          </table:table-cell>
          <table:table-cell table:style-name="ce602" table:formula="of:=VLOOKUP(ROW()-14;[$'Classifiche Gironi'.$A$14:$'Classifiche Gironi'.$M$17];12;0)" office:value-type="float" office:value="-83" calcext:value-type="float">
            <text:p>-83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62"/>
          <table:table-cell table:style-name="ce626"/>
          <table:table-cell table:style-name="ce665" office:value-type="float" office:value="58" calcext:value-type="float" table:number-columns-spanned="1" table:number-rows-spanned="2">
            <text:p>58</text:p>
          </table:table-cell>
          <table:table-cell table:style-name="ce667" table:formula="of:=IF([.Y15]&amp;[.Y16]=&quot;&quot;;&quot;Vincente 51&quot;;IF([.Y15]&gt;[.Y16];[.X15];[.X16]))" office:value-type="string" office:string-value="Vincente 51" calcext:value-type="string">
            <text:p>Vincente 51</text:p>
          </table:table-cell>
          <table:table-cell table:style-name="ce675"/>
          <table:table-cell table:style-name="ce682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Polon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2" calcext:value-type="float">
            <text:p>7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er</text:p>
          </table:table-cell>
          <table:table-cell table:style-name="ce430" office:value-type="string" calcext:value-type="string">
            <text:p>15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Romania</text:p>
          </table:table-cell>
          <table:table-cell table:style-name="ce461"/>
          <table:table-cell table:number-columns-repeated="2"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Svizzera</text:p>
          </table:table-cell>
          <table:table-cell table:style-name="ce492" office:value-type="string" calcext:value-type="string">
            <text:p>A</text:p>
          </table:table-cell>
          <table:table-cell table:style-name="ce496"/>
          <table:table-cell table:style-name="ce511" table:formula="of:=VLOOKUP(ROW()-14;[$'Classifiche Gironi'.$A$14:$'Classifiche Gironi'.$M$17];4;0)" office:value-type="string" office:string-value="Iguane (12)" calcext:value-type="string">
            <text:p>Iguane (12)</text:p>
          </table:table-cell>
          <table:table-cell table:style-name="ce544" table:formula="of:=VLOOKUP(ROW()-14;[$'Classifiche Gironi'.$A$14:$'Classifiche Gironi'.$M$17];5;0)" office:value-type="float" office:value="3" calcext:value-type="float">
            <text:p>3</text:p>
          </table:table-cell>
          <table:table-cell table:style-name="ce572" table:formula="of:=VLOOKUP(ROW()-14;[$'Classifiche Gironi'.$A$14:$'Classifiche Gironi'.$M$17];6;0)" office:value-type="float" office:value="0" calcext:value-type="float">
            <text:p>0</text:p>
          </table:table-cell>
          <table:table-cell table:style-name="ce586" table:formula="of:=VLOOKUP(ROW()-14;[$'Classifiche Gironi'.$A$14:$'Classifiche Gironi'.$M$17];7;0)" office:value-type="float" office:value="3" calcext:value-type="float">
            <text:p>3</text:p>
          </table:table-cell>
          <table:table-cell table:style-name="ce591" table:formula="of:=VLOOKUP(ROW()-14;[$'Classifiche Gironi'.$A$14:$'Classifiche Gironi'.$M$17];8;0)" office:value-type="float" office:value="0" calcext:value-type="float">
            <text:p>0</text:p>
          </table:table-cell>
          <table:table-cell table:style-name="ce591" table:formula="of:=VLOOKUP(ROW()-14;[$'Classifiche Gironi'.$A$14:$'Classifiche Gironi'.$M$17];9;0)" office:value-type="float" office:value="3" calcext:value-type="float">
            <text:p>3</text:p>
          </table:table-cell>
          <table:table-cell table:style-name="ce591" table:formula="of:=VLOOKUP(ROW()-14;[$'Classifiche Gironi'.$A$14:$'Classifiche Gironi'.$M$17];10;0)" office:value-type="float" office:value="101" calcext:value-type="float">
            <text:p>101</text:p>
          </table:table-cell>
          <table:table-cell table:style-name="ce591" table:formula="of:=VLOOKUP(ROW()-14;[$'Classifiche Gironi'.$A$14:$'Classifiche Gironi'.$M$17];11;0)" office:value-type="float" office:value="213" calcext:value-type="float">
            <text:p>213</text:p>
          </table:table-cell>
          <table:table-cell table:style-name="ce602" table:formula="of:=VLOOKUP(ROW()-14;[$'Classifiche Gironi'.$A$14:$'Classifiche Gironi'.$M$17];12;0)" office:value-type="float" office:value="-112" calcext:value-type="float">
            <text:p>-112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21</text:p>
          </table:table-cell>
          <table:table-cell table:style-name="ce495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0" table:formula="of:=IF([.Y19]&amp;[.Y20]=&quot;&quot;;&quot;Vincente 52&quot;;IF([.Y19]&gt;[.Y20];[.X19];[.X20]))" office:value-type="string" office:string-value="Vincente 52" calcext:value-type="string">
            <text:p>Vincente 52</text:p>
          </table:table-cell>
          <table:table-cell table:style-name="ce676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Ucrain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2"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5" calcext:value-type="float">
            <text:p>5</text:p>
          </table:table-cell>
          <table:table-cell table:style-name="ce709"/>
          <table:table-cell table:style-name="ce709" office:value-type="float" office:value="-0.0005" calcext:value-type="float">
            <text:p>-0,0005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er</text:p>
          </table:table-cell>
          <table:table-cell table:style-name="ce430" office:value-type="string" calcext:value-type="string">
            <text:p>15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Francia</text:p>
          </table:table-cell>
          <table:table-cell table:style-name="ce461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Albania</text:p>
          </table:table-cell>
          <table:table-cell table:style-name="ce492" office:value-type="string" calcext:value-type="string">
            <text:p>A</text:p>
          </table:table-cell>
          <table:table-cell table:style-name="ce496"/>
          <table:table-cell table:style-name="ce512" office:value-type="string" calcext:value-type="string">
            <text:p>Gruppo D</text:p>
          </table:table-cell>
          <table:table-cell table:style-name="ce545" office:value-type="string" calcext:value-type="string">
            <text:p>G</text:p>
          </table:table-cell>
          <table:table-cell table:style-name="ce545" office:value-type="string" calcext:value-type="string">
            <text:p>V</text:p>
          </table:table-cell>
          <table:table-cell table:style-name="ce545" office:value-type="string" calcext:value-type="string">
            <text:p>P</text:p>
          </table:table-cell>
          <table:table-cell table:style-name="ce545" office:value-type="string" calcext:value-type="string">
            <text:p>F</text:p>
          </table:table-cell>
          <table:table-cell table:style-name="ce545" office:value-type="string" calcext:value-type="string">
            <text:p>PC</text:p>
          </table:table-cell>
          <table:table-cell table:style-name="ce545" office:value-type="string" calcext:value-type="string">
            <text:p>PGF</text:p>
          </table:table-cell>
          <table:table-cell table:style-name="ce545" office:value-type="string" calcext:value-type="string">
            <text:p>PGS</text:p>
          </table:table-cell>
          <table:table-cell table:style-name="ce545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2" office:value-type="float" office:value="52" calcext:value-type="float" table:number-columns-spanned="1" table:number-rows-spanned="2">
            <text:p>52</text:p>
          </table:table-cell>
          <table:table-cell table:style-name="ce638" table:formula="of:=[.L30]" office:value-type="string" office:string-value="Balene (21)" calcext:value-type="string">
            <text:p>Balene (21)</text:p>
          </table:table-cell>
          <table:table-cell table:style-name="ce653"/>
          <table:table-cell table:style-name="ce661" office:value-type="string" calcext:value-type="string">
            <text:p>1F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/>
          <table:table-cell table:style-name="ce631" office:value-type="string" calcext:value-type="string">
            <text:p>10 Lug <text:s/>h. 21</text:p>
          </table:table-cell>
          <table:table-cell table:style-name="ce626" table:number-columns-repeated="2"/>
          <table:table-cell table:style-name="ce496" table:number-columns-repeated="13"/>
          <table:table-cell table:style-name="ce626" table:number-columns-repeated="49"/>
          <table:table-cell table:style-name="ce705" office:value-type="string" calcext:value-type="string">
            <text:p>Gruppo D</text:p>
          </table:table-cell>
          <table:table-cell table:style-name="ce711" office:value-type="string" calcext:value-type="string">
            <text:p>G</text:p>
          </table:table-cell>
          <table:table-cell table:style-name="ce705" office:value-type="string" calcext:value-type="string">
            <text:p>V</text:p>
          </table:table-cell>
          <table:table-cell table:style-name="ce705" office:value-type="string" calcext:value-type="string">
            <text:p>N</text:p>
          </table:table-cell>
          <table:table-cell table:style-name="ce705" office:value-type="string" calcext:value-type="string">
            <text:p>P</text:p>
          </table:table-cell>
          <table:table-cell table:style-name="ce705" office:value-type="string" calcext:value-type="string">
            <text:p>GF</text:p>
          </table:table-cell>
          <table:table-cell table:style-name="ce705" office:value-type="string" calcext:value-type="string">
            <text:p>GS</text:p>
          </table:table-cell>
          <table:table-cell table:style-name="ce705"/>
          <table:table-cell table:style-name="ce705" office:value-type="string" calcext:value-type="string">
            <text:p>P.ti</text:p>
          </table:table-cell>
          <table:table-cell table:style-name="ce705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Gio</text:p>
          </table:table-cell>
          <table:table-cell table:style-name="ce430" office:value-type="string" calcext:value-type="string">
            <text:p>16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51" office:value-type="string" calcext:value-type="string">
            <text:p>Inghilterra</text:p>
          </table:table-cell>
          <table:table-cell table:style-name="ce461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Galles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13" table:formula="of:=VLOOKUP(ROW()-19;[$'Classifiche Gironi'.$A$20:$'Classifiche Gironi'.$M$23];4;0)" office:value-type="string" office:string-value="Aquile (15)" calcext:value-type="string">
            <text:p>Aquile (15)</text:p>
          </table:table-cell>
          <table:table-cell table:style-name="ce546" table:formula="of:=VLOOKUP(ROW()-19;[$'Classifiche Gironi'.$A$20:$'Classifiche Gironi'.$M$23];5;0)" office:value-type="float" office:value="3" calcext:value-type="float">
            <text:p>3</text:p>
          </table:table-cell>
          <table:table-cell table:style-name="ce546" table:formula="of:=VLOOKUP(ROW()-19;[$'Classifiche Gironi'.$A$20:$'Classifiche Gironi'.$M$23];6;0)" office:value-type="float" office:value="2" calcext:value-type="float">
            <text:p>2</text:p>
          </table:table-cell>
          <table:table-cell table:style-name="ce546" table:formula="of:=VLOOKUP(ROW()-19;[$'Classifiche Gironi'.$A$20:$'Classifiche Gironi'.$M$23];7;0)" office:value-type="float" office:value="1" calcext:value-type="float">
            <text:p>1</text:p>
          </table:table-cell>
          <table:table-cell table:style-name="ce546" table:formula="of:=VLOOKUP(ROW()-19;[$'Classifiche Gironi'.$A$20:$'Classifiche Gironi'.$M$23];8;0)" office:value-type="float" office:value="0" calcext:value-type="float">
            <text:p>0</text:p>
          </table:table-cell>
          <table:table-cell table:style-name="ce546" table:formula="of:=VLOOKUP(ROW()-19;[$'Classifiche Gironi'.$A$20:$'Classifiche Gironi'.$M$23];9;0)" office:value-type="float" office:value="5" calcext:value-type="float">
            <text:p>5</text:p>
          </table:table-cell>
          <table:table-cell table:style-name="ce546" table:formula="of:=VLOOKUP(ROW()-19;[$'Classifiche Gironi'.$A$20:$'Classifiche Gironi'.$M$23];10;0)" office:value-type="float" office:value="154" calcext:value-type="float">
            <text:p>154</text:p>
          </table:table-cell>
          <table:table-cell table:style-name="ce546" table:formula="of:=VLOOKUP(ROW()-19;[$'Classifiche Gironi'.$A$20:$'Classifiche Gironi'.$M$23];11;0)" office:value-type="float" office:value="140" calcext:value-type="float">
            <text:p>140</text:p>
          </table:table-cell>
          <table:table-cell table:style-name="ce603" table:formula="of:=VLOOKUP(ROW()-19;[$'Classifiche Gironi'.$A$20:$'Classifiche Gironi'.$M$23];12;0)" office:value-type="float" office:value="14" calcext:value-type="float">
            <text:p>+14</text:p>
          </table:table-cell>
          <table:table-cell table:style-name="ce621"/>
          <table:table-cell table:style-name="ce625"/>
          <table:covered-table-cell table:style-name="ce633"/>
          <table:table-cell table:style-name="ce641" table:formula="of:=[.L41]" office:value-type="string" office:string-value="Piranha (29)" calcext:value-type="string">
            <text:p>Piranha (29)</text:p>
          </table:table-cell>
          <table:table-cell table:style-name="ce654"/>
          <table:table-cell table:style-name="ce658" office:value-type="string" calcext:value-type="string">
            <text:p>2H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/>
          <table:table-cell table:style-name="ce695" office:value-type="float" office:value="63" calcext:value-type="float" table:number-columns-spanned="1" table:number-rows-spanned="2">
            <text:p>63</text:p>
          </table:table-cell>
          <table:table-cell table:style-name="ce667" table:formula="of:=IF([.AI13]&amp;[.AI14]=&quot;&quot;;&quot;Vincente 61&quot;;IF([.AI13]&gt;[.AI14];[.AH13];[.AH14]))" office:value-type="string" office:string-value="Vincente 61" calcext:value-type="string">
            <text:p>Vincente 61</text:p>
          </table:table-cell>
          <table:table-cell table:style-name="ce69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Turch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2.9998" calcext:value-type="float">
            <text:p>2,9998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Gio</text:p>
          </table:table-cell>
          <table:table-cell table:style-name="ce430" office:value-type="string" calcext:value-type="string">
            <text:p>16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4" office:value-type="string" calcext:value-type="string">
            <text:p>Ucrain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2" calcext:value-type="float">
            <text:p>2</text:p>
          </table:table-cell>
          <table:table-cell table:style-name="ce476"/>
          <table:table-cell table:style-name="ce481" office:value-type="string" calcext:value-type="string">
            <text:p>Irland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14" table:formula="of:=VLOOKUP(ROW()-19;[$'Classifiche Gironi'.$A$20:$'Classifiche Gironi'.$M$23];4;0)" office:value-type="string" office:string-value="Pitoni (14)" calcext:value-type="string">
            <text:p>Pitoni (14)</text:p>
          </table:table-cell>
          <table:table-cell table:style-name="ce547" table:formula="of:=VLOOKUP(ROW()-19;[$'Classifiche Gironi'.$A$20:$'Classifiche Gironi'.$M$23];5;0)" office:value-type="float" office:value="3" calcext:value-type="float">
            <text:p>3</text:p>
          </table:table-cell>
          <table:table-cell table:style-name="ce573" table:formula="of:=VLOOKUP(ROW()-19;[$'Classifiche Gironi'.$A$20:$'Classifiche Gironi'.$M$23];6;0)" office:value-type="float" office:value="2" calcext:value-type="float">
            <text:p>2</text:p>
          </table:table-cell>
          <table:table-cell table:style-name="ce573" table:formula="of:=VLOOKUP(ROW()-19;[$'Classifiche Gironi'.$A$20:$'Classifiche Gironi'.$M$23];7;0)" office:value-type="float" office:value="1" calcext:value-type="float">
            <text:p>1</text:p>
          </table:table-cell>
          <table:table-cell table:style-name="ce573" table:formula="of:=VLOOKUP(ROW()-19;[$'Classifiche Gironi'.$A$20:$'Classifiche Gironi'.$M$23];8;0)" office:value-type="float" office:value="0" calcext:value-type="float">
            <text:p>0</text:p>
          </table:table-cell>
          <table:table-cell table:style-name="ce573" table:formula="of:=VLOOKUP(ROW()-19;[$'Classifiche Gironi'.$A$20:$'Classifiche Gironi'.$M$23];9;0)" office:value-type="float" office:value="5" calcext:value-type="float">
            <text:p>5</text:p>
          </table:table-cell>
          <table:table-cell table:style-name="ce573" table:formula="of:=VLOOKUP(ROW()-19;[$'Classifiche Gironi'.$A$20:$'Classifiche Gironi'.$M$23];10;0)" office:value-type="float" office:value="218" calcext:value-type="float">
            <text:p>218</text:p>
          </table:table-cell>
          <table:table-cell table:style-name="ce573" table:formula="of:=VLOOKUP(ROW()-19;[$'Classifiche Gironi'.$A$20:$'Classifiche Gironi'.$M$23];11;0)" office:value-type="float" office:value="206" calcext:value-type="float">
            <text:p>206</text:p>
          </table:table-cell>
          <table:table-cell table:style-name="ce604" table:formula="of:=VLOOKUP(ROW()-19;[$'Classifiche Gironi'.$A$20:$'Classifiche Gironi'.$M$23];12;0)" office:value-type="float" office:value="12" calcext:value-type="float">
            <text:p>+12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58"/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64"/>
          <table:covered-table-cell table:style-name="ce696"/>
          <table:table-cell table:style-name="ce697" table:formula="of:=IF([.AI29]&amp;[.AI30]=&quot;&quot;;&quot;Vincente 62&quot;;IF([.AI29]&gt;[.AI30];[.AH29];[.AH30]))" office:value-type="string" office:string-value="Vincente 62" calcext:value-type="string">
            <text:p>Vincente 62</text:p>
          </table:table-cell>
          <table:table-cell table:style-name="ce699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Croaz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5" calcext:value-type="float">
            <text:p>5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7.0002" calcext:value-type="float">
            <text:p>7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Gio</text:p>
          </table:table-cell>
          <table:table-cell table:style-name="ce430" office:value-type="string" calcext:value-type="string">
            <text:p>16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Germania</text:p>
          </table:table-cell>
          <table:table-cell table:style-name="ce461"/>
          <table:table-cell table:number-columns-repeated="2"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Poloni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15" table:formula="of:=VLOOKUP(ROW()-19;[$'Classifiche Gironi'.$A$20:$'Classifiche Gironi'.$M$23];4;0)" office:value-type="string" office:string-value="Coccodrilli (13)" calcext:value-type="string">
            <text:p>Coccodrilli (13)</text:p>
          </table:table-cell>
          <table:table-cell table:style-name="ce548" table:formula="of:=VLOOKUP(ROW()-19;[$'Classifiche Gironi'.$A$20:$'Classifiche Gironi'.$M$23];5;0)" office:value-type="float" office:value="3" calcext:value-type="float">
            <text:p>3</text:p>
          </table:table-cell>
          <table:table-cell table:style-name="ce574" table:formula="of:=VLOOKUP(ROW()-19;[$'Classifiche Gironi'.$A$20:$'Classifiche Gironi'.$M$23];6;0)" office:value-type="float" office:value="1" calcext:value-type="float">
            <text:p>1</text:p>
          </table:table-cell>
          <table:table-cell table:style-name="ce587" table:formula="of:=VLOOKUP(ROW()-19;[$'Classifiche Gironi'.$A$20:$'Classifiche Gironi'.$M$23];7;0)" office:value-type="float" office:value="2" calcext:value-type="float">
            <text:p>2</text:p>
          </table:table-cell>
          <table:table-cell table:style-name="ce592" table:formula="of:=VLOOKUP(ROW()-19;[$'Classifiche Gironi'.$A$20:$'Classifiche Gironi'.$M$23];8;0)" office:value-type="float" office:value="0" calcext:value-type="float">
            <text:p>0</text:p>
          </table:table-cell>
          <table:table-cell table:style-name="ce592" table:formula="of:=VLOOKUP(ROW()-19;[$'Classifiche Gironi'.$A$20:$'Classifiche Gironi'.$M$23];9;0)" office:value-type="float" office:value="4" calcext:value-type="float">
            <text:p>4</text:p>
          </table:table-cell>
          <table:table-cell table:style-name="ce592" table:formula="of:=VLOOKUP(ROW()-19;[$'Classifiche Gironi'.$A$20:$'Classifiche Gironi'.$M$23];10;0)" office:value-type="float" office:value="171" calcext:value-type="float">
            <text:p>171</text:p>
          </table:table-cell>
          <table:table-cell table:style-name="ce592" table:formula="of:=VLOOKUP(ROW()-19;[$'Classifiche Gironi'.$A$20:$'Classifiche Gironi'.$M$23];11;0)" office:value-type="float" office:value="161" calcext:value-type="float">
            <text:p>161</text:p>
          </table:table-cell>
          <table:table-cell table:style-name="ce605" table:formula="of:=VLOOKUP(ROW()-19;[$'Classifiche Gironi'.$A$20:$'Classifiche Gironi'.$M$23];12;0)" office:value-type="float" office:value="10" calcext:value-type="float">
            <text:p>+10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18</text:p>
          </table:table-cell>
          <table:table-cell table:style-name="ce495"/>
          <table:table-cell table:style-name="ce657"/>
          <table:table-cell table:style-name="ce658"/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pagn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5" calcext:value-type="float">
            <text:p>5</text:p>
          </table:table-cell>
          <table:table-cell table:style-name="ce713" office:value-type="float" office:value="2" calcext:value-type="float">
            <text:p>2</text:p>
          </table:table-cell>
          <table:table-cell table:style-name="ce713"/>
          <table:table-cell table:style-name="ce713" office:value-type="float" office:value="6.0003" calcext:value-type="float">
            <text:p>6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431" office:value-type="string" calcext:value-type="string">
            <text:p>Ven</text:p>
          </table:table-cell>
          <table:table-cell table:style-name="ce431" office:value-type="string" calcext:value-type="string">
            <text:p>17 Giu</text:p>
          </table:table-cell>
          <table:table-cell table:style-name="ce443" office:value-type="time" office:time-value="PT15H00M00S" calcext:value-type="time">
            <text:p>15:00</text:p>
          </table:table-cell>
          <table:table-cell table:style-name="ce455" office:value-type="string" calcext:value-type="string">
            <text:p>Italia</text:p>
          </table:table-cell>
          <table:table-cell table:style-name="ce464"/>
          <table:table-cell table:style-name="ce471" office:value-type="float" office:value="1" calcext:value-type="float">
            <text:p>1</text:p>
          </table:table-cell>
          <table:table-cell table:style-name="ce471" office:value-type="float" office:value="0" calcext:value-type="float">
            <text:p>0</text:p>
          </table:table-cell>
          <table:table-cell table:style-name="ce477"/>
          <table:table-cell table:style-name="ce484" office:value-type="string" calcext:value-type="string">
            <text:p>Svezia</text:p>
          </table:table-cell>
          <table:table-cell table:style-name="ce493" office:value-type="string" calcext:value-type="string">
            <text:p>E</text:p>
          </table:table-cell>
          <table:table-cell table:style-name="ce496"/>
          <table:table-cell table:style-name="ce515" table:formula="of:=VLOOKUP(ROW()-19;[$'Classifiche Gironi'.$A$20:$'Classifiche Gironi'.$M$23];4;0)" office:value-type="string" office:string-value="Falchi (16)" calcext:value-type="string">
            <text:p>Falchi (16)</text:p>
          </table:table-cell>
          <table:table-cell table:style-name="ce549" table:formula="of:=VLOOKUP(ROW()-19;[$'Classifiche Gironi'.$A$20:$'Classifiche Gironi'.$M$23];5;0)" office:value-type="float" office:value="3" calcext:value-type="float">
            <text:p>3</text:p>
          </table:table-cell>
          <table:table-cell table:style-name="ce575" table:formula="of:=VLOOKUP(ROW()-19;[$'Classifiche Gironi'.$A$20:$'Classifiche Gironi'.$M$23];6;0)" office:value-type="float" office:value="1" calcext:value-type="float">
            <text:p>1</text:p>
          </table:table-cell>
          <table:table-cell table:style-name="ce587" table:formula="of:=VLOOKUP(ROW()-19;[$'Classifiche Gironi'.$A$20:$'Classifiche Gironi'.$M$23];7;0)" office:value-type="float" office:value="2" calcext:value-type="float">
            <text:p>2</text:p>
          </table:table-cell>
          <table:table-cell table:style-name="ce592" table:formula="of:=VLOOKUP(ROW()-19;[$'Classifiche Gironi'.$A$20:$'Classifiche Gironi'.$M$23];8;0)" office:value-type="float" office:value="0" calcext:value-type="float">
            <text:p>0</text:p>
          </table:table-cell>
          <table:table-cell table:style-name="ce592" table:formula="of:=VLOOKUP(ROW()-19;[$'Classifiche Gironi'.$A$20:$'Classifiche Gironi'.$M$23];9;0)" office:value-type="float" office:value="4" calcext:value-type="float">
            <text:p>4</text:p>
          </table:table-cell>
          <table:table-cell table:style-name="ce592" table:formula="of:=VLOOKUP(ROW()-19;[$'Classifiche Gironi'.$A$20:$'Classifiche Gironi'.$M$23];10;0)" office:value-type="float" office:value="173" calcext:value-type="float">
            <text:p>173</text:p>
          </table:table-cell>
          <table:table-cell table:style-name="ce592" table:formula="of:=VLOOKUP(ROW()-19;[$'Classifiche Gironi'.$A$20:$'Classifiche Gironi'.$M$23];11;0)" office:value-type="float" office:value="209" calcext:value-type="float">
            <text:p>209</text:p>
          </table:table-cell>
          <table:table-cell table:style-name="ce605" table:formula="of:=VLOOKUP(ROW()-19;[$'Classifiche Gironi'.$A$20:$'Classifiche Gironi'.$M$23];12;0)" office:value-type="float" office:value="-36" calcext:value-type="float">
            <text:p>-36</text:p>
          </table:table-cell>
          <table:table-cell table:style-name="ce621"/>
          <table:table-cell table:style-name="ce625"/>
          <table:table-cell table:style-name="ce632" office:value-type="float" office:value="53" calcext:value-type="float" table:number-columns-spanned="1" table:number-rows-spanned="2">
            <text:p>53</text:p>
          </table:table-cell>
          <table:table-cell table:style-name="ce638" table:formula="of:=[.L40]" office:value-type="string" office:string-value="Scorpioni (30)" calcext:value-type="string">
            <text:p>Scorpioni (30)</text:p>
          </table:table-cell>
          <table:table-cell table:style-name="ce653"/>
          <table:table-cell table:style-name="ce658" office:value-type="string" calcext:value-type="string">
            <text:p>1H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ep. Cec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5" calcext:value-type="float">
            <text:p>5</text:p>
          </table:table-cell>
          <table:table-cell table:style-name="ce709"/>
          <table:table-cell table:style-name="ce709" office:value-type="float" office:value="0.9997" calcext:value-type="float">
            <text:p>0,9997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Ven</text:p>
          </table:table-cell>
          <table:table-cell table:style-name="ce430" office:value-type="string" calcext:value-type="string">
            <text:p>17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Rep. Ceca</text:p>
          </table:table-cell>
          <table:table-cell table:style-name="ce461"/>
          <table:table-cell table:number-columns-repeated="2" table:style-name="ce469" office:value-type="float" office:value="2" calcext:value-type="float">
            <text:p>2</text:p>
          </table:table-cell>
          <table:table-cell table:style-name="ce476"/>
          <table:table-cell table:style-name="ce481" office:value-type="string" calcext:value-type="string">
            <text:p>Croazi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16" office:value-type="string" calcext:value-type="string">
            <text:p>Gruppo E</text:p>
          </table:table-cell>
          <table:table-cell table:style-name="ce550" office:value-type="string" calcext:value-type="string">
            <text:p>G</text:p>
          </table:table-cell>
          <table:table-cell table:style-name="ce576" office:value-type="string" calcext:value-type="string">
            <text:p>V</text:p>
          </table:table-cell>
          <table:table-cell table:style-name="ce576" office:value-type="string" calcext:value-type="string">
            <text:p>P</text:p>
          </table:table-cell>
          <table:table-cell table:style-name="ce576" office:value-type="string" calcext:value-type="string">
            <text:p>F</text:p>
          </table:table-cell>
          <table:table-cell table:style-name="ce576" office:value-type="string" calcext:value-type="string">
            <text:p>PC</text:p>
          </table:table-cell>
          <table:table-cell table:style-name="ce576" office:value-type="string" calcext:value-type="string">
            <text:p>PGF</text:p>
          </table:table-cell>
          <table:table-cell table:style-name="ce576" office:value-type="string" calcext:value-type="string">
            <text:p>PGS</text:p>
          </table:table-cell>
          <table:table-cell table:style-name="ce606" office:value-type="string" calcext:value-type="string">
            <text:p>DPG</text:p>
          </table:table-cell>
          <table:table-cell table:style-name="ce621"/>
          <table:table-cell table:style-name="ce625"/>
          <table:covered-table-cell table:style-name="ce633"/>
          <table:table-cell table:style-name="ce642" table:formula="of:=[.L31]" office:value-type="string" office:string-value="Gabbiani (22)" calcext:value-type="string">
            <text:p>Gabbiani (22)</text:p>
          </table:table-cell>
          <table:table-cell table:style-name="ce654"/>
          <table:table-cell table:style-name="ce659" office:value-type="string" calcext:value-type="string">
            <text:p>2F</text:p>
          </table:table-cell>
          <table:table-cell table:style-name="ce626"/>
          <table:table-cell table:style-name="ce631" office:value-type="string" calcext:value-type="string">
            <text:p>02 Lug <text:s/>h. 21</text:p>
          </table:table-cell>
          <table:table-cell table:style-name="ce626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6" office:value-type="string" calcext:value-type="string">
            <text:p>Gruppo E</text:p>
          </table:table-cell>
          <table:table-cell table:style-name="ce712" office:value-type="string" calcext:value-type="string">
            <text:p>G</text:p>
          </table:table-cell>
          <table:table-cell table:style-name="ce706" office:value-type="string" calcext:value-type="string">
            <text:p>V</text:p>
          </table:table-cell>
          <table:table-cell table:style-name="ce706" office:value-type="string" calcext:value-type="string">
            <text:p>N</text:p>
          </table:table-cell>
          <table:table-cell table:style-name="ce706" office:value-type="string" calcext:value-type="string">
            <text:p>P</text:p>
          </table:table-cell>
          <table:table-cell table:style-name="ce706" office:value-type="string" calcext:value-type="string">
            <text:p>GF</text:p>
          </table:table-cell>
          <table:table-cell table:style-name="ce706" office:value-type="string" calcext:value-type="string">
            <text:p>GS</text:p>
          </table:table-cell>
          <table:table-cell table:style-name="ce706"/>
          <table:table-cell table:style-name="ce706" office:value-type="string" calcext:value-type="string">
            <text:p>P.ti</text:p>
          </table:table-cell>
          <table:table-cell table:style-name="ce706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Ven</text:p>
          </table:table-cell>
          <table:table-cell table:style-name="ce430" office:value-type="string" calcext:value-type="string">
            <text:p>17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Spagna</text:p>
          </table:table-cell>
          <table:table-cell table:style-name="ce461"/>
          <table:table-cell table:style-name="ce469" office:value-type="float" office:value="3" calcext:value-type="float">
            <text:p>3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Turchi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17" table:formula="of:=VLOOKUP(ROW()-24;[$'Classifiche Gironi'.$A$26:$'Classifiche Gironi'.$M$29];4;0)" office:value-type="string" office:string-value="Cinghiali (20)" calcext:value-type="string">
            <text:p>Cinghiali (20)</text:p>
          </table:table-cell>
          <table:table-cell table:style-name="ce551" table:formula="of:=VLOOKUP(ROW()-24;[$'Classifiche Gironi'.$A$26:$'Classifiche Gironi'.$M$29];5;0)" office:value-type="float" office:value="3" calcext:value-type="float">
            <text:p>3</text:p>
          </table:table-cell>
          <table:table-cell table:style-name="ce551" table:formula="of:=VLOOKUP(ROW()-24;[$'Classifiche Gironi'.$A$26:$'Classifiche Gironi'.$M$29];6;0)" office:value-type="float" office:value="3" calcext:value-type="float">
            <text:p>3</text:p>
          </table:table-cell>
          <table:table-cell table:style-name="ce551" table:formula="of:=VLOOKUP(ROW()-24;[$'Classifiche Gironi'.$A$26:$'Classifiche Gironi'.$M$29];7;0)" office:value-type="float" office:value="0" calcext:value-type="float">
            <text:p>0</text:p>
          </table:table-cell>
          <table:table-cell table:style-name="ce551" table:formula="of:=VLOOKUP(ROW()-24;[$'Classifiche Gironi'.$A$26:$'Classifiche Gironi'.$M$29];8;0)" office:value-type="float" office:value="0" calcext:value-type="float">
            <text:p>0</text:p>
          </table:table-cell>
          <table:table-cell table:style-name="ce551" table:formula="of:=VLOOKUP(ROW()-24;[$'Classifiche Gironi'.$A$26:$'Classifiche Gironi'.$M$29];9;0)" office:value-type="float" office:value="6" calcext:value-type="float">
            <text:p>6</text:p>
          </table:table-cell>
          <table:table-cell table:style-name="ce551" table:formula="of:=VLOOKUP(ROW()-24;[$'Classifiche Gironi'.$A$26:$'Classifiche Gironi'.$M$29];10;0)" office:value-type="float" office:value="122" calcext:value-type="float">
            <text:p>122</text:p>
          </table:table-cell>
          <table:table-cell table:style-name="ce551" table:formula="of:=VLOOKUP(ROW()-24;[$'Classifiche Gironi'.$A$26:$'Classifiche Gironi'.$M$29];11;0)" office:value-type="float" office:value="42" calcext:value-type="float">
            <text:p>42</text:p>
          </table:table-cell>
          <table:table-cell table:style-name="ce607" table:formula="of:=VLOOKUP(ROW()-24;[$'Classifiche Gironi'.$A$26:$'Classifiche Gironi'.$M$29];12;0)" office:value-type="float" office:value="80" calcext:value-type="float">
            <text:p>+80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62"/>
          <table:table-cell table:style-name="ce626"/>
          <table:table-cell table:style-name="ce665" office:value-type="float" office:value="59" calcext:value-type="float" table:number-columns-spanned="1" table:number-rows-spanned="2">
            <text:p>59</text:p>
          </table:table-cell>
          <table:table-cell table:style-name="ce667" table:formula="of:=IF([.Y23]&amp;[.Y24]=&quot;&quot;;&quot;Vincente 53&quot;;IF([.Y23]&gt;[.Y24];[.X23];[.X24]))" office:value-type="string" office:string-value="Vincente 53" calcext:value-type="string">
            <text:p>Vincente 53</text:p>
          </table:table-cell>
          <table:table-cell table:style-name="ce677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tal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/>
          <table:table-cell table:style-name="ce709" office:value-type="float" office:value="6.0002" calcext:value-type="float">
            <text:p>6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8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51" office:value-type="string" calcext:value-type="string">
            <text:p>Belgio</text:p>
          </table:table-cell>
          <table:table-cell table:style-name="ce461"/>
          <table:table-cell table:style-name="ce469" office:value-type="float" office:value="3" calcext:value-type="float">
            <text:p>3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Rep. d'Irlanda</text:p>
          </table:table-cell>
          <table:table-cell table:style-name="ce492" office:value-type="string" calcext:value-type="string">
            <text:p>E</text:p>
          </table:table-cell>
          <table:table-cell table:style-name="ce496"/>
          <table:table-cell table:style-name="ce518" table:formula="of:=VLOOKUP(ROW()-24;[$'Classifiche Gironi'.$A$26:$'Classifiche Gironi'.$M$29];4;0)" office:value-type="string" office:string-value="Bufali (18)" calcext:value-type="string">
            <text:p>Bufali (18)</text:p>
          </table:table-cell>
          <table:table-cell table:style-name="ce552" table:formula="of:=VLOOKUP(ROW()-24;[$'Classifiche Gironi'.$A$26:$'Classifiche Gironi'.$M$29];5;0)" office:value-type="float" office:value="3" calcext:value-type="float">
            <text:p>3</text:p>
          </table:table-cell>
          <table:table-cell table:style-name="ce577" table:formula="of:=VLOOKUP(ROW()-24;[$'Classifiche Gironi'.$A$26:$'Classifiche Gironi'.$M$29];6;0)" office:value-type="float" office:value="2" calcext:value-type="float">
            <text:p>2</text:p>
          </table:table-cell>
          <table:table-cell table:style-name="ce577" table:formula="of:=VLOOKUP(ROW()-24;[$'Classifiche Gironi'.$A$26:$'Classifiche Gironi'.$M$29];7;0)" office:value-type="float" office:value="0" calcext:value-type="float">
            <text:p>0</text:p>
          </table:table-cell>
          <table:table-cell table:style-name="ce577" table:formula="of:=VLOOKUP(ROW()-24;[$'Classifiche Gironi'.$A$26:$'Classifiche Gironi'.$M$29];8;0)" office:value-type="float" office:value="1" calcext:value-type="float">
            <text:p>1</text:p>
          </table:table-cell>
          <table:table-cell table:style-name="ce577" table:formula="of:=VLOOKUP(ROW()-24;[$'Classifiche Gironi'.$A$26:$'Classifiche Gironi'.$M$29];9;0)" office:value-type="float" office:value="4" calcext:value-type="float">
            <text:p>4</text:p>
          </table:table-cell>
          <table:table-cell table:style-name="ce577" table:formula="of:=VLOOKUP(ROW()-24;[$'Classifiche Gironi'.$A$26:$'Classifiche Gironi'.$M$29];10;0)" office:value-type="float" office:value="163" calcext:value-type="float">
            <text:p>163</text:p>
          </table:table-cell>
          <table:table-cell table:style-name="ce577" table:formula="of:=VLOOKUP(ROW()-24;[$'Classifiche Gironi'.$A$26:$'Classifiche Gironi'.$M$29];11;0)" office:value-type="float" office:value="155" calcext:value-type="float">
            <text:p>155</text:p>
          </table:table-cell>
          <table:table-cell table:style-name="ce608" table:formula="of:=VLOOKUP(ROW()-24;[$'Classifiche Gironi'.$A$26:$'Classifiche Gironi'.$M$29];12;0)" office:value-type="float" office:value="8" calcext:value-type="float">
            <text:p>+8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7 Giu <text:s/>h. 18</text:p>
          </table:table-cell>
          <table:table-cell table:style-name="ce495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1" table:formula="of:=IF([.Y27]&amp;[.Y28]=&quot;&quot;;&quot;Vincente 54&quot;;IF([.Y27]&gt;[.Y28];[.X27];[.X28]))" office:value-type="string" office:string-value="Vincente 54" calcext:value-type="string">
            <text:p>Vincente 54</text:p>
          </table:table-cell>
          <table:table-cell table:style-name="ce678"/>
          <table:table-cell table:style-name="ce681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700" table:number-columns-repeated="13"/>
          <table:table-cell table:style-name="ce626" table:number-columns-repeated="49"/>
          <table:table-cell table:style-name="ce702" office:value-type="string" calcext:value-type="string">
            <text:p>Belgio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6.0002" calcext:value-type="float">
            <text:p>6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8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Islanda</text:p>
          </table:table-cell>
          <table:table-cell table:style-name="ce461"/>
          <table:table-cell table:number-columns-repeated="2"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Ungheria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19" table:formula="of:=VLOOKUP(ROW()-24;[$'Classifiche Gironi'.$A$26:$'Classifiche Gironi'.$M$29];4;0)" office:value-type="string" office:string-value="Bisonti (17)" calcext:value-type="string">
            <text:p>Bisonti (17)</text:p>
          </table:table-cell>
          <table:table-cell table:style-name="ce553" table:formula="of:=VLOOKUP(ROW()-24;[$'Classifiche Gironi'.$A$26:$'Classifiche Gironi'.$M$29];5;0)" office:value-type="float" office:value="3" calcext:value-type="float">
            <text:p>3</text:p>
          </table:table-cell>
          <table:table-cell table:style-name="ce578" table:formula="of:=VLOOKUP(ROW()-24;[$'Classifiche Gironi'.$A$26:$'Classifiche Gironi'.$M$29];6;0)" office:value-type="float" office:value="1" calcext:value-type="float">
            <text:p>1</text:p>
          </table:table-cell>
          <table:table-cell table:style-name="ce588" table:formula="of:=VLOOKUP(ROW()-24;[$'Classifiche Gironi'.$A$26:$'Classifiche Gironi'.$M$29];7;0)" office:value-type="float" office:value="2" calcext:value-type="float">
            <text:p>2</text:p>
          </table:table-cell>
          <table:table-cell table:style-name="ce593" table:formula="of:=VLOOKUP(ROW()-24;[$'Classifiche Gironi'.$A$26:$'Classifiche Gironi'.$M$29];8;0)" office:value-type="float" office:value="0" calcext:value-type="float">
            <text:p>0</text:p>
          </table:table-cell>
          <table:table-cell table:style-name="ce593" table:formula="of:=VLOOKUP(ROW()-24;[$'Classifiche Gironi'.$A$26:$'Classifiche Gironi'.$M$29];9;0)" office:value-type="float" office:value="4" calcext:value-type="float">
            <text:p>4</text:p>
          </table:table-cell>
          <table:table-cell table:style-name="ce593" table:formula="of:=VLOOKUP(ROW()-24;[$'Classifiche Gironi'.$A$26:$'Classifiche Gironi'.$M$29];10;0)" office:value-type="float" office:value="148" calcext:value-type="float">
            <text:p>148</text:p>
          </table:table-cell>
          <table:table-cell table:style-name="ce593" table:formula="of:=VLOOKUP(ROW()-24;[$'Classifiche Gironi'.$A$26:$'Classifiche Gironi'.$M$29];11;0)" office:value-type="float" office:value="179" calcext:value-type="float">
            <text:p>179</text:p>
          </table:table-cell>
          <table:table-cell table:style-name="ce609" table:formula="of:=VLOOKUP(ROW()-24;[$'Classifiche Gironi'.$A$26:$'Classifiche Gironi'.$M$29];12;0)" office:value-type="float" office:value="-31" calcext:value-type="float">
            <text:p>-31</text:p>
          </table:table-cell>
          <table:table-cell table:style-name="ce621"/>
          <table:table-cell table:style-name="ce625"/>
          <table:table-cell table:style-name="ce632" office:value-type="float" office:value="54" calcext:value-type="float" table:number-columns-spanned="1" table:number-rows-spanned="2">
            <text:p>54</text:p>
          </table:table-cell>
          <table:table-cell table:style-name="ce643" table:formula="of:=[.L35]" office:value-type="string" office:string-value="Istrici (25)" calcext:value-type="string">
            <text:p>Istrici (25)</text:p>
          </table:table-cell>
          <table:table-cell table:style-name="ce653"/>
          <table:table-cell table:style-name="ce661" office:value-type="string" calcext:value-type="string">
            <text:p>1G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ez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3" calcext:value-type="float">
            <text:p>3</text:p>
          </table:table-cell>
          <table:table-cell table:style-name="ce713"/>
          <table:table-cell table:style-name="ce713" office:value-type="float" office:value="0.9998" calcext:value-type="float">
            <text:p>1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8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Portogallo</text:p>
          </table:table-cell>
          <table:table-cell table:style-name="ce461"/>
          <table:table-cell table:number-columns-repeated="2"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Austria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19" table:formula="of:=VLOOKUP(ROW()-24;[$'Classifiche Gironi'.$A$26:$'Classifiche Gironi'.$M$29];4;0)" office:value-type="string" office:string-value="Cervi (19)" calcext:value-type="string">
            <text:p>Cervi (19)</text:p>
          </table:table-cell>
          <table:table-cell table:style-name="ce554" table:formula="of:=VLOOKUP(ROW()-24;[$'Classifiche Gironi'.$A$26:$'Classifiche Gironi'.$M$29];5;0)" office:value-type="float" office:value="3" calcext:value-type="float">
            <text:p>3</text:p>
          </table:table-cell>
          <table:table-cell table:style-name="ce579" table:formula="of:=VLOOKUP(ROW()-24;[$'Classifiche Gironi'.$A$26:$'Classifiche Gironi'.$M$29];6;0)" office:value-type="float" office:value="0" calcext:value-type="float">
            <text:p>0</text:p>
          </table:table-cell>
          <table:table-cell table:style-name="ce588" table:formula="of:=VLOOKUP(ROW()-24;[$'Classifiche Gironi'.$A$26:$'Classifiche Gironi'.$M$29];7;0)" office:value-type="float" office:value="1" calcext:value-type="float">
            <text:p>1</text:p>
          </table:table-cell>
          <table:table-cell table:style-name="ce593" table:formula="of:=VLOOKUP(ROW()-24;[$'Classifiche Gironi'.$A$26:$'Classifiche Gironi'.$M$29];8;0)" office:value-type="float" office:value="2" calcext:value-type="float">
            <text:p>2</text:p>
          </table:table-cell>
          <table:table-cell table:style-name="ce593" table:formula="of:=VLOOKUP(ROW()-24;[$'Classifiche Gironi'.$A$26:$'Classifiche Gironi'.$M$29];9;0)" office:value-type="float" office:value="1" calcext:value-type="float">
            <text:p>1</text:p>
          </table:table-cell>
          <table:table-cell table:style-name="ce593" table:formula="of:=VLOOKUP(ROW()-24;[$'Classifiche Gironi'.$A$26:$'Classifiche Gironi'.$M$29];10;0)" office:value-type="float" office:value="49" calcext:value-type="float">
            <text:p>49</text:p>
          </table:table-cell>
          <table:table-cell table:style-name="ce593" table:formula="of:=VLOOKUP(ROW()-24;[$'Classifiche Gironi'.$A$26:$'Classifiche Gironi'.$M$29];11;0)" office:value-type="float" office:value="106" calcext:value-type="float">
            <text:p>106</text:p>
          </table:table-cell>
          <table:table-cell table:style-name="ce609" table:formula="of:=VLOOKUP(ROW()-24;[$'Classifiche Gironi'.$A$26:$'Classifiche Gironi'.$M$29];12;0)" office:value-type="float" office:value="-57" calcext:value-type="float">
            <text:p>-57</text:p>
          </table:table-cell>
          <table:table-cell table:style-name="ce621"/>
          <table:table-cell table:style-name="ce625"/>
          <table:covered-table-cell table:style-name="ce633"/>
          <table:table-cell table:style-name="ce644" table:formula="of:=[.L26]" office:value-type="string" office:string-value="Bufali (18)" calcext:value-type="string">
            <text:p>Bufali (18)</text:p>
          </table:table-cell>
          <table:table-cell table:style-name="ce654"/>
          <table:table-cell table:style-name="ce658" office:value-type="string" calcext:value-type="string">
            <text:p>2E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31" office:value-type="string" calcext:value-type="string">
            <text:p>07 Lug <text:s/>h. 21</text:p>
          </table:table-cell>
          <table:table-cell table:style-name="ce626"/>
          <table:table-cell table:style-name="ce655"/>
          <table:table-cell table:style-name="ce660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ep. d'Irland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3"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3.9998" calcext:value-type="float">
            <text:p>3,9998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Dom</text:p>
          </table:table-cell>
          <table:table-cell table:style-name="ce430" office:value-type="string" calcext:value-type="string">
            <text:p>19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Romani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Albania</text:p>
          </table:table-cell>
          <table:table-cell table:style-name="ce492" office:value-type="string" calcext:value-type="string">
            <text:p>A</text:p>
          </table:table-cell>
          <table:table-cell table:style-name="ce496"/>
          <table:table-cell table:style-name="ce520" office:value-type="string" calcext:value-type="string">
            <text:p>Gruppo F</text:p>
          </table:table-cell>
          <table:table-cell table:style-name="ce555" office:value-type="string" calcext:value-type="string">
            <text:p>G</text:p>
          </table:table-cell>
          <table:table-cell table:style-name="ce555" office:value-type="string" calcext:value-type="string">
            <text:p>V</text:p>
          </table:table-cell>
          <table:table-cell table:style-name="ce555" office:value-type="string" calcext:value-type="string">
            <text:p>P</text:p>
          </table:table-cell>
          <table:table-cell table:style-name="ce555" office:value-type="string" calcext:value-type="string">
            <text:p>F</text:p>
          </table:table-cell>
          <table:table-cell table:style-name="ce555" office:value-type="string" calcext:value-type="string">
            <text:p>PC</text:p>
          </table:table-cell>
          <table:table-cell table:style-name="ce555" office:value-type="string" calcext:value-type="string">
            <text:p>PGF</text:p>
          </table:table-cell>
          <table:table-cell table:style-name="ce555" office:value-type="string" calcext:value-type="string">
            <text:p>PGS</text:p>
          </table:table-cell>
          <table:table-cell table:style-name="ce610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58"/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84" office:value-type="float" office:value="62" calcext:value-type="float" table:number-columns-spanned="1" table:number-rows-spanned="2">
            <text:p>62</text:p>
          </table:table-cell>
          <table:table-cell table:style-name="ce667" table:formula="of:=IF([.AD25]&amp;[.AD26]=&quot;&quot;;&quot;Vincente 59&quot;;IF([.AD25]&gt;[.AD26];[.AC25];[.AC26]))" office:value-type="string" office:string-value="Vincente 59" calcext:value-type="string">
            <text:p>Vincente 59</text:p>
          </table:table-cell>
          <table:table-cell table:style-name="ce691"/>
          <table:table-cell table:style-name="ce682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7" office:value-type="string" calcext:value-type="string">
            <text:p>Gruppo F</text:p>
          </table:table-cell>
          <table:table-cell table:style-name="ce707" office:value-type="string" calcext:value-type="string">
            <text:p>G</text:p>
          </table:table-cell>
          <table:table-cell table:style-name="ce707" office:value-type="string" calcext:value-type="string">
            <text:p>V</text:p>
          </table:table-cell>
          <table:table-cell table:style-name="ce707" office:value-type="string" calcext:value-type="string">
            <text:p>N</text:p>
          </table:table-cell>
          <table:table-cell table:style-name="ce707" office:value-type="string" calcext:value-type="string">
            <text:p>P</text:p>
          </table:table-cell>
          <table:table-cell table:style-name="ce707" office:value-type="string" calcext:value-type="string">
            <text:p>GF</text:p>
          </table:table-cell>
          <table:table-cell table:style-name="ce707" office:value-type="string" calcext:value-type="string">
            <text:p>GS</text:p>
          </table:table-cell>
          <table:table-cell table:style-name="ce707"/>
          <table:table-cell table:style-name="ce707" office:value-type="string" calcext:value-type="string">
            <text:p>P.ti</text:p>
          </table:table-cell>
          <table:table-cell table:style-name="ce707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Dom</text:p>
          </table:table-cell>
          <table:table-cell table:style-name="ce430" office:value-type="string" calcext:value-type="string">
            <text:p>19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Svizzera</text:p>
          </table:table-cell>
          <table:table-cell table:style-name="ce461"/>
          <table:table-cell table:number-columns-repeated="2"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Francia</text:p>
          </table:table-cell>
          <table:table-cell table:style-name="ce492" office:value-type="string" calcext:value-type="string">
            <text:p>A</text:p>
          </table:table-cell>
          <table:table-cell table:style-name="ce496"/>
          <table:table-cell table:style-name="ce521" table:formula="of:=VLOOKUP(ROW()-29;[$'Classifiche Gironi'.$A$32:$'Classifiche Gironi'.$M$35];4;0)" office:value-type="string" office:string-value="Balene (21)" calcext:value-type="string">
            <text:p>Balene (21)</text:p>
          </table:table-cell>
          <table:table-cell table:style-name="ce556" table:formula="of:=VLOOKUP(ROW()-29;[$'Classifiche Gironi'.$A$32:$'Classifiche Gironi'.$M$35];5;0)" office:value-type="float" office:value="3" calcext:value-type="float">
            <text:p>3</text:p>
          </table:table-cell>
          <table:table-cell table:style-name="ce556" table:formula="of:=VLOOKUP(ROW()-29;[$'Classifiche Gironi'.$A$32:$'Classifiche Gironi'.$M$35];6;0)" office:value-type="float" office:value="3" calcext:value-type="float">
            <text:p>3</text:p>
          </table:table-cell>
          <table:table-cell table:style-name="ce556" table:formula="of:=VLOOKUP(ROW()-29;[$'Classifiche Gironi'.$A$32:$'Classifiche Gironi'.$M$35];7;0)" office:value-type="float" office:value="0" calcext:value-type="float">
            <text:p>0</text:p>
          </table:table-cell>
          <table:table-cell table:style-name="ce556" table:formula="of:=VLOOKUP(ROW()-29;[$'Classifiche Gironi'.$A$32:$'Classifiche Gironi'.$M$35];8;0)" office:value-type="float" office:value="0" calcext:value-type="float">
            <text:p>0</text:p>
          </table:table-cell>
          <table:table-cell table:style-name="ce556" table:formula="of:=VLOOKUP(ROW()-29;[$'Classifiche Gironi'.$A$32:$'Classifiche Gironi'.$M$35];9;0)" office:value-type="float" office:value="6" calcext:value-type="float">
            <text:p>6</text:p>
          </table:table-cell>
          <table:table-cell table:style-name="ce556" table:formula="of:=VLOOKUP(ROW()-29;[$'Classifiche Gironi'.$A$32:$'Classifiche Gironi'.$M$35];10;0)" office:value-type="float" office:value="149" calcext:value-type="float">
            <text:p>149</text:p>
          </table:table-cell>
          <table:table-cell table:style-name="ce556" table:formula="of:=VLOOKUP(ROW()-29;[$'Classifiche Gironi'.$A$32:$'Classifiche Gironi'.$M$35];11;0)" office:value-type="float" office:value="88" calcext:value-type="float">
            <text:p>88</text:p>
          </table:table-cell>
          <table:table-cell table:style-name="ce611" table:formula="of:=VLOOKUP(ROW()-29;[$'Classifiche Gironi'.$A$32:$'Classifiche Gironi'.$M$35];12;0)" office:value-type="float" office:value="61" calcext:value-type="float">
            <text:p>+61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15</text:p>
          </table:table-cell>
          <table:table-cell table:style-name="ce495"/>
          <table:table-cell table:style-name="ce656"/>
          <table:table-cell table:style-name="ce658"/>
          <table:table-cell table:style-name="ce626" table:number-columns-repeated="3"/>
          <table:table-cell table:style-name="ce656"/>
          <table:table-cell table:style-name="ce660"/>
          <table:table-cell table:style-name="ce683"/>
          <table:covered-table-cell table:style-name="ce685"/>
          <table:table-cell table:style-name="ce688" table:formula="of:=IF([.AD33]&amp;[.AD34]=&quot;&quot;;&quot;Vincente 60&quot;;IF([.AD33]&gt;[.AD34];[.AC33];[.AC34]))" office:value-type="string" office:string-value="Vincente 60" calcext:value-type="string">
            <text:p>Vincente 60</text:p>
          </table:table-cell>
          <table:table-cell table:style-name="ce692"/>
          <table:table-cell table:style-name="ce693" table:number-columns-repeated="2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Portogallo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2"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Lun</text:p>
          </table:table-cell>
          <table:table-cell table:style-name="ce430" office:value-type="string" calcext:value-type="string">
            <text:p>20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Russi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3" calcext:value-type="float">
            <text:p>3</text:p>
          </table:table-cell>
          <table:table-cell table:style-name="ce476"/>
          <table:table-cell table:style-name="ce481" office:value-type="string" calcext:value-type="string">
            <text:p>Galles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22" table:formula="of:=VLOOKUP(ROW()-29;[$'Classifiche Gironi'.$A$32:$'Classifiche Gironi'.$M$35];4;0)" office:value-type="string" office:string-value="Gabbiani (22)" calcext:value-type="string">
            <text:p>Gabbiani (22)</text:p>
          </table:table-cell>
          <table:table-cell table:style-name="ce557" table:formula="of:=VLOOKUP(ROW()-29;[$'Classifiche Gironi'.$A$32:$'Classifiche Gironi'.$M$35];5;0)" office:value-type="float" office:value="3" calcext:value-type="float">
            <text:p>3</text:p>
          </table:table-cell>
          <table:table-cell table:style-name="ce557" table:formula="of:=VLOOKUP(ROW()-29;[$'Classifiche Gironi'.$A$32:$'Classifiche Gironi'.$M$35];6;0)" office:value-type="float" office:value="2" calcext:value-type="float">
            <text:p>2</text:p>
          </table:table-cell>
          <table:table-cell table:style-name="ce557" table:formula="of:=VLOOKUP(ROW()-29;[$'Classifiche Gironi'.$A$32:$'Classifiche Gironi'.$M$35];7;0)" office:value-type="float" office:value="1" calcext:value-type="float">
            <text:p>1</text:p>
          </table:table-cell>
          <table:table-cell table:style-name="ce557" table:formula="of:=VLOOKUP(ROW()-29;[$'Classifiche Gironi'.$A$32:$'Classifiche Gironi'.$M$35];8;0)" office:value-type="float" office:value="0" calcext:value-type="float">
            <text:p>0</text:p>
          </table:table-cell>
          <table:table-cell table:style-name="ce557" table:formula="of:=VLOOKUP(ROW()-29;[$'Classifiche Gironi'.$A$32:$'Classifiche Gironi'.$M$35];9;0)" office:value-type="float" office:value="5" calcext:value-type="float">
            <text:p>5</text:p>
          </table:table-cell>
          <table:table-cell table:style-name="ce557" table:formula="of:=VLOOKUP(ROW()-29;[$'Classifiche Gironi'.$A$32:$'Classifiche Gironi'.$M$35];10;0)" office:value-type="float" office:value="176" calcext:value-type="float">
            <text:p>176</text:p>
          </table:table-cell>
          <table:table-cell table:style-name="ce557" table:formula="of:=VLOOKUP(ROW()-29;[$'Classifiche Gironi'.$A$32:$'Classifiche Gironi'.$M$35];11;0)" office:value-type="float" office:value="134" calcext:value-type="float">
            <text:p>134</text:p>
          </table:table-cell>
          <table:table-cell table:style-name="ce612" table:formula="of:=VLOOKUP(ROW()-29;[$'Classifiche Gironi'.$A$32:$'Classifiche Gironi'.$M$35];12;0)" office:value-type="float" office:value="42" calcext:value-type="float">
            <text:p>+42</text:p>
          </table:table-cell>
          <table:table-cell table:style-name="ce621"/>
          <table:table-cell table:style-name="ce625"/>
          <table:table-cell table:style-name="ce632" office:value-type="float" office:value="55" calcext:value-type="float" table:number-columns-spanned="1" table:number-rows-spanned="2">
            <text:p>55</text:p>
          </table:table-cell>
          <table:table-cell table:style-name="ce638" table:formula="of:=[.L20]" office:value-type="string" office:string-value="Aquile (15)" calcext:value-type="string">
            <text:p>Aquile (15)</text:p>
          </table:table-cell>
          <table:table-cell table:style-name="ce653"/>
          <table:table-cell table:style-name="ce658" office:value-type="string" calcext:value-type="string">
            <text:p>1D</text:p>
          </table:table-cell>
          <table:table-cell table:style-name="ce626" table:number-columns-repeated="3"/>
          <table:table-cell table:style-name="ce656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Austr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0.9997" calcext:value-type="float">
            <text:p>0,9997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Lun</text:p>
          </table:table-cell>
          <table:table-cell table:style-name="ce430" office:value-type="string" calcext:value-type="string">
            <text:p>20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Slovacchia</text:p>
          </table:table-cell>
          <table:table-cell table:style-name="ce461"/>
          <table:table-cell table:number-columns-repeated="2"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Inghilterra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23" table:formula="of:=VLOOKUP(ROW()-29;[$'Classifiche Gironi'.$A$32:$'Classifiche Gironi'.$M$35];4;0)" office:value-type="string" office:string-value="Delfini (23)" calcext:value-type="string">
            <text:p>Delfini (23)</text:p>
          </table:table-cell>
          <table:table-cell table:style-name="ce558" table:formula="of:=VLOOKUP(ROW()-29;[$'Classifiche Gironi'.$A$32:$'Classifiche Gironi'.$M$35];5;0)" office:value-type="float" office:value="3" calcext:value-type="float">
            <text:p>3</text:p>
          </table:table-cell>
          <table:table-cell table:style-name="ce580" table:formula="of:=VLOOKUP(ROW()-29;[$'Classifiche Gironi'.$A$32:$'Classifiche Gironi'.$M$35];6;0)" office:value-type="float" office:value="1" calcext:value-type="float">
            <text:p>1</text:p>
          </table:table-cell>
          <table:table-cell table:style-name="ce580" table:formula="of:=VLOOKUP(ROW()-29;[$'Classifiche Gironi'.$A$32:$'Classifiche Gironi'.$M$35];7;0)" office:value-type="float" office:value="2" calcext:value-type="float">
            <text:p>2</text:p>
          </table:table-cell>
          <table:table-cell table:style-name="ce580" table:formula="of:=VLOOKUP(ROW()-29;[$'Classifiche Gironi'.$A$32:$'Classifiche Gironi'.$M$35];8;0)" office:value-type="float" office:value="0" calcext:value-type="float">
            <text:p>0</text:p>
          </table:table-cell>
          <table:table-cell table:style-name="ce580" table:formula="of:=VLOOKUP(ROW()-29;[$'Classifiche Gironi'.$A$32:$'Classifiche Gironi'.$M$35];9;0)" office:value-type="float" office:value="4" calcext:value-type="float">
            <text:p>4</text:p>
          </table:table-cell>
          <table:table-cell table:style-name="ce580" table:formula="of:=VLOOKUP(ROW()-29;[$'Classifiche Gironi'.$A$32:$'Classifiche Gironi'.$M$35];10;0)" office:value-type="float" office:value="134" calcext:value-type="float">
            <text:p>134</text:p>
          </table:table-cell>
          <table:table-cell table:style-name="ce580" table:formula="of:=VLOOKUP(ROW()-29;[$'Classifiche Gironi'.$A$32:$'Classifiche Gironi'.$M$35];11;0)" office:value-type="float" office:value="204" calcext:value-type="float">
            <text:p>204</text:p>
          </table:table-cell>
          <table:table-cell table:style-name="ce613" table:formula="of:=VLOOKUP(ROW()-29;[$'Classifiche Gironi'.$A$32:$'Classifiche Gironi'.$M$35];12;0)" office:value-type="float" office:value="-70" calcext:value-type="float">
            <text:p>-70</text:p>
          </table:table-cell>
          <table:table-cell table:style-name="ce621"/>
          <table:table-cell table:style-name="ce625"/>
          <table:covered-table-cell table:style-name="ce633"/>
          <table:table-cell table:style-name="ce645" table:formula="of:=[.L11]" office:value-type="string" office:string-value="Serval (8)" calcext:value-type="string">
            <text:p>Serval (8)</text:p>
          </table:table-cell>
          <table:table-cell table:style-name="ce654"/>
          <table:table-cell table:style-name="ce659" office:value-type="string" calcext:value-type="string">
            <text:p>2B</text:p>
          </table:table-cell>
          <table:table-cell table:style-name="ce626"/>
          <table:table-cell table:style-name="ce631" office:value-type="string" calcext:value-type="string">
            <text:p>03 Lug <text:s/>h. 21</text:p>
          </table:table-cell>
          <table:table-cell table:style-name="ce626"/>
          <table:table-cell table:style-name="ce656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Ungher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6" calcext:value-type="float">
            <text:p>6</text:p>
          </table:table-cell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3" office:value-type="float" office:value="5.0002" calcext:value-type="float">
            <text:p>5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21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Ucrain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Poloni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23" table:formula="of:=VLOOKUP(ROW()-29;[$'Classifiche Gironi'.$A$32:$'Classifiche Gironi'.$M$35];4;0)" office:value-type="string" office:string-value="Fenicotteri (24)" calcext:value-type="string">
            <text:p>Fenicotteri (24)</text:p>
          </table:table-cell>
          <table:table-cell table:style-name="ce559" table:formula="of:=VLOOKUP(ROW()-29;[$'Classifiche Gironi'.$A$32:$'Classifiche Gironi'.$M$35];5;0)" office:value-type="float" office:value="3" calcext:value-type="float">
            <text:p>3</text:p>
          </table:table-cell>
          <table:table-cell table:style-name="ce580" table:formula="of:=VLOOKUP(ROW()-29;[$'Classifiche Gironi'.$A$32:$'Classifiche Gironi'.$M$35];6;0)" office:value-type="float" office:value="0" calcext:value-type="float">
            <text:p>0</text:p>
          </table:table-cell>
          <table:table-cell table:style-name="ce580" table:formula="of:=VLOOKUP(ROW()-29;[$'Classifiche Gironi'.$A$32:$'Classifiche Gironi'.$M$35];7;0)" office:value-type="float" office:value="3" calcext:value-type="float">
            <text:p>3</text:p>
          </table:table-cell>
          <table:table-cell table:style-name="ce580" table:formula="of:=VLOOKUP(ROW()-29;[$'Classifiche Gironi'.$A$32:$'Classifiche Gironi'.$M$35];8;0)" office:value-type="float" office:value="0" calcext:value-type="float">
            <text:p>0</text:p>
          </table:table-cell>
          <table:table-cell table:style-name="ce580" table:formula="of:=VLOOKUP(ROW()-29;[$'Classifiche Gironi'.$A$32:$'Classifiche Gironi'.$M$35];9;0)" office:value-type="float" office:value="3" calcext:value-type="float">
            <text:p>3</text:p>
          </table:table-cell>
          <table:table-cell table:style-name="ce580" table:formula="of:=VLOOKUP(ROW()-29;[$'Classifiche Gironi'.$A$32:$'Classifiche Gironi'.$M$35];10;0)" office:value-type="float" office:value="104" calcext:value-type="float">
            <text:p>104</text:p>
          </table:table-cell>
          <table:table-cell table:style-name="ce580" table:formula="of:=VLOOKUP(ROW()-29;[$'Classifiche Gironi'.$A$32:$'Classifiche Gironi'.$M$35];11;0)" office:value-type="float" office:value="137" calcext:value-type="float">
            <text:p>137</text:p>
          </table:table-cell>
          <table:table-cell table:style-name="ce613" table:formula="of:=VLOOKUP(ROW()-29;[$'Classifiche Gironi'.$A$32:$'Classifiche Gironi'.$M$35];12;0)" office:value-type="float" office:value="-33" calcext:value-type="float">
            <text:p>-33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62"/>
          <table:table-cell table:style-name="ce626"/>
          <table:table-cell table:style-name="ce665" office:value-type="float" office:value="60" calcext:value-type="float" table:number-columns-spanned="1" table:number-rows-spanned="2">
            <text:p>60</text:p>
          </table:table-cell>
          <table:table-cell table:style-name="ce667" table:formula="of:=IF([.Y31]&amp;[.Y32]=&quot;&quot;;&quot;Vincente 55&quot;;IF([.Y31]&gt;[.Y32];[.X31];[.X32]))" office:value-type="string" office:string-value="Vincente 55" calcext:value-type="string">
            <text:p>Vincente 55</text:p>
          </table:table-cell>
          <table:table-cell table:style-name="ce679"/>
          <table:table-cell table:style-name="ce682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sland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5.0001" calcext:value-type="float">
            <text:p>5,0001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21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Irland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Germani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24" office:value-type="string" calcext:value-type="string">
            <text:p>Gruppo G</text:p>
          </table:table-cell>
          <table:table-cell table:style-name="ce560" office:value-type="string" calcext:value-type="string">
            <text:p>G</text:p>
          </table:table-cell>
          <table:table-cell table:style-name="ce581" office:value-type="string" calcext:value-type="string">
            <text:p>V</text:p>
          </table:table-cell>
          <table:table-cell table:style-name="ce581" office:value-type="string" calcext:value-type="string">
            <text:p>P</text:p>
          </table:table-cell>
          <table:table-cell table:style-name="ce581" office:value-type="string" calcext:value-type="string">
            <text:p>F</text:p>
          </table:table-cell>
          <table:table-cell table:style-name="ce581" office:value-type="string" calcext:value-type="string">
            <text:p>PC</text:p>
          </table:table-cell>
          <table:table-cell table:style-name="ce581" office:value-type="string" calcext:value-type="string">
            <text:p>PGF</text:p>
          </table:table-cell>
          <table:table-cell table:style-name="ce581" office:value-type="string" calcext:value-type="string">
            <text:p>PGS</text:p>
          </table:table-cell>
          <table:table-cell table:style-name="ce581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7 Giu <text:s/>h. 21</text:p>
          </table:table-cell>
          <table:table-cell table:style-name="ce495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2" table:formula="of:=IF([.Y35]&amp;[.Y36]=&quot;&quot;;&quot;Vincente 56&quot;;IF([.Y35]&gt;[.Y36];[.X35];[.X36]))" office:value-type="string" office:string-value="Vincente 56" calcext:value-type="string">
            <text:p>Vincente 56</text:p>
          </table:table-cell>
          <table:table-cell table:style-name="ce680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8" office:value-type="string" calcext:value-type="string">
            <text:p>Gruppo Terze</text:p>
          </table:table-cell>
          <table:table-cell table:style-name="ce708" office:value-type="string" calcext:value-type="string">
            <text:p>G</text:p>
          </table:table-cell>
          <table:table-cell table:style-name="ce708" office:value-type="string" calcext:value-type="string">
            <text:p>V</text:p>
          </table:table-cell>
          <table:table-cell table:style-name="ce708" office:value-type="string" calcext:value-type="string">
            <text:p>N</text:p>
          </table:table-cell>
          <table:table-cell table:style-name="ce708" office:value-type="string" calcext:value-type="string">
            <text:p>P</text:p>
          </table:table-cell>
          <table:table-cell table:style-name="ce708" office:value-type="string" calcext:value-type="string">
            <text:p>GF</text:p>
          </table:table-cell>
          <table:table-cell table:style-name="ce708" office:value-type="string" calcext:value-type="string">
            <text:p>GS</text:p>
          </table:table-cell>
          <table:table-cell table:style-name="ce708"/>
          <table:table-cell table:style-name="ce708" office:value-type="string" calcext:value-type="string">
            <text:p>P.ti</text:p>
          </table:table-cell>
          <table:table-cell table:style-name="ce708"/>
          <table:table-cell table:style-name="ce626" table:number-columns-repeated="2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21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Rep. Cec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2" calcext:value-type="float">
            <text:p>2</text:p>
          </table:table-cell>
          <table:table-cell table:style-name="ce476"/>
          <table:table-cell table:style-name="ce481" office:value-type="string" calcext:value-type="string">
            <text:p>Turchi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21" table:formula="of:=VLOOKUP(ROW()-34;[$'Classifiche Gironi'.$A$38:$'Classifiche Gironi'.$M$41];4;0)" office:value-type="string" office:string-value="Istrici (25)" calcext:value-type="string">
            <text:p>Istrici (25)</text:p>
          </table:table-cell>
          <table:table-cell table:style-name="ce556" table:formula="of:=VLOOKUP(ROW()-34;[$'Classifiche Gironi'.$A$38:$'Classifiche Gironi'.$M$41];5;0)" office:value-type="float" office:value="3" calcext:value-type="float">
            <text:p>3</text:p>
          </table:table-cell>
          <table:table-cell table:style-name="ce556" table:formula="of:=VLOOKUP(ROW()-34;[$'Classifiche Gironi'.$A$38:$'Classifiche Gironi'.$M$41];6;0)" office:value-type="float" office:value="3" calcext:value-type="float">
            <text:p>3</text:p>
          </table:table-cell>
          <table:table-cell table:style-name="ce556" table:formula="of:=VLOOKUP(ROW()-34;[$'Classifiche Gironi'.$A$38:$'Classifiche Gironi'.$M$41];7;0)" office:value-type="float" office:value="0" calcext:value-type="float">
            <text:p>0</text:p>
          </table:table-cell>
          <table:table-cell table:style-name="ce556" table:formula="of:=VLOOKUP(ROW()-34;[$'Classifiche Gironi'.$A$38:$'Classifiche Gironi'.$M$41];8;0)" office:value-type="float" office:value="0" calcext:value-type="float">
            <text:p>0</text:p>
          </table:table-cell>
          <table:table-cell table:style-name="ce556" table:formula="of:=VLOOKUP(ROW()-34;[$'Classifiche Gironi'.$A$38:$'Classifiche Gironi'.$M$41];9;0)" office:value-type="float" office:value="6" calcext:value-type="float">
            <text:p>6</text:p>
          </table:table-cell>
          <table:table-cell table:style-name="ce556" table:formula="of:=VLOOKUP(ROW()-34;[$'Classifiche Gironi'.$A$38:$'Classifiche Gironi'.$M$41];10;0)" office:value-type="float" office:value="137" calcext:value-type="float">
            <text:p>137</text:p>
          </table:table-cell>
          <table:table-cell table:style-name="ce556" table:formula="of:=VLOOKUP(ROW()-34;[$'Classifiche Gironi'.$A$38:$'Classifiche Gironi'.$M$41];11;0)" office:value-type="float" office:value="122" calcext:value-type="float">
            <text:p>122</text:p>
          </table:table-cell>
          <table:table-cell table:style-name="ce556" table:formula="of:=VLOOKUP(ROW()-34;[$'Classifiche Gironi'.$A$38:$'Classifiche Gironi'.$M$41];12;0)" office:value-type="float" office:value="15" calcext:value-type="float">
            <text:p>15</text:p>
          </table:table-cell>
          <table:table-cell table:style-name="ce621" office:value-type="float" office:value="1" calcext:value-type="float">
            <text:p>1</text:p>
          </table:table-cell>
          <table:table-cell table:style-name="ce625"/>
          <table:table-cell table:style-name="ce632" office:value-type="float" office:value="56" calcext:value-type="float" table:number-columns-spanned="1" table:number-rows-spanned="2">
            <text:p>56</text:p>
          </table:table-cell>
          <table:table-cell table:style-name="ce646" table:formula="of:=[.L15]" office:value-type="string" office:string-value="Giraffe (10)" calcext:value-type="string">
            <text:p>Giraffe (10)</text:p>
          </table:table-cell>
          <table:table-cell table:style-name="ce653"/>
          <table:table-cell table:style-name="ce661" office:value-type="string" calcext:value-type="string">
            <text:p>1C</text:p>
          </table:table-cell>
          <table:table-cell table:style-name="ce626" table:number-columns-repeated="3"/>
          <table:table-cell table:style-name="ce496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9" office:value-type="string" calcext:value-type="string">
            <text:p>Gruppo D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5"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21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Croazia</text:p>
          </table:table-cell>
          <table:table-cell table:style-name="ce461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5" office:value-type="string" calcext:value-type="string">
            <text:p>Spagn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22" table:formula="of:=VLOOKUP(ROW()-34;[$'Classifiche Gironi'.$A$38:$'Classifiche Gironi'.$M$41];4;0)" office:value-type="string" office:string-value="Orche (28)" calcext:value-type="string">
            <text:p>Orche (28)</text:p>
          </table:table-cell>
          <table:table-cell table:style-name="ce557" table:formula="of:=VLOOKUP(ROW()-34;[$'Classifiche Gironi'.$A$38:$'Classifiche Gironi'.$M$41];5;0)" office:value-type="float" office:value="3" calcext:value-type="float">
            <text:p>3</text:p>
          </table:table-cell>
          <table:table-cell table:style-name="ce557" table:formula="of:=VLOOKUP(ROW()-34;[$'Classifiche Gironi'.$A$38:$'Classifiche Gironi'.$M$41];6;0)" office:value-type="float" office:value="2" calcext:value-type="float">
            <text:p>2</text:p>
          </table:table-cell>
          <table:table-cell table:style-name="ce557" table:formula="of:=VLOOKUP(ROW()-34;[$'Classifiche Gironi'.$A$38:$'Classifiche Gironi'.$M$41];7;0)" office:value-type="float" office:value="1" calcext:value-type="float">
            <text:p>1</text:p>
          </table:table-cell>
          <table:table-cell table:style-name="ce557" table:formula="of:=VLOOKUP(ROW()-34;[$'Classifiche Gironi'.$A$38:$'Classifiche Gironi'.$M$41];8;0)" office:value-type="float" office:value="0" calcext:value-type="float">
            <text:p>0</text:p>
          </table:table-cell>
          <table:table-cell table:style-name="ce557" table:formula="of:=VLOOKUP(ROW()-34;[$'Classifiche Gironi'.$A$38:$'Classifiche Gironi'.$M$41];9;0)" office:value-type="float" office:value="5" calcext:value-type="float">
            <text:p>5</text:p>
          </table:table-cell>
          <table:table-cell table:style-name="ce557" table:formula="of:=VLOOKUP(ROW()-34;[$'Classifiche Gironi'.$A$38:$'Classifiche Gironi'.$M$41];10;0)" office:value-type="float" office:value="183" calcext:value-type="float">
            <text:p>183</text:p>
          </table:table-cell>
          <table:table-cell table:style-name="ce557" table:formula="of:=VLOOKUP(ROW()-34;[$'Classifiche Gironi'.$A$38:$'Classifiche Gironi'.$M$41];11;0)" office:value-type="float" office:value="131" calcext:value-type="float">
            <text:p>131</text:p>
          </table:table-cell>
          <table:table-cell table:style-name="ce557" table:formula="of:=VLOOKUP(ROW()-34;[$'Classifiche Gironi'.$A$38:$'Classifiche Gironi'.$M$41];12;0)" office:value-type="float" office:value="52" calcext:value-type="float">
            <text:p>52</text:p>
          </table:table-cell>
          <table:table-cell table:style-name="ce621" office:value-type="float" office:value="2" calcext:value-type="float">
            <text:p>2</text:p>
          </table:table-cell>
          <table:table-cell table:style-name="ce625"/>
          <table:covered-table-cell table:style-name="ce633"/>
          <table:table-cell table:style-name="ce647" table:formula="of:=[.L6]" office:value-type="string" office:string-value="Leoni (1)" calcext:value-type="string">
            <text:p>Leoni (1)</text:p>
          </table:table-cell>
          <table:table-cell table:style-name="ce654"/>
          <table:table-cell table:style-name="ce658" office:value-type="string" calcext:value-type="string">
            <text:p>2A</text:p>
          </table:table-cell>
          <table:table-cell table:style-name="ce626" table:number-columns-repeated="3"/>
          <table:table-cell table:style-name="ce496"/>
          <table:table-cell table:style-name="ce626"/>
          <table:table-cell table:style-name="ce663" table:number-columns-repeated="9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izzer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/>
          <table:table-cell table:style-name="ce713" office:value-type="float" office:value="5.0001" calcext:value-type="float">
            <text:p>5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430" office:value-type="string" calcext:value-type="string">
            <text:p>Mer</text:p>
          </table:table-cell>
          <table:table-cell table:style-name="ce430" office:value-type="string" calcext:value-type="string">
            <text:p>22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4" office:value-type="string" calcext:value-type="string">
            <text:p>Islanda</text:p>
          </table:table-cell>
          <table:table-cell table:style-name="ce465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Austria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23" table:formula="of:=VLOOKUP(ROW()-34;[$'Classifiche Gironi'.$A$38:$'Classifiche Gironi'.$M$41];4;0)" office:value-type="string" office:string-value="Muli (27)" calcext:value-type="string">
            <text:p>Muli (27)</text:p>
          </table:table-cell>
          <table:table-cell table:style-name="ce558" table:formula="of:=VLOOKUP(ROW()-34;[$'Classifiche Gironi'.$A$38:$'Classifiche Gironi'.$M$41];5;0)" office:value-type="float" office:value="3" calcext:value-type="float">
            <text:p>3</text:p>
          </table:table-cell>
          <table:table-cell table:style-name="ce580" table:formula="of:=VLOOKUP(ROW()-34;[$'Classifiche Gironi'.$A$38:$'Classifiche Gironi'.$M$41];6;0)" office:value-type="float" office:value="1" calcext:value-type="float">
            <text:p>1</text:p>
          </table:table-cell>
          <table:table-cell table:style-name="ce580" table:formula="of:=VLOOKUP(ROW()-34;[$'Classifiche Gironi'.$A$38:$'Classifiche Gironi'.$M$41];7;0)" office:value-type="float" office:value="2" calcext:value-type="float">
            <text:p>2</text:p>
          </table:table-cell>
          <table:table-cell table:style-name="ce580" table:formula="of:=VLOOKUP(ROW()-34;[$'Classifiche Gironi'.$A$38:$'Classifiche Gironi'.$M$41];8;0)" office:value-type="float" office:value="0" calcext:value-type="float">
            <text:p>0</text:p>
          </table:table-cell>
          <table:table-cell table:style-name="ce580" table:formula="of:=VLOOKUP(ROW()-34;[$'Classifiche Gironi'.$A$38:$'Classifiche Gironi'.$M$41];9;0)" office:value-type="float" office:value="4" calcext:value-type="float">
            <text:p>4</text:p>
          </table:table-cell>
          <table:table-cell table:style-name="ce580" table:formula="of:=VLOOKUP(ROW()-34;[$'Classifiche Gironi'.$A$38:$'Classifiche Gironi'.$M$41];10;0)" office:value-type="float" office:value="143" calcext:value-type="float">
            <text:p>143</text:p>
          </table:table-cell>
          <table:table-cell table:style-name="ce580" table:formula="of:=VLOOKUP(ROW()-34;[$'Classifiche Gironi'.$A$38:$'Classifiche Gironi'.$M$41];11;0)" office:value-type="float" office:value="192" calcext:value-type="float">
            <text:p>192</text:p>
          </table:table-cell>
          <table:table-cell table:style-name="ce580" table:formula="of:=VLOOKUP(ROW()-34;[$'Classifiche Gironi'.$A$38:$'Classifiche Gironi'.$M$41];12;0)" office:value-type="float" office:value="-49" calcext:value-type="float">
            <text:p>-49</text:p>
          </table:table-cell>
          <table:table-cell table:style-name="ce621" office:value-type="float" office:value="3" calcext:value-type="float">
            <text:p>3</text:p>
          </table:table-cell>
          <table:table-cell table:style-name="ce625"/>
          <table:table-cell table:style-name="ce496"/>
          <table:table-cell table:style-name="ce648"/>
          <table:table-cell table:style-name="ce496" table:number-columns-repeated="3"/>
          <table:table-cell table:style-name="ce626" table:number-columns-repeated="2"/>
          <table:table-cell table:style-name="ce496" table:number-columns-repeated="24"/>
          <table:table-cell table:style-name="ce626" table:number-columns-repeated="49"/>
          <table:table-cell table:style-name="ce702" office:value-type="string" calcext:value-type="string">
            <text:p>Polon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2" calcext:value-type="float">
            <text:p>7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430" office:value-type="string" calcext:value-type="string">
            <text:p>Mer</text:p>
          </table:table-cell>
          <table:table-cell table:style-name="ce430" office:value-type="string" calcext:value-type="string">
            <text:p>22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Ungheria</text:p>
          </table:table-cell>
          <table:table-cell table:style-name="ce461"/>
          <table:table-cell table:number-columns-repeated="2" table:style-name="ce469" office:value-type="float" office:value="3" calcext:value-type="float">
            <text:p>3</text:p>
          </table:table-cell>
          <table:table-cell table:style-name="ce476"/>
          <table:table-cell table:style-name="ce481" office:value-type="string" calcext:value-type="string">
            <text:p>Portogallo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23" table:formula="of:=VLOOKUP(ROW()-34;[$'Classifiche Gironi'.$A$38:$'Classifiche Gironi'.$M$41];4;0)" office:value-type="string" office:string-value="Gorilla (26)" calcext:value-type="string">
            <text:p>Gorilla (26)</text:p>
          </table:table-cell>
          <table:table-cell table:style-name="ce559" table:formula="of:=VLOOKUP(ROW()-34;[$'Classifiche Gironi'.$A$38:$'Classifiche Gironi'.$M$41];5;0)" office:value-type="float" office:value="3" calcext:value-type="float">
            <text:p>3</text:p>
          </table:table-cell>
          <table:table-cell table:style-name="ce580" table:formula="of:=VLOOKUP(ROW()-34;[$'Classifiche Gironi'.$A$38:$'Classifiche Gironi'.$M$41];6;0)" office:value-type="float" office:value="0" calcext:value-type="float">
            <text:p>0</text:p>
          </table:table-cell>
          <table:table-cell table:style-name="ce580" table:formula="of:=VLOOKUP(ROW()-34;[$'Classifiche Gironi'.$A$38:$'Classifiche Gironi'.$M$41];7;0)" office:value-type="float" office:value="3" calcext:value-type="float">
            <text:p>3</text:p>
          </table:table-cell>
          <table:table-cell table:style-name="ce580" table:formula="of:=VLOOKUP(ROW()-34;[$'Classifiche Gironi'.$A$38:$'Classifiche Gironi'.$M$41];8;0)" office:value-type="float" office:value="0" calcext:value-type="float">
            <text:p>0</text:p>
          </table:table-cell>
          <table:table-cell table:style-name="ce580" table:formula="of:=VLOOKUP(ROW()-34;[$'Classifiche Gironi'.$A$38:$'Classifiche Gironi'.$M$41];9;0)" office:value-type="float" office:value="3" calcext:value-type="float">
            <text:p>3</text:p>
          </table:table-cell>
          <table:table-cell table:style-name="ce580" table:formula="of:=VLOOKUP(ROW()-34;[$'Classifiche Gironi'.$A$38:$'Classifiche Gironi'.$M$41];10;0)" office:value-type="float" office:value="161" calcext:value-type="float">
            <text:p>161</text:p>
          </table:table-cell>
          <table:table-cell table:style-name="ce580" table:formula="of:=VLOOKUP(ROW()-34;[$'Classifiche Gironi'.$A$38:$'Classifiche Gironi'.$M$41];11;0)" office:value-type="float" office:value="179" calcext:value-type="float">
            <text:p>179</text:p>
          </table:table-cell>
          <table:table-cell table:style-name="ce580" table:formula="of:=VLOOKUP(ROW()-34;[$'Classifiche Gironi'.$A$38:$'Classifiche Gironi'.$M$41];12;0)" office:value-type="float" office:value="-18" calcext:value-type="float">
            <text:p>-18</text:p>
          </table:table-cell>
          <table:table-cell table:style-name="ce621" office:value-type="float" office:value="4" calcext:value-type="float">
            <text:p>4</text:p>
          </table:table-cell>
          <table:table-cell table:style-name="ce625"/>
          <table:table-cell table:style-name="ce496"/>
          <table:table-cell table:style-name="ce648"/>
          <table:table-cell table:style-name="ce496" table:number-columns-repeated="3"/>
          <table:table-cell table:style-name="ce626" table:number-columns-repeated="2"/>
          <table:table-cell table:style-name="ce496" table:number-columns-repeated="24"/>
          <table:table-cell table:style-name="ce626" table:number-columns-repeated="49"/>
          <table:table-cell table:style-name="ce702" office:value-type="string" calcext:value-type="string">
            <text:p>Belgio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4" calcext:value-type="float">
            <text:p>4</text:p>
          </table:table-cell>
          <table:table-cell table:style-name="ce713" office:value-type="float" office:value="2" calcext:value-type="float">
            <text:p>2</text:p>
          </table:table-cell>
          <table:table-cell table:style-name="ce713"/>
          <table:table-cell table:style-name="ce713" office:value-type="float" office:value="6.0002" calcext:value-type="float">
            <text:p>6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431" office:value-type="string" calcext:value-type="string">
            <text:p>Mer</text:p>
          </table:table-cell>
          <table:table-cell table:style-name="ce431" office:value-type="string" calcext:value-type="string">
            <text:p>22 Giu</text:p>
          </table:table-cell>
          <table:table-cell table:style-name="ce443" office:value-type="time" office:time-value="PT21H00M00S" calcext:value-type="time">
            <text:p>21:00</text:p>
          </table:table-cell>
          <table:table-cell table:style-name="ce455" office:value-type="string" calcext:value-type="string">
            <text:p>Italia</text:p>
          </table:table-cell>
          <table:table-cell table:style-name="ce464"/>
          <table:table-cell table:style-name="ce471" office:value-type="float" office:value="0" calcext:value-type="float">
            <text:p>0</text:p>
          </table:table-cell>
          <table:table-cell table:style-name="ce471" office:value-type="float" office:value="1" calcext:value-type="float">
            <text:p>1</text:p>
          </table:table-cell>
          <table:table-cell table:style-name="ce477"/>
          <table:table-cell table:style-name="ce486" office:value-type="string" calcext:value-type="string">
            <text:p>Rep. d'Irlanda</text:p>
          </table:table-cell>
          <table:table-cell table:style-name="ce493" office:value-type="string" calcext:value-type="string">
            <text:p>E</text:p>
          </table:table-cell>
          <table:table-cell table:style-name="ce496"/>
          <table:table-cell table:style-name="ce525" office:value-type="string" calcext:value-type="string">
            <text:p>Gruppo H</text:p>
          </table:table-cell>
          <table:table-cell table:style-name="ce561" office:value-type="string" calcext:value-type="string">
            <text:p>G</text:p>
          </table:table-cell>
          <table:table-cell table:style-name="ce561" office:value-type="string" calcext:value-type="string">
            <text:p>V</text:p>
          </table:table-cell>
          <table:table-cell table:style-name="ce561" office:value-type="string" calcext:value-type="string">
            <text:p>P</text:p>
          </table:table-cell>
          <table:table-cell table:style-name="ce561" office:value-type="string" calcext:value-type="string">
            <text:p>F</text:p>
          </table:table-cell>
          <table:table-cell table:style-name="ce561" office:value-type="string" calcext:value-type="string">
            <text:p>PC</text:p>
          </table:table-cell>
          <table:table-cell table:style-name="ce561" office:value-type="string" calcext:value-type="string">
            <text:p>PGF</text:p>
          </table:table-cell>
          <table:table-cell table:style-name="ce561" office:value-type="string" calcext:value-type="string">
            <text:p>PGS</text:p>
          </table:table-cell>
          <table:table-cell table:style-name="ce614" office:value-type="string" calcext:value-type="string">
            <text:p>DPG</text:p>
          </table:table-cell>
          <table:table-cell table:style-name="ce621"/>
          <table:table-cell table:style-name="ce625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02" office:value-type="string" calcext:value-type="string">
            <text:p>Austr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3" office:value-type="float" office:value="0.9997" calcext:value-type="float">
            <text:p>1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432" office:value-type="string" calcext:value-type="string">
            <text:p>Mer</text:p>
          </table:table-cell>
          <table:table-cell table:style-name="ce439" office:value-type="string" calcext:value-type="string">
            <text:p>22 Giu</text:p>
          </table:table-cell>
          <table:table-cell table:style-name="ce444" office:value-type="time" office:time-value="PT21H00M00S" calcext:value-type="time">
            <text:p>21:00</text:p>
          </table:table-cell>
          <table:table-cell table:style-name="ce456" office:value-type="string" calcext:value-type="string">
            <text:p>Svezia</text:p>
          </table:table-cell>
          <table:table-cell table:style-name="ce466"/>
          <table:table-cell table:style-name="ce472" office:value-type="float" office:value="0" calcext:value-type="float">
            <text:p>0</text:p>
          </table:table-cell>
          <table:table-cell table:style-name="ce472" office:value-type="float" office:value="1" calcext:value-type="float">
            <text:p>1</text:p>
          </table:table-cell>
          <table:table-cell table:style-name="ce478"/>
          <table:table-cell table:style-name="ce487" office:value-type="string" calcext:value-type="string">
            <text:p>Belgio</text:p>
          </table:table-cell>
          <table:table-cell table:style-name="ce494" office:value-type="string" calcext:value-type="string">
            <text:p>E</text:p>
          </table:table-cell>
          <table:table-cell table:style-name="ce496"/>
          <table:table-cell table:style-name="ce521" table:formula="of:=VLOOKUP(ROW()-39;[$'Classifiche Gironi'.$A$44:$'Classifiche Gironi'.$M$47];4;0)" office:value-type="string" office:string-value="Scorpioni (30)" calcext:value-type="string">
            <text:p>Scorpioni (30)</text:p>
          </table:table-cell>
          <table:table-cell table:style-name="ce556" table:formula="of:=VLOOKUP(ROW()-39;[$'Classifiche Gironi'.$A$44:$'Classifiche Gironi'.$M$47];5;0)" office:value-type="float" office:value="3" calcext:value-type="float">
            <text:p>3</text:p>
          </table:table-cell>
          <table:table-cell table:style-name="ce556" table:formula="of:=VLOOKUP(ROW()-39;[$'Classifiche Gironi'.$A$44:$'Classifiche Gironi'.$M$47];6;0)" office:value-type="float" office:value="2" calcext:value-type="float">
            <text:p>2</text:p>
          </table:table-cell>
          <table:table-cell table:style-name="ce556" table:formula="of:=VLOOKUP(ROW()-39;[$'Classifiche Gironi'.$A$44:$'Classifiche Gironi'.$M$47];7;0)" office:value-type="float" office:value="1" calcext:value-type="float">
            <text:p>1</text:p>
          </table:table-cell>
          <table:table-cell table:style-name="ce556" table:formula="of:=VLOOKUP(ROW()-39;[$'Classifiche Gironi'.$A$44:$'Classifiche Gironi'.$M$47];8;0)" office:value-type="float" office:value="0" calcext:value-type="float">
            <text:p>0</text:p>
          </table:table-cell>
          <table:table-cell table:style-name="ce556" table:formula="of:=VLOOKUP(ROW()-39;[$'Classifiche Gironi'.$A$44:$'Classifiche Gironi'.$M$47];9;0)" office:value-type="float" office:value="5" calcext:value-type="float">
            <text:p>5</text:p>
          </table:table-cell>
          <table:table-cell table:style-name="ce556" table:formula="of:=VLOOKUP(ROW()-39;[$'Classifiche Gironi'.$A$44:$'Classifiche Gironi'.$M$47];10;0)" office:value-type="float" office:value="214" calcext:value-type="float">
            <text:p>214</text:p>
          </table:table-cell>
          <table:table-cell table:style-name="ce556" table:formula="of:=VLOOKUP(ROW()-39;[$'Classifiche Gironi'.$A$44:$'Classifiche Gironi'.$M$47];11;0)" office:value-type="float" office:value="183" calcext:value-type="float">
            <text:p>183</text:p>
          </table:table-cell>
          <table:table-cell table:style-name="ce611" table:formula="of:=VLOOKUP(ROW()-39;[$'Classifiche Gironi'.$A$44:$'Classifiche Gironi'.$M$47];12;0)" office:value-type="float" office:value="31" calcext:value-type="float">
            <text:p>+31</text:p>
          </table:table-cell>
          <table:table-cell table:style-name="ce621"/>
          <table:table-cell table:style-name="ce625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02" office:value-type="string" calcext:value-type="string">
            <text:p>German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3" calcext:value-type="float">
            <text:p>7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433" table:number-columns-repeated="2"/>
          <table:table-cell table:style-name="ce445"/>
          <table:table-cell table:style-name="ce457" table:number-columns-repeated="5"/>
          <table:table-cell table:style-name="ce488"/>
          <table:table-cell table:style-name="ce495"/>
          <table:table-cell table:style-name="ce496"/>
          <table:table-cell table:style-name="ce522" table:formula="of:=VLOOKUP(ROW()-39;[$'Classifiche Gironi'.$A$44:$'Classifiche Gironi'.$M$47];4;0)" office:value-type="string" office:string-value="Piranha (29)" calcext:value-type="string">
            <text:p>Piranha (29)</text:p>
          </table:table-cell>
          <table:table-cell table:style-name="ce557" table:formula="of:=VLOOKUP(ROW()-39;[$'Classifiche Gironi'.$A$44:$'Classifiche Gironi'.$M$47];5;0)" office:value-type="float" office:value="3" calcext:value-type="float">
            <text:p>3</text:p>
          </table:table-cell>
          <table:table-cell table:style-name="ce557" table:formula="of:=VLOOKUP(ROW()-39;[$'Classifiche Gironi'.$A$44:$'Classifiche Gironi'.$M$47];6;0)" office:value-type="float" office:value="2" calcext:value-type="float">
            <text:p>2</text:p>
          </table:table-cell>
          <table:table-cell table:style-name="ce557" table:formula="of:=VLOOKUP(ROW()-39;[$'Classifiche Gironi'.$A$44:$'Classifiche Gironi'.$M$47];7;0)" office:value-type="float" office:value="1" calcext:value-type="float">
            <text:p>1</text:p>
          </table:table-cell>
          <table:table-cell table:style-name="ce557" table:formula="of:=VLOOKUP(ROW()-39;[$'Classifiche Gironi'.$A$44:$'Classifiche Gironi'.$M$47];8;0)" office:value-type="float" office:value="0" calcext:value-type="float">
            <text:p>0</text:p>
          </table:table-cell>
          <table:table-cell table:style-name="ce557" table:formula="of:=VLOOKUP(ROW()-39;[$'Classifiche Gironi'.$A$44:$'Classifiche Gironi'.$M$47];9;0)" office:value-type="float" office:value="5" calcext:value-type="float">
            <text:p>5</text:p>
          </table:table-cell>
          <table:table-cell table:style-name="ce557" table:formula="of:=VLOOKUP(ROW()-39;[$'Classifiche Gironi'.$A$44:$'Classifiche Gironi'.$M$47];10;0)" office:value-type="float" office:value="189" calcext:value-type="float">
            <text:p>189</text:p>
          </table:table-cell>
          <table:table-cell table:style-name="ce557" table:formula="of:=VLOOKUP(ROW()-39;[$'Classifiche Gironi'.$A$44:$'Classifiche Gironi'.$M$47];11;0)" office:value-type="float" office:value="215" calcext:value-type="float">
            <text:p>215</text:p>
          </table:table-cell>
          <table:table-cell table:style-name="ce612" table:formula="of:=VLOOKUP(ROW()-39;[$'Classifiche Gironi'.$A$44:$'Classifiche Gironi'.$M$47];12;0)" office:value-type="float" office:value="-26" calcext:value-type="float">
            <text:p>-26</text:p>
          </table:table-cell>
          <table:table-cell table:style-name="ce621"/>
          <table:table-cell table:style-name="ce626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10" table:number-columns-repeated="2"/>
          <table:table-cell table:style-name="ce714" table:number-columns-repeated="8"/>
          <table:table-cell table:style-name="ce626" table:number-columns-repeated="2"/>
        </table:table-row>
        <table:table-row table:style-name="ro6">
          <table:table-cell table:style-name="ce434" table:number-columns-repeated="2"/>
          <table:table-cell table:style-name="ce446"/>
          <table:table-cell table:style-name="ce458" table:number-columns-repeated="5"/>
          <table:table-cell table:style-name="ce489"/>
          <table:table-cell/>
          <table:table-cell table:style-name="ce496"/>
          <table:table-cell table:style-name="ce526" table:formula="of:=VLOOKUP(ROW()-39;[$'Classifiche Gironi'.$A$44:$'Classifiche Gironi'.$M$47];4;0)" office:value-type="string" office:string-value="Tonni (31)" calcext:value-type="string">
            <text:p>Tonni (31)</text:p>
          </table:table-cell>
          <table:table-cell table:style-name="ce562" table:formula="of:=VLOOKUP(ROW()-39;[$'Classifiche Gironi'.$A$44:$'Classifiche Gironi'.$M$47];5;0)" office:value-type="float" office:value="3" calcext:value-type="float">
            <text:p>3</text:p>
          </table:table-cell>
          <table:table-cell table:style-name="ce582" table:formula="of:=VLOOKUP(ROW()-39;[$'Classifiche Gironi'.$A$44:$'Classifiche Gironi'.$M$47];6;0)" office:value-type="float" office:value="1" calcext:value-type="float">
            <text:p>1</text:p>
          </table:table-cell>
          <table:table-cell table:style-name="ce582" table:formula="of:=VLOOKUP(ROW()-39;[$'Classifiche Gironi'.$A$44:$'Classifiche Gironi'.$M$47];7;0)" office:value-type="float" office:value="2" calcext:value-type="float">
            <text:p>2</text:p>
          </table:table-cell>
          <table:table-cell table:style-name="ce582" table:formula="of:=VLOOKUP(ROW()-39;[$'Classifiche Gironi'.$A$44:$'Classifiche Gironi'.$M$47];8;0)" office:value-type="float" office:value="0" calcext:value-type="float">
            <text:p>0</text:p>
          </table:table-cell>
          <table:table-cell table:style-name="ce582" table:formula="of:=VLOOKUP(ROW()-39;[$'Classifiche Gironi'.$A$44:$'Classifiche Gironi'.$M$47];9;0)" office:value-type="float" office:value="4" calcext:value-type="float">
            <text:p>4</text:p>
          </table:table-cell>
          <table:table-cell table:style-name="ce582" table:formula="of:=VLOOKUP(ROW()-39;[$'Classifiche Gironi'.$A$44:$'Classifiche Gironi'.$M$47];10;0)" office:value-type="float" office:value="185" calcext:value-type="float">
            <text:p>185</text:p>
          </table:table-cell>
          <table:table-cell table:style-name="ce582" table:formula="of:=VLOOKUP(ROW()-39;[$'Classifiche Gironi'.$A$44:$'Classifiche Gironi'.$M$47];11;0)" office:value-type="float" office:value="183" calcext:value-type="float">
            <text:p>183</text:p>
          </table:table-cell>
          <table:table-cell table:style-name="ce617" table:formula="of:=VLOOKUP(ROW()-39;[$'Classifiche Gironi'.$A$44:$'Classifiche Gironi'.$M$47];12;0)" office:value-type="float" office:value="2" calcext:value-type="float">
            <text:p>+2</text:p>
          </table:table-cell>
          <table:table-cell table:style-name="ce621"/>
          <table:table-cell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434" table:number-columns-repeated="2"/>
          <table:table-cell table:style-name="ce446"/>
          <table:table-cell table:style-name="ce458" table:number-columns-repeated="5"/>
          <table:table-cell table:style-name="ce489"/>
          <table:table-cell/>
          <table:table-cell table:style-name="ce496"/>
          <table:table-cell table:style-name="ce527" table:formula="of:=VLOOKUP(ROW()-39;[$'Classifiche Gironi'.$A$44:$'Classifiche Gironi'.$M$47];4;0)" office:value-type="string" office:string-value="Zebre (32)" calcext:value-type="string">
            <text:p>Zebre (32)</text:p>
          </table:table-cell>
          <table:table-cell table:style-name="ce563" table:formula="of:=VLOOKUP(ROW()-39;[$'Classifiche Gironi'.$A$44:$'Classifiche Gironi'.$M$47];5;0)" office:value-type="float" office:value="3" calcext:value-type="float">
            <text:p>3</text:p>
          </table:table-cell>
          <table:table-cell table:style-name="ce583" table:formula="of:=VLOOKUP(ROW()-39;[$'Classifiche Gironi'.$A$44:$'Classifiche Gironi'.$M$47];6;0)" office:value-type="float" office:value="1" calcext:value-type="float">
            <text:p>1</text:p>
          </table:table-cell>
          <table:table-cell table:style-name="ce583" table:formula="of:=VLOOKUP(ROW()-39;[$'Classifiche Gironi'.$A$44:$'Classifiche Gironi'.$M$47];7;0)" office:value-type="float" office:value="2" calcext:value-type="float">
            <text:p>2</text:p>
          </table:table-cell>
          <table:table-cell table:style-name="ce583" table:formula="of:=VLOOKUP(ROW()-39;[$'Classifiche Gironi'.$A$44:$'Classifiche Gironi'.$M$47];8;0)" office:value-type="float" office:value="0" calcext:value-type="float">
            <text:p>0</text:p>
          </table:table-cell>
          <table:table-cell table:style-name="ce583" table:formula="of:=VLOOKUP(ROW()-39;[$'Classifiche Gironi'.$A$44:$'Classifiche Gironi'.$M$47];9;0)" office:value-type="float" office:value="4" calcext:value-type="float">
            <text:p>4</text:p>
          </table:table-cell>
          <table:table-cell table:style-name="ce583" table:formula="of:=VLOOKUP(ROW()-39;[$'Classifiche Gironi'.$A$44:$'Classifiche Gironi'.$M$47];10;0)" office:value-type="float" office:value="216" calcext:value-type="float">
            <text:p>216</text:p>
          </table:table-cell>
          <table:table-cell table:style-name="ce583" table:formula="of:=VLOOKUP(ROW()-39;[$'Classifiche Gironi'.$A$44:$'Classifiche Gironi'.$M$47];11;0)" office:value-type="float" office:value="223" calcext:value-type="float">
            <text:p>223</text:p>
          </table:table-cell>
          <table:table-cell table:style-name="ce618" table:formula="of:=VLOOKUP(ROW()-39;[$'Classifiche Gironi'.$A$44:$'Classifiche Gironi'.$M$47];12;0)" office:value-type="float" office:value="-7" calcext:value-type="float">
            <text:p>-7</text:p>
          </table:table-cell>
          <table:table-cell table:style-name="ce622"/>
          <table:table-cell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 table:number-rows-repeated="2">
          <table:table-cell table:style-name="ce434" table:number-columns-repeated="2"/>
          <table:table-cell table:style-name="ce446"/>
          <table:table-cell table:style-name="ce458" table:number-columns-repeated="5"/>
          <table:table-cell table:style-name="ce489"/>
          <table:table-cell/>
          <table:table-cell table:style-name="ce496"/>
          <table:table-cell table:style-name="ce528"/>
          <table:table-cell table:number-columns-repeated="10"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434" table:number-columns-repeated="2"/>
          <table:table-cell table:style-name="ce446"/>
          <table:table-cell table:style-name="ce458" table:number-columns-repeated="5"/>
          <table:table-cell table:style-name="ce489"/>
          <table:table-cell/>
          <table:table-cell table:style-name="ce496"/>
          <table:table-cell table:style-name="ce528"/>
          <table:table-cell table:number-columns-repeated="10"/>
          <table:table-cell table:style-name="ce497"/>
          <table:table-cell table:style-name="ce648"/>
          <table:table-cell table:style-name="ce497" table:number-columns-repeated="29"/>
          <table:table-cell table:number-columns-repeated="49"/>
          <table:table-cell table:style-name="ce528"/>
          <table:table-cell table:number-columns-repeated="11"/>
        </table:table-row>
        <table:table-row table:style-name="ro6" table:number-rows-repeated="3">
          <table:table-cell table:number-columns-repeated="10"/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 table:number-rows-repeated="855">
          <table:table-cell table:number-columns-repeated="10"/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 table:number-rows-repeated="1047671">
          <table:table-cell table:number-columns-repeated="114"/>
        </table:table-row>
        <table:table-row table:style-name="ro7">
          <table:table-cell table:number-columns-repeated="114"/>
        </table:table-row>
        <calcext:conditional-formats>
          <calcext:conditional-format calcext:target-range-address="'Calendario e Tabellone'.AO26:'Calendario e Tabellone'.BA26">
            <calcext:condition calcext:apply-style-name="ConditionalStyle_228" calcext:value="formula-is(IF(#REF!=#REF!;1;IF(#REF!=#REF!;1;0)))" calcext:base-cell-address="'Calendario e Tabellone'.AO26"/>
          </calcext:conditional-format>
          <calcext:conditional-format calcext:target-range-address="'Calendario e Tabellone'.E5:'Calendario e Tabellone'.E6 'Calendario e Tabellone'.D41:'Calendario e Tabellone'.H46 'Calendario e Tabellone'.D6:'Calendario e Tabellone'.E10 'Calendario e Tabellone'.D11:'Calendario e Tabellone'.D12 'Calendario e Tabellone'.E11:'Calendario e Tabellone'.E13 'Calendario e Tabellone'.D14:'Calendario e Tabellone'.E41">
            <calcext:condition calcext:apply-style-name="ConditionalStyle_227" calcext:value="formula-is(IF(#REF!=CONCATENATE([.$D4];&quot;_win&quot;);1;0))" calcext:base-cell-address="'Calendario e Tabellone'.D5"/>
          </calcext:conditional-format>
          <calcext:conditional-format calcext:target-range-address="'Calendario e Tabellone'.D5:'Calendario e Tabellone'.D6 'Calendario e Tabellone'.D13:'Calendario e Tabellone'.D13 'Calendario e Tabellone'.I24:'Calendario e Tabellone'.I35 'Calendario e Tabellone'.I5:'Calendario e Tabellone'.I22 'Calendario e Tabellone'.I37:'Calendario e Tabellone'.I46">
            <calcext:condition calcext:apply-style-name="ConditionalStyle_226" calcext:value="formula-is(IF(#REF!=CONCATENATE([.$I5];&quot;_win&quot;);1;0))" calcext:base-cell-address="'Calendario e Tabellone'.D5"/>
          </calcext:conditional-format>
          <calcext:conditional-format calcext:target-range-address="'Calendario e Tabellone'.I23:'Calendario e Tabellone'.I23">
            <calcext:condition calcext:apply-style-name="ConditionalStyle_224" calcext:value="formula-is(IF(#REF!=CONCATENATE([.$I23];&quot;_win&quot;);1;0))" calcext:base-cell-address="'Calendario e Tabellone'.I23"/>
          </calcext:conditional-format>
          <calcext:conditional-format calcext:target-range-address="'Calendario e Tabellone'.L24:'Calendario e Tabellone'.L24 'Calendario e Tabellone'.N24:'Calendario e Tabellone'.T24">
            <calcext:condition calcext:apply-style-name="ConditionalStyle_223" calcext:value="formula-is(IF(#REF!=#REF!;1;IF(#REF!=#REF!;1;0)))" calcext:base-cell-address="'Calendario e Tabellone'.L24"/>
          </calcext:conditional-format>
          <calcext:conditional-format calcext:target-range-address="'Calendario e Tabellone'.CY41:'Calendario e Tabellone'.DH41">
            <calcext:condition calcext:apply-style-name="ConditionalStyle_222" calcext:value="formula-is(IF(#REF!=#REF!;1;IF(#REF!=#REF!;1;0)))" calcext:base-cell-address="'Calendario e Tabellone'.CY41"/>
          </calcext:conditional-format>
          <calcext:conditional-format calcext:target-range-address="'Calendario e Tabellone'.CY19:'Calendario e Tabellone'.CY19 'Calendario e Tabellone'.DA19:'Calendario e Tabellone'.DH19">
            <calcext:condition calcext:apply-style-name="ConditionalStyle_221" calcext:value="formula-is(IF(#REF!=#REF!;1;IF(#REF!=#REF!;1;0)))" calcext:base-cell-address="'Calendario e Tabellone'.CY19"/>
          </calcext:conditional-format>
          <calcext:conditional-format calcext:target-range-address="'Calendario e Tabellone'.CY24:'Calendario e Tabellone'.CY24 'Calendario e Tabellone'.DA24:'Calendario e Tabellone'.DH24">
            <calcext:condition calcext:apply-style-name="ConditionalStyle_220" calcext:value="formula-is(IF(#REF!=#REF!;1;IF(#REF!=#REF!;1;0)))" calcext:base-cell-address="'Calendario e Tabellone'.CY24"/>
          </calcext:conditional-format>
          <calcext:conditional-format calcext:target-range-address="'Calendario e Tabellone'.X12:'Calendario e Tabellone'.X12">
            <calcext:condition calcext:apply-style-name="ConditionalStyle_219" calcext:value="formula-is(IF([.$AX12]=#REF!;1;0))" calcext:base-cell-address="'Calendario e Tabellone'.X12"/>
            <calcext:condition calcext:apply-style-name="ConditionalStyle_218" calcext:value="formula-is(IF([.$AX11]=#REF!;1;0))" calcext:base-cell-address="'Calendario e Tabellone'.X12"/>
          </calcext:conditional-format>
          <calcext:conditional-format calcext:target-range-address="'Calendario e Tabellone'.X32:'Calendario e Tabellone'.X32">
            <calcext:condition calcext:apply-style-name="ConditionalStyle_217" calcext:value="formula-is(IF([.$AX32]=#REF!;1;0))" calcext:base-cell-address="'Calendario e Tabellone'.X32"/>
            <calcext:condition calcext:apply-style-name="ConditionalStyle_216" calcext:value="formula-is(IF([.$AX31]=#REF!;1;0))" calcext:base-cell-address="'Calendario e Tabellone'.X32"/>
          </calcext:conditional-format>
          <calcext:conditional-format calcext:target-range-address="'Calendario e Tabellone'.X24:'Calendario e Tabellone'.X24">
            <calcext:condition calcext:apply-style-name="ConditionalStyle_215" calcext:value="formula-is(IF([.$AX24]=#REF!;1;0))" calcext:base-cell-address="'Calendario e Tabellone'.X24"/>
            <calcext:condition calcext:apply-style-name="ConditionalStyle_214" calcext:value="formula-is(IF([.$AX23]=#REF!;1;0))" calcext:base-cell-address="'Calendario e Tabellone'.X24"/>
          </calcext:conditional-format>
          <calcext:conditional-format calcext:target-range-address="'Calendario e Tabellone'.X15:'Calendario e Tabellone'.X15 'Calendario e Tabellone'.X11:'Calendario e Tabellone'.X11 'Calendario e Tabellone'.X23:'Calendario e Tabellone'.X23 'Calendario e Tabellone'.X31:'Calendario e Tabellone'.X31 'Calendario e Tabellone'.X27:'Calendario e Tabellone'.X28 'Calendario e Tabellone'.X19:'Calendario e Tabellone'.X19">
            <calcext:condition calcext:apply-style-name="ConditionalStyle_213" calcext:value="formula-is(IF([.$AX11]=#REF!;1;0))" calcext:base-cell-address="'Calendario e Tabellone'.X11"/>
            <calcext:condition calcext:apply-style-name="ConditionalStyle_212" calcext:value="formula-is(IF([.$AX12]=#REF!;1;0))" calcext:base-cell-address="'Calendario e Tabellone'.X11"/>
          </calcext:conditional-format>
          <calcext:conditional-format calcext:target-range-address="'Calendario e Tabellone'.X16:'Calendario e Tabellone'.X16">
            <calcext:condition calcext:apply-style-name="ConditionalStyle_211" calcext:value="formula-is(IF([.$AX16]=#REF!;1;0))" calcext:base-cell-address="'Calendario e Tabellone'.X16"/>
            <calcext:condition calcext:apply-style-name="ConditionalStyle_210" calcext:value="formula-is(IF([.$AX15]=#REF!;1;0))" calcext:base-cell-address="'Calendario e Tabellone'.X16"/>
          </calcext:conditional-format>
          <calcext:conditional-format calcext:target-range-address="'Calendario e Tabellone'.A4:'Calendario e Tabellone'.A4 'Calendario e Tabellone'.C4:'Calendario e Tabellone'.F4 'Calendario e Tabellone'.H4:'Calendario e Tabellone'.J4">
            <calcext:condition calcext:apply-style-name="ConditionalStyle_209" calcext:value="formula-is([.$Q$5]=&quot;Black and White&quot;)" calcext:base-cell-address="'Calendario e Tabellone'.A4"/>
          </calcext:conditional-format>
          <calcext:conditional-format calcext:target-range-address="'Calendario e Tabellone'.L9:'Calendario e Tabellone'.T9 'Calendario e Tabellone'.L19:'Calendario e Tabellone'.T19 'Calendario e Tabellone'.L14:'Calendario e Tabellone'.T14">
            <calcext:condition calcext:apply-style-name="ConditionalStyle_208" calcext:value="formula-is([.$Q$5]=&quot;Black and White&quot;)" calcext:base-cell-address="'Calendario e Tabellone'.L9"/>
          </calcext:conditional-format>
          <calcext:conditional-format calcext:target-range-address="'Calendario e Tabellone'.L4:'Calendario e Tabellone'.T4">
            <calcext:condition calcext:apply-style-name="ConditionalStyle_206" calcext:value="formula-is([.$Q$5]=&quot;Black and White&quot;)" calcext:base-cell-address="'Calendario e Tabellone'.L4"/>
          </calcext:conditional-format>
          <calcext:conditional-format calcext:target-range-address="'Calendario e Tabellone'.A1:'Calendario e Tabellone'.A1">
            <calcext:condition calcext:apply-style-name="ConditionalStyle_204" calcext:value="formula-is([.$Q$5]=&quot;Black and White&quot;)" calcext:base-cell-address="'Calendario e Tabellone'.A1"/>
          </calcext:conditional-format>
          <calcext:conditional-format calcext:target-range-address="'Calendario e Tabellone'.D7:'Calendario e Tabellone'.D10">
            <calcext:condition calcext:apply-style-name="ConditionalStyle_203" calcext:value="formula-is(IF(#REF!=CONCATENATE([.$I7];&quot;_win&quot;);1;0))" calcext:base-cell-address="'Calendario e Tabellone'.D7"/>
          </calcext:conditional-format>
          <calcext:conditional-format calcext:target-range-address="'Calendario e Tabellone'.Y11:'Calendario e Tabellone'.Y11 'Calendario e Tabellone'.Y31:'Calendario e Tabellone'.Y31 'Calendario e Tabellone'.Y35:'Calendario e Tabellone'.Y35 'Calendario e Tabellone'.Y23:'Calendario e Tabellone'.Y23 'Calendario e Tabellone'.Y27:'Calendario e Tabellone'.Y27 'Calendario e Tabellone'.Y15:'Calendario e Tabellone'.Y15 'Calendario e Tabellone'.Y19:'Calendario e Tabellone'.Y19 'Calendario e Tabellone'.Y7:'Calendario e Tabellone'.Y7">
            <calcext:condition calcext:apply-style-name="ConditionalStyle_202" calcext:value="formula-is(IF(AND(#REF!&gt;#REF!;ISNUMBER(#REF!);ISNUMBER(#REF!));1;0))" calcext:base-cell-address="'Calendario e Tabellone'.Y7"/>
          </calcext:conditional-format>
          <calcext:conditional-format calcext:target-range-address="'Calendario e Tabellone'.Y12:'Calendario e Tabellone'.Y12 'Calendario e Tabellone'.Y32:'Calendario e Tabellone'.Y32 'Calendario e Tabellone'.Y36:'Calendario e Tabellone'.Y36 'Calendario e Tabellone'.Y24:'Calendario e Tabellone'.Y24 'Calendario e Tabellone'.Y28:'Calendario e Tabellone'.Y28 'Calendario e Tabellone'.Y16:'Calendario e Tabellone'.Y16 'Calendario e Tabellone'.Y20:'Calendario e Tabellone'.Y20 'Calendario e Tabellone'.Y8:'Calendario e Tabellone'.Y8">
            <calcext:condition calcext:apply-style-name="ConditionalStyle_201" calcext:value="formula-is(IF(AND(#REF!&lt;#REF!;ISNUMBER(#REF!);ISNUMBER(#REF!));1;0))" calcext:base-cell-address="'Calendario e Tabellone'.Y8"/>
          </calcext:conditional-format>
          <calcext:conditional-format calcext:target-range-address="'Calendario e Tabellone'.X7:'Calendario e Tabellone'.X7">
            <calcext:condition calcext:apply-style-name="ConditionalStyle_200" calcext:value="formula-is([.$Q$5]=&quot;Black and White&quot;)" calcext:base-cell-address="'Calendario e Tabellone'.X7"/>
          </calcext:conditional-format>
          <calcext:conditional-format calcext:target-range-address="'Calendario e Tabellone'.X8:'Calendario e Tabellone'.X8">
            <calcext:condition calcext:apply-style-name="ConditionalStyle_199" calcext:value="formula-is([.$Q$5]=&quot;Black and White&quot;)" calcext:base-cell-address="'Calendario e Tabellone'.X8"/>
          </calcext:conditional-format>
          <calcext:conditional-format calcext:target-range-address="'Calendario e Tabellone'.X20:'Calendario e Tabellone'.X20">
            <calcext:condition calcext:apply-style-name="ConditionalStyle_198" calcext:value="formula-is(IF([.$AX20]=#REF!;1;0))" calcext:base-cell-address="'Calendario e Tabellone'.X20"/>
            <calcext:condition calcext:apply-style-name="ConditionalStyle_197" calcext:value="formula-is(IF([.$AX19]=#REF!;1;0))" calcext:base-cell-address="'Calendario e Tabellone'.X20"/>
          </calcext:conditional-format>
          <calcext:conditional-format calcext:target-range-address="'Calendario e Tabellone'.X35:'Calendario e Tabellone'.X35">
            <calcext:condition calcext:apply-style-name="ConditionalStyle_196" calcext:value="formula-is(IF([.$AX35]=#REF!;1;0))" calcext:base-cell-address="'Calendario e Tabellone'.X35"/>
            <calcext:condition calcext:apply-style-name="ConditionalStyle_195" calcext:value="formula-is(IF([.$AX36]=#REF!;1;0))" calcext:base-cell-address="'Calendario e Tabellone'.X35"/>
          </calcext:conditional-format>
          <calcext:conditional-format calcext:target-range-address="'Calendario e Tabellone'.X36:'Calendario e Tabellone'.X36">
            <calcext:condition calcext:apply-style-name="ConditionalStyle_194" calcext:value="formula-is(IF([.$AX36]=#REF!;1;0))" calcext:base-cell-address="'Calendario e Tabellone'.X36"/>
            <calcext:condition calcext:apply-style-name="ConditionalStyle_193" calcext:value="formula-is(IF([.$AX35]=#REF!;1;0))" calcext:base-cell-address="'Calendario e Tabellone'.X36"/>
          </calcext:conditional-format>
          <calcext:conditional-format calcext:target-range-address="'Calendario e Tabellone'.L25:'Calendario e Tabellone'.T25">
            <calcext:condition calcext:apply-style-name="ConditionalStyle_192" calcext:value="formula-is([.$Q$5]=&quot;Black and White&quot;)" calcext:base-cell-address="'Calendario e Tabellone'.L25"/>
          </calcext:conditional-format>
          <calcext:conditional-format calcext:target-range-address="'Calendario e Tabellone'.L34:'Calendario e Tabellone'.L34">
            <calcext:condition calcext:apply-style-name="ConditionalStyle_191" calcext:value="formula-is([.$Q$5]=&quot;Black and White&quot;)" calcext:base-cell-address="'Calendario e Tabellone'.L34"/>
          </calcext:conditional-format>
          <calcext:conditional-format calcext:target-range-address="'Calendario e Tabellone'.M34:'Calendario e Tabellone'.M34">
            <calcext:condition calcext:apply-style-name="ConditionalStyle_190" calcext:value="formula-is([.$Q$5]=&quot;Black and White&quot;)" calcext:base-cell-address="'Calendario e Tabellone'.M34"/>
          </calcext:conditional-format>
          <calcext:conditional-format calcext:target-range-address="'Calendario e Tabellone'.N34:'Calendario e Tabellone'.T34">
            <calcext:condition calcext:apply-style-name="ConditionalStyle_189" calcext:value="formula-is([.$Q$5]=&quot;Black and White&quot;)" calcext:base-cell-address="'Calendario e Tabellone'.N34"/>
          </calcext:conditional-format>
          <calcext:conditional-format calcext:target-range-address="'Calendario e Tabellone'.I36:'Calendario e Tabellone'.I36">
            <calcext:condition calcext:apply-style-name="ConditionalStyle_186" calcext:value="formula-is(IF(#REF!=CONCATENATE([.$D36];&quot;_win&quot;);1;0))" calcext:base-cell-address="'Calendario e Tabellone'.I36"/>
          </calcext:conditional-format>
          <calcext:conditional-format calcext:target-range-address="'Calendario e Tabellone'.L27:'Calendario e Tabellone'.L28">
            <calcext:condition calcext:apply-style-name="ConditionalStyle_135" calcext:value="formula-is([.$Q$5]=&quot;Black and White&quot;)" calcext:base-cell-address="'Calendario e Tabellone'.L27"/>
          </calcext:conditional-format>
          <calcext:conditional-format calcext:target-range-address="'Calendario e Tabellone'.L26:'Calendario e Tabellone'.L26">
            <calcext:condition calcext:apply-style-name="ConditionalStyle_134" calcext:value="formula-is([.$Q$5]=&quot;Black and White&quot;)" calcext:base-cell-address="'Calendario e Tabellone'.L26"/>
          </calcext:conditional-format>
          <calcext:conditional-format calcext:target-range-address="'Calendario e Tabellone'.N27:'Calendario e Tabellone'.N27">
            <calcext:condition calcext:apply-style-name="ConditionalStyle_133" calcext:value="formula-is([.$Q$5]=&quot;Black and White&quot;)" calcext:base-cell-address="'Calendario e Tabellone'.N27"/>
          </calcext:conditional-format>
          <calcext:conditional-format calcext:target-range-address="'Calendario e Tabellone'.N28:'Calendario e Tabellone'.N28">
            <calcext:condition calcext:apply-style-name="ConditionalStyle_132" calcext:value="formula-is([.$Q$5]=&quot;Black and White&quot;)" calcext:base-cell-address="'Calendario e Tabellone'.N28"/>
          </calcext:conditional-format>
          <calcext:conditional-format calcext:target-range-address="'Calendario e Tabellone'.O27:'Calendario e Tabellone'.O28">
            <calcext:condition calcext:apply-style-name="ConditionalStyle_131" calcext:value="formula-is([.$Q$5]=&quot;Black and White&quot;)" calcext:base-cell-address="'Calendario e Tabellone'.O27"/>
          </calcext:conditional-format>
          <calcext:conditional-format calcext:target-range-address="'Calendario e Tabellone'.P27:'Calendario e Tabellone'.T28">
            <calcext:condition calcext:apply-style-name="ConditionalStyle_130" calcext:value="formula-is([.$Q$5]=&quot;Black and White&quot;)" calcext:base-cell-address="'Calendario e Tabellone'.P27"/>
          </calcext:conditional-format>
          <calcext:conditional-format calcext:target-range-address="'Calendario e Tabellone'.N26:'Calendario e Tabellone'.T26">
            <calcext:condition calcext:apply-style-name="ConditionalStyle_129" calcext:value="formula-is([.$Q$5]=&quot;Black and White&quot;)" calcext:base-cell-address="'Calendario e Tabellone'.N26"/>
          </calcext:conditional-format>
          <calcext:conditional-format calcext:target-range-address="'Calendario e Tabellone'.AD9:'Calendario e Tabellone'.AD9">
            <calcext:condition calcext:apply-style-name="ConditionalStyle_128" calcext:value="formula-is(IF(AND(#REF!&gt;#REF!;ISNUMBER(#REF!);ISNUMBER(#REF!));1;0))" calcext:base-cell-address="'Calendario e Tabellone'.AD9"/>
          </calcext:conditional-format>
          <calcext:conditional-format calcext:target-range-address="'Calendario e Tabellone'.AD10:'Calendario e Tabellone'.AD10">
            <calcext:condition calcext:apply-style-name="ConditionalStyle_127" calcext:value="formula-is(IF(AND(#REF!&lt;#REF!;ISNUMBER(#REF!);ISNUMBER(#REF!));1;0))" calcext:base-cell-address="'Calendario e Tabellone'.AD10"/>
          </calcext:conditional-format>
          <calcext:conditional-format calcext:target-range-address="'Calendario e Tabellone'.AD17:'Calendario e Tabellone'.AD17">
            <calcext:condition calcext:apply-style-name="ConditionalStyle_126" calcext:value="formula-is(IF(AND(#REF!&gt;#REF!;ISNUMBER(#REF!);ISNUMBER(#REF!));1;0))" calcext:base-cell-address="'Calendario e Tabellone'.AD17"/>
          </calcext:conditional-format>
          <calcext:conditional-format calcext:target-range-address="'Calendario e Tabellone'.AD18:'Calendario e Tabellone'.AD18">
            <calcext:condition calcext:apply-style-name="ConditionalStyle_125" calcext:value="formula-is(IF(AND(#REF!&lt;#REF!;ISNUMBER(#REF!);ISNUMBER(#REF!));1;0))" calcext:base-cell-address="'Calendario e Tabellone'.AD18"/>
          </calcext:conditional-format>
          <calcext:conditional-format calcext:target-range-address="'Calendario e Tabellone'.AD25:'Calendario e Tabellone'.AD25">
            <calcext:condition calcext:apply-style-name="ConditionalStyle_124" calcext:value="formula-is(IF(AND(#REF!&gt;#REF!;ISNUMBER(#REF!);ISNUMBER(#REF!));1;0))" calcext:base-cell-address="'Calendario e Tabellone'.AD25"/>
          </calcext:conditional-format>
          <calcext:conditional-format calcext:target-range-address="'Calendario e Tabellone'.AD26:'Calendario e Tabellone'.AD26">
            <calcext:condition calcext:apply-style-name="ConditionalStyle_123" calcext:value="formula-is(IF(AND(#REF!&lt;#REF!;ISNUMBER(#REF!);ISNUMBER(#REF!));1;0))" calcext:base-cell-address="'Calendario e Tabellone'.AD26"/>
          </calcext:conditional-format>
          <calcext:conditional-format calcext:target-range-address="'Calendario e Tabellone'.AD33:'Calendario e Tabellone'.AD33">
            <calcext:condition calcext:apply-style-name="ConditionalStyle_122" calcext:value="formula-is(IF(AND(#REF!&gt;#REF!;ISNUMBER(#REF!);ISNUMBER(#REF!));1;0))" calcext:base-cell-address="'Calendario e Tabellone'.AD33"/>
          </calcext:conditional-format>
          <calcext:conditional-format calcext:target-range-address="'Calendario e Tabellone'.AD34:'Calendario e Tabellone'.AD34">
            <calcext:condition calcext:apply-style-name="ConditionalStyle_121" calcext:value="formula-is(IF(AND(#REF!&lt;#REF!;ISNUMBER(#REF!);ISNUMBER(#REF!));1;0))" calcext:base-cell-address="'Calendario e Tabellone'.AD34"/>
          </calcext:conditional-format>
          <calcext:conditional-format calcext:target-range-address="'Calendario e Tabellone'.AI13:'Calendario e Tabellone'.AI13">
            <calcext:condition calcext:apply-style-name="ConditionalStyle_120" calcext:value="formula-is(IF(AND(#REF!&gt;#REF!;ISNUMBER(#REF!);ISNUMBER(#REF!));1;0))" calcext:base-cell-address="'Calendario e Tabellone'.AI13"/>
          </calcext:conditional-format>
          <calcext:conditional-format calcext:target-range-address="'Calendario e Tabellone'.AI14:'Calendario e Tabellone'.AI14">
            <calcext:condition calcext:apply-style-name="ConditionalStyle_119" calcext:value="formula-is(IF(AND(#REF!&lt;#REF!;ISNUMBER(#REF!);ISNUMBER(#REF!));1;0))" calcext:base-cell-address="'Calendario e Tabellone'.AI14"/>
          </calcext:conditional-format>
          <calcext:conditional-format calcext:target-range-address="'Calendario e Tabellone'.AI29:'Calendario e Tabellone'.AI29">
            <calcext:condition calcext:apply-style-name="ConditionalStyle_118" calcext:value="formula-is(IF(AND(#REF!&gt;#REF!;ISNUMBER(#REF!);ISNUMBER(#REF!));1;0))" calcext:base-cell-address="'Calendario e Tabellone'.AI29"/>
          </calcext:conditional-format>
          <calcext:conditional-format calcext:target-range-address="'Calendario e Tabellone'.AI30:'Calendario e Tabellone'.AI30">
            <calcext:condition calcext:apply-style-name="ConditionalStyle_117" calcext:value="formula-is(IF(AND(#REF!&lt;#REF!;ISNUMBER(#REF!);ISNUMBER(#REF!));1;0))" calcext:base-cell-address="'Calendario e Tabellone'.AI30"/>
          </calcext:conditional-format>
          <calcext:conditional-format calcext:target-range-address="'Calendario e Tabellone'.AN20:'Calendario e Tabellone'.AN20">
            <calcext:condition calcext:apply-style-name="ConditionalStyle_116" calcext:value="formula-is(IF(AND(#REF!&gt;#REF!;ISNUMBER(#REF!);ISNUMBER(#REF!));1;0))" calcext:base-cell-address="'Calendario e Tabellone'.AN20"/>
          </calcext:conditional-format>
          <calcext:conditional-format calcext:target-range-address="'Calendario e Tabellone'.AN21:'Calendario e Tabellone'.AN21">
            <calcext:condition calcext:apply-style-name="ConditionalStyle_115" calcext:value="formula-is(IF(AND(#REF!&lt;#REF!;ISNUMBER(#REF!);ISNUMBER(#REF!));1;0))" calcext:base-cell-address="'Calendario e Tabellone'.AN21"/>
          </calcext:conditional-format>
          <calcext:conditional-format calcext:target-range-address="'Calendario e Tabellone'.AC10:'Calendario e Tabellone'.AC10">
            <calcext:condition calcext:apply-style-name="ConditionalStyle_113" calcext:value="formula-is([.$Q$5]=&quot;Black and White&quot;)" calcext:base-cell-address="'Calendario e Tabellone'.AC10"/>
          </calcext:conditional-format>
          <calcext:conditional-format calcext:target-range-address="'Calendario e Tabellone'.AC18:'Calendario e Tabellone'.AC18">
            <calcext:condition calcext:apply-style-name="ConditionalStyle_111" calcext:value="formula-is([.$Q$5]=&quot;Black and White&quot;)" calcext:base-cell-address="'Calendario e Tabellone'.AC18"/>
          </calcext:conditional-format>
          <calcext:conditional-format calcext:target-range-address="'Calendario e Tabellone'.AC26:'Calendario e Tabellone'.AC26">
            <calcext:condition calcext:apply-style-name="ConditionalStyle_109" calcext:value="formula-is([.$Q$5]=&quot;Black and White&quot;)" calcext:base-cell-address="'Calendario e Tabellone'.AC26"/>
          </calcext:conditional-format>
          <calcext:conditional-format calcext:target-range-address="'Calendario e Tabellone'.AC34:'Calendario e Tabellone'.AC34">
            <calcext:condition calcext:apply-style-name="ConditionalStyle_107" calcext:value="formula-is([.$Q$5]=&quot;Black and White&quot;)" calcext:base-cell-address="'Calendario e Tabellone'.AC34"/>
          </calcext:conditional-format>
          <calcext:conditional-format calcext:target-range-address="'Calendario e Tabellone'.AH14:'Calendario e Tabellone'.AH14">
            <calcext:condition calcext:apply-style-name="ConditionalStyle_105" calcext:value="formula-is([.$Q$5]=&quot;Black and White&quot;)" calcext:base-cell-address="'Calendario e Tabellone'.AH14"/>
          </calcext:conditional-format>
          <calcext:conditional-format calcext:target-range-address="'Calendario e Tabellone'.AH30:'Calendario e Tabellone'.AH30">
            <calcext:condition calcext:apply-style-name="ConditionalStyle_103" calcext:value="formula-is([.$Q$5]=&quot;Black and White&quot;)" calcext:base-cell-address="'Calendario e Tabellone'.AH30"/>
          </calcext:conditional-format>
          <calcext:conditional-format calcext:target-range-address="'Calendario e Tabellone'.AM21:'Calendario e Tabellone'.AM21">
            <calcext:condition calcext:apply-style-name="ConditionalStyle_101" calcext:value="formula-is([.$Q$5]=&quot;Black and White&quot;)" calcext:base-cell-address="'Calendario e Tabellone'.AM21"/>
          </calcext:conditional-format>
          <calcext:conditional-format calcext:target-range-address="'Calendario e Tabellone'.M28:'Calendario e Tabellone'.M28">
            <calcext:condition calcext:apply-style-name="ConditionalStyle_85" calcext:value="formula-is([.$Q$5]=&quot;Black and White&quot;)" calcext:base-cell-address="'Calendario e Tabellone'.M28"/>
          </calcext:conditional-format>
          <calcext:conditional-format calcext:target-range-address="'Calendario e Tabellone'.M27:'Calendario e Tabellone'.M27">
            <calcext:condition calcext:apply-style-name="ConditionalStyle_84" calcext:value="formula-is([.$Q$5]=&quot;Black and White&quot;)" calcext:base-cell-address="'Calendario e Tabellone'.M27"/>
          </calcext:conditional-format>
          <calcext:conditional-format calcext:target-range-address="'Calendario e Tabellone'.M30:'Calendario e Tabellone'.T30 'Calendario e Tabellone'.M35:'Calendario e Tabellone'.T35 'Calendario e Tabellone'.M40:'Calendario e Tabellone'.T40">
            <calcext:condition calcext:apply-style-name="ConditionalStyle_83" calcext:value="formula-is([.$Q$5]=&quot;Black and White&quot;)" calcext:base-cell-address="'Calendario e Tabellone'.M30"/>
          </calcext:conditional-format>
          <calcext:conditional-format calcext:target-range-address="'Calendario e Tabellone'.M33:'Calendario e Tabellone'.M33 'Calendario e Tabellone'.M38:'Calendario e Tabellone'.M38">
            <calcext:condition calcext:apply-style-name="ConditionalStyle_82" calcext:value="formula-is([.$Q$5]=&quot;Black and White&quot;)" calcext:base-cell-address="'Calendario e Tabellone'.M33"/>
          </calcext:conditional-format>
          <calcext:conditional-format calcext:target-range-address="'Calendario e Tabellone'.M32:'Calendario e Tabellone'.M32 'Calendario e Tabellone'.M37:'Calendario e Tabellone'.M37">
            <calcext:condition calcext:apply-style-name="ConditionalStyle_81" calcext:value="formula-is([.$Q$5]=&quot;Black and White&quot;)" calcext:base-cell-address="'Calendario e Tabellone'.M32"/>
          </calcext:conditional-format>
          <calcext:conditional-format calcext:target-range-address="'Calendario e Tabellone'.L35:'Calendario e Tabellone'.L35 'Calendario e Tabellone'.L40:'Calendario e Tabellone'.L40 'Calendario e Tabellone'.L30:'Calendario e Tabellone'.L30">
            <calcext:condition calcext:apply-style-name="ConditionalStyle_80" calcext:value="formula-is([.$Q$5]=&quot;Black and White&quot;)" calcext:base-cell-address="'Calendario e Tabellone'.L30"/>
          </calcext:conditional-format>
          <calcext:conditional-format calcext:target-range-address="'Calendario e Tabellone'.L31:'Calendario e Tabellone'.L31 'Calendario e Tabellone'.L36:'Calendario e Tabellone'.L36 'Calendario e Tabellone'.L41:'Calendario e Tabellone'.L41">
            <calcext:condition calcext:apply-style-name="ConditionalStyle_79" calcext:value="formula-is([.$Q$5]=&quot;Black and White&quot;)" calcext:base-cell-address="'Calendario e Tabellone'.L31"/>
          </calcext:conditional-format>
          <calcext:conditional-format calcext:target-range-address="'Calendario e Tabellone'.L32:'Calendario e Tabellone'.L33 'Calendario e Tabellone'.L37:'Calendario e Tabellone'.L38">
            <calcext:condition calcext:apply-style-name="ConditionalStyle_78" calcext:value="formula-is([.$Q$5]=&quot;Black and White&quot;)" calcext:base-cell-address="'Calendario e Tabellone'.L32"/>
          </calcext:conditional-format>
          <calcext:conditional-format calcext:target-range-address="'Calendario e Tabellone'.L20:'Calendario e Tabellone'.L20">
            <calcext:condition calcext:apply-style-name="ConditionalStyle_77" calcext:value="formula-is([.$Q$5]=&quot;Black and White&quot;)" calcext:base-cell-address="'Calendario e Tabellone'.L20"/>
          </calcext:conditional-format>
          <calcext:conditional-format calcext:target-range-address="'Calendario e Tabellone'.L22:'Calendario e Tabellone'.L23">
            <calcext:condition calcext:apply-style-name="ConditionalStyle_76" calcext:value="formula-is([.$Q$5]=&quot;Black and White&quot;)" calcext:base-cell-address="'Calendario e Tabellone'.L22"/>
          </calcext:conditional-format>
          <calcext:conditional-format calcext:target-range-address="'Calendario e Tabellone'.L21:'Calendario e Tabellone'.L21">
            <calcext:condition calcext:apply-style-name="ConditionalStyle_75" calcext:value="formula-is([.$Q$5]=&quot;Black and White&quot;)" calcext:base-cell-address="'Calendario e Tabellone'.L21"/>
          </calcext:conditional-format>
          <calcext:conditional-format calcext:target-range-address="'Calendario e Tabellone'.L15:'Calendario e Tabellone'.L15">
            <calcext:condition calcext:apply-style-name="ConditionalStyle_74" calcext:value="formula-is([.$Q$5]=&quot;Black and White&quot;)" calcext:base-cell-address="'Calendario e Tabellone'.L15"/>
          </calcext:conditional-format>
          <calcext:conditional-format calcext:target-range-address="'Calendario e Tabellone'.L17:'Calendario e Tabellone'.L18">
            <calcext:condition calcext:apply-style-name="ConditionalStyle_73" calcext:value="formula-is([.$Q$5]=&quot;Black and White&quot;)" calcext:base-cell-address="'Calendario e Tabellone'.L17"/>
          </calcext:conditional-format>
          <calcext:conditional-format calcext:target-range-address="'Calendario e Tabellone'.L16:'Calendario e Tabellone'.L16">
            <calcext:condition calcext:apply-style-name="ConditionalStyle_72" calcext:value="formula-is([.$Q$5]=&quot;Black and White&quot;)" calcext:base-cell-address="'Calendario e Tabellone'.L16"/>
          </calcext:conditional-format>
          <calcext:conditional-format calcext:target-range-address="'Calendario e Tabellone'.L10:'Calendario e Tabellone'.L10">
            <calcext:condition calcext:apply-style-name="ConditionalStyle_71" calcext:value="formula-is([.$Q$5]=&quot;Black and White&quot;)" calcext:base-cell-address="'Calendario e Tabellone'.L10"/>
          </calcext:conditional-format>
          <calcext:conditional-format calcext:target-range-address="'Calendario e Tabellone'.L12:'Calendario e Tabellone'.L13">
            <calcext:condition calcext:apply-style-name="ConditionalStyle_70" calcext:value="formula-is([.$Q$5]=&quot;Black and White&quot;)" calcext:base-cell-address="'Calendario e Tabellone'.L12"/>
          </calcext:conditional-format>
          <calcext:conditional-format calcext:target-range-address="'Calendario e Tabellone'.L11:'Calendario e Tabellone'.L11">
            <calcext:condition calcext:apply-style-name="ConditionalStyle_69" calcext:value="formula-is([.$Q$5]=&quot;Black and White&quot;)" calcext:base-cell-address="'Calendario e Tabellone'.L11"/>
          </calcext:conditional-format>
          <calcext:conditional-format calcext:target-range-address="'Calendario e Tabellone'.L5:'Calendario e Tabellone'.L5">
            <calcext:condition calcext:apply-style-name="ConditionalStyle_68" calcext:value="formula-is([.$Q$5]=&quot;Black and White&quot;)" calcext:base-cell-address="'Calendario e Tabellone'.L5"/>
          </calcext:conditional-format>
          <calcext:conditional-format calcext:target-range-address="'Calendario e Tabellone'.L7:'Calendario e Tabellone'.L8">
            <calcext:condition calcext:apply-style-name="ConditionalStyle_67" calcext:value="formula-is([.$Q$5]=&quot;Black and White&quot;)" calcext:base-cell-address="'Calendario e Tabellone'.L7"/>
          </calcext:conditional-format>
          <calcext:conditional-format calcext:target-range-address="'Calendario e Tabellone'.L6:'Calendario e Tabellone'.L6">
            <calcext:condition calcext:apply-style-name="ConditionalStyle_66" calcext:value="formula-is([.$Q$5]=&quot;Black and White&quot;)" calcext:base-cell-address="'Calendario e Tabellone'.L6"/>
          </calcext:conditional-format>
          <calcext:conditional-format calcext:target-range-address="'Calendario e Tabellone'.M26:'Calendario e Tabellone'.M26">
            <calcext:condition calcext:apply-style-name="ConditionalStyle_65" calcext:value="formula-is([.$Q$5]=&quot;Black and White&quot;)" calcext:base-cell-address="'Calendario e Tabellone'.M26"/>
          </calcext:conditional-format>
          <calcext:conditional-format calcext:target-range-address="'Calendario e Tabellone'.M31:'Calendario e Tabellone'.T31 'Calendario e Tabellone'.M36:'Calendario e Tabellone'.T36 'Calendario e Tabellone'.M41:'Calendario e Tabellone'.T41">
            <calcext:condition calcext:apply-style-name="ConditionalStyle_64" calcext:value="formula-is([.$Q$5]=&quot;Black and White&quot;)" calcext:base-cell-address="'Calendario e Tabellone'.M31"/>
          </calcext:conditional-format>
          <calcext:conditional-format calcext:target-range-address="'Calendario e Tabellone'.N32:'Calendario e Tabellone'.T33 'Calendario e Tabellone'.N37:'Calendario e Tabellone'.T38">
            <calcext:condition calcext:apply-style-name="ConditionalStyle_63" calcext:value="formula-is([.$Q$5]=&quot;Black and White&quot;)" calcext:base-cell-address="'Calendario e Tabellone'.N32"/>
          </calcext:conditional-format>
          <calcext:conditional-format calcext:target-range-address="'Calendario e Tabellone'.M20:'Calendario e Tabellone'.T20">
            <calcext:condition calcext:apply-style-name="ConditionalStyle_62" calcext:value="formula-is([.$Q$5]=&quot;Black and White&quot;)" calcext:base-cell-address="'Calendario e Tabellone'.M20"/>
          </calcext:conditional-format>
          <calcext:conditional-format calcext:target-range-address="'Calendario e Tabellone'.N22:'Calendario e Tabellone'.N22">
            <calcext:condition calcext:apply-style-name="ConditionalStyle_61" calcext:value="formula-is([.$Q$5]=&quot;Black and White&quot;)" calcext:base-cell-address="'Calendario e Tabellone'.N22"/>
          </calcext:conditional-format>
          <calcext:conditional-format calcext:target-range-address="'Calendario e Tabellone'.N23:'Calendario e Tabellone'.N23">
            <calcext:condition calcext:apply-style-name="ConditionalStyle_60" calcext:value="formula-is([.$Q$5]=&quot;Black and White&quot;)" calcext:base-cell-address="'Calendario e Tabellone'.N23"/>
          </calcext:conditional-format>
          <calcext:conditional-format calcext:target-range-address="'Calendario e Tabellone'.O22:'Calendario e Tabellone'.O23">
            <calcext:condition calcext:apply-style-name="ConditionalStyle_59" calcext:value="formula-is([.$Q$5]=&quot;Black and White&quot;)" calcext:base-cell-address="'Calendario e Tabellone'.O22"/>
          </calcext:conditional-format>
          <calcext:conditional-format calcext:target-range-address="'Calendario e Tabellone'.P22:'Calendario e Tabellone'.T23">
            <calcext:condition calcext:apply-style-name="ConditionalStyle_58" calcext:value="formula-is([.$Q$5]=&quot;Black and White&quot;)" calcext:base-cell-address="'Calendario e Tabellone'.P22"/>
          </calcext:conditional-format>
          <calcext:conditional-format calcext:target-range-address="'Calendario e Tabellone'.N21:'Calendario e Tabellone'.T21">
            <calcext:condition calcext:apply-style-name="ConditionalStyle_57" calcext:value="formula-is([.$Q$5]=&quot;Black and White&quot;)" calcext:base-cell-address="'Calendario e Tabellone'.N21"/>
          </calcext:conditional-format>
          <calcext:conditional-format calcext:target-range-address="'Calendario e Tabellone'.M23:'Calendario e Tabellone'.M23">
            <calcext:condition calcext:apply-style-name="ConditionalStyle_56" calcext:value="formula-is([.$Q$5]=&quot;Black and White&quot;)" calcext:base-cell-address="'Calendario e Tabellone'.M23"/>
          </calcext:conditional-format>
          <calcext:conditional-format calcext:target-range-address="'Calendario e Tabellone'.M22:'Calendario e Tabellone'.M22">
            <calcext:condition calcext:apply-style-name="ConditionalStyle_55" calcext:value="formula-is([.$Q$5]=&quot;Black and White&quot;)" calcext:base-cell-address="'Calendario e Tabellone'.M22"/>
          </calcext:conditional-format>
          <calcext:conditional-format calcext:target-range-address="'Calendario e Tabellone'.M21:'Calendario e Tabellone'.M21">
            <calcext:condition calcext:apply-style-name="ConditionalStyle_54" calcext:value="formula-is([.$Q$5]=&quot;Black and White&quot;)" calcext:base-cell-address="'Calendario e Tabellone'.M21"/>
          </calcext:conditional-format>
          <calcext:conditional-format calcext:target-range-address="'Calendario e Tabellone'.M15:'Calendario e Tabellone'.T15">
            <calcext:condition calcext:apply-style-name="ConditionalStyle_53" calcext:value="formula-is([.$Q$5]=&quot;Black and White&quot;)" calcext:base-cell-address="'Calendario e Tabellone'.M15"/>
          </calcext:conditional-format>
          <calcext:conditional-format calcext:target-range-address="'Calendario e Tabellone'.N17:'Calendario e Tabellone'.N17">
            <calcext:condition calcext:apply-style-name="ConditionalStyle_52" calcext:value="formula-is([.$Q$5]=&quot;Black and White&quot;)" calcext:base-cell-address="'Calendario e Tabellone'.N17"/>
          </calcext:conditional-format>
          <calcext:conditional-format calcext:target-range-address="'Calendario e Tabellone'.N18:'Calendario e Tabellone'.N18">
            <calcext:condition calcext:apply-style-name="ConditionalStyle_51" calcext:value="formula-is([.$Q$5]=&quot;Black and White&quot;)" calcext:base-cell-address="'Calendario e Tabellone'.N18"/>
          </calcext:conditional-format>
          <calcext:conditional-format calcext:target-range-address="'Calendario e Tabellone'.O17:'Calendario e Tabellone'.O18">
            <calcext:condition calcext:apply-style-name="ConditionalStyle_50" calcext:value="formula-is([.$Q$5]=&quot;Black and White&quot;)" calcext:base-cell-address="'Calendario e Tabellone'.O17"/>
          </calcext:conditional-format>
          <calcext:conditional-format calcext:target-range-address="'Calendario e Tabellone'.P17:'Calendario e Tabellone'.T18">
            <calcext:condition calcext:apply-style-name="ConditionalStyle_49" calcext:value="formula-is([.$Q$5]=&quot;Black and White&quot;)" calcext:base-cell-address="'Calendario e Tabellone'.P17"/>
          </calcext:conditional-format>
          <calcext:conditional-format calcext:target-range-address="'Calendario e Tabellone'.N16:'Calendario e Tabellone'.T16">
            <calcext:condition calcext:apply-style-name="ConditionalStyle_48" calcext:value="formula-is([.$Q$5]=&quot;Black and White&quot;)" calcext:base-cell-address="'Calendario e Tabellone'.N16"/>
          </calcext:conditional-format>
          <calcext:conditional-format calcext:target-range-address="'Calendario e Tabellone'.M18:'Calendario e Tabellone'.M18">
            <calcext:condition calcext:apply-style-name="ConditionalStyle_47" calcext:value="formula-is([.$Q$5]=&quot;Black and White&quot;)" calcext:base-cell-address="'Calendario e Tabellone'.M18"/>
          </calcext:conditional-format>
          <calcext:conditional-format calcext:target-range-address="'Calendario e Tabellone'.M17:'Calendario e Tabellone'.M17">
            <calcext:condition calcext:apply-style-name="ConditionalStyle_46" calcext:value="formula-is([.$Q$5]=&quot;Black and White&quot;)" calcext:base-cell-address="'Calendario e Tabellone'.M17"/>
          </calcext:conditional-format>
          <calcext:conditional-format calcext:target-range-address="'Calendario e Tabellone'.M16:'Calendario e Tabellone'.M16">
            <calcext:condition calcext:apply-style-name="ConditionalStyle_45" calcext:value="formula-is([.$Q$5]=&quot;Black and White&quot;)" calcext:base-cell-address="'Calendario e Tabellone'.M16"/>
          </calcext:conditional-format>
          <calcext:conditional-format calcext:target-range-address="'Calendario e Tabellone'.M10:'Calendario e Tabellone'.T10">
            <calcext:condition calcext:apply-style-name="ConditionalStyle_44" calcext:value="formula-is([.$Q$5]=&quot;Black and White&quot;)" calcext:base-cell-address="'Calendario e Tabellone'.M10"/>
          </calcext:conditional-format>
          <calcext:conditional-format calcext:target-range-address="'Calendario e Tabellone'.N12:'Calendario e Tabellone'.N12">
            <calcext:condition calcext:apply-style-name="ConditionalStyle_43" calcext:value="formula-is([.$Q$5]=&quot;Black and White&quot;)" calcext:base-cell-address="'Calendario e Tabellone'.N12"/>
          </calcext:conditional-format>
          <calcext:conditional-format calcext:target-range-address="'Calendario e Tabellone'.N13:'Calendario e Tabellone'.N13">
            <calcext:condition calcext:apply-style-name="ConditionalStyle_42" calcext:value="formula-is([.$Q$5]=&quot;Black and White&quot;)" calcext:base-cell-address="'Calendario e Tabellone'.N13"/>
          </calcext:conditional-format>
          <calcext:conditional-format calcext:target-range-address="'Calendario e Tabellone'.O12:'Calendario e Tabellone'.O13">
            <calcext:condition calcext:apply-style-name="ConditionalStyle_41" calcext:value="formula-is([.$Q$5]=&quot;Black and White&quot;)" calcext:base-cell-address="'Calendario e Tabellone'.O12"/>
          </calcext:conditional-format>
          <calcext:conditional-format calcext:target-range-address="'Calendario e Tabellone'.P12:'Calendario e Tabellone'.T13">
            <calcext:condition calcext:apply-style-name="ConditionalStyle_40" calcext:value="formula-is([.$Q$5]=&quot;Black and White&quot;)" calcext:base-cell-address="'Calendario e Tabellone'.P12"/>
          </calcext:conditional-format>
          <calcext:conditional-format calcext:target-range-address="'Calendario e Tabellone'.N11:'Calendario e Tabellone'.T11">
            <calcext:condition calcext:apply-style-name="ConditionalStyle_39" calcext:value="formula-is([.$Q$5]=&quot;Black and White&quot;)" calcext:base-cell-address="'Calendario e Tabellone'.N11"/>
          </calcext:conditional-format>
          <calcext:conditional-format calcext:target-range-address="'Calendario e Tabellone'.M13:'Calendario e Tabellone'.M13">
            <calcext:condition calcext:apply-style-name="ConditionalStyle_38" calcext:value="formula-is([.$Q$5]=&quot;Black and White&quot;)" calcext:base-cell-address="'Calendario e Tabellone'.M13"/>
          </calcext:conditional-format>
          <calcext:conditional-format calcext:target-range-address="'Calendario e Tabellone'.M12:'Calendario e Tabellone'.M12">
            <calcext:condition calcext:apply-style-name="ConditionalStyle_37" calcext:value="formula-is([.$Q$5]=&quot;Black and White&quot;)" calcext:base-cell-address="'Calendario e Tabellone'.M12"/>
          </calcext:conditional-format>
          <calcext:conditional-format calcext:target-range-address="'Calendario e Tabellone'.M11:'Calendario e Tabellone'.M11">
            <calcext:condition calcext:apply-style-name="ConditionalStyle_36" calcext:value="formula-is([.$Q$5]=&quot;Black and White&quot;)" calcext:base-cell-address="'Calendario e Tabellone'.M11"/>
          </calcext:conditional-format>
          <calcext:conditional-format calcext:target-range-address="'Calendario e Tabellone'.M5:'Calendario e Tabellone'.T5">
            <calcext:condition calcext:apply-style-name="ConditionalStyle_35" calcext:value="formula-is([.$Q$5]=&quot;Black and White&quot;)" calcext:base-cell-address="'Calendario e Tabellone'.M5"/>
          </calcext:conditional-format>
          <calcext:conditional-format calcext:target-range-address="'Calendario e Tabellone'.N7:'Calendario e Tabellone'.N7">
            <calcext:condition calcext:apply-style-name="ConditionalStyle_34" calcext:value="formula-is([.$Q$5]=&quot;Black and White&quot;)" calcext:base-cell-address="'Calendario e Tabellone'.N7"/>
          </calcext:conditional-format>
          <calcext:conditional-format calcext:target-range-address="'Calendario e Tabellone'.N8:'Calendario e Tabellone'.N8">
            <calcext:condition calcext:apply-style-name="ConditionalStyle_33" calcext:value="formula-is([.$Q$5]=&quot;Black and White&quot;)" calcext:base-cell-address="'Calendario e Tabellone'.N8"/>
          </calcext:conditional-format>
          <calcext:conditional-format calcext:target-range-address="'Calendario e Tabellone'.O7:'Calendario e Tabellone'.O8">
            <calcext:condition calcext:apply-style-name="ConditionalStyle_32" calcext:value="formula-is([.$Q$5]=&quot;Black and White&quot;)" calcext:base-cell-address="'Calendario e Tabellone'.O7"/>
          </calcext:conditional-format>
          <calcext:conditional-format calcext:target-range-address="'Calendario e Tabellone'.P7:'Calendario e Tabellone'.T8">
            <calcext:condition calcext:apply-style-name="ConditionalStyle_31" calcext:value="formula-is([.$Q$5]=&quot;Black and White&quot;)" calcext:base-cell-address="'Calendario e Tabellone'.P7"/>
          </calcext:conditional-format>
          <calcext:conditional-format calcext:target-range-address="'Calendario e Tabellone'.N6:'Calendario e Tabellone'.T6">
            <calcext:condition calcext:apply-style-name="ConditionalStyle_30" calcext:value="formula-is([.$Q$5]=&quot;Black and White&quot;)" calcext:base-cell-address="'Calendario e Tabellone'.N6"/>
          </calcext:conditional-format>
          <calcext:conditional-format calcext:target-range-address="'Calendario e Tabellone'.M8:'Calendario e Tabellone'.M8">
            <calcext:condition calcext:apply-style-name="ConditionalStyle_29" calcext:value="formula-is([.$Q$5]=&quot;Black and White&quot;)" calcext:base-cell-address="'Calendario e Tabellone'.M8"/>
          </calcext:conditional-format>
          <calcext:conditional-format calcext:target-range-address="'Calendario e Tabellone'.M7:'Calendario e Tabellone'.M7">
            <calcext:condition calcext:apply-style-name="ConditionalStyle_28" calcext:value="formula-is([.$Q$5]=&quot;Black and White&quot;)" calcext:base-cell-address="'Calendario e Tabellone'.M7"/>
          </calcext:conditional-format>
          <calcext:conditional-format calcext:target-range-address="'Calendario e Tabellone'.M6:'Calendario e Tabellone'.M6">
            <calcext:condition calcext:apply-style-name="ConditionalStyle_27" calcext:value="formula-is([.$Q$5]=&quot;Black and White&quot;)" calcext:base-cell-address="'Calendario e Tabellone'.M6"/>
          </calcext:conditional-format>
          <calcext:conditional-format calcext:target-range-address="'Calendario e Tabellone'.L42:'Calendario e Tabellone'.L42">
            <calcext:condition calcext:apply-style-name="ConditionalStyle_14" calcext:value="formula-is([.$Q$5]=&quot;Black and White&quot;)" calcext:base-cell-address="'Calendario e Tabellone'.L42"/>
          </calcext:conditional-format>
          <calcext:conditional-format calcext:target-range-address="'Calendario e Tabellone'.L43:'Calendario e Tabellone'.L43">
            <calcext:condition calcext:apply-style-name="ConditionalStyle_13" calcext:value="formula-is([.$Q$5]=&quot;Black and White&quot;)" calcext:base-cell-address="'Calendario e Tabellone'.L43"/>
          </calcext:conditional-format>
          <calcext:conditional-format calcext:target-range-address="'Calendario e Tabellone'.M42:'Calendario e Tabellone'.M42">
            <calcext:condition calcext:apply-style-name="ConditionalStyle_4" calcext:value="formula-is([.$Q$5]=&quot;Black and White&quot;)" calcext:base-cell-address="'Calendario e Tabellone'.M42"/>
          </calcext:conditional-format>
          <calcext:conditional-format calcext:target-range-address="'Calendario e Tabellone'.M43:'Calendario e Tabellone'.M43">
            <calcext:condition calcext:apply-style-name="ConditionalStyle_3" calcext:value="formula-is([.$Q$5]=&quot;Black and White&quot;)" calcext:base-cell-address="'Calendario e Tabellone'.M43"/>
          </calcext:conditional-format>
          <calcext:conditional-format calcext:target-range-address="'Calendario e Tabellone'.N43:'Calendario e Tabellone'.T43">
            <calcext:condition calcext:apply-style-name="ConditionalStyle_2" calcext:value="formula-is([.$Q$5]=&quot;Black and White&quot;)" calcext:base-cell-address="'Calendario e Tabellone'.N43"/>
          </calcext:conditional-format>
          <calcext:conditional-format calcext:target-range-address="'Calendario e Tabellone'.N42:'Calendario e Tabellone'.T42">
            <calcext:condition calcext:apply-style-name="ConditionalStyle_1" calcext:value="formula-is([.$Q$5]=&quot;Black and White&quot;)" calcext:base-cell-address="'Calendario e Tabellone'.N42"/>
          </calcext:conditional-format>
          <calcext:conditional-format calcext:target-range-address="'Calendario e Tabellone'.AC9:'Calendario e Tabellone'.AC9 'Calendario e Tabellone'.AC17:'Calendario e Tabellone'.AC17 'Calendario e Tabellone'.AC25:'Calendario e Tabellone'.AC25 'Calendario e Tabellone'.AC33:'Calendario e Tabellone'.AC33 'Calendario e Tabellone'.AH13:'Calendario e Tabellone'.AH13 'Calendario e Tabellone'.AH29:'Calendario e Tabellone'.AH29 'Calendario e Tabellone'.AM20:'Calendario e Tabellone'.AM20">
            <calcext:condition calcext:apply-style-name="ConditionalStyle_114" calcext:value="formula-is([.$Q$5]=&quot;Black and White&quot;)" calcext:base-cell-address="'Calendario e Tabellone'.A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 Cyr" fo:font-family="'Arial Cyr'" style:font-family-generic="swis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 Cyr" style:font-family-complex="'Arial Cyr'" style:font-family-generic-complex="swiss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ConditionalStyle_5f_228" style:display-name="ConditionalStyle_228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7" style:display-name="ConditionalStyle_227" style:family="table-cell" style:parent-style-name="Default">
      <style:table-cell-properties fo:background-color="transparent"/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6" style:display-name="ConditionalStyle_226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4" style:display-name="ConditionalStyle_224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3" style:display-name="ConditionalStyle_223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2" style:display-name="ConditionalStyle_222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1" style:display-name="ConditionalStyle_221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0" style:display-name="ConditionalStyle_220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19" style:display-name="ConditionalStyle_219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8" style:display-name="ConditionalStyle_218" style:family="table-cell" style:parent-style-name="Default">
      <style:text-properties fo:color="#ff0000"/>
    </style:style>
    <style:style style:name="ConditionalStyle_5f_217" style:display-name="ConditionalStyle_217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6" style:display-name="ConditionalStyle_216" style:family="table-cell" style:parent-style-name="Default">
      <style:text-properties fo:color="#ff0000"/>
    </style:style>
    <style:style style:name="ConditionalStyle_5f_215" style:display-name="ConditionalStyle_215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4" style:display-name="ConditionalStyle_214" style:family="table-cell" style:parent-style-name="Default">
      <style:text-properties fo:color="#ff0000"/>
    </style:style>
    <style:style style:name="ConditionalStyle_5f_213" style:display-name="ConditionalStyle_213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2" style:display-name="ConditionalStyle_212" style:family="table-cell" style:parent-style-name="Default">
      <style:text-properties fo:color="#ff0000"/>
    </style:style>
    <style:style style:name="ConditionalStyle_5f_211" style:display-name="ConditionalStyle_211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0" style:display-name="ConditionalStyle_210" style:family="table-cell" style:parent-style-name="Default">
      <style:text-properties fo:color="#ff0000"/>
    </style:style>
    <style:style style:name="ConditionalStyle_5f_209" style:display-name="ConditionalStyle_20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8" style:display-name="ConditionalStyle_20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7" style:display-name="ConditionalStyle_20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6" style:display-name="ConditionalStyle_20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4" style:display-name="ConditionalStyle_20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3" style:display-name="ConditionalStyle_203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02" style:display-name="ConditionalStyle_20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01" style:display-name="ConditionalStyle_20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00" style:display-name="ConditionalStyle_20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99" style:display-name="ConditionalStyle_19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98" style:display-name="ConditionalStyle_198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7" style:display-name="ConditionalStyle_197" style:family="table-cell" style:parent-style-name="Default">
      <style:text-properties fo:color="#ff0000"/>
    </style:style>
    <style:style style:name="ConditionalStyle_5f_196" style:display-name="ConditionalStyle_196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5" style:display-name="ConditionalStyle_195" style:family="table-cell" style:parent-style-name="Default">
      <style:text-properties fo:color="#ff0000"/>
    </style:style>
    <style:style style:name="ConditionalStyle_5f_194" style:display-name="ConditionalStyle_194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3" style:display-name="ConditionalStyle_193" style:family="table-cell" style:parent-style-name="Default">
      <style:text-properties fo:color="#ff0000"/>
    </style:style>
    <style:style style:name="ConditionalStyle_5f_192" style:display-name="ConditionalStyle_19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1" style:display-name="ConditionalStyle_19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0" style:display-name="ConditionalStyle_19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9" style:display-name="ConditionalStyle_18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6" style:display-name="ConditionalStyle_186" style:family="table-cell" style:parent-style-name="Default">
      <style:table-cell-properties fo:background-color="transparent"/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185" style:display-name="ConditionalStyle_18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4" style:display-name="ConditionalStyle_18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3" style:display-name="ConditionalStyle_18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2" style:display-name="ConditionalStyle_18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1" style:display-name="ConditionalStyle_18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80" style:display-name="ConditionalStyle_18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9" style:display-name="ConditionalStyle_17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8" style:display-name="ConditionalStyle_17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7" style:display-name="ConditionalStyle_17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6" style:display-name="ConditionalStyle_17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5" style:display-name="ConditionalStyle_17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4" style:display-name="ConditionalStyle_17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3" style:display-name="ConditionalStyle_17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2" style:display-name="ConditionalStyle_17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1" style:display-name="ConditionalStyle_17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0" style:display-name="ConditionalStyle_17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9" style:display-name="ConditionalStyle_16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8" style:display-name="ConditionalStyle_16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7" style:display-name="ConditionalStyle_16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6" style:display-name="ConditionalStyle_16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5" style:display-name="ConditionalStyle_16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4" style:display-name="ConditionalStyle_16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3" style:display-name="ConditionalStyle_16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2" style:display-name="ConditionalStyle_16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1" style:display-name="ConditionalStyle_16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0" style:display-name="ConditionalStyle_16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9" style:display-name="ConditionalStyle_15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6" style:display-name="ConditionalStyle_15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5" style:display-name="ConditionalStyle_15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4" style:display-name="ConditionalStyle_15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3" style:display-name="ConditionalStyle_15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2" style:display-name="ConditionalStyle_15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1" style:display-name="ConditionalStyle_15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0" style:display-name="ConditionalStyle_15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9" style:display-name="ConditionalStyle_14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8" style:display-name="ConditionalStyle_14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7" style:display-name="ConditionalStyle_14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6" style:display-name="ConditionalStyle_14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5" style:display-name="ConditionalStyle_14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4" style:display-name="ConditionalStyle_14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3" style:display-name="ConditionalStyle_14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2" style:display-name="ConditionalStyle_14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1" style:display-name="ConditionalStyle_14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0" style:display-name="ConditionalStyle_14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9" style:display-name="ConditionalStyle_13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8" style:display-name="ConditionalStyle_13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7" style:display-name="ConditionalStyle_13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6" style:display-name="ConditionalStyle_13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5" style:display-name="ConditionalStyle_135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34" style:display-name="ConditionalStyle_13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33" style:display-name="ConditionalStyle_13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2" style:display-name="ConditionalStyle_13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1" style:display-name="ConditionalStyle_13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0" style:display-name="ConditionalStyle_13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29" style:display-name="ConditionalStyle_12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28" style:display-name="ConditionalStyle_12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7" style:display-name="ConditionalStyle_12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6" style:display-name="ConditionalStyle_12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5" style:display-name="ConditionalStyle_1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4" style:display-name="ConditionalStyle_12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3" style:display-name="ConditionalStyle_12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2" style:display-name="ConditionalStyle_1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1" style:display-name="ConditionalStyle_12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0" style:display-name="ConditionalStyle_12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9" style:display-name="ConditionalStyle_11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8" style:display-name="ConditionalStyle_11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7" style:display-name="ConditionalStyle_1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6" style:display-name="ConditionalStyle_11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5" style:display-name="ConditionalStyle_1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4" style:display-name="ConditionalStyle_11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3" style:display-name="ConditionalStyle_113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2" style:display-name="ConditionalStyle_11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1" style:display-name="ConditionalStyle_11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0" style:display-name="ConditionalStyle_11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9" style:display-name="ConditionalStyle_10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8" style:display-name="ConditionalStyle_10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7" style:display-name="ConditionalStyle_10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6" style:display-name="ConditionalStyle_10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5" style:display-name="ConditionalStyle_10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4" style:display-name="ConditionalStyle_10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3" style:display-name="ConditionalStyle_103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2" style:display-name="ConditionalStyle_10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1" style:display-name="ConditionalStyle_10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0" style:display-name="ConditionalStyle_10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9" style:display-name="ConditionalStyle_9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8" style:display-name="ConditionalStyle_9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7" style:display-name="ConditionalStyle_9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6" style:display-name="ConditionalStyle_9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5" style:display-name="ConditionalStyle_9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4" style:display-name="ConditionalStyle_9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3" style:display-name="ConditionalStyle_9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2" style:display-name="ConditionalStyle_9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1" style:display-name="ConditionalStyle_9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0" style:display-name="ConditionalStyle_9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9" style:display-name="ConditionalStyle_8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8" style:display-name="ConditionalStyle_8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7" style:display-name="ConditionalStyle_8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6" style:display-name="ConditionalStyle_8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5" style:display-name="ConditionalStyle_8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4" style:display-name="ConditionalStyle_8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3" style:display-name="ConditionalStyle_8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2" style:display-name="ConditionalStyle_8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1" style:display-name="ConditionalStyle_8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0" style:display-name="ConditionalStyle_8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9" style:display-name="ConditionalStyle_7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8" style:display-name="ConditionalStyle_78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7" style:display-name="ConditionalStyle_7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6" style:display-name="ConditionalStyle_76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5" style:display-name="ConditionalStyle_7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" style:display-name="ConditionalStyle_7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3" style:display-name="ConditionalStyle_7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2" style:display-name="ConditionalStyle_7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1" style:display-name="ConditionalStyle_7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0" style:display-name="ConditionalStyle_70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69" style:display-name="ConditionalStyle_6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8" style:display-name="ConditionalStyle_6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7" style:display-name="ConditionalStyle_67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66" style:display-name="ConditionalStyle_6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5" style:display-name="ConditionalStyle_6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4" style:display-name="ConditionalStyle_6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3" style:display-name="ConditionalStyle_6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62" style:display-name="ConditionalStyle_6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1" style:display-name="ConditionalStyle_6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60" style:display-name="ConditionalStyle_6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9" style:display-name="ConditionalStyle_5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8" style:display-name="ConditionalStyle_5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7" style:display-name="ConditionalStyle_5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56" style:display-name="ConditionalStyle_56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5" style:display-name="ConditionalStyle_5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4" style:display-name="ConditionalStyle_5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53" style:display-name="ConditionalStyle_5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2" style:display-name="ConditionalStyle_5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1" style:display-name="ConditionalStyle_5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0" style:display-name="ConditionalStyle_5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9" style:display-name="ConditionalStyle_4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8" style:display-name="ConditionalStyle_4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7" style:display-name="ConditionalStyle_47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6" style:display-name="ConditionalStyle_46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5" style:display-name="ConditionalStyle_4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4" style:display-name="ConditionalStyle_4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3" style:display-name="ConditionalStyle_4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2" style:display-name="ConditionalStyle_4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1" style:display-name="ConditionalStyle_4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0" style:display-name="ConditionalStyle_4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9" style:display-name="ConditionalStyle_3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7" style:display-name="ConditionalStyle_37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6" style:display-name="ConditionalStyle_3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3" style:display-name="ConditionalStyle_3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2" style:display-name="ConditionalStyle_3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1" style:display-name="ConditionalStyle_3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0" style:display-name="ConditionalStyle_3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9" style:display-name="ConditionalStyle_2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28" style:display-name="ConditionalStyle_2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27" style:display-name="ConditionalStyle_2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5" style:display-name="ConditionalStyle_2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4" style:display-name="ConditionalStyle_2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2" style:display-name="ConditionalStyle_2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1" style:display-name="ConditionalStyle_2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" style:display-name="ConditionalStyle_1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" style:display-name="ConditionalStyle_1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" style:display-name="ConditionalStyle_1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" style:display-name="ConditionalStyle_14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3" style:display-name="ConditionalStyle_1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" style:display-name="ConditionalStyle_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2" style:display-name="ConditionalStyle_2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" style:display-name="ConditionalStyle_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09:57:04.0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7-21T10:01:58.610000000</dc:date>
    <meta:editing-duration>PT1H55M45S</meta:editing-duration>
    <meta:editing-cycles>25</meta:editing-cycles>
    <meta:document-statistic meta:table-count="5" meta:cell-count="2649" meta:object-count="0"/>
  </office:meta>
</office:document-meta>
</file>